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miar do pnkt 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hu Jul 25 10:01:23 2024</text:p>
          </table:table-cell>
          <table:table-cell office:value-type="string" calcext:value-type="string">
            <text:p>SWT(ms)</text:p>
          </table:table-cell>
          <table:table-cell office:value-type="string" calcext:value-type="string">
            <text:p><text:s/>in 1st row</text:p>
          </table:table-cell>
          <table:table-cell office:value-type="string" calcext:value-type="string">
            <text:p><text:s/>Iters</text:p>
          </table:table-cell>
          <table:table-cell office:value-type="string" calcext:value-type="string">
            <text:p><text:s/>in 1st col</text:p>
          </table:table-cell>
          <table:table-cell office:value-type="string" calcext:value-type="string">
            <text:p><text:s/>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tterns: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7 el on</text:p>
          </table:table-cell>
          <table:table-cell office:value-type="string" calcext:value-type="string">
            <text:p>206 el on</text:p>
          </table:table-cell>
          <table:table-cell office:value-type="string" calcext:value-type="string">
            <text:p>44 el on</text:p>
          </table:table-cell>
          <table:table-cell office:value-type="string" calcext:value-type="string">
            <text:p><text:s/>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4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9.3347471656799" calcext:value-type="float">
            <text:p>-59,3347471656799</text:p>
          </table:table-cell>
          <table:table-cell office:value-type="float" office:value="-59.4105325508118" calcext:value-type="float">
            <text:p>-59,4105325508118</text:p>
          </table:table-cell>
          <table:table-cell office:value-type="float" office:value="-59.4590820922852" calcext:value-type="float">
            <text:p>-59,4590820922852</text:p>
          </table:table-cell>
          <table:table-cell office:value-type="float" office:value="-59.4085493659973" calcext:value-type="float">
            <text:p>-59,4085493659973</text:p>
          </table:table-cell>
          <table:table-cell office:value-type="float" office:value="-59.3387395324707" calcext:value-type="float">
            <text:p>-59,3387395324707</text:p>
          </table:table-cell>
          <table:table-cell office:value-type="float" office:value="-59.4077784843445" calcext:value-type="float">
            <text:p>-59,4077784843445</text:p>
          </table:table-cell>
          <table:table-cell office:value-type="float" office:value="-59.4705624313355" calcext:value-type="float">
            <text:p>-59,4705624313355</text:p>
          </table:table-cell>
          <table:table-cell office:value-type="float" office:value="-59.3930713768005" calcext:value-type="float">
            <text:p>-59,3930713768005</text:p>
          </table:table-cell>
          <table:table-cell office:value-type="float" office:value="-59.344580165863" calcext:value-type="float">
            <text:p>-59,344580165863</text:p>
          </table:table-cell>
          <table:table-cell office:value-type="float" office:value="-59.4232316398621" calcext:value-type="float">
            <text:p>-59,4232316398621</text:p>
          </table:table-cell>
          <table:table-cell office:value-type="float" office:value="-59.4769913368225" calcext:value-type="float">
            <text:p>-59,4769913368225</text:p>
          </table:table-cell>
          <table:table-cell office:value-type="float" office:value="-59.4171305656433" calcext:value-type="float">
            <text:p>-59,4171305656433</text:p>
          </table:table-cell>
          <table:table-cell office:value-type="float" office:value="-59.3364353408813" calcext:value-type="float">
            <text:p>-59,3364353408813</text:p>
          </table:table-cell>
          <table:table-cell office:value-type="float" office:value="-59.4127325515747" calcext:value-type="float">
            <text:p>-59,4127325515747</text:p>
          </table:table-cell>
          <table:table-cell office:value-type="float" office:value="-59.4681632728577" calcext:value-type="float">
            <text:p>-59,4681632728577</text:p>
          </table:table-cell>
          <table:table-cell office:value-type="float" office:value="-59.4078605270386" calcext:value-type="float">
            <text:p>-59,4078605270386</text:p>
          </table:table-cell>
          <table:table-cell office:value-type="float" office:value="-59.3363214836121" calcext:value-type="float">
            <text:p>-59,3363214836121</text:p>
          </table:table-cell>
          <table:table-cell office:value-type="float" office:value="-59.4178394393921" calcext:value-type="float">
            <text:p>-59,4178394393921</text:p>
          </table:table-cell>
          <table:table-cell office:value-type="float" office:value="-59.4654238815308" calcext:value-type="float">
            <text:p>-59,4654238815308</text:p>
          </table:table-cell>
          <table:table-cell office:value-type="float" office:value="-59.4083982124329" calcext:value-type="float">
            <text:p>-59,4083982124329</text:p>
          </table:table-cell>
          <table:table-cell office:value-type="float" office:value="-59.3334153785706" calcext:value-type="float">
            <text:p>-59,3334153785706</text:p>
          </table:table-cell>
          <table:table-cell office:value-type="float" office:value="-59.4160890388489" calcext:value-type="float">
            <text:p>-59,4160890388489</text:p>
          </table:table-cell>
          <table:table-cell office:value-type="float" office:value="-59.4628348770142" calcext:value-type="float">
            <text:p>-59,4628348770142</text:p>
          </table:table-cell>
          <table:table-cell office:value-type="float" office:value="-59.4035599899292" calcext:value-type="float">
            <text:p>-59,4035599899292</text:p>
          </table:table-cell>
          <table:table-cell office:value-type="float" office:value="-59.3297655029297" calcext:value-type="float">
            <text:p>-59,3297655029297</text:p>
          </table:table-cell>
          <table:table-cell office:value-type="float" office:value="-59.4096842803955" calcext:value-type="float">
            <text:p>-59,4096842803955</text:p>
          </table:table-cell>
          <table:table-cell office:value-type="float" office:value="-59.4632502212524" calcext:value-type="float">
            <text:p>-59,4632502212524</text:p>
          </table:table-cell>
          <table:table-cell office:value-type="float" office:value="-59.3988805427551" calcext:value-type="float">
            <text:p>-59,3988805427551</text:p>
          </table:table-cell>
          <table:table-cell office:value-type="float" office:value="-59.3299059791565" calcext:value-type="float">
            <text:p>-59,3299059791565</text:p>
          </table:table-cell>
          <table:table-cell office:value-type="float" office:value="-59.4081910552979" calcext:value-type="float">
            <text:p>-59,4081910552979</text:p>
          </table:table-cell>
          <table:table-cell office:value-type="float" office:value="-59.4645437927246" calcext:value-type="float">
            <text:p>-59,4645437927246</text:p>
          </table:table-cell>
          <table:table-cell office:value-type="float" office:value="-59.4020870666504" calcext:value-type="float">
            <text:p>-59,4020870666504</text:p>
          </table:table-cell>
          <table:table-cell office:value-type="float" office:value="-59.3286416053772" calcext:value-type="float">
            <text:p>-59,3286416053772</text:p>
          </table:table-cell>
          <table:table-cell office:value-type="float" office:value="-59.4080240287781" calcext:value-type="float">
            <text:p>-59,4080240287781</text:p>
          </table:table-cell>
          <table:table-cell office:value-type="float" office:value="-59.4584442710876" calcext:value-type="float">
            <text:p>-59,4584442710876</text:p>
          </table:table-cell>
          <table:table-cell office:value-type="float" office:value="-59.3971319007874" calcext:value-type="float">
            <text:p>-59,3971319007874</text:p>
          </table:table-cell>
          <table:table-cell office:value-type="float" office:value="-59.3291858291626" calcext:value-type="float">
            <text:p>-59,3291858291626</text:p>
          </table:table-cell>
          <table:table-cell office:value-type="float" office:value="-59.4082125701904" calcext:value-type="float">
            <text:p>-59,4082125701904</text:p>
          </table:table-cell>
          <table:table-cell office:value-type="float" office:value="-59.4591308250427" calcext:value-type="float">
            <text:p>-59,4591308250427</text:p>
          </table:table-cell>
          <table:table-cell office:value-type="float" office:value="-59.3931688423157" calcext:value-type="float">
            <text:p>-59,39316884231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9.3249808082581" calcext:value-type="float">
            <text:p>-59,3249808082581</text:p>
          </table:table-cell>
          <table:table-cell office:value-type="float" office:value="-59.4213476524353" calcext:value-type="float">
            <text:p>-59,4213476524353</text:p>
          </table:table-cell>
          <table:table-cell office:value-type="float" office:value="-59.4775429611206" calcext:value-type="float">
            <text:p>-59,4775429611206</text:p>
          </table:table-cell>
          <table:table-cell office:value-type="float" office:value="-59.4075647125244" calcext:value-type="float">
            <text:p>-59,4075647125244</text:p>
          </table:table-cell>
          <table:table-cell office:value-type="float" office:value="-59.3210905380249" calcext:value-type="float">
            <text:p>-59,3210905380249</text:p>
          </table:table-cell>
          <table:table-cell office:value-type="float" office:value="-59.410606174469" calcext:value-type="float">
            <text:p>-59,410606174469</text:p>
          </table:table-cell>
          <table:table-cell office:value-type="float" office:value="-59.4534467010498" calcext:value-type="float">
            <text:p>-59,4534467010498</text:p>
          </table:table-cell>
          <table:table-cell office:value-type="float" office:value="-59.4061437454224" calcext:value-type="float">
            <text:p>-59,4061437454224</text:p>
          </table:table-cell>
          <table:table-cell office:value-type="float" office:value="-59.330681312561" calcext:value-type="float">
            <text:p>-59,330681312561</text:p>
          </table:table-cell>
          <table:table-cell office:value-type="float" office:value="-59.4058298454285" calcext:value-type="float">
            <text:p>-59,4058298454285</text:p>
          </table:table-cell>
          <table:table-cell office:value-type="float" office:value="-59.4563012199402" calcext:value-type="float">
            <text:p>-59,4563012199402</text:p>
          </table:table-cell>
          <table:table-cell office:value-type="float" office:value="-59.3975145835876" calcext:value-type="float">
            <text:p>-59,3975145835876</text:p>
          </table:table-cell>
          <table:table-cell office:value-type="float" office:value="-59.3292292366028" calcext:value-type="float">
            <text:p>-59,3292292366028</text:p>
          </table:table-cell>
          <table:table-cell office:value-type="float" office:value="-59.4068519172669" calcext:value-type="float">
            <text:p>-59,4068519172669</text:p>
          </table:table-cell>
          <table:table-cell office:value-type="float" office:value="-59.4581540718079" calcext:value-type="float">
            <text:p>-59,4581540718079</text:p>
          </table:table-cell>
          <table:table-cell office:value-type="float" office:value="-59.4034626235962" calcext:value-type="float">
            <text:p>-59,4034626235962</text:p>
          </table:table-cell>
          <table:table-cell office:value-type="float" office:value="-59.3284360466003" calcext:value-type="float">
            <text:p>-59,3284360466003</text:p>
          </table:table-cell>
          <table:table-cell office:value-type="float" office:value="-59.4075497055054" calcext:value-type="float">
            <text:p>-59,4075497055054</text:p>
          </table:table-cell>
          <table:table-cell office:value-type="float" office:value="-59.4586161842346" calcext:value-type="float">
            <text:p>-59,4586161842346</text:p>
          </table:table-cell>
          <table:table-cell office:value-type="float" office:value="-59.395665397644" calcext:value-type="float">
            <text:p>-59,395665397644</text:p>
          </table:table-cell>
          <table:table-cell office:value-type="float" office:value="-59.329021976471" calcext:value-type="float">
            <text:p>-59,329021976471</text:p>
          </table:table-cell>
          <table:table-cell office:value-type="float" office:value="-59.4080249862671" calcext:value-type="float">
            <text:p>-59,4080249862671</text:p>
          </table:table-cell>
          <table:table-cell office:value-type="float" office:value="-59.4571913299561" calcext:value-type="float">
            <text:p>-59,4571913299561</text:p>
          </table:table-cell>
          <table:table-cell office:value-type="float" office:value="-59.3927833404541" calcext:value-type="float">
            <text:p>-59,3927833404541</text:p>
          </table:table-cell>
          <table:table-cell office:value-type="float" office:value="-59.3303815193176" calcext:value-type="float">
            <text:p>-59,3303815193176</text:p>
          </table:table-cell>
          <table:table-cell office:value-type="float" office:value="-59.4065998306274" calcext:value-type="float">
            <text:p>-59,4065998306274</text:p>
          </table:table-cell>
          <table:table-cell office:value-type="float" office:value="-59.4599982261658" calcext:value-type="float">
            <text:p>-59,4599982261658</text:p>
          </table:table-cell>
          <table:table-cell office:value-type="float" office:value="-59.3972526817322" calcext:value-type="float">
            <text:p>-59,3972526817322</text:p>
          </table:table-cell>
          <table:table-cell office:value-type="float" office:value="-59.3275312728882" calcext:value-type="float">
            <text:p>-59,3275312728882</text:p>
          </table:table-cell>
          <table:table-cell office:value-type="float" office:value="-59.4064987297058" calcext:value-type="float">
            <text:p>-59,4064987297058</text:p>
          </table:table-cell>
          <table:table-cell office:value-type="float" office:value="-59.4545667076111" calcext:value-type="float">
            <text:p>-59,4545667076111</text:p>
          </table:table-cell>
          <table:table-cell office:value-type="float" office:value="-59.3927034072876" calcext:value-type="float">
            <text:p>-59,3927034072876</text:p>
          </table:table-cell>
          <table:table-cell office:value-type="float" office:value="-59.3275480422974" calcext:value-type="float">
            <text:p>-59,3275480422974</text:p>
          </table:table-cell>
          <table:table-cell office:value-type="float" office:value="-59.4069276771545" calcext:value-type="float">
            <text:p>-59,4069276771545</text:p>
          </table:table-cell>
          <table:table-cell office:value-type="float" office:value="-59.4564665641785" calcext:value-type="float">
            <text:p>-59,4564665641785</text:p>
          </table:table-cell>
          <table:table-cell office:value-type="float" office:value="-59.3956741828918" calcext:value-type="float">
            <text:p>-59,3956741828918</text:p>
          </table:table-cell>
          <table:table-cell office:value-type="float" office:value="-59.3277416801453" calcext:value-type="float">
            <text:p>-59,3277416801453</text:p>
          </table:table-cell>
          <table:table-cell office:value-type="float" office:value="-59.4053328971863" calcext:value-type="float">
            <text:p>-59,4053328971863</text:p>
          </table:table-cell>
          <table:table-cell office:value-type="float" office:value="-59.4546074256897" calcext:value-type="float">
            <text:p>-59,4546074256897</text:p>
          </table:table-cell>
          <table:table-cell office:value-type="float" office:value="-59.3922937660217" calcext:value-type="float">
            <text:p>-59,39229376602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9.3138318901062" calcext:value-type="float">
            <text:p>-59,3138318901062</text:p>
          </table:table-cell>
          <table:table-cell office:value-type="float" office:value="-59.3943713607788" calcext:value-type="float">
            <text:p>-59,3943713607788</text:p>
          </table:table-cell>
          <table:table-cell office:value-type="float" office:value="-59.4574588088989" calcext:value-type="float">
            <text:p>-59,4574588088989</text:p>
          </table:table-cell>
          <table:table-cell office:value-type="float" office:value="-59.3847910346985" calcext:value-type="float">
            <text:p>-59,3847910346985</text:p>
          </table:table-cell>
          <table:table-cell office:value-type="float" office:value="-59.3252391014099" calcext:value-type="float">
            <text:p>-59,3252391014099</text:p>
          </table:table-cell>
          <table:table-cell office:value-type="float" office:value="-59.3996041755676" calcext:value-type="float">
            <text:p>-59,3996041755676</text:p>
          </table:table-cell>
          <table:table-cell office:value-type="float" office:value="-59.4458655014038" calcext:value-type="float">
            <text:p>-59,4458655014038</text:p>
          </table:table-cell>
          <table:table-cell office:value-type="float" office:value="-59.3882308387756" calcext:value-type="float">
            <text:p>-59,3882308387756</text:p>
          </table:table-cell>
          <table:table-cell office:value-type="float" office:value="-59.3244594726563" calcext:value-type="float">
            <text:p>-59,3244594726563</text:p>
          </table:table-cell>
          <table:table-cell office:value-type="float" office:value="-59.3991505050659" calcext:value-type="float">
            <text:p>-59,3991505050659</text:p>
          </table:table-cell>
          <table:table-cell office:value-type="float" office:value="-59.4465415382385" calcext:value-type="float">
            <text:p>-59,4465415382385</text:p>
          </table:table-cell>
          <table:table-cell office:value-type="float" office:value="-59.3916973876953" calcext:value-type="float">
            <text:p>-59,3916973876953</text:p>
          </table:table-cell>
          <table:table-cell office:value-type="float" office:value="-59.3172021064758" calcext:value-type="float">
            <text:p>-59,3172021064758</text:p>
          </table:table-cell>
          <table:table-cell office:value-type="float" office:value="-59.4006263427734" calcext:value-type="float">
            <text:p>-59,4006263427734</text:p>
          </table:table-cell>
          <table:table-cell office:value-type="float" office:value="-59.4512812347412" calcext:value-type="float">
            <text:p>-59,4512812347412</text:p>
          </table:table-cell>
          <table:table-cell office:value-type="float" office:value="-59.3879975395203" calcext:value-type="float">
            <text:p>-59,3879975395203</text:p>
          </table:table-cell>
          <table:table-cell office:value-type="float" office:value="-59.3229188499451" calcext:value-type="float">
            <text:p>-59,3229188499451</text:p>
          </table:table-cell>
          <table:table-cell office:value-type="float" office:value="-59.3974331550598" calcext:value-type="float">
            <text:p>-59,3974331550598</text:p>
          </table:table-cell>
          <table:table-cell office:value-type="float" office:value="-59.4569948043823" calcext:value-type="float">
            <text:p>-59,4569948043823</text:p>
          </table:table-cell>
          <table:table-cell office:value-type="float" office:value="-59.3882690391541" calcext:value-type="float">
            <text:p>-59,3882690391541</text:p>
          </table:table-cell>
          <table:table-cell office:value-type="float" office:value="-59.316818649292" calcext:value-type="float">
            <text:p>-59,316818649292</text:p>
          </table:table-cell>
          <table:table-cell office:value-type="float" office:value="-59.4004822387695" calcext:value-type="float">
            <text:p>-59,4004822387695</text:p>
          </table:table-cell>
          <table:table-cell office:value-type="float" office:value="-59.4471211967468" calcext:value-type="float">
            <text:p>-59,4471211967468</text:p>
          </table:table-cell>
          <table:table-cell office:value-type="float" office:value="-59.3903465194702" calcext:value-type="float">
            <text:p>-59,3903465194702</text:p>
          </table:table-cell>
          <table:table-cell office:value-type="float" office:value="-59.3184603538513" calcext:value-type="float">
            <text:p>-59,3184603538513</text:p>
          </table:table-cell>
          <table:table-cell office:value-type="float" office:value="-59.4003960914612" calcext:value-type="float">
            <text:p>-59,4003960914612</text:p>
          </table:table-cell>
          <table:table-cell office:value-type="float" office:value="-59.4512334251404" calcext:value-type="float">
            <text:p>-59,4512334251404</text:p>
          </table:table-cell>
          <table:table-cell office:value-type="float" office:value="-59.3913855400085" calcext:value-type="float">
            <text:p>-59,3913855400085</text:p>
          </table:table-cell>
          <table:table-cell office:value-type="float" office:value="-59.3196041870117" calcext:value-type="float">
            <text:p>-59,3196041870117</text:p>
          </table:table-cell>
          <table:table-cell office:value-type="float" office:value="-59.4034265518188" calcext:value-type="float">
            <text:p>-59,4034265518188</text:p>
          </table:table-cell>
          <table:table-cell office:value-type="float" office:value="-59.4506245384216" calcext:value-type="float">
            <text:p>-59,4506245384216</text:p>
          </table:table-cell>
          <table:table-cell office:value-type="float" office:value="-59.3885548667908" calcext:value-type="float">
            <text:p>-59,3885548667908</text:p>
          </table:table-cell>
          <table:table-cell office:value-type="float" office:value="-59.3222216567993" calcext:value-type="float">
            <text:p>-59,3222216567993</text:p>
          </table:table-cell>
          <table:table-cell office:value-type="float" office:value="-59.4004438400269" calcext:value-type="float">
            <text:p>-59,4004438400269</text:p>
          </table:table-cell>
          <table:table-cell office:value-type="float" office:value="-59.4515044822693" calcext:value-type="float">
            <text:p>-59,4515044822693</text:p>
          </table:table-cell>
          <table:table-cell office:value-type="float" office:value="-59.3874594573975" calcext:value-type="float">
            <text:p>-59,3874594573975</text:p>
          </table:table-cell>
          <table:table-cell office:value-type="float" office:value="-59.3208298110962" calcext:value-type="float">
            <text:p>-59,3208298110962</text:p>
          </table:table-cell>
          <table:table-cell office:value-type="float" office:value="-59.400891658783" calcext:value-type="float">
            <text:p>-59,400891658783</text:p>
          </table:table-cell>
          <table:table-cell office:value-type="float" office:value="-59.4475842781067" calcext:value-type="float">
            <text:p>-59,4475842781067</text:p>
          </table:table-cell>
          <table:table-cell office:value-type="float" office:value="-59.3842927894592" calcext:value-type="float">
            <text:p>-59,38429278945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9.319952583313" calcext:value-type="float">
            <text:p>-59,319952583313</text:p>
          </table:table-cell>
          <table:table-cell office:value-type="float" office:value="-59.3920459785461" calcext:value-type="float">
            <text:p>-59,3920459785461</text:p>
          </table:table-cell>
          <table:table-cell office:value-type="float" office:value="-59.4534889755249" calcext:value-type="float">
            <text:p>-59,4534889755249</text:p>
          </table:table-cell>
          <table:table-cell office:value-type="float" office:value="-59.3834443778992" calcext:value-type="float">
            <text:p>-59,3834443778992</text:p>
          </table:table-cell>
          <table:table-cell office:value-type="float" office:value="-59.321825920105" calcext:value-type="float">
            <text:p>-59,321825920105</text:p>
          </table:table-cell>
          <table:table-cell office:value-type="float" office:value="-59.3956090164185" calcext:value-type="float">
            <text:p>-59,3956090164185</text:p>
          </table:table-cell>
          <table:table-cell office:value-type="float" office:value="-59.4551994819641" calcext:value-type="float">
            <text:p>-59,4551994819641</text:p>
          </table:table-cell>
          <table:table-cell office:value-type="float" office:value="-59.3855797386169" calcext:value-type="float">
            <text:p>-59,3855797386169</text:p>
          </table:table-cell>
          <table:table-cell office:value-type="float" office:value="-59.3167607383728" calcext:value-type="float">
            <text:p>-59,3167607383728</text:p>
          </table:table-cell>
          <table:table-cell office:value-type="float" office:value="-59.3921961746216" calcext:value-type="float">
            <text:p>-59,3921961746216</text:p>
          </table:table-cell>
          <table:table-cell office:value-type="float" office:value="-59.4458833351135" calcext:value-type="float">
            <text:p>-59,4458833351135</text:p>
          </table:table-cell>
          <table:table-cell office:value-type="float" office:value="-59.3846643371582" calcext:value-type="float">
            <text:p>-59,3846643371582</text:p>
          </table:table-cell>
          <table:table-cell office:value-type="float" office:value="-59.319563331604" calcext:value-type="float">
            <text:p>-59,319563331604</text:p>
          </table:table-cell>
          <table:table-cell office:value-type="float" office:value="-59.4015027885437" calcext:value-type="float">
            <text:p>-59,4015027885437</text:p>
          </table:table-cell>
          <table:table-cell office:value-type="float" office:value="-59.4495996742249" calcext:value-type="float">
            <text:p>-59,4495996742249</text:p>
          </table:table-cell>
          <table:table-cell office:value-type="float" office:value="-59.3871583366394" calcext:value-type="float">
            <text:p>-59,3871583366394</text:p>
          </table:table-cell>
          <table:table-cell office:value-type="float" office:value="-59.3251713867188" calcext:value-type="float">
            <text:p>-59,3251713867188</text:p>
          </table:table-cell>
          <table:table-cell office:value-type="float" office:value="-59.4006371994019" calcext:value-type="float">
            <text:p>-59,4006371994019</text:p>
          </table:table-cell>
          <table:table-cell office:value-type="float" office:value="-59.4489650382996" calcext:value-type="float">
            <text:p>-59,4489650382996</text:p>
          </table:table-cell>
          <table:table-cell office:value-type="float" office:value="-59.3876912002564" calcext:value-type="float">
            <text:p>-59,3876912002564</text:p>
          </table:table-cell>
          <table:table-cell office:value-type="float" office:value="-59.322016040802" calcext:value-type="float">
            <text:p>-59,322016040802</text:p>
          </table:table-cell>
          <table:table-cell office:value-type="float" office:value="-59.3981235084534" calcext:value-type="float">
            <text:p>-59,3981235084534</text:p>
          </table:table-cell>
          <table:table-cell office:value-type="float" office:value="-59.4531656913757" calcext:value-type="float">
            <text:p>-59,4531656913757</text:p>
          </table:table-cell>
          <table:table-cell office:value-type="float" office:value="-59.3889480056763" calcext:value-type="float">
            <text:p>-59,3889480056763</text:p>
          </table:table-cell>
          <table:table-cell office:value-type="float" office:value="-59.3133501167297" calcext:value-type="float">
            <text:p>-59,3133501167297</text:p>
          </table:table-cell>
          <table:table-cell office:value-type="float" office:value="-59.3930560073853" calcext:value-type="float">
            <text:p>-59,3930560073853</text:p>
          </table:table-cell>
          <table:table-cell office:value-type="float" office:value="-59.4419042015076" calcext:value-type="float">
            <text:p>-59,4419042015076</text:p>
          </table:table-cell>
          <table:table-cell office:value-type="float" office:value="-59.3816827125549" calcext:value-type="float">
            <text:p>-59,3816827125549</text:p>
          </table:table-cell>
          <table:table-cell office:value-type="float" office:value="-59.319011051178" calcext:value-type="float">
            <text:p>-59,319011051178</text:p>
          </table:table-cell>
          <table:table-cell office:value-type="float" office:value="-59.391721622467" calcext:value-type="float">
            <text:p>-59,391721622467</text:p>
          </table:table-cell>
          <table:table-cell office:value-type="float" office:value="-59.4447738456726" calcext:value-type="float">
            <text:p>-59,4447738456726</text:p>
          </table:table-cell>
          <table:table-cell office:value-type="float" office:value="-59.3825174560547" calcext:value-type="float">
            <text:p>-59,3825174560547</text:p>
          </table:table-cell>
          <table:table-cell office:value-type="float" office:value="-59.3139466323853" calcext:value-type="float">
            <text:p>-59,3139466323853</text:p>
          </table:table-cell>
          <table:table-cell office:value-type="float" office:value="-59.395159198761" calcext:value-type="float">
            <text:p>-59,395159198761</text:p>
          </table:table-cell>
          <table:table-cell office:value-type="float" office:value="-59.4638900108337" calcext:value-type="float">
            <text:p>-59,4638900108337</text:p>
          </table:table-cell>
          <table:table-cell office:value-type="float" office:value="-59.4012609825134" calcext:value-type="float">
            <text:p>-59,4012609825134</text:p>
          </table:table-cell>
          <table:table-cell office:value-type="float" office:value="-59.3095220222473" calcext:value-type="float">
            <text:p>-59,3095220222473</text:p>
          </table:table-cell>
          <table:table-cell office:value-type="float" office:value="-59.3900446205139" calcext:value-type="float">
            <text:p>-59,3900446205139</text:p>
          </table:table-cell>
          <table:table-cell office:value-type="float" office:value="-59.4441786193848" calcext:value-type="float">
            <text:p>-59,4441786193848</text:p>
          </table:table-cell>
          <table:table-cell office:value-type="float" office:value="-59.3830153884888" calcext:value-type="float">
            <text:p>-59,38301538848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9.3211812667847" calcext:value-type="float">
            <text:p>-59,3211812667847</text:p>
          </table:table-cell>
          <table:table-cell office:value-type="float" office:value="-59.3896564559937" calcext:value-type="float">
            <text:p>-59,3896564559937</text:p>
          </table:table-cell>
          <table:table-cell office:value-type="float" office:value="-59.4484462165833" calcext:value-type="float">
            <text:p>-59,4484462165833</text:p>
          </table:table-cell>
          <table:table-cell office:value-type="float" office:value="-59.3843339271545" calcext:value-type="float">
            <text:p>-59,3843339271545</text:p>
          </table:table-cell>
          <table:table-cell office:value-type="float" office:value="-59.3140922203064" calcext:value-type="float">
            <text:p>-59,3140922203064</text:p>
          </table:table-cell>
          <table:table-cell office:value-type="float" office:value="-59.3939800682068" calcext:value-type="float">
            <text:p>-59,3939800682068</text:p>
          </table:table-cell>
          <table:table-cell office:value-type="float" office:value="-59.4558954734802" calcext:value-type="float">
            <text:p>-59,4558954734802</text:p>
          </table:table-cell>
          <table:table-cell office:value-type="float" office:value="-59.3804321708679" calcext:value-type="float">
            <text:p>-59,3804321708679</text:p>
          </table:table-cell>
          <table:table-cell office:value-type="float" office:value="-59.3081016426086" calcext:value-type="float">
            <text:p>-59,3081016426086</text:p>
          </table:table-cell>
          <table:table-cell office:value-type="float" office:value="-59.3908195991516" calcext:value-type="float">
            <text:p>-59,3908195991516</text:p>
          </table:table-cell>
          <table:table-cell office:value-type="float" office:value="-59.4420008392334" calcext:value-type="float">
            <text:p>-59,4420008392334</text:p>
          </table:table-cell>
          <table:table-cell office:value-type="float" office:value="-59.3726828269959" calcext:value-type="float">
            <text:p>-59,3726828269959</text:p>
          </table:table-cell>
          <table:table-cell office:value-type="float" office:value="-59.3088740921021" calcext:value-type="float">
            <text:p>-59,3088740921021</text:p>
          </table:table-cell>
          <table:table-cell office:value-type="float" office:value="-59.3892233772278" calcext:value-type="float">
            <text:p>-59,3892233772278</text:p>
          </table:table-cell>
          <table:table-cell office:value-type="float" office:value="-59.4333471603394" calcext:value-type="float">
            <text:p>-59,4333471603394</text:p>
          </table:table-cell>
          <table:table-cell office:value-type="float" office:value="-59.3738690643311" calcext:value-type="float">
            <text:p>-59,3738690643311</text:p>
          </table:table-cell>
          <table:table-cell office:value-type="float" office:value="-59.3072802696228" calcext:value-type="float">
            <text:p>-59,3072802696228</text:p>
          </table:table-cell>
          <table:table-cell office:value-type="float" office:value="-59.3808658294678" calcext:value-type="float">
            <text:p>-59,3808658294678</text:p>
          </table:table-cell>
          <table:table-cell office:value-type="float" office:value="-59.4349041137695" calcext:value-type="float">
            <text:p>-59,4349041137695</text:p>
          </table:table-cell>
          <table:table-cell office:value-type="float" office:value="-59.3714187469482" calcext:value-type="float">
            <text:p>-59,3714187469482</text:p>
          </table:table-cell>
          <table:table-cell office:value-type="float" office:value="-59.308672542572" calcext:value-type="float">
            <text:p>-59,308672542572</text:p>
          </table:table-cell>
          <table:table-cell office:value-type="float" office:value="-59.3872006912231" calcext:value-type="float">
            <text:p>-59,3872006912231</text:p>
          </table:table-cell>
          <table:table-cell office:value-type="float" office:value="-59.439399356842" calcext:value-type="float">
            <text:p>-59,439399356842</text:p>
          </table:table-cell>
          <table:table-cell office:value-type="float" office:value="-59.3781562309265" calcext:value-type="float">
            <text:p>-59,3781562309265</text:p>
          </table:table-cell>
          <table:table-cell office:value-type="float" office:value="-59.3058174438477" calcext:value-type="float">
            <text:p>-59,3058174438477</text:p>
          </table:table-cell>
          <table:table-cell office:value-type="float" office:value="-59.384412021637" calcext:value-type="float">
            <text:p>-59,384412021637</text:p>
          </table:table-cell>
          <table:table-cell office:value-type="float" office:value="-59.4357249679565" calcext:value-type="float">
            <text:p>-59,4357249679565</text:p>
          </table:table-cell>
          <table:table-cell office:value-type="float" office:value="-59.3714240570068" calcext:value-type="float">
            <text:p>-59,3714240570068</text:p>
          </table:table-cell>
          <table:table-cell office:value-type="float" office:value="-59.3114604301453" calcext:value-type="float">
            <text:p>-59,3114604301453</text:p>
          </table:table-cell>
          <table:table-cell office:value-type="float" office:value="-59.3900784492493" calcext:value-type="float">
            <text:p>-59,3900784492493</text:p>
          </table:table-cell>
          <table:table-cell office:value-type="float" office:value="-59.4384945449829" calcext:value-type="float">
            <text:p>-59,4384945449829</text:p>
          </table:table-cell>
          <table:table-cell office:value-type="float" office:value="-59.3756855392456" calcext:value-type="float">
            <text:p>-59,3756855392456</text:p>
          </table:table-cell>
          <table:table-cell office:value-type="float" office:value="-59.3069869728088" calcext:value-type="float">
            <text:p>-59,3069869728088</text:p>
          </table:table-cell>
          <table:table-cell office:value-type="float" office:value="-59.3879990768433" calcext:value-type="float">
            <text:p>-59,3879990768433</text:p>
          </table:table-cell>
          <table:table-cell office:value-type="float" office:value="-59.4333155250549" calcext:value-type="float">
            <text:p>-59,4333155250549</text:p>
          </table:table-cell>
          <table:table-cell office:value-type="float" office:value="-59.3704946136475" calcext:value-type="float">
            <text:p>-59,3704946136475</text:p>
          </table:table-cell>
          <table:table-cell office:value-type="float" office:value="-59.3084432563782" calcext:value-type="float">
            <text:p>-59,3084432563782</text:p>
          </table:table-cell>
          <table:table-cell office:value-type="float" office:value="-59.3918268127441" calcext:value-type="float">
            <text:p>-59,3918268127441</text:p>
          </table:table-cell>
          <table:table-cell office:value-type="float" office:value="-59.4302696037293" calcext:value-type="float">
            <text:p>-59,4302696037293</text:p>
          </table:table-cell>
          <table:table-cell office:value-type="float" office:value="-59.3696158828735" calcext:value-type="float">
            <text:p>-59,36961588287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9.307734752655" calcext:value-type="float">
            <text:p>-59,307734752655</text:p>
          </table:table-cell>
          <table:table-cell office:value-type="float" office:value="-59.3920857048035" calcext:value-type="float">
            <text:p>-59,3920857048035</text:p>
          </table:table-cell>
          <table:table-cell office:value-type="float" office:value="-59.4311611366272" calcext:value-type="float">
            <text:p>-59,4311611366272</text:p>
          </table:table-cell>
          <table:table-cell office:value-type="float" office:value="-59.3680159378052" calcext:value-type="float">
            <text:p>-59,3680159378052</text:p>
          </table:table-cell>
          <table:table-cell office:value-type="float" office:value="-59.3042845687866" calcext:value-type="float">
            <text:p>-59,3042845687866</text:p>
          </table:table-cell>
          <table:table-cell office:value-type="float" office:value="-59.3884938621521" calcext:value-type="float">
            <text:p>-59,3884938621521</text:p>
          </table:table-cell>
          <table:table-cell office:value-type="float" office:value="-59.434450717926" calcext:value-type="float">
            <text:p>-59,434450717926</text:p>
          </table:table-cell>
          <table:table-cell office:value-type="float" office:value="-59.3720199508667" calcext:value-type="float">
            <text:p>-59,3720199508667</text:p>
          </table:table-cell>
          <table:table-cell office:value-type="float" office:value="-59.2987501296997" calcext:value-type="float">
            <text:p>-59,2987501296997</text:p>
          </table:table-cell>
          <table:table-cell office:value-type="float" office:value="-59.3804338417053" calcext:value-type="float">
            <text:p>-59,3804338417053</text:p>
          </table:table-cell>
          <table:table-cell office:value-type="float" office:value="-59.4276060523987" calcext:value-type="float">
            <text:p>-59,4276060523987</text:p>
          </table:table-cell>
          <table:table-cell office:value-type="float" office:value="-59.3684797286987" calcext:value-type="float">
            <text:p>-59,3684797286987</text:p>
          </table:table-cell>
          <table:table-cell office:value-type="float" office:value="-59.298376991272" calcext:value-type="float">
            <text:p>-59,298376991272</text:p>
          </table:table-cell>
          <table:table-cell office:value-type="float" office:value="-59.3818719367981" calcext:value-type="float">
            <text:p>-59,3818719367981</text:p>
          </table:table-cell>
          <table:table-cell office:value-type="float" office:value="-59.4285098686218" calcext:value-type="float">
            <text:p>-59,4285098686218</text:p>
          </table:table-cell>
          <table:table-cell office:value-type="float" office:value="-59.369509929657" calcext:value-type="float">
            <text:p>-59,369509929657</text:p>
          </table:table-cell>
          <table:table-cell office:value-type="float" office:value="-59.3004448013306" calcext:value-type="float">
            <text:p>-59,3004448013306</text:p>
          </table:table-cell>
          <table:table-cell office:value-type="float" office:value="-59.3843784866333" calcext:value-type="float">
            <text:p>-59,3843784866333</text:p>
          </table:table-cell>
          <table:table-cell office:value-type="float" office:value="-59.4329241065979" calcext:value-type="float">
            <text:p>-59,4329241065979</text:p>
          </table:table-cell>
          <table:table-cell office:value-type="float" office:value="-59.3706369667053" calcext:value-type="float">
            <text:p>-59,3706369667053</text:p>
          </table:table-cell>
          <table:table-cell office:value-type="float" office:value="-59.297282497406" calcext:value-type="float">
            <text:p>-59,297282497406</text:p>
          </table:table-cell>
          <table:table-cell office:value-type="float" office:value="-59.3739541282654" calcext:value-type="float">
            <text:p>-59,3739541282654</text:p>
          </table:table-cell>
          <table:table-cell office:value-type="float" office:value="-59.4279001159668" calcext:value-type="float">
            <text:p>-59,4279001159668</text:p>
          </table:table-cell>
          <table:table-cell office:value-type="float" office:value="-59.3675293922424" calcext:value-type="float">
            <text:p>-59,3675293922424</text:p>
          </table:table-cell>
          <table:table-cell office:value-type="float" office:value="-59.2979194946289" calcext:value-type="float">
            <text:p>-59,2979194946289</text:p>
          </table:table-cell>
          <table:table-cell office:value-type="float" office:value="-59.377999168396" calcext:value-type="float">
            <text:p>-59,377999168396</text:p>
          </table:table-cell>
          <table:table-cell office:value-type="float" office:value="-59.4297314682007" calcext:value-type="float">
            <text:p>-59,4297314682007</text:p>
          </table:table-cell>
          <table:table-cell office:value-type="float" office:value="-59.3696030693054" calcext:value-type="float">
            <text:p>-59,3696030693054</text:p>
          </table:table-cell>
          <table:table-cell office:value-type="float" office:value="-59.2987701034546" calcext:value-type="float">
            <text:p>-59,2987701034546</text:p>
          </table:table-cell>
          <table:table-cell office:value-type="float" office:value="-59.3763637619019" calcext:value-type="float">
            <text:p>-59,3763637619019</text:p>
          </table:table-cell>
          <table:table-cell office:value-type="float" office:value="-59.4293940429688" calcext:value-type="float">
            <text:p>-59,4293940429688</text:p>
          </table:table-cell>
          <table:table-cell office:value-type="float" office:value="-59.3687861251831" calcext:value-type="float">
            <text:p>-59,3687861251831</text:p>
          </table:table-cell>
          <table:table-cell office:value-type="float" office:value="-59.3017904586792" calcext:value-type="float">
            <text:p>-59,3017904586792</text:p>
          </table:table-cell>
          <table:table-cell office:value-type="float" office:value="-59.379609954834" calcext:value-type="float">
            <text:p>-59,379609954834</text:p>
          </table:table-cell>
          <table:table-cell office:value-type="float" office:value="-59.4305593757629" calcext:value-type="float">
            <text:p>-59,4305593757629</text:p>
          </table:table-cell>
          <table:table-cell office:value-type="float" office:value="-59.3714595870972" calcext:value-type="float">
            <text:p>-59,3714595870972</text:p>
          </table:table-cell>
          <table:table-cell office:value-type="float" office:value="-59.2993493309021" calcext:value-type="float">
            <text:p>-59,2993493309021</text:p>
          </table:table-cell>
          <table:table-cell office:value-type="float" office:value="-59.3781186943054" calcext:value-type="float">
            <text:p>-59,3781186943054</text:p>
          </table:table-cell>
          <table:table-cell office:value-type="float" office:value="-59.4286869392395" calcext:value-type="float">
            <text:p>-59,4286869392395</text:p>
          </table:table-cell>
          <table:table-cell office:value-type="float" office:value="-59.3634931259155" calcext:value-type="float">
            <text:p>-59,36349312591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9.3020257263184" calcext:value-type="float">
            <text:p>-59,3020257263184</text:p>
          </table:table-cell>
          <table:table-cell office:value-type="float" office:value="-59.3781989250183" calcext:value-type="float">
            <text:p>-59,3781989250183</text:p>
          </table:table-cell>
          <table:table-cell office:value-type="float" office:value="-59.4373104400635" calcext:value-type="float">
            <text:p>-59,4373104400635</text:p>
          </table:table-cell>
          <table:table-cell office:value-type="float" office:value="-59.3741334495544" calcext:value-type="float">
            <text:p>-59,3741334495544</text:p>
          </table:table-cell>
          <table:table-cell office:value-type="float" office:value="-59.2988320426941" calcext:value-type="float">
            <text:p>-59,2988320426941</text:p>
          </table:table-cell>
          <table:table-cell office:value-type="float" office:value="-59.3774579467773" calcext:value-type="float">
            <text:p>-59,3774579467773</text:p>
          </table:table-cell>
          <table:table-cell office:value-type="float" office:value="-59.4316579360962" calcext:value-type="float">
            <text:p>-59,4316579360962</text:p>
          </table:table-cell>
          <table:table-cell office:value-type="float" office:value="-59.3628316841126" calcext:value-type="float">
            <text:p>-59,3628316841126</text:p>
          </table:table-cell>
          <table:table-cell office:value-type="float" office:value="-59.3028820648193" calcext:value-type="float">
            <text:p>-59,3028820648193</text:p>
          </table:table-cell>
          <table:table-cell office:value-type="float" office:value="-59.3744122467041" calcext:value-type="float">
            <text:p>-59,3744122467041</text:p>
          </table:table-cell>
          <table:table-cell office:value-type="float" office:value="-59.4284391059876" calcext:value-type="float">
            <text:p>-59,4284391059876</text:p>
          </table:table-cell>
          <table:table-cell office:value-type="float" office:value="-59.3645413131714" calcext:value-type="float">
            <text:p>-59,3645413131714</text:p>
          </table:table-cell>
          <table:table-cell office:value-type="float" office:value="-59.2914139938355" calcext:value-type="float">
            <text:p>-59,2914139938355</text:p>
          </table:table-cell>
          <table:table-cell office:value-type="float" office:value="-59.3762521591187" calcext:value-type="float">
            <text:p>-59,3762521591187</text:p>
          </table:table-cell>
          <table:table-cell office:value-type="float" office:value="-59.4237709617615" calcext:value-type="float">
            <text:p>-59,4237709617615</text:p>
          </table:table-cell>
          <table:table-cell office:value-type="float" office:value="-59.3650399169922" calcext:value-type="float">
            <text:p>-59,3650399169922</text:p>
          </table:table-cell>
          <table:table-cell office:value-type="float" office:value="-59.3018249702454" calcext:value-type="float">
            <text:p>-59,3018249702454</text:p>
          </table:table-cell>
          <table:table-cell office:value-type="float" office:value="-59.378805480957" calcext:value-type="float">
            <text:p>-59,378805480957</text:p>
          </table:table-cell>
          <table:table-cell office:value-type="float" office:value="-59.426467628479" calcext:value-type="float">
            <text:p>-59,426467628479</text:p>
          </table:table-cell>
          <table:table-cell office:value-type="float" office:value="-59.3686591300964" calcext:value-type="float">
            <text:p>-59,3686591300964</text:p>
          </table:table-cell>
          <table:table-cell office:value-type="float" office:value="-59.2963108596802" calcext:value-type="float">
            <text:p>-59,2963108596802</text:p>
          </table:table-cell>
          <table:table-cell office:value-type="float" office:value="-59.3811409225464" calcext:value-type="float">
            <text:p>-59,3811409225464</text:p>
          </table:table-cell>
          <table:table-cell office:value-type="float" office:value="-59.427208065033" calcext:value-type="float">
            <text:p>-59,427208065033</text:p>
          </table:table-cell>
          <table:table-cell office:value-type="float" office:value="-59.3651248931885" calcext:value-type="float">
            <text:p>-59,3651248931885</text:p>
          </table:table-cell>
          <table:table-cell office:value-type="float" office:value="-59.3002520217896" calcext:value-type="float">
            <text:p>-59,3002520217896</text:p>
          </table:table-cell>
          <table:table-cell office:value-type="float" office:value="-59.3779232177734" calcext:value-type="float">
            <text:p>-59,3779232177734</text:p>
          </table:table-cell>
          <table:table-cell office:value-type="float" office:value="-59.4299105110168" calcext:value-type="float">
            <text:p>-59,4299105110168</text:p>
          </table:table-cell>
          <table:table-cell office:value-type="float" office:value="-59.365828617096" calcext:value-type="float">
            <text:p>-59,365828617096</text:p>
          </table:table-cell>
          <table:table-cell office:value-type="float" office:value="-59.2978320579529" calcext:value-type="float">
            <text:p>-59,2978320579529</text:p>
          </table:table-cell>
          <table:table-cell office:value-type="float" office:value="-59.3797011642456" calcext:value-type="float">
            <text:p>-59,3797011642456</text:p>
          </table:table-cell>
          <table:table-cell office:value-type="float" office:value="-59.4266937026978" calcext:value-type="float">
            <text:p>-59,4266937026978</text:p>
          </table:table-cell>
          <table:table-cell office:value-type="float" office:value="-59.3649840621948" calcext:value-type="float">
            <text:p>-59,3649840621948</text:p>
          </table:table-cell>
          <table:table-cell office:value-type="float" office:value="-59.2974197463989" calcext:value-type="float">
            <text:p>-59,2974197463989</text:p>
          </table:table-cell>
          <table:table-cell office:value-type="float" office:value="-59.3751585540771" calcext:value-type="float">
            <text:p>-59,3751585540771</text:p>
          </table:table-cell>
          <table:table-cell office:value-type="float" office:value="-59.4254880561829" calcext:value-type="float">
            <text:p>-59,4254880561829</text:p>
          </table:table-cell>
          <table:table-cell office:value-type="float" office:value="-59.3659040679932" calcext:value-type="float">
            <text:p>-59,3659040679932</text:p>
          </table:table-cell>
          <table:table-cell office:value-type="float" office:value="-59.2950568504334" calcext:value-type="float">
            <text:p>-59,2950568504334</text:p>
          </table:table-cell>
          <table:table-cell office:value-type="float" office:value="-59.3734693145752" calcext:value-type="float">
            <text:p>-59,3734693145752</text:p>
          </table:table-cell>
          <table:table-cell office:value-type="float" office:value="-59.419665763855" calcext:value-type="float">
            <text:p>-59,419665763855</text:p>
          </table:table-cell>
          <table:table-cell office:value-type="float" office:value="-59.3602563514709" calcext:value-type="float">
            <text:p>-59,36025635147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9.3006503448486" calcext:value-type="float">
            <text:p>-59,3006503448486</text:p>
          </table:table-cell>
          <table:table-cell office:value-type="float" office:value="-59.3772382507324" calcext:value-type="float">
            <text:p>-59,3772382507324</text:p>
          </table:table-cell>
          <table:table-cell office:value-type="float" office:value="-59.417622467041" calcext:value-type="float">
            <text:p>-59,417622467041</text:p>
          </table:table-cell>
          <table:table-cell office:value-type="float" office:value="-59.3637964019775" calcext:value-type="float">
            <text:p>-59,3637964019775</text:p>
          </table:table-cell>
          <table:table-cell office:value-type="float" office:value="-59.2899292869568" calcext:value-type="float">
            <text:p>-59,2899292869568</text:p>
          </table:table-cell>
          <table:table-cell office:value-type="float" office:value="-59.3635674362183" calcext:value-type="float">
            <text:p>-59,3635674362183</text:p>
          </table:table-cell>
          <table:table-cell office:value-type="float" office:value="-59.4283890457153" calcext:value-type="float">
            <text:p>-59,4283890457153</text:p>
          </table:table-cell>
          <table:table-cell office:value-type="float" office:value="-59.3596325492859" calcext:value-type="float">
            <text:p>-59,3596325492859</text:p>
          </table:table-cell>
          <table:table-cell office:value-type="float" office:value="-59.2917129211426" calcext:value-type="float">
            <text:p>-59,2917129211426</text:p>
          </table:table-cell>
          <table:table-cell office:value-type="float" office:value="-59.374273021698" calcext:value-type="float">
            <text:p>-59,374273021698</text:p>
          </table:table-cell>
          <table:table-cell office:value-type="float" office:value="-59.4217373504639" calcext:value-type="float">
            <text:p>-59,4217373504639</text:p>
          </table:table-cell>
          <table:table-cell office:value-type="float" office:value="-59.3688557853699" calcext:value-type="float">
            <text:p>-59,3688557853699</text:p>
          </table:table-cell>
          <table:table-cell office:value-type="float" office:value="-59.2953375396729" calcext:value-type="float">
            <text:p>-59,2953375396729</text:p>
          </table:table-cell>
          <table:table-cell office:value-type="float" office:value="-59.3798649902344" calcext:value-type="float">
            <text:p>-59,3798649902344</text:p>
          </table:table-cell>
          <table:table-cell office:value-type="float" office:value="-59.4234662284851" calcext:value-type="float">
            <text:p>-59,4234662284851</text:p>
          </table:table-cell>
          <table:table-cell office:value-type="float" office:value="-59.3665974731445" calcext:value-type="float">
            <text:p>-59,3665974731445</text:p>
          </table:table-cell>
          <table:table-cell office:value-type="float" office:value="-59.3000669784546" calcext:value-type="float">
            <text:p>-59,3000669784546</text:p>
          </table:table-cell>
          <table:table-cell office:value-type="float" office:value="-59.3765155143738" calcext:value-type="float">
            <text:p>-59,3765155143738</text:p>
          </table:table-cell>
          <table:table-cell office:value-type="float" office:value="-59.4279277229309" calcext:value-type="float">
            <text:p>-59,4279277229309</text:p>
          </table:table-cell>
          <table:table-cell office:value-type="float" office:value="-59.3684216156006" calcext:value-type="float">
            <text:p>-59,3684216156006</text:p>
          </table:table-cell>
          <table:table-cell office:value-type="float" office:value="-59.2978357658386" calcext:value-type="float">
            <text:p>-59,2978357658386</text:p>
          </table:table-cell>
          <table:table-cell office:value-type="float" office:value="-59.3791859741211" calcext:value-type="float">
            <text:p>-59,3791859741211</text:p>
          </table:table-cell>
          <table:table-cell office:value-type="float" office:value="-59.4277675132752" calcext:value-type="float">
            <text:p>-59,4277675132752</text:p>
          </table:table-cell>
          <table:table-cell office:value-type="float" office:value="-59.3683713264465" calcext:value-type="float">
            <text:p>-59,3683713264465</text:p>
          </table:table-cell>
          <table:table-cell office:value-type="float" office:value="-59.2953937187195" calcext:value-type="float">
            <text:p>-59,2953937187195</text:p>
          </table:table-cell>
          <table:table-cell office:value-type="float" office:value="-59.377082321167" calcext:value-type="float">
            <text:p>-59,377082321167</text:p>
          </table:table-cell>
          <table:table-cell office:value-type="float" office:value="-59.428493927002" calcext:value-type="float">
            <text:p>-59,428493927002</text:p>
          </table:table-cell>
          <table:table-cell office:value-type="float" office:value="-59.364916053772" calcext:value-type="float">
            <text:p>-59,364916053772</text:p>
          </table:table-cell>
          <table:table-cell office:value-type="float" office:value="-59.2968699645996" calcext:value-type="float">
            <text:p>-59,2968699645996</text:p>
          </table:table-cell>
          <table:table-cell office:value-type="float" office:value="-59.3734312400818" calcext:value-type="float">
            <text:p>-59,3734312400818</text:p>
          </table:table-cell>
          <table:table-cell office:value-type="float" office:value="-59.4250825386047" calcext:value-type="float">
            <text:p>-59,4250825386047</text:p>
          </table:table-cell>
          <table:table-cell office:value-type="float" office:value="-59.3635872077942" calcext:value-type="float">
            <text:p>-59,3635872077942</text:p>
          </table:table-cell>
          <table:table-cell office:value-type="float" office:value="-59.2975212936401" calcext:value-type="float">
            <text:p>-59,2975212936401</text:p>
          </table:table-cell>
          <table:table-cell office:value-type="float" office:value="-59.3776133651733" calcext:value-type="float">
            <text:p>-59,3776133651733</text:p>
          </table:table-cell>
          <table:table-cell office:value-type="float" office:value="-59.4254517250061" calcext:value-type="float">
            <text:p>-59,4254517250061</text:p>
          </table:table-cell>
          <table:table-cell office:value-type="float" office:value="-59.3659453582764" calcext:value-type="float">
            <text:p>-59,3659453582764</text:p>
          </table:table-cell>
          <table:table-cell office:value-type="float" office:value="-59.2928487663269" calcext:value-type="float">
            <text:p>-59,2928487663269</text:p>
          </table:table-cell>
          <table:table-cell office:value-type="float" office:value="-59.3724861907959" calcext:value-type="float">
            <text:p>-59,3724861907959</text:p>
          </table:table-cell>
          <table:table-cell office:value-type="float" office:value="-59.4245597648621" calcext:value-type="float">
            <text:p>-59,4245597648621</text:p>
          </table:table-cell>
          <table:table-cell office:value-type="float" office:value="-59.3619842605591" calcext:value-type="float">
            <text:p>-59,36198426055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9.2887789573669" calcext:value-type="float">
            <text:p>-59,2887789573669</text:p>
          </table:table-cell>
          <table:table-cell office:value-type="float" office:value="-59.371859954834" calcext:value-type="float">
            <text:p>-59,371859954834</text:p>
          </table:table-cell>
          <table:table-cell office:value-type="float" office:value="-59.4201951026917" calcext:value-type="float">
            <text:p>-59,4201951026917</text:p>
          </table:table-cell>
          <table:table-cell office:value-type="float" office:value="-59.3571515274048" calcext:value-type="float">
            <text:p>-59,3571515274048</text:p>
          </table:table-cell>
          <table:table-cell office:value-type="float" office:value="-59.289904750824" calcext:value-type="float">
            <text:p>-59,289904750824</text:p>
          </table:table-cell>
          <table:table-cell office:value-type="float" office:value="-59.371631477356" calcext:value-type="float">
            <text:p>-59,371631477356</text:p>
          </table:table-cell>
          <table:table-cell office:value-type="float" office:value="-59.4292301979065" calcext:value-type="float">
            <text:p>-59,4292301979065</text:p>
          </table:table-cell>
          <table:table-cell office:value-type="float" office:value="-59.3624279441834" calcext:value-type="float">
            <text:p>-59,3624279441834</text:p>
          </table:table-cell>
          <table:table-cell office:value-type="float" office:value="-59.2898651771545" calcext:value-type="float">
            <text:p>-59,2898651771545</text:p>
          </table:table-cell>
          <table:table-cell office:value-type="float" office:value="-59.3679698524475" calcext:value-type="float">
            <text:p>-59,3679698524475</text:p>
          </table:table-cell>
          <table:table-cell office:value-type="float" office:value="-59.4180444831848" calcext:value-type="float">
            <text:p>-59,4180444831848</text:p>
          </table:table-cell>
          <table:table-cell office:value-type="float" office:value="-59.359929145813" calcext:value-type="float">
            <text:p>-59,359929145813</text:p>
          </table:table-cell>
          <table:table-cell office:value-type="float" office:value="-59.2925195274353" calcext:value-type="float">
            <text:p>-59,2925195274353</text:p>
          </table:table-cell>
          <table:table-cell office:value-type="float" office:value="-59.3710535583496" calcext:value-type="float">
            <text:p>-59,3710535583496</text:p>
          </table:table-cell>
          <table:table-cell office:value-type="float" office:value="-59.4184185371399" calcext:value-type="float">
            <text:p>-59,4184185371399</text:p>
          </table:table-cell>
          <table:table-cell office:value-type="float" office:value="-59.3568965950012" calcext:value-type="float">
            <text:p>-59,3568965950012</text:p>
          </table:table-cell>
          <table:table-cell office:value-type="float" office:value="-59.2929952697754" calcext:value-type="float">
            <text:p>-59,2929952697754</text:p>
          </table:table-cell>
          <table:table-cell office:value-type="float" office:value="-59.3699487304688" calcext:value-type="float">
            <text:p>-59,3699487304688</text:p>
          </table:table-cell>
          <table:table-cell office:value-type="float" office:value="-59.4229135551453" calcext:value-type="float">
            <text:p>-59,4229135551453</text:p>
          </table:table-cell>
          <table:table-cell office:value-type="float" office:value="-59.3656489868164" calcext:value-type="float">
            <text:p>-59,3656489868164</text:p>
          </table:table-cell>
          <table:table-cell office:value-type="float" office:value="-59.288834186554" calcext:value-type="float">
            <text:p>-59,288834186554</text:p>
          </table:table-cell>
          <table:table-cell office:value-type="float" office:value="-59.3645150794983" calcext:value-type="float">
            <text:p>-59,3645150794983</text:p>
          </table:table-cell>
          <table:table-cell office:value-type="float" office:value="-59.4135816879273" calcext:value-type="float">
            <text:p>-59,4135816879273</text:p>
          </table:table-cell>
          <table:table-cell office:value-type="float" office:value="-59.351927696228" calcext:value-type="float">
            <text:p>-59,351927696228</text:p>
          </table:table-cell>
          <table:table-cell office:value-type="float" office:value="-59.2861523551941" calcext:value-type="float">
            <text:p>-59,2861523551941</text:p>
          </table:table-cell>
          <table:table-cell office:value-type="float" office:value="-59.3690118713379" calcext:value-type="float">
            <text:p>-59,3690118713379</text:p>
          </table:table-cell>
          <table:table-cell office:value-type="float" office:value="-59.4198250656128" calcext:value-type="float">
            <text:p>-59,4198250656128</text:p>
          </table:table-cell>
          <table:table-cell office:value-type="float" office:value="-59.3589027862549" calcext:value-type="float">
            <text:p>-59,3589027862549</text:p>
          </table:table-cell>
          <table:table-cell office:value-type="float" office:value="-59.284384513855" calcext:value-type="float">
            <text:p>-59,284384513855</text:p>
          </table:table-cell>
          <table:table-cell office:value-type="float" office:value="-59.3693798408508" calcext:value-type="float">
            <text:p>-59,3693798408508</text:p>
          </table:table-cell>
          <table:table-cell office:value-type="float" office:value="-59.4168512268066" calcext:value-type="float">
            <text:p>-59,4168512268066</text:p>
          </table:table-cell>
          <table:table-cell office:value-type="float" office:value="-59.3558385696411" calcext:value-type="float">
            <text:p>-59,3558385696411</text:p>
          </table:table-cell>
          <table:table-cell office:value-type="float" office:value="-59.2825421142578" calcext:value-type="float">
            <text:p>-59,2825421142578</text:p>
          </table:table-cell>
          <table:table-cell office:value-type="float" office:value="-59.3663290023804" calcext:value-type="float">
            <text:p>-59,3663290023804</text:p>
          </table:table-cell>
          <table:table-cell office:value-type="float" office:value="-59.4131866531372" calcext:value-type="float">
            <text:p>-59,4131866531372</text:p>
          </table:table-cell>
          <table:table-cell office:value-type="float" office:value="-59.3532227134705" calcext:value-type="float">
            <text:p>-59,3532227134705</text:p>
          </table:table-cell>
          <table:table-cell office:value-type="float" office:value="-59.284053352356" calcext:value-type="float">
            <text:p>-59,284053352356</text:p>
          </table:table-cell>
          <table:table-cell office:value-type="float" office:value="-59.3625293426514" calcext:value-type="float">
            <text:p>-59,3625293426514</text:p>
          </table:table-cell>
          <table:table-cell office:value-type="float" office:value="-59.4139251060486" calcext:value-type="float">
            <text:p>-59,4139251060486</text:p>
          </table:table-cell>
          <table:table-cell office:value-type="float" office:value="-59.3523649406433" calcext:value-type="float">
            <text:p>-59,35236494064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9.2838353233337" calcext:value-type="float">
            <text:p>-59,2838353233337</text:p>
          </table:table-cell>
          <table:table-cell office:value-type="float" office:value="-59.365720489502" calcext:value-type="float">
            <text:p>-59,365720489502</text:p>
          </table:table-cell>
          <table:table-cell office:value-type="float" office:value="-59.4087469787598" calcext:value-type="float">
            <text:p>-59,4087469787598</text:p>
          </table:table-cell>
          <table:table-cell office:value-type="float" office:value="-59.3603474464417" calcext:value-type="float">
            <text:p>-59,3603474464417</text:p>
          </table:table-cell>
          <table:table-cell office:value-type="float" office:value="-59.2892921485901" calcext:value-type="float">
            <text:p>-59,2892921485901</text:p>
          </table:table-cell>
          <table:table-cell office:value-type="float" office:value="-59.3655581054688" calcext:value-type="float">
            <text:p>-59,3655581054688</text:p>
          </table:table-cell>
          <table:table-cell office:value-type="float" office:value="-59.4175420875549" calcext:value-type="float">
            <text:p>-59,4175420875549</text:p>
          </table:table-cell>
          <table:table-cell office:value-type="float" office:value="-59.3504729156494" calcext:value-type="float">
            <text:p>-59,3504729156494</text:p>
          </table:table-cell>
          <table:table-cell office:value-type="float" office:value="-59.2842771606445" calcext:value-type="float">
            <text:p>-59,2842771606445</text:p>
          </table:table-cell>
          <table:table-cell office:value-type="float" office:value="-59.3690897789002" calcext:value-type="float">
            <text:p>-59,3690897789002</text:p>
          </table:table-cell>
          <table:table-cell office:value-type="float" office:value="-59.4098546104431" calcext:value-type="float">
            <text:p>-59,4098546104431</text:p>
          </table:table-cell>
          <table:table-cell office:value-type="float" office:value="-59.3566044502258" calcext:value-type="float">
            <text:p>-59,3566044502258</text:p>
          </table:table-cell>
          <table:table-cell office:value-type="float" office:value="-59.2775979499817" calcext:value-type="float">
            <text:p>-59,2775979499817</text:p>
          </table:table-cell>
          <table:table-cell office:value-type="float" office:value="-59.3609326286316" calcext:value-type="float">
            <text:p>-59,3609326286316</text:p>
          </table:table-cell>
          <table:table-cell office:value-type="float" office:value="-59.4081944656372" calcext:value-type="float">
            <text:p>-59,4081944656372</text:p>
          </table:table-cell>
          <table:table-cell office:value-type="float" office:value="-59.3518985939026" calcext:value-type="float">
            <text:p>-59,3518985939026</text:p>
          </table:table-cell>
          <table:table-cell office:value-type="float" office:value="-59.2827396774292" calcext:value-type="float">
            <text:p>-59,2827396774292</text:p>
          </table:table-cell>
          <table:table-cell office:value-type="float" office:value="-59.3669230766296" calcext:value-type="float">
            <text:p>-59,3669230766296</text:p>
          </table:table-cell>
          <table:table-cell office:value-type="float" office:value="-59.4121800308228" calcext:value-type="float">
            <text:p>-59,4121800308228</text:p>
          </table:table-cell>
          <table:table-cell office:value-type="float" office:value="-59.3554454269409" calcext:value-type="float">
            <text:p>-59,3554454269409</text:p>
          </table:table-cell>
          <table:table-cell office:value-type="float" office:value="-59.2831904220581" calcext:value-type="float">
            <text:p>-59,2831904220581</text:p>
          </table:table-cell>
          <table:table-cell office:value-type="float" office:value="-59.3625778617859" calcext:value-type="float">
            <text:p>-59,3625778617859</text:p>
          </table:table-cell>
          <table:table-cell office:value-type="float" office:value="-59.4121437606812" calcext:value-type="float">
            <text:p>-59,4121437606812</text:p>
          </table:table-cell>
          <table:table-cell office:value-type="float" office:value="-59.3548531036377" calcext:value-type="float">
            <text:p>-59,3548531036377</text:p>
          </table:table-cell>
          <table:table-cell office:value-type="float" office:value="-59.2833911743164" calcext:value-type="float">
            <text:p>-59,2833911743164</text:p>
          </table:table-cell>
          <table:table-cell office:value-type="float" office:value="-59.3609224586487" calcext:value-type="float">
            <text:p>-59,3609224586487</text:p>
          </table:table-cell>
          <table:table-cell office:value-type="float" office:value="-59.414397480011" calcext:value-type="float">
            <text:p>-59,414397480011</text:p>
          </table:table-cell>
          <table:table-cell office:value-type="float" office:value="-59.3525533256531" calcext:value-type="float">
            <text:p>-59,3525533256531</text:p>
          </table:table-cell>
          <table:table-cell office:value-type="float" office:value="-59.2846423416138" calcext:value-type="float">
            <text:p>-59,2846423416138</text:p>
          </table:table-cell>
          <table:table-cell office:value-type="float" office:value="-59.3629394798279" calcext:value-type="float">
            <text:p>-59,3629394798279</text:p>
          </table:table-cell>
          <table:table-cell office:value-type="float" office:value="-59.4121211624146" calcext:value-type="float">
            <text:p>-59,4121211624146</text:p>
          </table:table-cell>
          <table:table-cell office:value-type="float" office:value="-59.3497330551148" calcext:value-type="float">
            <text:p>-59,3497330551148</text:p>
          </table:table-cell>
          <table:table-cell office:value-type="float" office:value="-59.281434803009" calcext:value-type="float">
            <text:p>-59,281434803009</text:p>
          </table:table-cell>
          <table:table-cell office:value-type="float" office:value="-59.360131980896" calcext:value-type="float">
            <text:p>-59,360131980896</text:p>
          </table:table-cell>
          <table:table-cell office:value-type="float" office:value="-59.409400932312" calcext:value-type="float">
            <text:p>-59,409400932312</text:p>
          </table:table-cell>
          <table:table-cell office:value-type="float" office:value="-59.3493838272095" calcext:value-type="float">
            <text:p>-59,3493838272095</text:p>
          </table:table-cell>
          <table:table-cell office:value-type="float" office:value="-59.2840204544067" calcext:value-type="float">
            <text:p>-59,2840204544067</text:p>
          </table:table-cell>
          <table:table-cell office:value-type="float" office:value="-59.361979549408" calcext:value-type="float">
            <text:p>-59,361979549408</text:p>
          </table:table-cell>
          <table:table-cell office:value-type="float" office:value="-59.4120243682861" calcext:value-type="float">
            <text:p>-59,4120243682861</text:p>
          </table:table-cell>
          <table:table-cell office:value-type="float" office:value="-59.3507990112305" calcext:value-type="float">
            <text:p>-59,35079901123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9.2817860870361" calcext:value-type="float">
            <text:p>-59,2817860870361</text:p>
          </table:table-cell>
          <table:table-cell office:value-type="float" office:value="-59.3577704162598" calcext:value-type="float">
            <text:p>-59,3577704162598</text:p>
          </table:table-cell>
          <table:table-cell office:value-type="float" office:value="-59.4039014434814" calcext:value-type="float">
            <text:p>-59,4039014434814</text:p>
          </table:table-cell>
          <table:table-cell office:value-type="float" office:value="-59.3576994438171" calcext:value-type="float">
            <text:p>-59,3576994438171</text:p>
          </table:table-cell>
          <table:table-cell office:value-type="float" office:value="-59.286920124054" calcext:value-type="float">
            <text:p>-59,286920124054</text:p>
          </table:table-cell>
          <table:table-cell office:value-type="float" office:value="-59.3605702133179" calcext:value-type="float">
            <text:p>-59,3605702133179</text:p>
          </table:table-cell>
          <table:table-cell office:value-type="float" office:value="-59.4256492652893" calcext:value-type="float">
            <text:p>-59,4256492652893</text:p>
          </table:table-cell>
          <table:table-cell office:value-type="float" office:value="-59.3524833869934" calcext:value-type="float">
            <text:p>-59,3524833869934</text:p>
          </table:table-cell>
          <table:table-cell office:value-type="float" office:value="-59.2815146598816" calcext:value-type="float">
            <text:p>-59,2815146598816</text:p>
          </table:table-cell>
          <table:table-cell office:value-type="float" office:value="-59.3500216712952" calcext:value-type="float">
            <text:p>-59,3500216712952</text:p>
          </table:table-cell>
          <table:table-cell office:value-type="float" office:value="-59.4056533164978" calcext:value-type="float">
            <text:p>-59,4056533164978</text:p>
          </table:table-cell>
          <table:table-cell office:value-type="float" office:value="-59.34647082901" calcext:value-type="float">
            <text:p>-59,34647082901</text:p>
          </table:table-cell>
          <table:table-cell office:value-type="float" office:value="-59.2791152572632" calcext:value-type="float">
            <text:p>-59,2791152572632</text:p>
          </table:table-cell>
          <table:table-cell office:value-type="float" office:value="-59.3566242637634" calcext:value-type="float">
            <text:p>-59,3566242637634</text:p>
          </table:table-cell>
          <table:table-cell office:value-type="float" office:value="-59.4062321434021" calcext:value-type="float">
            <text:p>-59,4062321434021</text:p>
          </table:table-cell>
          <table:table-cell office:value-type="float" office:value="-59.3473892211914" calcext:value-type="float">
            <text:p>-59,3473892211914</text:p>
          </table:table-cell>
          <table:table-cell office:value-type="float" office:value="-59.2755237693787" calcext:value-type="float">
            <text:p>-59,2755237693787</text:p>
          </table:table-cell>
          <table:table-cell office:value-type="float" office:value="-59.3580389862061" calcext:value-type="float">
            <text:p>-59,3580389862061</text:p>
          </table:table-cell>
          <table:table-cell office:value-type="float" office:value="-59.4093647766113" calcext:value-type="float">
            <text:p>-59,4093647766113</text:p>
          </table:table-cell>
          <table:table-cell office:value-type="float" office:value="-59.3454181785584" calcext:value-type="float">
            <text:p>-59,3454181785584</text:p>
          </table:table-cell>
          <table:table-cell office:value-type="float" office:value="-59.2784833259583" calcext:value-type="float">
            <text:p>-59,2784833259583</text:p>
          </table:table-cell>
          <table:table-cell office:value-type="float" office:value="-59.3590478019714" calcext:value-type="float">
            <text:p>-59,3590478019714</text:p>
          </table:table-cell>
          <table:table-cell office:value-type="float" office:value="-59.408893535614" calcext:value-type="float">
            <text:p>-59,408893535614</text:p>
          </table:table-cell>
          <table:table-cell office:value-type="float" office:value="-59.3493533287048" calcext:value-type="float">
            <text:p>-59,3493533287048</text:p>
          </table:table-cell>
          <table:table-cell office:value-type="float" office:value="-59.27704504776" calcext:value-type="float">
            <text:p>-59,27704504776</text:p>
          </table:table-cell>
          <table:table-cell office:value-type="float" office:value="-59.36258568573" calcext:value-type="float">
            <text:p>-59,36258568573</text:p>
          </table:table-cell>
          <table:table-cell office:value-type="float" office:value="-59.4074209518433" calcext:value-type="float">
            <text:p>-59,4074209518433</text:p>
          </table:table-cell>
          <table:table-cell office:value-type="float" office:value="-59.3507494506836" calcext:value-type="float">
            <text:p>-59,3507494506836</text:p>
          </table:table-cell>
          <table:table-cell office:value-type="float" office:value="-59.2783223342896" calcext:value-type="float">
            <text:p>-59,2783223342896</text:p>
          </table:table-cell>
          <table:table-cell office:value-type="float" office:value="-59.3607448005676" calcext:value-type="float">
            <text:p>-59,3607448005676</text:p>
          </table:table-cell>
          <table:table-cell office:value-type="float" office:value="-59.4113032875061" calcext:value-type="float">
            <text:p>-59,4113032875061</text:p>
          </table:table-cell>
          <table:table-cell office:value-type="float" office:value="-59.3481863632202" calcext:value-type="float">
            <text:p>-59,3481863632202</text:p>
          </table:table-cell>
          <table:table-cell office:value-type="float" office:value="-59.2797620277405" calcext:value-type="float">
            <text:p>-59,2797620277405</text:p>
          </table:table-cell>
          <table:table-cell office:value-type="float" office:value="-59.3610172080994" calcext:value-type="float">
            <text:p>-59,3610172080994</text:p>
          </table:table-cell>
          <table:table-cell office:value-type="float" office:value="-59.4094121208191" calcext:value-type="float">
            <text:p>-59,4094121208191</text:p>
          </table:table-cell>
          <table:table-cell office:value-type="float" office:value="-59.3463108444214" calcext:value-type="float">
            <text:p>-59,3463108444214</text:p>
          </table:table-cell>
          <table:table-cell office:value-type="float" office:value="-59.2767783660889" calcext:value-type="float">
            <text:p>-59,2767783660889</text:p>
          </table:table-cell>
          <table:table-cell office:value-type="float" office:value="-59.3535022201538" calcext:value-type="float">
            <text:p>-59,3535022201538</text:p>
          </table:table-cell>
          <table:table-cell office:value-type="float" office:value="-59.4046059799194" calcext:value-type="float">
            <text:p>-59,4046059799194</text:p>
          </table:table-cell>
          <table:table-cell office:value-type="float" office:value="-59.3450748100281" calcext:value-type="float">
            <text:p>-59,34507481002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9.2691239852905" calcext:value-type="float">
            <text:p>-59,2691239852905</text:p>
          </table:table-cell>
          <table:table-cell office:value-type="float" office:value="-59.3601432991028" calcext:value-type="float">
            <text:p>-59,3601432991028</text:p>
          </table:table-cell>
          <table:table-cell office:value-type="float" office:value="-59.4074038085938" calcext:value-type="float">
            <text:p>-59,4074038085938</text:p>
          </table:table-cell>
          <table:table-cell office:value-type="float" office:value="-59.339865524292" calcext:value-type="float">
            <text:p>-59,339865524292</text:p>
          </table:table-cell>
          <table:table-cell office:value-type="float" office:value="-59.2806763076782" calcext:value-type="float">
            <text:p>-59,2806763076782</text:p>
          </table:table-cell>
          <table:table-cell office:value-type="float" office:value="-59.3589285545349" calcext:value-type="float">
            <text:p>-59,3589285545349</text:p>
          </table:table-cell>
          <table:table-cell office:value-type="float" office:value="-59.4132995872498" calcext:value-type="float">
            <text:p>-59,4132995872498</text:p>
          </table:table-cell>
          <table:table-cell office:value-type="float" office:value="-59.3456543540955" calcext:value-type="float">
            <text:p>-59,3456543540955</text:p>
          </table:table-cell>
          <table:table-cell office:value-type="float" office:value="-59.2804287338257" calcext:value-type="float">
            <text:p>-59,2804287338257</text:p>
          </table:table-cell>
          <table:table-cell office:value-type="float" office:value="-59.349112071991" calcext:value-type="float">
            <text:p>-59,349112071991</text:p>
          </table:table-cell>
          <table:table-cell office:value-type="float" office:value="-59.4146934776306" calcext:value-type="float">
            <text:p>-59,4146934776306</text:p>
          </table:table-cell>
          <table:table-cell office:value-type="float" office:value="-59.3480996246338" calcext:value-type="float">
            <text:p>-59,3480996246338</text:p>
          </table:table-cell>
          <table:table-cell office:value-type="float" office:value="-59.2738574371338" calcext:value-type="float">
            <text:p>-59,2738574371338</text:p>
          </table:table-cell>
          <table:table-cell office:value-type="float" office:value="-59.3512865829468" calcext:value-type="float">
            <text:p>-59,3512865829468</text:p>
          </table:table-cell>
          <table:table-cell office:value-type="float" office:value="-59.4080065917969" calcext:value-type="float">
            <text:p>-59,4080065917969</text:p>
          </table:table-cell>
          <table:table-cell office:value-type="float" office:value="-59.3380846252441" calcext:value-type="float">
            <text:p>-59,3380846252441</text:p>
          </table:table-cell>
          <table:table-cell office:value-type="float" office:value="-59.2775956039429" calcext:value-type="float">
            <text:p>-59,2775956039429</text:p>
          </table:table-cell>
          <table:table-cell office:value-type="float" office:value="-59.3572914619446" calcext:value-type="float">
            <text:p>-59,3572914619446</text:p>
          </table:table-cell>
          <table:table-cell office:value-type="float" office:value="-59.4095585594177" calcext:value-type="float">
            <text:p>-59,4095585594177</text:p>
          </table:table-cell>
          <table:table-cell office:value-type="float" office:value="-59.3467050704956" calcext:value-type="float">
            <text:p>-59,3467050704956</text:p>
          </table:table-cell>
          <table:table-cell office:value-type="float" office:value="-59.275095703125" calcext:value-type="float">
            <text:p>-59,275095703125</text:p>
          </table:table-cell>
          <table:table-cell office:value-type="float" office:value="-59.3556018180847" calcext:value-type="float">
            <text:p>-59,3556018180847</text:p>
          </table:table-cell>
          <table:table-cell office:value-type="float" office:value="-59.4052643508911" calcext:value-type="float">
            <text:p>-59,4052643508911</text:p>
          </table:table-cell>
          <table:table-cell office:value-type="float" office:value="-59.3441850662232" calcext:value-type="float">
            <text:p>-59,3441850662232</text:p>
          </table:table-cell>
          <table:table-cell office:value-type="float" office:value="-59.2744811515808" calcext:value-type="float">
            <text:p>-59,2744811515808</text:p>
          </table:table-cell>
          <table:table-cell office:value-type="float" office:value="-59.3528111877441" calcext:value-type="float">
            <text:p>-59,3528111877441</text:p>
          </table:table-cell>
          <table:table-cell office:value-type="float" office:value="-59.404985534668" calcext:value-type="float">
            <text:p>-59,404985534668</text:p>
          </table:table-cell>
          <table:table-cell office:value-type="float" office:value="-59.3405890045166" calcext:value-type="float">
            <text:p>-59,3405890045166</text:p>
          </table:table-cell>
          <table:table-cell office:value-type="float" office:value="-59.2789154891968" calcext:value-type="float">
            <text:p>-59,2789154891968</text:p>
          </table:table-cell>
          <table:table-cell office:value-type="float" office:value="-59.357740020752" calcext:value-type="float">
            <text:p>-59,357740020752</text:p>
          </table:table-cell>
          <table:table-cell office:value-type="float" office:value="-59.4085331001282" calcext:value-type="float">
            <text:p>-59,4085331001282</text:p>
          </table:table-cell>
          <table:table-cell office:value-type="float" office:value="-59.3476964874268" calcext:value-type="float">
            <text:p>-59,3476964874268</text:p>
          </table:table-cell>
          <table:table-cell office:value-type="float" office:value="-59.2785368118286" calcext:value-type="float">
            <text:p>-59,2785368118286</text:p>
          </table:table-cell>
          <table:table-cell office:value-type="float" office:value="-59.3573093070984" calcext:value-type="float">
            <text:p>-59,3573093070984</text:p>
          </table:table-cell>
          <table:table-cell office:value-type="float" office:value="-59.4086685333252" calcext:value-type="float">
            <text:p>-59,4086685333252</text:p>
          </table:table-cell>
          <table:table-cell office:value-type="float" office:value="-59.3488972206116" calcext:value-type="float">
            <text:p>-59,3488972206116</text:p>
          </table:table-cell>
          <table:table-cell office:value-type="float" office:value="-59.2797314033508" calcext:value-type="float">
            <text:p>-59,2797314033508</text:p>
          </table:table-cell>
          <table:table-cell office:value-type="float" office:value="-59.3580167655945" calcext:value-type="float">
            <text:p>-59,3580167655945</text:p>
          </table:table-cell>
          <table:table-cell office:value-type="float" office:value="-59.4058180809021" calcext:value-type="float">
            <text:p>-59,4058180809021</text:p>
          </table:table-cell>
          <table:table-cell office:value-type="float" office:value="-59.343854598999" calcext:value-type="float">
            <text:p>-59,3438545989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9.2793436584473" calcext:value-type="float">
            <text:p>-59,2793436584473</text:p>
          </table:table-cell>
          <table:table-cell office:value-type="float" office:value="-59.3559673423767" calcext:value-type="float">
            <text:p>-59,3559673423767</text:p>
          </table:table-cell>
          <table:table-cell office:value-type="float" office:value="-59.408370967865" calcext:value-type="float">
            <text:p>-59,408370967865</text:p>
          </table:table-cell>
          <table:table-cell office:value-type="float" office:value="-59.3591814689636" calcext:value-type="float">
            <text:p>-59,3591814689636</text:p>
          </table:table-cell>
          <table:table-cell office:value-type="float" office:value="-59.2771845207214" calcext:value-type="float">
            <text:p>-59,2771845207214</text:p>
          </table:table-cell>
          <table:table-cell office:value-type="float" office:value="-59.3539634857178" calcext:value-type="float">
            <text:p>-59,3539634857178</text:p>
          </table:table-cell>
          <table:table-cell office:value-type="float" office:value="-59.4047710189819" calcext:value-type="float">
            <text:p>-59,4047710189819</text:p>
          </table:table-cell>
          <table:table-cell office:value-type="float" office:value="-59.3552708396912" calcext:value-type="float">
            <text:p>-59,3552708396912</text:p>
          </table:table-cell>
          <table:table-cell office:value-type="float" office:value="-59.2717237358093" calcext:value-type="float">
            <text:p>-59,2717237358093</text:p>
          </table:table-cell>
          <table:table-cell office:value-type="float" office:value="-59.3594209518433" calcext:value-type="float">
            <text:p>-59,3594209518433</text:p>
          </table:table-cell>
          <table:table-cell office:value-type="float" office:value="-59.4101806144714" calcext:value-type="float">
            <text:p>-59,4101806144714</text:p>
          </table:table-cell>
          <table:table-cell office:value-type="float" office:value="-59.3388410148621" calcext:value-type="float">
            <text:p>-59,3388410148621</text:p>
          </table:table-cell>
          <table:table-cell office:value-type="float" office:value="-59.2757705726624" calcext:value-type="float">
            <text:p>-59,2757705726624</text:p>
          </table:table-cell>
          <table:table-cell office:value-type="float" office:value="-59.3544175300598" calcext:value-type="float">
            <text:p>-59,3544175300598</text:p>
          </table:table-cell>
          <table:table-cell office:value-type="float" office:value="-59.4062348060608" calcext:value-type="float">
            <text:p>-59,4062348060608</text:p>
          </table:table-cell>
          <table:table-cell office:value-type="float" office:value="-59.3487439880371" calcext:value-type="float">
            <text:p>-59,3487439880371</text:p>
          </table:table-cell>
          <table:table-cell office:value-type="float" office:value="-59.2766777076721" calcext:value-type="float">
            <text:p>-59,2766777076721</text:p>
          </table:table-cell>
          <table:table-cell office:value-type="float" office:value="-59.3554850196838" calcext:value-type="float">
            <text:p>-59,3554850196838</text:p>
          </table:table-cell>
          <table:table-cell office:value-type="float" office:value="-59.4070030288696" calcext:value-type="float">
            <text:p>-59,4070030288696</text:p>
          </table:table-cell>
          <table:table-cell office:value-type="float" office:value="-59.3445488510132" calcext:value-type="float">
            <text:p>-59,3445488510132</text:p>
          </table:table-cell>
          <table:table-cell office:value-type="float" office:value="-59.2757712402344" calcext:value-type="float">
            <text:p>-59,2757712402344</text:p>
          </table:table-cell>
          <table:table-cell office:value-type="float" office:value="-59.3549098625183" calcext:value-type="float">
            <text:p>-59,3549098625183</text:p>
          </table:table-cell>
          <table:table-cell office:value-type="float" office:value="-59.4071835098267" calcext:value-type="float">
            <text:p>-59,4071835098267</text:p>
          </table:table-cell>
          <table:table-cell office:value-type="float" office:value="-59.3445004005432" calcext:value-type="float">
            <text:p>-59,3445004005432</text:p>
          </table:table-cell>
          <table:table-cell office:value-type="float" office:value="-59.2757899131775" calcext:value-type="float">
            <text:p>-59,2757899131775</text:p>
          </table:table-cell>
          <table:table-cell office:value-type="float" office:value="-59.3558106613159" calcext:value-type="float">
            <text:p>-59,3558106613159</text:p>
          </table:table-cell>
          <table:table-cell office:value-type="float" office:value="-59.4064860725403" calcext:value-type="float">
            <text:p>-59,4064860725403</text:p>
          </table:table-cell>
          <table:table-cell office:value-type="float" office:value="-59.3465371589661" calcext:value-type="float">
            <text:p>-59,3465371589661</text:p>
          </table:table-cell>
          <table:table-cell office:value-type="float" office:value="-59.27568592453" calcext:value-type="float">
            <text:p>-59,27568592453</text:p>
          </table:table-cell>
          <table:table-cell office:value-type="float" office:value="-59.3523907241821" calcext:value-type="float">
            <text:p>-59,3523907241821</text:p>
          </table:table-cell>
          <table:table-cell office:value-type="float" office:value="-59.4046851615906" calcext:value-type="float">
            <text:p>-59,4046851615906</text:p>
          </table:table-cell>
          <table:table-cell office:value-type="float" office:value="-59.3443344650269" calcext:value-type="float">
            <text:p>-59,3443344650269</text:p>
          </table:table-cell>
          <table:table-cell office:value-type="float" office:value="-59.2799929504395" calcext:value-type="float">
            <text:p>-59,2799929504395</text:p>
          </table:table-cell>
          <table:table-cell office:value-type="float" office:value="-59.3595416259766" calcext:value-type="float">
            <text:p>-59,3595416259766</text:p>
          </table:table-cell>
          <table:table-cell office:value-type="float" office:value="-59.4099009170532" calcext:value-type="float">
            <text:p>-59,4099009170532</text:p>
          </table:table-cell>
          <table:table-cell office:value-type="float" office:value="-59.3498946456909" calcext:value-type="float">
            <text:p>-59,3498946456909</text:p>
          </table:table-cell>
          <table:table-cell office:value-type="float" office:value="-59.2755487213135" calcext:value-type="float">
            <text:p>-59,2755487213135</text:p>
          </table:table-cell>
          <table:table-cell office:value-type="float" office:value="-59.3534505615234" calcext:value-type="float">
            <text:p>-59,3534505615234</text:p>
          </table:table-cell>
          <table:table-cell office:value-type="float" office:value="-59.4053568344116" calcext:value-type="float">
            <text:p>-59,4053568344116</text:p>
          </table:table-cell>
          <table:table-cell office:value-type="float" office:value="-59.3448368721008" calcext:value-type="float">
            <text:p>-59,344836872100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9.2702936820984" calcext:value-type="float">
            <text:p>-59,2702936820984</text:p>
          </table:table-cell>
          <table:table-cell office:value-type="float" office:value="-59.3553808631897" calcext:value-type="float">
            <text:p>-59,3553808631897</text:p>
          </table:table-cell>
          <table:table-cell office:value-type="float" office:value="-59.408702545166" calcext:value-type="float">
            <text:p>-59,408702545166</text:p>
          </table:table-cell>
          <table:table-cell office:value-type="float" office:value="-59.3461562194824" calcext:value-type="float">
            <text:p>-59,3461562194824</text:p>
          </table:table-cell>
          <table:table-cell office:value-type="float" office:value="-59.2774768981934" calcext:value-type="float">
            <text:p>-59,2774768981934</text:p>
          </table:table-cell>
          <table:table-cell office:value-type="float" office:value="-59.3527723731995" calcext:value-type="float">
            <text:p>-59,3527723731995</text:p>
          </table:table-cell>
          <table:table-cell office:value-type="float" office:value="-59.4002864456177" calcext:value-type="float">
            <text:p>-59,4002864456177</text:p>
          </table:table-cell>
          <table:table-cell office:value-type="float" office:value="-59.3531484718323" calcext:value-type="float">
            <text:p>-59,3531484718323</text:p>
          </table:table-cell>
          <table:table-cell office:value-type="float" office:value="-59.2694623756409" calcext:value-type="float">
            <text:p>-59,2694623756409</text:p>
          </table:table-cell>
          <table:table-cell office:value-type="float" office:value="-59.3567138748169" calcext:value-type="float">
            <text:p>-59,3567138748169</text:p>
          </table:table-cell>
          <table:table-cell office:value-type="float" office:value="-59.4087868232727" calcext:value-type="float">
            <text:p>-59,4087868232727</text:p>
          </table:table-cell>
          <table:table-cell office:value-type="float" office:value="-59.3434031715393" calcext:value-type="float">
            <text:p>-59,3434031715393</text:p>
          </table:table-cell>
          <table:table-cell office:value-type="float" office:value="-59.2815256195068" calcext:value-type="float">
            <text:p>-59,2815256195068</text:p>
          </table:table-cell>
          <table:table-cell office:value-type="float" office:value="-59.3547420158386" calcext:value-type="float">
            <text:p>-59,3547420158386</text:p>
          </table:table-cell>
          <table:table-cell office:value-type="float" office:value="-59.4100234870911" calcext:value-type="float">
            <text:p>-59,4100234870911</text:p>
          </table:table-cell>
          <table:table-cell office:value-type="float" office:value="-59.3457872009277" calcext:value-type="float">
            <text:p>-59,3457872009277</text:p>
          </table:table-cell>
          <table:table-cell office:value-type="float" office:value="-59.2764196243286" calcext:value-type="float">
            <text:p>-59,2764196243286</text:p>
          </table:table-cell>
          <table:table-cell office:value-type="float" office:value="-59.3575263748169" calcext:value-type="float">
            <text:p>-59,3575263748169</text:p>
          </table:table-cell>
          <table:table-cell office:value-type="float" office:value="-59.4061715621948" calcext:value-type="float">
            <text:p>-59,4061715621948</text:p>
          </table:table-cell>
          <table:table-cell office:value-type="float" office:value="-59.3442791137695" calcext:value-type="float">
            <text:p>-59,3442791137695</text:p>
          </table:table-cell>
          <table:table-cell office:value-type="float" office:value="-59.2765831489563" calcext:value-type="float">
            <text:p>-59,2765831489563</text:p>
          </table:table-cell>
          <table:table-cell office:value-type="float" office:value="-59.3573746871948" calcext:value-type="float">
            <text:p>-59,3573746871948</text:p>
          </table:table-cell>
          <table:table-cell office:value-type="float" office:value="-59.4042162322998" calcext:value-type="float">
            <text:p>-59,4042162322998</text:p>
          </table:table-cell>
          <table:table-cell office:value-type="float" office:value="-59.3437594947815" calcext:value-type="float">
            <text:p>-59,3437594947815</text:p>
          </table:table-cell>
          <table:table-cell office:value-type="float" office:value="-59.2745107116699" calcext:value-type="float">
            <text:p>-59,2745107116699</text:p>
          </table:table-cell>
          <table:table-cell office:value-type="float" office:value="-59.355490940094" calcext:value-type="float">
            <text:p>-59,355490940094</text:p>
          </table:table-cell>
          <table:table-cell office:value-type="float" office:value="-59.4055885467529" calcext:value-type="float">
            <text:p>-59,4055885467529</text:p>
          </table:table-cell>
          <table:table-cell office:value-type="float" office:value="-59.3430209541321" calcext:value-type="float">
            <text:p>-59,3430209541321</text:p>
          </table:table-cell>
          <table:table-cell office:value-type="float" office:value="-59.2753436355591" calcext:value-type="float">
            <text:p>-59,2753436355591</text:p>
          </table:table-cell>
          <table:table-cell office:value-type="float" office:value="-59.3556052322388" calcext:value-type="float">
            <text:p>-59,3556052322388</text:p>
          </table:table-cell>
          <table:table-cell office:value-type="float" office:value="-59.4063025665283" calcext:value-type="float">
            <text:p>-59,4063025665283</text:p>
          </table:table-cell>
          <table:table-cell office:value-type="float" office:value="-59.343427406311" calcext:value-type="float">
            <text:p>-59,343427406311</text:p>
          </table:table-cell>
          <table:table-cell office:value-type="float" office:value="-59.2735307312012" calcext:value-type="float">
            <text:p>-59,2735307312012</text:p>
          </table:table-cell>
          <table:table-cell office:value-type="float" office:value="-59.3541269721985" calcext:value-type="float">
            <text:p>-59,3541269721985</text:p>
          </table:table-cell>
          <table:table-cell office:value-type="float" office:value="-59.4039543075562" calcext:value-type="float">
            <text:p>-59,4039543075562</text:p>
          </table:table-cell>
          <table:table-cell office:value-type="float" office:value="-59.3415029983521" calcext:value-type="float">
            <text:p>-59,3415029983521</text:p>
          </table:table-cell>
          <table:table-cell office:value-type="float" office:value="-59.2732484169006" calcext:value-type="float">
            <text:p>-59,2732484169006</text:p>
          </table:table-cell>
          <table:table-cell office:value-type="float" office:value="-59.3529611625671" calcext:value-type="float">
            <text:p>-59,3529611625671</text:p>
          </table:table-cell>
          <table:table-cell office:value-type="float" office:value="-59.4005236206055" calcext:value-type="float">
            <text:p>-59,4005236206055</text:p>
          </table:table-cell>
          <table:table-cell office:value-type="float" office:value="-59.3395164756775" calcext:value-type="float">
            <text:p>-59,339516475677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.2824205284119" calcext:value-type="float">
            <text:p>-59,2824205284119</text:p>
          </table:table-cell>
          <table:table-cell office:value-type="float" office:value="-59.3483536338806" calcext:value-type="float">
            <text:p>-59,3483536338806</text:p>
          </table:table-cell>
          <table:table-cell office:value-type="float" office:value="-59.4024115333557" calcext:value-type="float">
            <text:p>-59,4024115333557</text:p>
          </table:table-cell>
          <table:table-cell office:value-type="float" office:value="-59.3426911849976" calcext:value-type="float">
            <text:p>-59,3426911849976</text:p>
          </table:table-cell>
          <table:table-cell office:value-type="float" office:value="-59.2754275436401" calcext:value-type="float">
            <text:p>-59,2754275436401</text:p>
          </table:table-cell>
          <table:table-cell office:value-type="float" office:value="-59.3543408279419" calcext:value-type="float">
            <text:p>-59,3543408279419</text:p>
          </table:table-cell>
          <table:table-cell office:value-type="float" office:value="-59.4081723937988" calcext:value-type="float">
            <text:p>-59,4081723937988</text:p>
          </table:table-cell>
          <table:table-cell office:value-type="float" office:value="-59.3475543556213" calcext:value-type="float">
            <text:p>-59,3475543556213</text:p>
          </table:table-cell>
          <table:table-cell office:value-type="float" office:value="-59.2669230995178" calcext:value-type="float">
            <text:p>-59,2669230995178</text:p>
          </table:table-cell>
          <table:table-cell office:value-type="float" office:value="-59.358592250824" calcext:value-type="float">
            <text:p>-59,358592250824</text:p>
          </table:table-cell>
          <table:table-cell office:value-type="float" office:value="-59.4019388885498" calcext:value-type="float">
            <text:p>-59,4019388885498</text:p>
          </table:table-cell>
          <table:table-cell office:value-type="float" office:value="-59.3459913520813" calcext:value-type="float">
            <text:p>-59,3459913520813</text:p>
          </table:table-cell>
          <table:table-cell office:value-type="float" office:value="-59.2737843971253" calcext:value-type="float">
            <text:p>-59,2737843971253</text:p>
          </table:table-cell>
          <table:table-cell office:value-type="float" office:value="-59.3536610183716" calcext:value-type="float">
            <text:p>-59,3536610183716</text:p>
          </table:table-cell>
          <table:table-cell office:value-type="float" office:value="-59.4082904167175" calcext:value-type="float">
            <text:p>-59,4082904167175</text:p>
          </table:table-cell>
          <table:table-cell office:value-type="float" office:value="-59.3434368515015" calcext:value-type="float">
            <text:p>-59,3434368515015</text:p>
          </table:table-cell>
          <table:table-cell office:value-type="float" office:value="-59.2759809684753" calcext:value-type="float">
            <text:p>-59,2759809684753</text:p>
          </table:table-cell>
          <table:table-cell office:value-type="float" office:value="-59.3567184753418" calcext:value-type="float">
            <text:p>-59,3567184753418</text:p>
          </table:table-cell>
          <table:table-cell office:value-type="float" office:value="-59.4019017181397" calcext:value-type="float">
            <text:p>-59,4019017181397</text:p>
          </table:table-cell>
          <table:table-cell office:value-type="float" office:value="-59.3430479240418" calcext:value-type="float">
            <text:p>-59,3430479240418</text:p>
          </table:table-cell>
          <table:table-cell office:value-type="float" office:value="-59.2713056678772" calcext:value-type="float">
            <text:p>-59,2713056678772</text:p>
          </table:table-cell>
          <table:table-cell office:value-type="float" office:value="-59.3536936225891" calcext:value-type="float">
            <text:p>-59,3536936225891</text:p>
          </table:table-cell>
          <table:table-cell office:value-type="float" office:value="-59.4048074798584" calcext:value-type="float">
            <text:p>-59,4048074798584</text:p>
          </table:table-cell>
          <table:table-cell office:value-type="float" office:value="-59.3388592796326" calcext:value-type="float">
            <text:p>-59,3388592796326</text:p>
          </table:table-cell>
          <table:table-cell office:value-type="float" office:value="-59.275329208374" calcext:value-type="float">
            <text:p>-59,275329208374</text:p>
          </table:table-cell>
          <table:table-cell office:value-type="float" office:value="-59.3566675224304" calcext:value-type="float">
            <text:p>-59,3566675224304</text:p>
          </table:table-cell>
          <table:table-cell office:value-type="float" office:value="-59.4047272109985" calcext:value-type="float">
            <text:p>-59,4047272109985</text:p>
          </table:table-cell>
          <table:table-cell office:value-type="float" office:value="-59.3438664360046" calcext:value-type="float">
            <text:p>-59,3438664360046</text:p>
          </table:table-cell>
          <table:table-cell office:value-type="float" office:value="-59.2777405357361" calcext:value-type="float">
            <text:p>-59,2777405357361</text:p>
          </table:table-cell>
          <table:table-cell office:value-type="float" office:value="-59.3570018386841" calcext:value-type="float">
            <text:p>-59,3570018386841</text:p>
          </table:table-cell>
          <table:table-cell office:value-type="float" office:value="-59.407626914978" calcext:value-type="float">
            <text:p>-59,407626914978</text:p>
          </table:table-cell>
          <table:table-cell office:value-type="float" office:value="-59.3440445251465" calcext:value-type="float">
            <text:p>-59,3440445251465</text:p>
          </table:table-cell>
          <table:table-cell office:value-type="float" office:value="-59.2780697364807" calcext:value-type="float">
            <text:p>-59,2780697364807</text:p>
          </table:table-cell>
          <table:table-cell office:value-type="float" office:value="-59.3568042640686" calcext:value-type="float">
            <text:p>-59,3568042640686</text:p>
          </table:table-cell>
          <table:table-cell office:value-type="float" office:value="-59.406675163269" calcext:value-type="float">
            <text:p>-59,406675163269</text:p>
          </table:table-cell>
          <table:table-cell office:value-type="float" office:value="-59.343807674408" calcext:value-type="float">
            <text:p>-59,343807674408</text:p>
          </table:table-cell>
          <table:table-cell office:value-type="float" office:value="-59.2781261405945" calcext:value-type="float">
            <text:p>-59,2781261405945</text:p>
          </table:table-cell>
          <table:table-cell office:value-type="float" office:value="-59.3582105484009" calcext:value-type="float">
            <text:p>-59,3582105484009</text:p>
          </table:table-cell>
          <table:table-cell office:value-type="float" office:value="-59.4071791191101" calcext:value-type="float">
            <text:p>-59,4071791191101</text:p>
          </table:table-cell>
          <table:table-cell office:value-type="float" office:value="-59.3434145698547" calcext:value-type="float">
            <text:p>-59,34341456985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9.2739199256897" calcext:value-type="float">
            <text:p>-59,2739199256897</text:p>
          </table:table-cell>
          <table:table-cell office:value-type="float" office:value="-59.3534269561768" calcext:value-type="float">
            <text:p>-59,3534269561768</text:p>
          </table:table-cell>
          <table:table-cell office:value-type="float" office:value="-59.4092110710144" calcext:value-type="float">
            <text:p>-59,4092110710144</text:p>
          </table:table-cell>
          <table:table-cell office:value-type="float" office:value="-59.3527819824219" calcext:value-type="float">
            <text:p>-59,3527819824219</text:p>
          </table:table-cell>
          <table:table-cell office:value-type="float" office:value="-59.2749628868103" calcext:value-type="float">
            <text:p>-59,2749628868103</text:p>
          </table:table-cell>
          <table:table-cell office:value-type="float" office:value="-59.359751914978" calcext:value-type="float">
            <text:p>-59,359751914978</text:p>
          </table:table-cell>
          <table:table-cell office:value-type="float" office:value="-59.4055843086243" calcext:value-type="float">
            <text:p>-59,4055843086243</text:p>
          </table:table-cell>
          <table:table-cell office:value-type="float" office:value="-59.3546965713501" calcext:value-type="float">
            <text:p>-59,3546965713501</text:p>
          </table:table-cell>
          <table:table-cell office:value-type="float" office:value="-59.2756717185974" calcext:value-type="float">
            <text:p>-59,2756717185974</text:p>
          </table:table-cell>
          <table:table-cell office:value-type="float" office:value="-59.3560135192871" calcext:value-type="float">
            <text:p>-59,3560135192871</text:p>
          </table:table-cell>
          <table:table-cell office:value-type="float" office:value="-59.407826625824" calcext:value-type="float">
            <text:p>-59,407826625824</text:p>
          </table:table-cell>
          <table:table-cell office:value-type="float" office:value="-59.3466894378662" calcext:value-type="float">
            <text:p>-59,3466894378662</text:p>
          </table:table-cell>
          <table:table-cell office:value-type="float" office:value="-59.2810225715637" calcext:value-type="float">
            <text:p>-59,2810225715637</text:p>
          </table:table-cell>
          <table:table-cell office:value-type="float" office:value="-59.3565929527283" calcext:value-type="float">
            <text:p>-59,3565929527283</text:p>
          </table:table-cell>
          <table:table-cell office:value-type="float" office:value="-59.4077510147095" calcext:value-type="float">
            <text:p>-59,4077510147095</text:p>
          </table:table-cell>
          <table:table-cell office:value-type="float" office:value="-59.3480076751709" calcext:value-type="float">
            <text:p>-59,3480076751709</text:p>
          </table:table-cell>
          <table:table-cell office:value-type="float" office:value="-59.2769392204285" calcext:value-type="float">
            <text:p>-59,2769392204285</text:p>
          </table:table-cell>
          <table:table-cell office:value-type="float" office:value="-59.3604866065979" calcext:value-type="float">
            <text:p>-59,3604866065979</text:p>
          </table:table-cell>
          <table:table-cell office:value-type="float" office:value="-59.4055585784912" calcext:value-type="float">
            <text:p>-59,4055585784912</text:p>
          </table:table-cell>
          <table:table-cell office:value-type="float" office:value="-59.3462637367249" calcext:value-type="float">
            <text:p>-59,3462637367249</text:p>
          </table:table-cell>
          <table:table-cell office:value-type="float" office:value="-59.278400478363" calcext:value-type="float">
            <text:p>-59,278400478363</text:p>
          </table:table-cell>
          <table:table-cell office:value-type="float" office:value="-59.3571513252258" calcext:value-type="float">
            <text:p>-59,3571513252258</text:p>
          </table:table-cell>
          <table:table-cell office:value-type="float" office:value="-59.408630657196" calcext:value-type="float">
            <text:p>-59,408630657196</text:p>
          </table:table-cell>
          <table:table-cell office:value-type="float" office:value="-59.3464500694275" calcext:value-type="float">
            <text:p>-59,3464500694275</text:p>
          </table:table-cell>
          <table:table-cell office:value-type="float" office:value="-59.2783141708374" calcext:value-type="float">
            <text:p>-59,2783141708374</text:p>
          </table:table-cell>
          <table:table-cell office:value-type="float" office:value="-59.3563273124695" calcext:value-type="float">
            <text:p>-59,3563273124695</text:p>
          </table:table-cell>
          <table:table-cell office:value-type="float" office:value="-59.4049939613342" calcext:value-type="float">
            <text:p>-59,4049939613342</text:p>
          </table:table-cell>
          <table:table-cell office:value-type="float" office:value="-59.3434789619446" calcext:value-type="float">
            <text:p>-59,3434789619446</text:p>
          </table:table-cell>
          <table:table-cell office:value-type="float" office:value="-59.2786780586243" calcext:value-type="float">
            <text:p>-59,2786780586243</text:p>
          </table:table-cell>
          <table:table-cell office:value-type="float" office:value="-59.3573515548706" calcext:value-type="float">
            <text:p>-59,3573515548706</text:p>
          </table:table-cell>
          <table:table-cell office:value-type="float" office:value="-59.4102912063599" calcext:value-type="float">
            <text:p>-59,4102912063599</text:p>
          </table:table-cell>
          <table:table-cell office:value-type="float" office:value="-59.347953540802" calcext:value-type="float">
            <text:p>-59,347953540802</text:p>
          </table:table-cell>
          <table:table-cell office:value-type="float" office:value="-59.276685710907" calcext:value-type="float">
            <text:p>-59,276685710907</text:p>
          </table:table-cell>
          <table:table-cell office:value-type="float" office:value="-59.3575823783875" calcext:value-type="float">
            <text:p>-59,3575823783875</text:p>
          </table:table-cell>
          <table:table-cell office:value-type="float" office:value="-59.4084922523499" calcext:value-type="float">
            <text:p>-59,4084922523499</text:p>
          </table:table-cell>
          <table:table-cell office:value-type="float" office:value="-59.347168094635" calcext:value-type="float">
            <text:p>-59,347168094635</text:p>
          </table:table-cell>
          <table:table-cell office:value-type="float" office:value="-59.2756434173584" calcext:value-type="float">
            <text:p>-59,2756434173584</text:p>
          </table:table-cell>
          <table:table-cell office:value-type="float" office:value="-59.3555951118469" calcext:value-type="float">
            <text:p>-59,3555951118469</text:p>
          </table:table-cell>
          <table:table-cell office:value-type="float" office:value="-59.4043727798462" calcext:value-type="float">
            <text:p>-59,4043727798462</text:p>
          </table:table-cell>
          <table:table-cell office:value-type="float" office:value="-59.3422140007019" calcext:value-type="float">
            <text:p>-59,342214000701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.2801726303101" calcext:value-type="float">
            <text:p>-59,2801726303101</text:p>
          </table:table-cell>
          <table:table-cell office:value-type="float" office:value="-59.3570971603394" calcext:value-type="float">
            <text:p>-59,3570971603394</text:p>
          </table:table-cell>
          <table:table-cell office:value-type="float" office:value="-59.4109598350525" calcext:value-type="float">
            <text:p>-59,4109598350525</text:p>
          </table:table-cell>
          <table:table-cell office:value-type="float" office:value="-59.3554456825256" calcext:value-type="float">
            <text:p>-59,3554456825256</text:p>
          </table:table-cell>
          <table:table-cell office:value-type="float" office:value="-59.2667500457764" calcext:value-type="float">
            <text:p>-59,2667500457764</text:p>
          </table:table-cell>
          <table:table-cell office:value-type="float" office:value="-59.3638573112488" calcext:value-type="float">
            <text:p>-59,3638573112488</text:p>
          </table:table-cell>
          <table:table-cell office:value-type="float" office:value="-59.407525894165" calcext:value-type="float">
            <text:p>-59,407525894165</text:p>
          </table:table-cell>
          <table:table-cell office:value-type="float" office:value="-59.3436310081482" calcext:value-type="float">
            <text:p>-59,3436310081482</text:p>
          </table:table-cell>
          <table:table-cell office:value-type="float" office:value="-59.2724767913818" calcext:value-type="float">
            <text:p>-59,2724767913818</text:p>
          </table:table-cell>
          <table:table-cell office:value-type="float" office:value="-59.3537435035706" calcext:value-type="float">
            <text:p>-59,3537435035706</text:p>
          </table:table-cell>
          <table:table-cell office:value-type="float" office:value="-59.3972353935242" calcext:value-type="float">
            <text:p>-59,3972353935242</text:p>
          </table:table-cell>
          <table:table-cell office:value-type="float" office:value="-59.3428625221252" calcext:value-type="float">
            <text:p>-59,3428625221252</text:p>
          </table:table-cell>
          <table:table-cell office:value-type="float" office:value="-59.2707153511047" calcext:value-type="float">
            <text:p>-59,2707153511047</text:p>
          </table:table-cell>
          <table:table-cell office:value-type="float" office:value="-59.3515136146545" calcext:value-type="float">
            <text:p>-59,3515136146545</text:p>
          </table:table-cell>
          <table:table-cell office:value-type="float" office:value="-59.4007985877991" calcext:value-type="float">
            <text:p>-59,4007985877991</text:p>
          </table:table-cell>
          <table:table-cell office:value-type="float" office:value="-59.340790599823" calcext:value-type="float">
            <text:p>-59,340790599823</text:p>
          </table:table-cell>
          <table:table-cell office:value-type="float" office:value="-59.2763819618225" calcext:value-type="float">
            <text:p>-59,2763819618225</text:p>
          </table:table-cell>
          <table:table-cell office:value-type="float" office:value="-59.3514582176209" calcext:value-type="float">
            <text:p>-59,3514582176209</text:p>
          </table:table-cell>
          <table:table-cell office:value-type="float" office:value="-59.4084746589661" calcext:value-type="float">
            <text:p>-59,4084746589661</text:p>
          </table:table-cell>
          <table:table-cell office:value-type="float" office:value="-59.3443320236206" calcext:value-type="float">
            <text:p>-59,3443320236206</text:p>
          </table:table-cell>
          <table:table-cell office:value-type="float" office:value="-59.2758036193848" calcext:value-type="float">
            <text:p>-59,2758036193848</text:p>
          </table:table-cell>
          <table:table-cell office:value-type="float" office:value="-59.3567942733765" calcext:value-type="float">
            <text:p>-59,3567942733765</text:p>
          </table:table-cell>
          <table:table-cell office:value-type="float" office:value="-59.4037040557861" calcext:value-type="float">
            <text:p>-59,4037040557861</text:p>
          </table:table-cell>
          <table:table-cell office:value-type="float" office:value="-59.3446089935303" calcext:value-type="float">
            <text:p>-59,3446089935303</text:p>
          </table:table-cell>
          <table:table-cell office:value-type="float" office:value="-59.2730967712402" calcext:value-type="float">
            <text:p>-59,2730967712402</text:p>
          </table:table-cell>
          <table:table-cell office:value-type="float" office:value="-59.3513957214355" calcext:value-type="float">
            <text:p>-59,3513957214355</text:p>
          </table:table-cell>
          <table:table-cell office:value-type="float" office:value="-59.4046023979187" calcext:value-type="float">
            <text:p>-59,4046023979187</text:p>
          </table:table-cell>
          <table:table-cell office:value-type="float" office:value="-59.3432274665833" calcext:value-type="float">
            <text:p>-59,3432274665833</text:p>
          </table:table-cell>
          <table:table-cell office:value-type="float" office:value="-59.2733506202698" calcext:value-type="float">
            <text:p>-59,2733506202698</text:p>
          </table:table-cell>
          <table:table-cell office:value-type="float" office:value="-59.3536000747681" calcext:value-type="float">
            <text:p>-59,3536000747681</text:p>
          </table:table-cell>
          <table:table-cell office:value-type="float" office:value="-59.4036696395874" calcext:value-type="float">
            <text:p>-59,4036696395874</text:p>
          </table:table-cell>
          <table:table-cell office:value-type="float" office:value="-59.3422120094299" calcext:value-type="float">
            <text:p>-59,3422120094299</text:p>
          </table:table-cell>
          <table:table-cell office:value-type="float" office:value="-59.2740084877014" calcext:value-type="float">
            <text:p>-59,2740084877014</text:p>
          </table:table-cell>
          <table:table-cell office:value-type="float" office:value="-59.3528845443726" calcext:value-type="float">
            <text:p>-59,3528845443726</text:p>
          </table:table-cell>
          <table:table-cell office:value-type="float" office:value="-59.4022984962463" calcext:value-type="float">
            <text:p>-59,4022984962463</text:p>
          </table:table-cell>
          <table:table-cell office:value-type="float" office:value="-59.3398186607361" calcext:value-type="float">
            <text:p>-59,3398186607361</text:p>
          </table:table-cell>
          <table:table-cell office:value-type="float" office:value="-59.2734661712647" calcext:value-type="float">
            <text:p>-59,2734661712647</text:p>
          </table:table-cell>
          <table:table-cell office:value-type="float" office:value="-59.3505982131958" calcext:value-type="float">
            <text:p>-59,3505982131958</text:p>
          </table:table-cell>
          <table:table-cell office:value-type="float" office:value="-59.4001703796387" calcext:value-type="float">
            <text:p>-59,4001703796387</text:p>
          </table:table-cell>
          <table:table-cell office:value-type="float" office:value="-59.3419026641846" calcext:value-type="float">
            <text:p>-59,341902664184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9.2655100402832" calcext:value-type="float">
            <text:p>-59,2655100402832</text:p>
          </table:table-cell>
          <table:table-cell office:value-type="float" office:value="-59.3503442955017" calcext:value-type="float">
            <text:p>-59,3503442955017</text:p>
          </table:table-cell>
          <table:table-cell office:value-type="float" office:value="-59.3967928276062" calcext:value-type="float">
            <text:p>-59,3967928276062</text:p>
          </table:table-cell>
          <table:table-cell office:value-type="float" office:value="-59.346137752533" calcext:value-type="float">
            <text:p>-59,346137752533</text:p>
          </table:table-cell>
          <table:table-cell office:value-type="float" office:value="-59.2853829269409" calcext:value-type="float">
            <text:p>-59,2853829269409</text:p>
          </table:table-cell>
          <table:table-cell office:value-type="float" office:value="-59.3514677848816" calcext:value-type="float">
            <text:p>-59,3514677848816</text:p>
          </table:table-cell>
          <table:table-cell office:value-type="float" office:value="-59.4081372833252" calcext:value-type="float">
            <text:p>-59,4081372833252</text:p>
          </table:table-cell>
          <table:table-cell office:value-type="float" office:value="-59.3438821563721" calcext:value-type="float">
            <text:p>-59,3438821563721</text:p>
          </table:table-cell>
          <table:table-cell office:value-type="float" office:value="-59.2700319137573" calcext:value-type="float">
            <text:p>-59,2700319137573</text:p>
          </table:table-cell>
          <table:table-cell office:value-type="float" office:value="-59.3593609657288" calcext:value-type="float">
            <text:p>-59,3593609657288</text:p>
          </table:table-cell>
          <table:table-cell office:value-type="float" office:value="-59.40083385849" calcext:value-type="float">
            <text:p>-59,40083385849</text:p>
          </table:table-cell>
          <table:table-cell office:value-type="float" office:value="-59.3411927986145" calcext:value-type="float">
            <text:p>-59,3411927986145</text:p>
          </table:table-cell>
          <table:table-cell office:value-type="float" office:value="-59.2697845115662" calcext:value-type="float">
            <text:p>-59,2697845115662</text:p>
          </table:table-cell>
          <table:table-cell office:value-type="float" office:value="-59.3573515853882" calcext:value-type="float">
            <text:p>-59,3573515853882</text:p>
          </table:table-cell>
          <table:table-cell office:value-type="float" office:value="-59.3999137191773" calcext:value-type="float">
            <text:p>-59,3999137191773</text:p>
          </table:table-cell>
          <table:table-cell office:value-type="float" office:value="-59.3421728820801" calcext:value-type="float">
            <text:p>-59,3421728820801</text:p>
          </table:table-cell>
          <table:table-cell office:value-type="float" office:value="-59.2708381576538" calcext:value-type="float">
            <text:p>-59,2708381576538</text:p>
          </table:table-cell>
          <table:table-cell office:value-type="float" office:value="-59.3530129966736" calcext:value-type="float">
            <text:p>-59,3530129966736</text:p>
          </table:table-cell>
          <table:table-cell office:value-type="float" office:value="-59.4080769996643" calcext:value-type="float">
            <text:p>-59,4080769996643</text:p>
          </table:table-cell>
          <table:table-cell office:value-type="float" office:value="-59.3441272087097" calcext:value-type="float">
            <text:p>-59,3441272087097</text:p>
          </table:table-cell>
          <table:table-cell office:value-type="float" office:value="-59.2749760437012" calcext:value-type="float">
            <text:p>-59,2749760437012</text:p>
          </table:table-cell>
          <table:table-cell office:value-type="float" office:value="-59.3559128227234" calcext:value-type="float">
            <text:p>-59,3559128227234</text:p>
          </table:table-cell>
          <table:table-cell office:value-type="float" office:value="-59.4099190597534" calcext:value-type="float">
            <text:p>-59,4099190597534</text:p>
          </table:table-cell>
          <table:table-cell office:value-type="float" office:value="-59.3435383682251" calcext:value-type="float">
            <text:p>-59,3435383682251</text:p>
          </table:table-cell>
          <table:table-cell office:value-type="float" office:value="-59.2743568305969" calcext:value-type="float">
            <text:p>-59,2743568305969</text:p>
          </table:table-cell>
          <table:table-cell office:value-type="float" office:value="-59.3554707107544" calcext:value-type="float">
            <text:p>-59,3554707107544</text:p>
          </table:table-cell>
          <table:table-cell office:value-type="float" office:value="-59.4050483932495" calcext:value-type="float">
            <text:p>-59,4050483932495</text:p>
          </table:table-cell>
          <table:table-cell office:value-type="float" office:value="-59.3433999938965" calcext:value-type="float">
            <text:p>-59,3433999938965</text:p>
          </table:table-cell>
          <table:table-cell office:value-type="float" office:value="-59.2728834037781" calcext:value-type="float">
            <text:p>-59,2728834037781</text:p>
          </table:table-cell>
          <table:table-cell office:value-type="float" office:value="-59.3543641052246" calcext:value-type="float">
            <text:p>-59,3543641052246</text:p>
          </table:table-cell>
          <table:table-cell office:value-type="float" office:value="-59.4044783363342" calcext:value-type="float">
            <text:p>-59,4044783363342</text:p>
          </table:table-cell>
          <table:table-cell office:value-type="float" office:value="-59.3421681900024" calcext:value-type="float">
            <text:p>-59,3421681900024</text:p>
          </table:table-cell>
          <table:table-cell office:value-type="float" office:value="-59.2749894447327" calcext:value-type="float">
            <text:p>-59,2749894447327</text:p>
          </table:table-cell>
          <table:table-cell office:value-type="float" office:value="-59.354762638092" calcext:value-type="float">
            <text:p>-59,354762638092</text:p>
          </table:table-cell>
          <table:table-cell office:value-type="float" office:value="-59.4051061325073" calcext:value-type="float">
            <text:p>-59,4051061325073</text:p>
          </table:table-cell>
          <table:table-cell office:value-type="float" office:value="-59.34314453125" calcext:value-type="float">
            <text:p>-59,34314453125</text:p>
          </table:table-cell>
          <table:table-cell office:value-type="float" office:value="-59.2752870407105" calcext:value-type="float">
            <text:p>-59,2752870407105</text:p>
          </table:table-cell>
          <table:table-cell office:value-type="float" office:value="-59.3531517982483" calcext:value-type="float">
            <text:p>-59,3531517982483</text:p>
          </table:table-cell>
          <table:table-cell office:value-type="float" office:value="-59.4038749465942" calcext:value-type="float">
            <text:p>-59,4038749465942</text:p>
          </table:table-cell>
          <table:table-cell office:value-type="float" office:value="-59.3426244621277" calcext:value-type="float">
            <text:p>-59,342624462127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9.279425239563" calcext:value-type="float">
            <text:p>-59,279425239563</text:p>
          </table:table-cell>
          <table:table-cell office:value-type="float" office:value="-59.3459749908447" calcext:value-type="float">
            <text:p>-59,3459749908447</text:p>
          </table:table-cell>
          <table:table-cell office:value-type="float" office:value="-59.4021758079529" calcext:value-type="float">
            <text:p>-59,4021758079529</text:p>
          </table:table-cell>
          <table:table-cell office:value-type="float" office:value="-59.3325666694641" calcext:value-type="float">
            <text:p>-59,3325666694641</text:p>
          </table:table-cell>
          <table:table-cell office:value-type="float" office:value="-59.2840833435059" calcext:value-type="float">
            <text:p>-59,2840833435059</text:p>
          </table:table-cell>
          <table:table-cell office:value-type="float" office:value="-59.3682542915344" calcext:value-type="float">
            <text:p>-59,3682542915344</text:p>
          </table:table-cell>
          <table:table-cell office:value-type="float" office:value="-59.4135691108704" calcext:value-type="float">
            <text:p>-59,4135691108704</text:p>
          </table:table-cell>
          <table:table-cell office:value-type="float" office:value="-59.3438449859619" calcext:value-type="float">
            <text:p>-59,3438449859619</text:p>
          </table:table-cell>
          <table:table-cell office:value-type="float" office:value="-59.264175491333" calcext:value-type="float">
            <text:p>-59,264175491333</text:p>
          </table:table-cell>
          <table:table-cell office:value-type="float" office:value="-59.3541193618774" calcext:value-type="float">
            <text:p>-59,3541193618774</text:p>
          </table:table-cell>
          <table:table-cell office:value-type="float" office:value="-59.3971212997437" calcext:value-type="float">
            <text:p>-59,3971212997437</text:p>
          </table:table-cell>
          <table:table-cell office:value-type="float" office:value="-59.3388659820557" calcext:value-type="float">
            <text:p>-59,3388659820557</text:p>
          </table:table-cell>
          <table:table-cell office:value-type="float" office:value="-59.274794418335" calcext:value-type="float">
            <text:p>-59,274794418335</text:p>
          </table:table-cell>
          <table:table-cell office:value-type="float" office:value="-59.3501660079956" calcext:value-type="float">
            <text:p>-59,3501660079956</text:p>
          </table:table-cell>
          <table:table-cell office:value-type="float" office:value="-59.4017049713135" calcext:value-type="float">
            <text:p>-59,4017049713135</text:p>
          </table:table-cell>
          <table:table-cell office:value-type="float" office:value="-59.3407806854248" calcext:value-type="float">
            <text:p>-59,3407806854248</text:p>
          </table:table-cell>
          <table:table-cell office:value-type="float" office:value="-59.2693841934204" calcext:value-type="float">
            <text:p>-59,2693841934204</text:p>
          </table:table-cell>
          <table:table-cell office:value-type="float" office:value="-59.3538253631592" calcext:value-type="float">
            <text:p>-59,3538253631592</text:p>
          </table:table-cell>
          <table:table-cell office:value-type="float" office:value="-59.4038436431885" calcext:value-type="float">
            <text:p>-59,4038436431885</text:p>
          </table:table-cell>
          <table:table-cell office:value-type="float" office:value="-59.3429244041443" calcext:value-type="float">
            <text:p>-59,3429244041443</text:p>
          </table:table-cell>
          <table:table-cell office:value-type="float" office:value="-59.2752795372009" calcext:value-type="float">
            <text:p>-59,2752795372009</text:p>
          </table:table-cell>
          <table:table-cell office:value-type="float" office:value="-59.3518123168945" calcext:value-type="float">
            <text:p>-59,3518123168945</text:p>
          </table:table-cell>
          <table:table-cell office:value-type="float" office:value="-59.4013467025757" calcext:value-type="float">
            <text:p>-59,4013467025757</text:p>
          </table:table-cell>
          <table:table-cell office:value-type="float" office:value="-59.3428492088318" calcext:value-type="float">
            <text:p>-59,3428492088318</text:p>
          </table:table-cell>
          <table:table-cell office:value-type="float" office:value="-59.2728015823364" calcext:value-type="float">
            <text:p>-59,2728015823364</text:p>
          </table:table-cell>
          <table:table-cell office:value-type="float" office:value="-59.3505918960571" calcext:value-type="float">
            <text:p>-59,3505918960571</text:p>
          </table:table-cell>
          <table:table-cell office:value-type="float" office:value="-59.4016381416321" calcext:value-type="float">
            <text:p>-59,4016381416321</text:p>
          </table:table-cell>
          <table:table-cell office:value-type="float" office:value="-59.3410371551514" calcext:value-type="float">
            <text:p>-59,3410371551514</text:p>
          </table:table-cell>
          <table:table-cell office:value-type="float" office:value="-59.2724058074951" calcext:value-type="float">
            <text:p>-59,2724058074951</text:p>
          </table:table-cell>
          <table:table-cell office:value-type="float" office:value="-59.3550816650391" calcext:value-type="float">
            <text:p>-59,3550816650391</text:p>
          </table:table-cell>
          <table:table-cell office:value-type="float" office:value="-59.4039605865479" calcext:value-type="float">
            <text:p>-59,4039605865479</text:p>
          </table:table-cell>
          <table:table-cell office:value-type="float" office:value="-59.3415124359131" calcext:value-type="float">
            <text:p>-59,3415124359131</text:p>
          </table:table-cell>
          <table:table-cell office:value-type="float" office:value="-59.2739081573486" calcext:value-type="float">
            <text:p>-59,2739081573486</text:p>
          </table:table-cell>
          <table:table-cell office:value-type="float" office:value="-59.3554997367859" calcext:value-type="float">
            <text:p>-59,3554997367859</text:p>
          </table:table-cell>
          <table:table-cell office:value-type="float" office:value="-59.4034618721008" calcext:value-type="float">
            <text:p>-59,4034618721008</text:p>
          </table:table-cell>
          <table:table-cell office:value-type="float" office:value="-59.3412894325256" calcext:value-type="float">
            <text:p>-59,3412894325256</text:p>
          </table:table-cell>
          <table:table-cell office:value-type="float" office:value="-59.2702660064697" calcext:value-type="float">
            <text:p>-59,2702660064697</text:p>
          </table:table-cell>
          <table:table-cell office:value-type="float" office:value="-59.3480409469605" calcext:value-type="float">
            <text:p>-59,3480409469605</text:p>
          </table:table-cell>
          <table:table-cell office:value-type="float" office:value="-59.3995985069275" calcext:value-type="float">
            <text:p>-59,3995985069275</text:p>
          </table:table-cell>
          <table:table-cell office:value-type="float" office:value="-59.3392076034546" calcext:value-type="float">
            <text:p>-59,339207603454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9.2787877082825" calcext:value-type="float">
            <text:p>-59,2787877082825</text:p>
          </table:table-cell>
          <table:table-cell office:value-type="float" office:value="-59.3472472572327" calcext:value-type="float">
            <text:p>-59,3472472572327</text:p>
          </table:table-cell>
          <table:table-cell office:value-type="float" office:value="-59.3972865180969" calcext:value-type="float">
            <text:p>-59,3972865180969</text:p>
          </table:table-cell>
          <table:table-cell office:value-type="float" office:value="-59.3446846656799" calcext:value-type="float">
            <text:p>-59,3446846656799</text:p>
          </table:table-cell>
          <table:table-cell office:value-type="float" office:value="-59.2702185287476" calcext:value-type="float">
            <text:p>-59,2702185287476</text:p>
          </table:table-cell>
          <table:table-cell office:value-type="float" office:value="-59.3604214859009" calcext:value-type="float">
            <text:p>-59,3604214859009</text:p>
          </table:table-cell>
          <table:table-cell office:value-type="float" office:value="-59.4020557861328" calcext:value-type="float">
            <text:p>-59,4020557861328</text:p>
          </table:table-cell>
          <table:table-cell office:value-type="float" office:value="-59.3451651268005" calcext:value-type="float">
            <text:p>-59,3451651268005</text:p>
          </table:table-cell>
          <table:table-cell office:value-type="float" office:value="-59.2806934356689" calcext:value-type="float">
            <text:p>-59,2806934356689</text:p>
          </table:table-cell>
          <table:table-cell office:value-type="float" office:value="-59.3533500099182" calcext:value-type="float">
            <text:p>-59,3533500099182</text:p>
          </table:table-cell>
          <table:table-cell office:value-type="float" office:value="-59.4019807128906" calcext:value-type="float">
            <text:p>-59,4019807128906</text:p>
          </table:table-cell>
          <table:table-cell office:value-type="float" office:value="-59.3400575256348" calcext:value-type="float">
            <text:p>-59,3400575256348</text:p>
          </table:table-cell>
          <table:table-cell office:value-type="float" office:value="-59.2694157600403" calcext:value-type="float">
            <text:p>-59,2694157600403</text:p>
          </table:table-cell>
          <table:table-cell office:value-type="float" office:value="-59.3519967498779" calcext:value-type="float">
            <text:p>-59,3519967498779</text:p>
          </table:table-cell>
          <table:table-cell office:value-type="float" office:value="-59.4038652076721" calcext:value-type="float">
            <text:p>-59,4038652076721</text:p>
          </table:table-cell>
          <table:table-cell office:value-type="float" office:value="-59.3407132987976" calcext:value-type="float">
            <text:p>-59,3407132987976</text:p>
          </table:table-cell>
          <table:table-cell office:value-type="float" office:value="-59.2739887390137" calcext:value-type="float">
            <text:p>-59,2739887390137</text:p>
          </table:table-cell>
          <table:table-cell office:value-type="float" office:value="-59.355138507843" calcext:value-type="float">
            <text:p>-59,355138507843</text:p>
          </table:table-cell>
          <table:table-cell office:value-type="float" office:value="-59.4035123100281" calcext:value-type="float">
            <text:p>-59,4035123100281</text:p>
          </table:table-cell>
          <table:table-cell office:value-type="float" office:value="-59.344364025116" calcext:value-type="float">
            <text:p>-59,344364025116</text:p>
          </table:table-cell>
          <table:table-cell office:value-type="float" office:value="-59.2745865631104" calcext:value-type="float">
            <text:p>-59,2745865631104</text:p>
          </table:table-cell>
          <table:table-cell office:value-type="float" office:value="-59.3488743247986" calcext:value-type="float">
            <text:p>-59,3488743247986</text:p>
          </table:table-cell>
          <table:table-cell office:value-type="float" office:value="-59.4055517501831" calcext:value-type="float">
            <text:p>-59,4055517501831</text:p>
          </table:table-cell>
          <table:table-cell office:value-type="float" office:value="-59.3383453521729" calcext:value-type="float">
            <text:p>-59,3383453521729</text:p>
          </table:table-cell>
          <table:table-cell office:value-type="float" office:value="-59.2745576553345" calcext:value-type="float">
            <text:p>-59,2745576553345</text:p>
          </table:table-cell>
          <table:table-cell office:value-type="float" office:value="-59.3535783195496" calcext:value-type="float">
            <text:p>-59,3535783195496</text:p>
          </table:table-cell>
          <table:table-cell office:value-type="float" office:value="-59.4037497024536" calcext:value-type="float">
            <text:p>-59,4037497024536</text:p>
          </table:table-cell>
          <table:table-cell office:value-type="float" office:value="-59.3430307388306" calcext:value-type="float">
            <text:p>-59,3430307388306</text:p>
          </table:table-cell>
          <table:table-cell office:value-type="float" office:value="-59.2713339309692" calcext:value-type="float">
            <text:p>-59,2713339309692</text:p>
          </table:table-cell>
          <table:table-cell office:value-type="float" office:value="-59.3516044807434" calcext:value-type="float">
            <text:p>-59,3516044807434</text:p>
          </table:table-cell>
          <table:table-cell office:value-type="float" office:value="-59.4036665992737" calcext:value-type="float">
            <text:p>-59,4036665992737</text:p>
          </table:table-cell>
          <table:table-cell office:value-type="float" office:value="-59.3402786560059" calcext:value-type="float">
            <text:p>-59,3402786560059</text:p>
          </table:table-cell>
          <table:table-cell office:value-type="float" office:value="-59.2738484306335" calcext:value-type="float">
            <text:p>-59,2738484306335</text:p>
          </table:table-cell>
          <table:table-cell office:value-type="float" office:value="-59.3534018363953" calcext:value-type="float">
            <text:p>-59,3534018363953</text:p>
          </table:table-cell>
          <table:table-cell office:value-type="float" office:value="-59.4033396224976" calcext:value-type="float">
            <text:p>-59,4033396224976</text:p>
          </table:table-cell>
          <table:table-cell office:value-type="float" office:value="-59.3399805717468" calcext:value-type="float">
            <text:p>-59,3399805717468</text:p>
          </table:table-cell>
          <table:table-cell office:value-type="float" office:value="-59.2717779922485" calcext:value-type="float">
            <text:p>-59,2717779922485</text:p>
          </table:table-cell>
          <table:table-cell office:value-type="float" office:value="-59.3504693222046" calcext:value-type="float">
            <text:p>-59,3504693222046</text:p>
          </table:table-cell>
          <table:table-cell office:value-type="float" office:value="-59.399383190155" calcext:value-type="float">
            <text:p>-59,399383190155</text:p>
          </table:table-cell>
          <table:table-cell office:value-type="float" office:value="-59.338700668335" calcext:value-type="float">
            <text:p>-59,3387006683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9.2707539558411" calcext:value-type="float">
            <text:p>-59,2707539558411</text:p>
          </table:table-cell>
          <table:table-cell office:value-type="float" office:value="-59.3514693336487" calcext:value-type="float">
            <text:p>-59,3514693336487</text:p>
          </table:table-cell>
          <table:table-cell office:value-type="float" office:value="-59.3991178474426" calcext:value-type="float">
            <text:p>-59,3991178474426</text:p>
          </table:table-cell>
          <table:table-cell office:value-type="float" office:value="-59.3431723213196" calcext:value-type="float">
            <text:p>-59,3431723213196</text:p>
          </table:table-cell>
          <table:table-cell office:value-type="float" office:value="-59.272774181366" calcext:value-type="float">
            <text:p>-59,272774181366</text:p>
          </table:table-cell>
          <table:table-cell office:value-type="float" office:value="-59.3600731811523" calcext:value-type="float">
            <text:p>-59,3600731811523</text:p>
          </table:table-cell>
          <table:table-cell office:value-type="float" office:value="-59.4142685966492" calcext:value-type="float">
            <text:p>-59,4142685966492</text:p>
          </table:table-cell>
          <table:table-cell office:value-type="float" office:value="-59.3431084327698" calcext:value-type="float">
            <text:p>-59,3431084327698</text:p>
          </table:table-cell>
          <table:table-cell office:value-type="float" office:value="-59.2767283859253" calcext:value-type="float">
            <text:p>-59,2767283859253</text:p>
          </table:table-cell>
          <table:table-cell office:value-type="float" office:value="-59.352419506073" calcext:value-type="float">
            <text:p>-59,352419506073</text:p>
          </table:table-cell>
          <table:table-cell office:value-type="float" office:value="-59.4102063140869" calcext:value-type="float">
            <text:p>-59,4102063140869</text:p>
          </table:table-cell>
          <table:table-cell office:value-type="float" office:value="-59.3408196487427" calcext:value-type="float">
            <text:p>-59,3408196487427</text:p>
          </table:table-cell>
          <table:table-cell office:value-type="float" office:value="-59.273203212738" calcext:value-type="float">
            <text:p>-59,273203212738</text:p>
          </table:table-cell>
          <table:table-cell office:value-type="float" office:value="-59.3578476676941" calcext:value-type="float">
            <text:p>-59,3578476676941</text:p>
          </table:table-cell>
          <table:table-cell office:value-type="float" office:value="-59.4035742797852" calcext:value-type="float">
            <text:p>-59,4035742797852</text:p>
          </table:table-cell>
          <table:table-cell office:value-type="float" office:value="-59.3411831359863" calcext:value-type="float">
            <text:p>-59,3411831359863</text:p>
          </table:table-cell>
          <table:table-cell office:value-type="float" office:value="-59.2779977264404" calcext:value-type="float">
            <text:p>-59,2779977264404</text:p>
          </table:table-cell>
          <table:table-cell office:value-type="float" office:value="-59.3602877044678" calcext:value-type="float">
            <text:p>-59,3602877044678</text:p>
          </table:table-cell>
          <table:table-cell office:value-type="float" office:value="-59.4028877944946" calcext:value-type="float">
            <text:p>-59,4028877944946</text:p>
          </table:table-cell>
          <table:table-cell office:value-type="float" office:value="-59.3431103553772" calcext:value-type="float">
            <text:p>-59,3431103553772</text:p>
          </table:table-cell>
          <table:table-cell office:value-type="float" office:value="-59.2745175170898" calcext:value-type="float">
            <text:p>-59,2745175170898</text:p>
          </table:table-cell>
          <table:table-cell office:value-type="float" office:value="-59.3508173980713" calcext:value-type="float">
            <text:p>-59,3508173980713</text:p>
          </table:table-cell>
          <table:table-cell office:value-type="float" office:value="-59.4059253692627" calcext:value-type="float">
            <text:p>-59,4059253692627</text:p>
          </table:table-cell>
          <table:table-cell office:value-type="float" office:value="-59.3402425498962" calcext:value-type="float">
            <text:p>-59,3402425498962</text:p>
          </table:table-cell>
          <table:table-cell office:value-type="float" office:value="-59.2765875244141" calcext:value-type="float">
            <text:p>-59,2765875244141</text:p>
          </table:table-cell>
          <table:table-cell office:value-type="float" office:value="-59.3528915138245" calcext:value-type="float">
            <text:p>-59,3528915138245</text:p>
          </table:table-cell>
          <table:table-cell office:value-type="float" office:value="-59.4039868469238" calcext:value-type="float">
            <text:p>-59,4039868469238</text:p>
          </table:table-cell>
          <table:table-cell office:value-type="float" office:value="-59.344129398346" calcext:value-type="float">
            <text:p>-59,344129398346</text:p>
          </table:table-cell>
          <table:table-cell office:value-type="float" office:value="-59.2730891838074" calcext:value-type="float">
            <text:p>-59,2730891838074</text:p>
          </table:table-cell>
          <table:table-cell office:value-type="float" office:value="-59.3531284179688" calcext:value-type="float">
            <text:p>-59,3531284179688</text:p>
          </table:table-cell>
          <table:table-cell office:value-type="float" office:value="-59.4041825294495" calcext:value-type="float">
            <text:p>-59,4041825294495</text:p>
          </table:table-cell>
          <table:table-cell office:value-type="float" office:value="-59.3440420608521" calcext:value-type="float">
            <text:p>-59,3440420608521</text:p>
          </table:table-cell>
          <table:table-cell office:value-type="float" office:value="-59.2719039306641" calcext:value-type="float">
            <text:p>-59,2719039306641</text:p>
          </table:table-cell>
          <table:table-cell office:value-type="float" office:value="-59.35060105896" calcext:value-type="float">
            <text:p>-59,35060105896</text:p>
          </table:table-cell>
          <table:table-cell office:value-type="float" office:value="-59.4028625869751" calcext:value-type="float">
            <text:p>-59,4028625869751</text:p>
          </table:table-cell>
          <table:table-cell office:value-type="float" office:value="-59.3401410865784" calcext:value-type="float">
            <text:p>-59,3401410865784</text:p>
          </table:table-cell>
          <table:table-cell office:value-type="float" office:value="-59.2743882522583" calcext:value-type="float">
            <text:p>-59,2743882522583</text:p>
          </table:table-cell>
          <table:table-cell office:value-type="float" office:value="-59.3498449859619" calcext:value-type="float">
            <text:p>-59,3498449859619</text:p>
          </table:table-cell>
          <table:table-cell office:value-type="float" office:value="-59.4002025184631" calcext:value-type="float">
            <text:p>-59,4002025184631</text:p>
          </table:table-cell>
          <table:table-cell office:value-type="float" office:value="-59.3394251289368" calcext:value-type="float">
            <text:p>-59,33942512893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9.2738781661987" calcext:value-type="float">
            <text:p>-59,2738781661987</text:p>
          </table:table-cell>
          <table:table-cell office:value-type="float" office:value="-59.3626164932251" calcext:value-type="float">
            <text:p>-59,3626164932251</text:p>
          </table:table-cell>
          <table:table-cell office:value-type="float" office:value="-59.4134503440857" calcext:value-type="float">
            <text:p>-59,4134503440857</text:p>
          </table:table-cell>
          <table:table-cell office:value-type="float" office:value="-59.3409167556763" calcext:value-type="float">
            <text:p>-59,3409167556763</text:p>
          </table:table-cell>
          <table:table-cell office:value-type="float" office:value="-59.2806582145691" calcext:value-type="float">
            <text:p>-59,2806582145691</text:p>
          </table:table-cell>
          <table:table-cell office:value-type="float" office:value="-59.3563402748108" calcext:value-type="float">
            <text:p>-59,3563402748108</text:p>
          </table:table-cell>
          <table:table-cell office:value-type="float" office:value="-59.4085432357788" calcext:value-type="float">
            <text:p>-59,4085432357788</text:p>
          </table:table-cell>
          <table:table-cell office:value-type="float" office:value="-59.3432757606506" calcext:value-type="float">
            <text:p>-59,3432757606506</text:p>
          </table:table-cell>
          <table:table-cell office:value-type="float" office:value="-59.2747066841126" calcext:value-type="float">
            <text:p>-59,2747066841126</text:p>
          </table:table-cell>
          <table:table-cell office:value-type="float" office:value="-59.3579672470093" calcext:value-type="float">
            <text:p>-59,3579672470093</text:p>
          </table:table-cell>
          <table:table-cell office:value-type="float" office:value="-59.4106851959229" calcext:value-type="float">
            <text:p>-59,4106851959229</text:p>
          </table:table-cell>
          <table:table-cell office:value-type="float" office:value="-59.3478199005127" calcext:value-type="float">
            <text:p>-59,3478199005127</text:p>
          </table:table-cell>
          <table:table-cell office:value-type="float" office:value="-59.2734566040039" calcext:value-type="float">
            <text:p>-59,2734566040039</text:p>
          </table:table-cell>
          <table:table-cell office:value-type="float" office:value="-59.3538215293884" calcext:value-type="float">
            <text:p>-59,3538215293884</text:p>
          </table:table-cell>
          <table:table-cell office:value-type="float" office:value="-59.40711170578" calcext:value-type="float">
            <text:p>-59,40711170578</text:p>
          </table:table-cell>
          <table:table-cell office:value-type="float" office:value="-59.3411037101746" calcext:value-type="float">
            <text:p>-59,3411037101746</text:p>
          </table:table-cell>
          <table:table-cell office:value-type="float" office:value="-59.2764399795532" calcext:value-type="float">
            <text:p>-59,2764399795532</text:p>
          </table:table-cell>
          <table:table-cell office:value-type="float" office:value="-59.3563923835754" calcext:value-type="float">
            <text:p>-59,3563923835754</text:p>
          </table:table-cell>
          <table:table-cell office:value-type="float" office:value="-59.40703565979" calcext:value-type="float">
            <text:p>-59,40703565979</text:p>
          </table:table-cell>
          <table:table-cell office:value-type="float" office:value="-59.3457377090454" calcext:value-type="float">
            <text:p>-59,3457377090454</text:p>
          </table:table-cell>
          <table:table-cell office:value-type="float" office:value="-59.2758049278259" calcext:value-type="float">
            <text:p>-59,2758049278259</text:p>
          </table:table-cell>
          <table:table-cell office:value-type="float" office:value="-59.3558596153259" calcext:value-type="float">
            <text:p>-59,3558596153259</text:p>
          </table:table-cell>
          <table:table-cell office:value-type="float" office:value="-59.4103140411377" calcext:value-type="float">
            <text:p>-59,4103140411377</text:p>
          </table:table-cell>
          <table:table-cell office:value-type="float" office:value="-59.3451787528992" calcext:value-type="float">
            <text:p>-59,3451787528992</text:p>
          </table:table-cell>
          <table:table-cell office:value-type="float" office:value="-59.2763538780212" calcext:value-type="float">
            <text:p>-59,2763538780212</text:p>
          </table:table-cell>
          <table:table-cell office:value-type="float" office:value="-59.355232624054" calcext:value-type="float">
            <text:p>-59,355232624054</text:p>
          </table:table-cell>
          <table:table-cell office:value-type="float" office:value="-59.4063385162354" calcext:value-type="float">
            <text:p>-59,4063385162354</text:p>
          </table:table-cell>
          <table:table-cell office:value-type="float" office:value="-59.3437590637207" calcext:value-type="float">
            <text:p>-59,3437590637207</text:p>
          </table:table-cell>
          <table:table-cell office:value-type="float" office:value="-59.2739293670654" calcext:value-type="float">
            <text:p>-59,2739293670654</text:p>
          </table:table-cell>
          <table:table-cell office:value-type="float" office:value="-59.3531736488342" calcext:value-type="float">
            <text:p>-59,3531736488342</text:p>
          </table:table-cell>
          <table:table-cell office:value-type="float" office:value="-59.4015581169128" calcext:value-type="float">
            <text:p>-59,4015581169128</text:p>
          </table:table-cell>
          <table:table-cell office:value-type="float" office:value="-59.3413063011169" calcext:value-type="float">
            <text:p>-59,3413063011169</text:p>
          </table:table-cell>
          <table:table-cell office:value-type="float" office:value="-59.2741208686829" calcext:value-type="float">
            <text:p>-59,2741208686829</text:p>
          </table:table-cell>
          <table:table-cell office:value-type="float" office:value="-59.354552406311" calcext:value-type="float">
            <text:p>-59,354552406311</text:p>
          </table:table-cell>
          <table:table-cell office:value-type="float" office:value="-59.4047607154846" calcext:value-type="float">
            <text:p>-59,4047607154846</text:p>
          </table:table-cell>
          <table:table-cell office:value-type="float" office:value="-59.3446759300232" calcext:value-type="float">
            <text:p>-59,3446759300232</text:p>
          </table:table-cell>
          <table:table-cell office:value-type="float" office:value="-59.2727707061768" calcext:value-type="float">
            <text:p>-59,2727707061768</text:p>
          </table:table-cell>
          <table:table-cell office:value-type="float" office:value="-59.3530790367127" calcext:value-type="float">
            <text:p>-59,3530790367127</text:p>
          </table:table-cell>
          <table:table-cell office:value-type="float" office:value="-59.402278301239" calcext:value-type="float">
            <text:p>-59,402278301239</text:p>
          </table:table-cell>
          <table:table-cell office:value-type="float" office:value="-59.341414855957" calcext:value-type="float">
            <text:p>-59,3414148559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9.2888198051453" calcext:value-type="float">
            <text:p>-59,2888198051453</text:p>
          </table:table-cell>
          <table:table-cell office:value-type="float" office:value="-59.3549117774963" calcext:value-type="float">
            <text:p>-59,3549117774963</text:p>
          </table:table-cell>
          <table:table-cell office:value-type="float" office:value="-59.4092341156006" calcext:value-type="float">
            <text:p>-59,4092341156006</text:p>
          </table:table-cell>
          <table:table-cell office:value-type="float" office:value="-59.34545104599" calcext:value-type="float">
            <text:p>-59,34545104599</text:p>
          </table:table-cell>
          <table:table-cell office:value-type="float" office:value="-59.272555973053" calcext:value-type="float">
            <text:p>-59,272555973053</text:p>
          </table:table-cell>
          <table:table-cell office:value-type="float" office:value="-59.3558330688477" calcext:value-type="float">
            <text:p>-59,3558330688477</text:p>
          </table:table-cell>
          <table:table-cell office:value-type="float" office:value="-59.413864402771" calcext:value-type="float">
            <text:p>-59,413864402771</text:p>
          </table:table-cell>
          <table:table-cell office:value-type="float" office:value="-59.34805701828" calcext:value-type="float">
            <text:p>-59,34805701828</text:p>
          </table:table-cell>
          <table:table-cell office:value-type="float" office:value="-59.2785188102722" calcext:value-type="float">
            <text:p>-59,2785188102722</text:p>
          </table:table-cell>
          <table:table-cell office:value-type="float" office:value="-59.3579442596436" calcext:value-type="float">
            <text:p>-59,3579442596436</text:p>
          </table:table-cell>
          <table:table-cell office:value-type="float" office:value="-59.4071673049927" calcext:value-type="float">
            <text:p>-59,4071673049927</text:p>
          </table:table-cell>
          <table:table-cell office:value-type="float" office:value="-59.3480908508301" calcext:value-type="float">
            <text:p>-59,3480908508301</text:p>
          </table:table-cell>
          <table:table-cell office:value-type="float" office:value="-59.2788952484131" calcext:value-type="float">
            <text:p>-59,2788952484131</text:p>
          </table:table-cell>
          <table:table-cell office:value-type="float" office:value="-59.3599661865234" calcext:value-type="float">
            <text:p>-59,3599661865234</text:p>
          </table:table-cell>
          <table:table-cell office:value-type="float" office:value="-59.4085956611633" calcext:value-type="float">
            <text:p>-59,4085956611633</text:p>
          </table:table-cell>
          <table:table-cell office:value-type="float" office:value="-59.347811050415" calcext:value-type="float">
            <text:p>-59,347811050415</text:p>
          </table:table-cell>
          <table:table-cell office:value-type="float" office:value="-59.2773645935059" calcext:value-type="float">
            <text:p>-59,2773645935059</text:p>
          </table:table-cell>
          <table:table-cell office:value-type="float" office:value="-59.3600825691223" calcext:value-type="float">
            <text:p>-59,3600825691223</text:p>
          </table:table-cell>
          <table:table-cell office:value-type="float" office:value="-59.4120577583313" calcext:value-type="float">
            <text:p>-59,4120577583313</text:p>
          </table:table-cell>
          <table:table-cell office:value-type="float" office:value="-59.3504187774658" calcext:value-type="float">
            <text:p>-59,3504187774658</text:p>
          </table:table-cell>
          <table:table-cell office:value-type="float" office:value="-59.2755238876343" calcext:value-type="float">
            <text:p>-59,2755238876343</text:p>
          </table:table-cell>
          <table:table-cell office:value-type="float" office:value="-59.358884098053" calcext:value-type="float">
            <text:p>-59,358884098053</text:p>
          </table:table-cell>
          <table:table-cell office:value-type="float" office:value="-59.4092713356018" calcext:value-type="float">
            <text:p>-59,4092713356018</text:p>
          </table:table-cell>
          <table:table-cell office:value-type="float" office:value="-59.3482312927246" calcext:value-type="float">
            <text:p>-59,3482312927246</text:p>
          </table:table-cell>
          <table:table-cell office:value-type="float" office:value="-59.2790167579651" calcext:value-type="float">
            <text:p>-59,2790167579651</text:p>
          </table:table-cell>
          <table:table-cell office:value-type="float" office:value="-59.360322555542" calcext:value-type="float">
            <text:p>-59,360322555542</text:p>
          </table:table-cell>
          <table:table-cell office:value-type="float" office:value="-59.4107258491516" calcext:value-type="float">
            <text:p>-59,4107258491516</text:p>
          </table:table-cell>
          <table:table-cell office:value-type="float" office:value="-59.3480435333252" calcext:value-type="float">
            <text:p>-59,3480435333252</text:p>
          </table:table-cell>
          <table:table-cell office:value-type="float" office:value="-59.27842628479" calcext:value-type="float">
            <text:p>-59,27842628479</text:p>
          </table:table-cell>
          <table:table-cell office:value-type="float" office:value="-59.3574533691406" calcext:value-type="float">
            <text:p>-59,3574533691406</text:p>
          </table:table-cell>
          <table:table-cell office:value-type="float" office:value="-59.4071836090088" calcext:value-type="float">
            <text:p>-59,4071836090088</text:p>
          </table:table-cell>
          <table:table-cell office:value-type="float" office:value="-59.3455414352417" calcext:value-type="float">
            <text:p>-59,3455414352417</text:p>
          </table:table-cell>
          <table:table-cell office:value-type="float" office:value="-59.2805173721314" calcext:value-type="float">
            <text:p>-59,2805173721314</text:p>
          </table:table-cell>
          <table:table-cell office:value-type="float" office:value="-59.3595920372009" calcext:value-type="float">
            <text:p>-59,3595920372009</text:p>
          </table:table-cell>
          <table:table-cell office:value-type="float" office:value="-59.4076029472351" calcext:value-type="float">
            <text:p>-59,4076029472351</text:p>
          </table:table-cell>
          <table:table-cell office:value-type="float" office:value="-59.3459304046631" calcext:value-type="float">
            <text:p>-59,3459304046631</text:p>
          </table:table-cell>
          <table:table-cell office:value-type="float" office:value="-59.2787516021729" calcext:value-type="float">
            <text:p>-59,2787516021729</text:p>
          </table:table-cell>
          <table:table-cell office:value-type="float" office:value="-59.357117477417" calcext:value-type="float">
            <text:p>-59,357117477417</text:p>
          </table:table-cell>
          <table:table-cell office:value-type="float" office:value="-59.4065870780945" calcext:value-type="float">
            <text:p>-59,4065870780945</text:p>
          </table:table-cell>
          <table:table-cell office:value-type="float" office:value="-59.3469869880676" calcext:value-type="float">
            <text:p>-59,346986988067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9.2786730461121" calcext:value-type="float">
            <text:p>-59,2786730461121</text:p>
          </table:table-cell>
          <table:table-cell office:value-type="float" office:value="-59.3610436401367" calcext:value-type="float">
            <text:p>-59,3610436401367</text:p>
          </table:table-cell>
          <table:table-cell office:value-type="float" office:value="-59.4027225189209" calcext:value-type="float">
            <text:p>-59,4027225189209</text:p>
          </table:table-cell>
          <table:table-cell office:value-type="float" office:value="-59.3595425949097" calcext:value-type="float">
            <text:p>-59,3595425949097</text:p>
          </table:table-cell>
          <table:table-cell office:value-type="float" office:value="-59.2706610336304" calcext:value-type="float">
            <text:p>-59,2706610336304</text:p>
          </table:table-cell>
          <table:table-cell office:value-type="float" office:value="-59.3673645935059" calcext:value-type="float">
            <text:p>-59,3673645935059</text:p>
          </table:table-cell>
          <table:table-cell office:value-type="float" office:value="-59.4167005691528" calcext:value-type="float">
            <text:p>-59,4167005691528</text:p>
          </table:table-cell>
          <table:table-cell office:value-type="float" office:value="-59.3580594902039" calcext:value-type="float">
            <text:p>-59,3580594902039</text:p>
          </table:table-cell>
          <table:table-cell office:value-type="float" office:value="-59.2827068634033" calcext:value-type="float">
            <text:p>-59,2827068634033</text:p>
          </table:table-cell>
          <table:table-cell office:value-type="float" office:value="-59.3606754341126" calcext:value-type="float">
            <text:p>-59,3606754341126</text:p>
          </table:table-cell>
          <table:table-cell office:value-type="float" office:value="-59.4064272422791" calcext:value-type="float">
            <text:p>-59,4064272422791</text:p>
          </table:table-cell>
          <table:table-cell office:value-type="float" office:value="-59.3503267364502" calcext:value-type="float">
            <text:p>-59,3503267364502</text:p>
          </table:table-cell>
          <table:table-cell office:value-type="float" office:value="-59.279168838501" calcext:value-type="float">
            <text:p>-59,279168838501</text:p>
          </table:table-cell>
          <table:table-cell office:value-type="float" office:value="-59.3661231651306" calcext:value-type="float">
            <text:p>-59,3661231651306</text:p>
          </table:table-cell>
          <table:table-cell office:value-type="float" office:value="-59.4152579193115" calcext:value-type="float">
            <text:p>-59,4152579193115</text:p>
          </table:table-cell>
          <table:table-cell office:value-type="float" office:value="-59.3494592704773" calcext:value-type="float">
            <text:p>-59,3494592704773</text:p>
          </table:table-cell>
          <table:table-cell office:value-type="float" office:value="-59.2832315940857" calcext:value-type="float">
            <text:p>-59,2832315940857</text:p>
          </table:table-cell>
          <table:table-cell office:value-type="float" office:value="-59.3632369003296" calcext:value-type="float">
            <text:p>-59,3632369003296</text:p>
          </table:table-cell>
          <table:table-cell office:value-type="float" office:value="-59.4097754974365" calcext:value-type="float">
            <text:p>-59,4097754974365</text:p>
          </table:table-cell>
          <table:table-cell office:value-type="float" office:value="-59.3503385467529" calcext:value-type="float">
            <text:p>-59,3503385467529</text:p>
          </table:table-cell>
          <table:table-cell office:value-type="float" office:value="-59.2784189682007" calcext:value-type="float">
            <text:p>-59,2784189682007</text:p>
          </table:table-cell>
          <table:table-cell office:value-type="float" office:value="-59.3543107681274" calcext:value-type="float">
            <text:p>-59,3543107681274</text:p>
          </table:table-cell>
          <table:table-cell office:value-type="float" office:value="-59.4080062332153" calcext:value-type="float">
            <text:p>-59,4080062332153</text:p>
          </table:table-cell>
          <table:table-cell office:value-type="float" office:value="-59.345335144043" calcext:value-type="float">
            <text:p>-59,345335144043</text:p>
          </table:table-cell>
          <table:table-cell office:value-type="float" office:value="-59.2826174049377" calcext:value-type="float">
            <text:p>-59,2826174049377</text:p>
          </table:table-cell>
          <table:table-cell office:value-type="float" office:value="-59.3611412811279" calcext:value-type="float">
            <text:p>-59,3611412811279</text:p>
          </table:table-cell>
          <table:table-cell office:value-type="float" office:value="-59.4105029983521" calcext:value-type="float">
            <text:p>-59,4105029983521</text:p>
          </table:table-cell>
          <table:table-cell office:value-type="float" office:value="-59.3508463973999" calcext:value-type="float">
            <text:p>-59,3508463973999</text:p>
          </table:table-cell>
          <table:table-cell office:value-type="float" office:value="-59.281699798584" calcext:value-type="float">
            <text:p>-59,281699798584</text:p>
          </table:table-cell>
          <table:table-cell office:value-type="float" office:value="-59.3631662712097" calcext:value-type="float">
            <text:p>-59,3631662712097</text:p>
          </table:table-cell>
          <table:table-cell office:value-type="float" office:value="-59.4106177520752" calcext:value-type="float">
            <text:p>-59,4106177520752</text:p>
          </table:table-cell>
          <table:table-cell office:value-type="float" office:value="-59.353353061676" calcext:value-type="float">
            <text:p>-59,353353061676</text:p>
          </table:table-cell>
          <table:table-cell office:value-type="float" office:value="-59.2838383178711" calcext:value-type="float">
            <text:p>-59,2838383178711</text:p>
          </table:table-cell>
          <table:table-cell office:value-type="float" office:value="-59.3624629325867" calcext:value-type="float">
            <text:p>-59,3624629325867</text:p>
          </table:table-cell>
          <table:table-cell office:value-type="float" office:value="-59.4120638961792" calcext:value-type="float">
            <text:p>-59,4120638961792</text:p>
          </table:table-cell>
          <table:table-cell office:value-type="float" office:value="-59.3523896522522" calcext:value-type="float">
            <text:p>-59,3523896522522</text:p>
          </table:table-cell>
          <table:table-cell office:value-type="float" office:value="-59.2828463745117" calcext:value-type="float">
            <text:p>-59,2828463745117</text:p>
          </table:table-cell>
          <table:table-cell office:value-type="float" office:value="-59.362713722229" calcext:value-type="float">
            <text:p>-59,362713722229</text:p>
          </table:table-cell>
          <table:table-cell office:value-type="float" office:value="-59.4134958839417" calcext:value-type="float">
            <text:p>-59,4134958839417</text:p>
          </table:table-cell>
          <table:table-cell office:value-type="float" office:value="-59.3509725608826" calcext:value-type="float">
            <text:p>-59,35097256088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9.2795898323059" calcext:value-type="float">
            <text:p>-59,2795898323059</text:p>
          </table:table-cell>
          <table:table-cell office:value-type="float" office:value="-59.369310749054" calcext:value-type="float">
            <text:p>-59,369310749054</text:p>
          </table:table-cell>
          <table:table-cell office:value-type="float" office:value="-59.4147748146057" calcext:value-type="float">
            <text:p>-59,4147748146057</text:p>
          </table:table-cell>
          <table:table-cell office:value-type="float" office:value="-59.3602996330261" calcext:value-type="float">
            <text:p>-59,3602996330261</text:p>
          </table:table-cell>
          <table:table-cell office:value-type="float" office:value="-59.2873777961731" calcext:value-type="float">
            <text:p>-59,2873777961731</text:p>
          </table:table-cell>
          <table:table-cell office:value-type="float" office:value="-59.3774323272705" calcext:value-type="float">
            <text:p>-59,3774323272705</text:p>
          </table:table-cell>
          <table:table-cell office:value-type="float" office:value="-59.4141331634522" calcext:value-type="float">
            <text:p>-59,4141331634522</text:p>
          </table:table-cell>
          <table:table-cell office:value-type="float" office:value="-59.3559385185242" calcext:value-type="float">
            <text:p>-59,3559385185242</text:p>
          </table:table-cell>
          <table:table-cell office:value-type="float" office:value="-59.2934141921997" calcext:value-type="float">
            <text:p>-59,2934141921997</text:p>
          </table:table-cell>
          <table:table-cell office:value-type="float" office:value="-59.3690904159546" calcext:value-type="float">
            <text:p>-59,3690904159546</text:p>
          </table:table-cell>
          <table:table-cell office:value-type="float" office:value="-59.4148373260498" calcext:value-type="float">
            <text:p>-59,4148373260498</text:p>
          </table:table-cell>
          <table:table-cell office:value-type="float" office:value="-59.3566236190796" calcext:value-type="float">
            <text:p>-59,3566236190796</text:p>
          </table:table-cell>
          <table:table-cell office:value-type="float" office:value="-59.2815156936646" calcext:value-type="float">
            <text:p>-59,2815156936646</text:p>
          </table:table-cell>
          <table:table-cell office:value-type="float" office:value="-59.3661417236328" calcext:value-type="float">
            <text:p>-59,3661417236328</text:p>
          </table:table-cell>
          <table:table-cell office:value-type="float" office:value="-59.4146822013855" calcext:value-type="float">
            <text:p>-59,4146822013855</text:p>
          </table:table-cell>
          <table:table-cell office:value-type="float" office:value="-59.3505540618896" calcext:value-type="float">
            <text:p>-59,3505540618896</text:p>
          </table:table-cell>
          <table:table-cell office:value-type="float" office:value="-59.2838914489746" calcext:value-type="float">
            <text:p>-59,2838914489746</text:p>
          </table:table-cell>
          <table:table-cell office:value-type="float" office:value="-59.3627022361755" calcext:value-type="float">
            <text:p>-59,3627022361755</text:p>
          </table:table-cell>
          <table:table-cell office:value-type="float" office:value="-59.419363948822" calcext:value-type="float">
            <text:p>-59,419363948822</text:p>
          </table:table-cell>
          <table:table-cell office:value-type="float" office:value="-59.3556661872864" calcext:value-type="float">
            <text:p>-59,3556661872864</text:p>
          </table:table-cell>
          <table:table-cell office:value-type="float" office:value="-59.2827160797119" calcext:value-type="float">
            <text:p>-59,2827160797119</text:p>
          </table:table-cell>
          <table:table-cell office:value-type="float" office:value="-59.3616756744385" calcext:value-type="float">
            <text:p>-59,3616756744385</text:p>
          </table:table-cell>
          <table:table-cell office:value-type="float" office:value="-59.4094070358276" calcext:value-type="float">
            <text:p>-59,4094070358276</text:p>
          </table:table-cell>
          <table:table-cell office:value-type="float" office:value="-59.3532109336853" calcext:value-type="float">
            <text:p>-59,3532109336853</text:p>
          </table:table-cell>
          <table:table-cell office:value-type="float" office:value="-59.289971736908" calcext:value-type="float">
            <text:p>-59,289971736908</text:p>
          </table:table-cell>
          <table:table-cell office:value-type="float" office:value="-59.3709314155579" calcext:value-type="float">
            <text:p>-59,3709314155579</text:p>
          </table:table-cell>
          <table:table-cell office:value-type="float" office:value="-59.4209492683411" calcext:value-type="float">
            <text:p>-59,4209492683411</text:p>
          </table:table-cell>
          <table:table-cell office:value-type="float" office:value="-59.3590684928894" calcext:value-type="float">
            <text:p>-59,3590684928894</text:p>
          </table:table-cell>
          <table:table-cell office:value-type="float" office:value="-59.2838983383179" calcext:value-type="float">
            <text:p>-59,2838983383179</text:p>
          </table:table-cell>
          <table:table-cell office:value-type="float" office:value="-59.3633230171204" calcext:value-type="float">
            <text:p>-59,3633230171204</text:p>
          </table:table-cell>
          <table:table-cell office:value-type="float" office:value="-59.4133699417114" calcext:value-type="float">
            <text:p>-59,4133699417114</text:p>
          </table:table-cell>
          <table:table-cell office:value-type="float" office:value="-59.3530087738037" calcext:value-type="float">
            <text:p>-59,3530087738037</text:p>
          </table:table-cell>
          <table:table-cell office:value-type="float" office:value="-59.2850653305054" calcext:value-type="float">
            <text:p>-59,2850653305054</text:p>
          </table:table-cell>
          <table:table-cell office:value-type="float" office:value="-59.3649177932739" calcext:value-type="float">
            <text:p>-59,3649177932739</text:p>
          </table:table-cell>
          <table:table-cell office:value-type="float" office:value="-59.415865196228" calcext:value-type="float">
            <text:p>-59,415865196228</text:p>
          </table:table-cell>
          <table:table-cell office:value-type="float" office:value="-59.3555469284058" calcext:value-type="float">
            <text:p>-59,3555469284058</text:p>
          </table:table-cell>
          <table:table-cell office:value-type="float" office:value="-59.2849518966675" calcext:value-type="float">
            <text:p>-59,2849518966675</text:p>
          </table:table-cell>
          <table:table-cell office:value-type="float" office:value="-59.3646641120911" calcext:value-type="float">
            <text:p>-59,3646641120911</text:p>
          </table:table-cell>
          <table:table-cell office:value-type="float" office:value="-59.4149657783508" calcext:value-type="float">
            <text:p>-59,4149657783508</text:p>
          </table:table-cell>
          <table:table-cell office:value-type="float" office:value="-59.3535269088745" calcext:value-type="float">
            <text:p>-59,35352690887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9.2878688735962" calcext:value-type="float">
            <text:p>-59,2878688735962</text:p>
          </table:table-cell>
          <table:table-cell office:value-type="float" office:value="-59.3657625274658" calcext:value-type="float">
            <text:p>-59,3657625274658</text:p>
          </table:table-cell>
          <table:table-cell office:value-type="float" office:value="-59.4195954704285" calcext:value-type="float">
            <text:p>-59,4195954704285</text:p>
          </table:table-cell>
          <table:table-cell office:value-type="float" office:value="-59.3525636711121" calcext:value-type="float">
            <text:p>-59,3525636711121</text:p>
          </table:table-cell>
          <table:table-cell office:value-type="float" office:value="-59.2835295600891" calcext:value-type="float">
            <text:p>-59,2835295600891</text:p>
          </table:table-cell>
          <table:table-cell office:value-type="float" office:value="-59.3616175956726" calcext:value-type="float">
            <text:p>-59,3616175956726</text:p>
          </table:table-cell>
          <table:table-cell office:value-type="float" office:value="-59.4156569633484" calcext:value-type="float">
            <text:p>-59,4156569633484</text:p>
          </table:table-cell>
          <table:table-cell office:value-type="float" office:value="-59.3544880371094" calcext:value-type="float">
            <text:p>-59,3544880371094</text:p>
          </table:table-cell>
          <table:table-cell office:value-type="float" office:value="-59.2918342628479" calcext:value-type="float">
            <text:p>-59,2918342628479</text:p>
          </table:table-cell>
          <table:table-cell office:value-type="float" office:value="-59.3661164741516" calcext:value-type="float">
            <text:p>-59,3661164741516</text:p>
          </table:table-cell>
          <table:table-cell office:value-type="float" office:value="-59.4190965652466" calcext:value-type="float">
            <text:p>-59,4190965652466</text:p>
          </table:table-cell>
          <table:table-cell office:value-type="float" office:value="-59.3553506546021" calcext:value-type="float">
            <text:p>-59,3553506546021</text:p>
          </table:table-cell>
          <table:table-cell office:value-type="float" office:value="-59.285390335083" calcext:value-type="float">
            <text:p>-59,285390335083</text:p>
          </table:table-cell>
          <table:table-cell office:value-type="float" office:value="-59.3654343070984" calcext:value-type="float">
            <text:p>-59,3654343070984</text:p>
          </table:table-cell>
          <table:table-cell office:value-type="float" office:value="-59.4182686157227" calcext:value-type="float">
            <text:p>-59,4182686157227</text:p>
          </table:table-cell>
          <table:table-cell office:value-type="float" office:value="-59.3509403686523" calcext:value-type="float">
            <text:p>-59,3509403686523</text:p>
          </table:table-cell>
          <table:table-cell office:value-type="float" office:value="-59.2894635353088" calcext:value-type="float">
            <text:p>-59,2894635353088</text:p>
          </table:table-cell>
          <table:table-cell office:value-type="float" office:value="-59.3696273956299" calcext:value-type="float">
            <text:p>-59,3696273956299</text:p>
          </table:table-cell>
          <table:table-cell office:value-type="float" office:value="-59.4206435203552" calcext:value-type="float">
            <text:p>-59,4206435203552</text:p>
          </table:table-cell>
          <table:table-cell office:value-type="float" office:value="-59.360864654541" calcext:value-type="float">
            <text:p>-59,360864654541</text:p>
          </table:table-cell>
          <table:table-cell office:value-type="float" office:value="-59.2849236869812" calcext:value-type="float">
            <text:p>-59,2849236869812</text:p>
          </table:table-cell>
          <table:table-cell office:value-type="float" office:value="-59.3630230369568" calcext:value-type="float">
            <text:p>-59,3630230369568</text:p>
          </table:table-cell>
          <table:table-cell office:value-type="float" office:value="-59.4160476913452" calcext:value-type="float">
            <text:p>-59,4160476913452</text:p>
          </table:table-cell>
          <table:table-cell office:value-type="float" office:value="-59.3521923332214" calcext:value-type="float">
            <text:p>-59,3521923332214</text:p>
          </table:table-cell>
          <table:table-cell office:value-type="float" office:value="-59.2884980812073" calcext:value-type="float">
            <text:p>-59,2884980812073</text:p>
          </table:table-cell>
          <table:table-cell office:value-type="float" office:value="-59.3675449371338" calcext:value-type="float">
            <text:p>-59,3675449371338</text:p>
          </table:table-cell>
          <table:table-cell office:value-type="float" office:value="-59.4167299041748" calcext:value-type="float">
            <text:p>-59,4167299041748</text:p>
          </table:table-cell>
          <table:table-cell office:value-type="float" office:value="-59.3534844970703" calcext:value-type="float">
            <text:p>-59,3534844970703</text:p>
          </table:table-cell>
          <table:table-cell office:value-type="float" office:value="-59.2835415840149" calcext:value-type="float">
            <text:p>-59,2835415840149</text:p>
          </table:table-cell>
          <table:table-cell office:value-type="float" office:value="-59.3642171707153" calcext:value-type="float">
            <text:p>-59,3642171707153</text:p>
          </table:table-cell>
          <table:table-cell office:value-type="float" office:value="-59.4176994857788" calcext:value-type="float">
            <text:p>-59,4176994857788</text:p>
          </table:table-cell>
          <table:table-cell office:value-type="float" office:value="-59.3557459220886" calcext:value-type="float">
            <text:p>-59,3557459220886</text:p>
          </table:table-cell>
          <table:table-cell office:value-type="float" office:value="-59.2812096557617" calcext:value-type="float">
            <text:p>-59,2812096557617</text:p>
          </table:table-cell>
          <table:table-cell office:value-type="float" office:value="-59.3625766983032" calcext:value-type="float">
            <text:p>-59,3625766983032</text:p>
          </table:table-cell>
          <table:table-cell office:value-type="float" office:value="-59.4160604705811" calcext:value-type="float">
            <text:p>-59,4160604705811</text:p>
          </table:table-cell>
          <table:table-cell office:value-type="float" office:value="-59.354157169342" calcext:value-type="float">
            <text:p>-59,354157169342</text:p>
          </table:table-cell>
          <table:table-cell office:value-type="float" office:value="-59.2863480873108" calcext:value-type="float">
            <text:p>-59,2863480873108</text:p>
          </table:table-cell>
          <table:table-cell office:value-type="float" office:value="-59.3647809753418" calcext:value-type="float">
            <text:p>-59,3647809753418</text:p>
          </table:table-cell>
          <table:table-cell office:value-type="float" office:value="-59.4179686393738" calcext:value-type="float">
            <text:p>-59,4179686393738</text:p>
          </table:table-cell>
          <table:table-cell office:value-type="float" office:value="-59.3554743347168" calcext:value-type="float">
            <text:p>-59,355474334716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9.2931108131409" calcext:value-type="float">
            <text:p>-59,2931108131409</text:p>
          </table:table-cell>
          <table:table-cell office:value-type="float" office:value="-59.3643383674622" calcext:value-type="float">
            <text:p>-59,3643383674622</text:p>
          </table:table-cell>
          <table:table-cell office:value-type="float" office:value="-59.4153580627441" calcext:value-type="float">
            <text:p>-59,4153580627441</text:p>
          </table:table-cell>
          <table:table-cell office:value-type="float" office:value="-59.3521558609009" calcext:value-type="float">
            <text:p>-59,3521558609009</text:p>
          </table:table-cell>
          <table:table-cell office:value-type="float" office:value="-59.288534866333" calcext:value-type="float">
            <text:p>-59,288534866333</text:p>
          </table:table-cell>
          <table:table-cell office:value-type="float" office:value="-59.3700166130066" calcext:value-type="float">
            <text:p>-59,3700166130066</text:p>
          </table:table-cell>
          <table:table-cell office:value-type="float" office:value="-59.418452255249" calcext:value-type="float">
            <text:p>-59,418452255249</text:p>
          </table:table-cell>
          <table:table-cell office:value-type="float" office:value="-59.3574860420227" calcext:value-type="float">
            <text:p>-59,3574860420227</text:p>
          </table:table-cell>
          <table:table-cell office:value-type="float" office:value="-59.2903702087402" calcext:value-type="float">
            <text:p>-59,2903702087402</text:p>
          </table:table-cell>
          <table:table-cell office:value-type="float" office:value="-59.3713805274963" calcext:value-type="float">
            <text:p>-59,3713805274963</text:p>
          </table:table-cell>
          <table:table-cell office:value-type="float" office:value="-59.4158450279236" calcext:value-type="float">
            <text:p>-59,4158450279236</text:p>
          </table:table-cell>
          <table:table-cell office:value-type="float" office:value="-59.3560140457153" calcext:value-type="float">
            <text:p>-59,3560140457153</text:p>
          </table:table-cell>
          <table:table-cell office:value-type="float" office:value="-59.2859847183228" calcext:value-type="float">
            <text:p>-59,2859847183228</text:p>
          </table:table-cell>
          <table:table-cell office:value-type="float" office:value="-59.3703321342468" calcext:value-type="float">
            <text:p>-59,3703321342468</text:p>
          </table:table-cell>
          <table:table-cell office:value-type="float" office:value="-59.4166371307373" calcext:value-type="float">
            <text:p>-59,4166371307373</text:p>
          </table:table-cell>
          <table:table-cell office:value-type="float" office:value="-59.3564641189575" calcext:value-type="float">
            <text:p>-59,3564641189575</text:p>
          </table:table-cell>
          <table:table-cell office:value-type="float" office:value="-59.2865148963928" calcext:value-type="float">
            <text:p>-59,2865148963928</text:p>
          </table:table-cell>
          <table:table-cell office:value-type="float" office:value="-59.3628012580872" calcext:value-type="float">
            <text:p>-59,3628012580872</text:p>
          </table:table-cell>
          <table:table-cell office:value-type="float" office:value="-59.4150638313294" calcext:value-type="float">
            <text:p>-59,4150638313294</text:p>
          </table:table-cell>
          <table:table-cell office:value-type="float" office:value="-59.3583527450562" calcext:value-type="float">
            <text:p>-59,3583527450562</text:p>
          </table:table-cell>
          <table:table-cell office:value-type="float" office:value="-59.288809047699" calcext:value-type="float">
            <text:p>-59,288809047699</text:p>
          </table:table-cell>
          <table:table-cell office:value-type="float" office:value="-59.3686904335022" calcext:value-type="float">
            <text:p>-59,3686904335022</text:p>
          </table:table-cell>
          <table:table-cell office:value-type="float" office:value="-59.4222234077454" calcext:value-type="float">
            <text:p>-59,4222234077454</text:p>
          </table:table-cell>
          <table:table-cell office:value-type="float" office:value="-59.3581959648132" calcext:value-type="float">
            <text:p>-59,3581959648132</text:p>
          </table:table-cell>
          <table:table-cell office:value-type="float" office:value="-59.2875117988586" calcext:value-type="float">
            <text:p>-59,2875117988586</text:p>
          </table:table-cell>
          <table:table-cell office:value-type="float" office:value="-59.3674702186585" calcext:value-type="float">
            <text:p>-59,3674702186585</text:p>
          </table:table-cell>
          <table:table-cell office:value-type="float" office:value="-59.4177726669312" calcext:value-type="float">
            <text:p>-59,4177726669312</text:p>
          </table:table-cell>
          <table:table-cell office:value-type="float" office:value="-59.3590033187866" calcext:value-type="float">
            <text:p>-59,3590033187866</text:p>
          </table:table-cell>
          <table:table-cell office:value-type="float" office:value="-59.2857775154114" calcext:value-type="float">
            <text:p>-59,2857775154114</text:p>
          </table:table-cell>
          <table:table-cell office:value-type="float" office:value="-59.3662594680786" calcext:value-type="float">
            <text:p>-59,3662594680786</text:p>
          </table:table-cell>
          <table:table-cell office:value-type="float" office:value="-59.4172064666748" calcext:value-type="float">
            <text:p>-59,4172064666748</text:p>
          </table:table-cell>
          <table:table-cell office:value-type="float" office:value="-59.3580520553589" calcext:value-type="float">
            <text:p>-59,3580520553589</text:p>
          </table:table-cell>
          <table:table-cell office:value-type="float" office:value="-59.2894209632874" calcext:value-type="float">
            <text:p>-59,2894209632874</text:p>
          </table:table-cell>
          <table:table-cell office:value-type="float" office:value="-59.3663733673096" calcext:value-type="float">
            <text:p>-59,3663733673096</text:p>
          </table:table-cell>
          <table:table-cell office:value-type="float" office:value="-59.4165480651855" calcext:value-type="float">
            <text:p>-59,4165480651855</text:p>
          </table:table-cell>
          <table:table-cell office:value-type="float" office:value="-59.3538501358032" calcext:value-type="float">
            <text:p>-59,3538501358032</text:p>
          </table:table-cell>
          <table:table-cell office:value-type="float" office:value="-59.2876395111084" calcext:value-type="float">
            <text:p>-59,2876395111084</text:p>
          </table:table-cell>
          <table:table-cell office:value-type="float" office:value="-59.3644152679443" calcext:value-type="float">
            <text:p>-59,3644152679443</text:p>
          </table:table-cell>
          <table:table-cell office:value-type="float" office:value="-59.4178858070374" calcext:value-type="float">
            <text:p>-59,4178858070374</text:p>
          </table:table-cell>
          <table:table-cell office:value-type="float" office:value="-59.3566037445068" calcext:value-type="float">
            <text:p>-59,356603744506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9.2886776428223" calcext:value-type="float">
            <text:p>-59,2886776428223</text:p>
          </table:table-cell>
          <table:table-cell office:value-type="float" office:value="-59.3679486846924" calcext:value-type="float">
            <text:p>-59,3679486846924</text:p>
          </table:table-cell>
          <table:table-cell office:value-type="float" office:value="-59.42475340271" calcext:value-type="float">
            <text:p>-59,42475340271</text:p>
          </table:table-cell>
          <table:table-cell office:value-type="float" office:value="-59.3601880912781" calcext:value-type="float">
            <text:p>-59,3601880912781</text:p>
          </table:table-cell>
          <table:table-cell office:value-type="float" office:value="-59.2875890693665" calcext:value-type="float">
            <text:p>-59,2875890693665</text:p>
          </table:table-cell>
          <table:table-cell office:value-type="float" office:value="-59.3687529830933" calcext:value-type="float">
            <text:p>-59,3687529830933</text:p>
          </table:table-cell>
          <table:table-cell office:value-type="float" office:value="-59.418587223053" calcext:value-type="float">
            <text:p>-59,418587223053</text:p>
          </table:table-cell>
          <table:table-cell office:value-type="float" office:value="-59.3597524871826" calcext:value-type="float">
            <text:p>-59,3597524871826</text:p>
          </table:table-cell>
          <table:table-cell office:value-type="float" office:value="-59.2859064064026" calcext:value-type="float">
            <text:p>-59,2859064064026</text:p>
          </table:table-cell>
          <table:table-cell office:value-type="float" office:value="-59.3768130569458" calcext:value-type="float">
            <text:p>-59,3768130569458</text:p>
          </table:table-cell>
          <table:table-cell office:value-type="float" office:value="-59.4232813911438" calcext:value-type="float">
            <text:p>-59,4232813911438</text:p>
          </table:table-cell>
          <table:table-cell office:value-type="float" office:value="-59.3637067718506" calcext:value-type="float">
            <text:p>-59,3637067718506</text:p>
          </table:table-cell>
          <table:table-cell office:value-type="float" office:value="-59.2927179069519" calcext:value-type="float">
            <text:p>-59,2927179069519</text:p>
          </table:table-cell>
          <table:table-cell office:value-type="float" office:value="-59.3709406585693" calcext:value-type="float">
            <text:p>-59,3709406585693</text:p>
          </table:table-cell>
          <table:table-cell office:value-type="float" office:value="-59.4269813537598" calcext:value-type="float">
            <text:p>-59,4269813537598</text:p>
          </table:table-cell>
          <table:table-cell office:value-type="float" office:value="-59.3600507583618" calcext:value-type="float">
            <text:p>-59,3600507583618</text:p>
          </table:table-cell>
          <table:table-cell office:value-type="float" office:value="-59.2869934692383" calcext:value-type="float">
            <text:p>-59,2869934692383</text:p>
          </table:table-cell>
          <table:table-cell office:value-type="float" office:value="-59.370332157135" calcext:value-type="float">
            <text:p>-59,370332157135</text:p>
          </table:table-cell>
          <table:table-cell office:value-type="float" office:value="-59.4192220726013" calcext:value-type="float">
            <text:p>-59,4192220726013</text:p>
          </table:table-cell>
          <table:table-cell office:value-type="float" office:value="-59.3563381690979" calcext:value-type="float">
            <text:p>-59,3563381690979</text:p>
          </table:table-cell>
          <table:table-cell office:value-type="float" office:value="-59.2951829566956" calcext:value-type="float">
            <text:p>-59,2951829566956</text:p>
          </table:table-cell>
          <table:table-cell office:value-type="float" office:value="-59.3736514854431" calcext:value-type="float">
            <text:p>-59,3736514854431</text:p>
          </table:table-cell>
          <table:table-cell office:value-type="float" office:value="-59.4239769935608" calcext:value-type="float">
            <text:p>-59,4239769935608</text:p>
          </table:table-cell>
          <table:table-cell office:value-type="float" office:value="-59.3605029373169" calcext:value-type="float">
            <text:p>-59,3605029373169</text:p>
          </table:table-cell>
          <table:table-cell office:value-type="float" office:value="-59.2830647544861" calcext:value-type="float">
            <text:p>-59,2830647544861</text:p>
          </table:table-cell>
          <table:table-cell office:value-type="float" office:value="-59.3629320869446" calcext:value-type="float">
            <text:p>-59,3629320869446</text:p>
          </table:table-cell>
          <table:table-cell office:value-type="float" office:value="-59.4159057846069" calcext:value-type="float">
            <text:p>-59,4159057846069</text:p>
          </table:table-cell>
          <table:table-cell office:value-type="float" office:value="-59.358763004303" calcext:value-type="float">
            <text:p>-59,358763004303</text:p>
          </table:table-cell>
          <table:table-cell office:value-type="float" office:value="-59.2939220848084" calcext:value-type="float">
            <text:p>-59,2939220848084</text:p>
          </table:table-cell>
          <table:table-cell office:value-type="float" office:value="-59.3705296134949" calcext:value-type="float">
            <text:p>-59,3705296134949</text:p>
          </table:table-cell>
          <table:table-cell office:value-type="float" office:value="-59.4208262481689" calcext:value-type="float">
            <text:p>-59,4208262481689</text:p>
          </table:table-cell>
          <table:table-cell office:value-type="float" office:value="-59.3583730392456" calcext:value-type="float">
            <text:p>-59,3583730392456</text:p>
          </table:table-cell>
          <table:table-cell office:value-type="float" office:value="-59.2899883537293" calcext:value-type="float">
            <text:p>-59,2899883537293</text:p>
          </table:table-cell>
          <table:table-cell office:value-type="float" office:value="-59.3695524291992" calcext:value-type="float">
            <text:p>-59,3695524291992</text:p>
          </table:table-cell>
          <table:table-cell office:value-type="float" office:value="-59.4167375869751" calcext:value-type="float">
            <text:p>-59,4167375869751</text:p>
          </table:table-cell>
          <table:table-cell office:value-type="float" office:value="-59.354114780426" calcext:value-type="float">
            <text:p>-59,354114780426</text:p>
          </table:table-cell>
          <table:table-cell office:value-type="float" office:value="-59.2891701316834" calcext:value-type="float">
            <text:p>-59,2891701316834</text:p>
          </table:table-cell>
          <table:table-cell office:value-type="float" office:value="-59.3689064636231" calcext:value-type="float">
            <text:p>-59,3689064636231</text:p>
          </table:table-cell>
          <table:table-cell office:value-type="float" office:value="-59.4226233406067" calcext:value-type="float">
            <text:p>-59,4226233406067</text:p>
          </table:table-cell>
          <table:table-cell office:value-type="float" office:value="-59.3602540969849" calcext:value-type="float">
            <text:p>-59,360254096984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9.2938452796936" calcext:value-type="float">
            <text:p>-59,2938452796936</text:p>
          </table:table-cell>
          <table:table-cell office:value-type="float" office:value="-59.362441318512" calcext:value-type="float">
            <text:p>-59,362441318512</text:p>
          </table:table-cell>
          <table:table-cell office:value-type="float" office:value="-59.4215564804077" calcext:value-type="float">
            <text:p>-59,4215564804077</text:p>
          </table:table-cell>
          <table:table-cell office:value-type="float" office:value="-59.3624785118103" calcext:value-type="float">
            <text:p>-59,3624785118103</text:p>
          </table:table-cell>
          <table:table-cell office:value-type="float" office:value="-59.2904206352234" calcext:value-type="float">
            <text:p>-59,2904206352234</text:p>
          </table:table-cell>
          <table:table-cell office:value-type="float" office:value="-59.3698243293762" calcext:value-type="float">
            <text:p>-59,3698243293762</text:p>
          </table:table-cell>
          <table:table-cell office:value-type="float" office:value="-59.4197084312439" calcext:value-type="float">
            <text:p>-59,4197084312439</text:p>
          </table:table-cell>
          <table:table-cell office:value-type="float" office:value="-59.3557160415649" calcext:value-type="float">
            <text:p>-59,3557160415649</text:p>
          </table:table-cell>
          <table:table-cell office:value-type="float" office:value="-59.2915285835266" calcext:value-type="float">
            <text:p>-59,2915285835266</text:p>
          </table:table-cell>
          <table:table-cell office:value-type="float" office:value="-59.3665043869019" calcext:value-type="float">
            <text:p>-59,3665043869019</text:p>
          </table:table-cell>
          <table:table-cell office:value-type="float" office:value="-59.4170869674683" calcext:value-type="float">
            <text:p>-59,4170869674683</text:p>
          </table:table-cell>
          <table:table-cell office:value-type="float" office:value="-59.3587937774658" calcext:value-type="float">
            <text:p>-59,3587937774658</text:p>
          </table:table-cell>
          <table:table-cell office:value-type="float" office:value="-59.2942993927002" calcext:value-type="float">
            <text:p>-59,2942993927002</text:p>
          </table:table-cell>
          <table:table-cell office:value-type="float" office:value="-59.3695879440308" calcext:value-type="float">
            <text:p>-59,3695879440308</text:p>
          </table:table-cell>
          <table:table-cell office:value-type="float" office:value="-59.4269133987427" calcext:value-type="float">
            <text:p>-59,4269133987427</text:p>
          </table:table-cell>
          <table:table-cell office:value-type="float" office:value="-59.3620646934509" calcext:value-type="float">
            <text:p>-59,3620646934509</text:p>
          </table:table-cell>
          <table:table-cell office:value-type="float" office:value="-59.2932503051758" calcext:value-type="float">
            <text:p>-59,2932503051758</text:p>
          </table:table-cell>
          <table:table-cell office:value-type="float" office:value="-59.374305644989" calcext:value-type="float">
            <text:p>-59,374305644989</text:p>
          </table:table-cell>
          <table:table-cell office:value-type="float" office:value="-59.4244197654724" calcext:value-type="float">
            <text:p>-59,4244197654724</text:p>
          </table:table-cell>
          <table:table-cell office:value-type="float" office:value="-59.366264503479" calcext:value-type="float">
            <text:p>-59,366264503479</text:p>
          </table:table-cell>
          <table:table-cell office:value-type="float" office:value="-59.2941742477417" calcext:value-type="float">
            <text:p>-59,2941742477417</text:p>
          </table:table-cell>
          <table:table-cell office:value-type="float" office:value="-59.375716506958" calcext:value-type="float">
            <text:p>-59,375716506958</text:p>
          </table:table-cell>
          <table:table-cell office:value-type="float" office:value="-59.4263287658691" calcext:value-type="float">
            <text:p>-59,4263287658691</text:p>
          </table:table-cell>
          <table:table-cell office:value-type="float" office:value="-59.3596114349365" calcext:value-type="float">
            <text:p>-59,3596114349365</text:p>
          </table:table-cell>
          <table:table-cell office:value-type="float" office:value="-59.2908050613403" calcext:value-type="float">
            <text:p>-59,2908050613403</text:p>
          </table:table-cell>
          <table:table-cell office:value-type="float" office:value="-59.3685686187744" calcext:value-type="float">
            <text:p>-59,3685686187744</text:p>
          </table:table-cell>
          <table:table-cell office:value-type="float" office:value="-59.4229265670776" calcext:value-type="float">
            <text:p>-59,4229265670776</text:p>
          </table:table-cell>
          <table:table-cell office:value-type="float" office:value="-59.3596613616943" calcext:value-type="float">
            <text:p>-59,3596613616943</text:p>
          </table:table-cell>
          <table:table-cell office:value-type="float" office:value="-59.2949725723267" calcext:value-type="float">
            <text:p>-59,2949725723267</text:p>
          </table:table-cell>
          <table:table-cell office:value-type="float" office:value="-59.3759462432861" calcext:value-type="float">
            <text:p>-59,3759462432861</text:p>
          </table:table-cell>
          <table:table-cell office:value-type="float" office:value="-59.4236452789307" calcext:value-type="float">
            <text:p>-59,4236452789307</text:p>
          </table:table-cell>
          <table:table-cell office:value-type="float" office:value="-59.3636410484314" calcext:value-type="float">
            <text:p>-59,3636410484314</text:p>
          </table:table-cell>
          <table:table-cell office:value-type="float" office:value="-59.2931638793945" calcext:value-type="float">
            <text:p>-59,2931638793945</text:p>
          </table:table-cell>
          <table:table-cell office:value-type="float" office:value="-59.3732117500305" calcext:value-type="float">
            <text:p>-59,3732117500305</text:p>
          </table:table-cell>
          <table:table-cell office:value-type="float" office:value="-59.4230928001404" calcext:value-type="float">
            <text:p>-59,4230928001404</text:p>
          </table:table-cell>
          <table:table-cell office:value-type="float" office:value="-59.3639971580505" calcext:value-type="float">
            <text:p>-59,3639971580505</text:p>
          </table:table-cell>
          <table:table-cell office:value-type="float" office:value="-59.2932482376099" calcext:value-type="float">
            <text:p>-59,2932482376099</text:p>
          </table:table-cell>
          <table:table-cell office:value-type="float" office:value="-59.3698561134338" calcext:value-type="float">
            <text:p>-59,3698561134338</text:p>
          </table:table-cell>
          <table:table-cell office:value-type="float" office:value="-59.421228805542" calcext:value-type="float">
            <text:p>-59,421228805542</text:p>
          </table:table-cell>
          <table:table-cell office:value-type="float" office:value="-59.3618983726501" calcext:value-type="float">
            <text:p>-59,361898372650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9.2906577987671" calcext:value-type="float">
            <text:p>-59,2906577987671</text:p>
          </table:table-cell>
          <table:table-cell office:value-type="float" office:value="-59.3698675727844" calcext:value-type="float">
            <text:p>-59,3698675727844</text:p>
          </table:table-cell>
          <table:table-cell office:value-type="float" office:value="-59.4223914871216" calcext:value-type="float">
            <text:p>-59,4223914871216</text:p>
          </table:table-cell>
          <table:table-cell office:value-type="float" office:value="-59.3592161560059" calcext:value-type="float">
            <text:p>-59,3592161560059</text:p>
          </table:table-cell>
          <table:table-cell office:value-type="float" office:value="-59.297407875061" calcext:value-type="float">
            <text:p>-59,297407875061</text:p>
          </table:table-cell>
          <table:table-cell office:value-type="float" office:value="-59.3741238670349" calcext:value-type="float">
            <text:p>-59,3741238670349</text:p>
          </table:table-cell>
          <table:table-cell office:value-type="float" office:value="-59.4255560798645" calcext:value-type="float">
            <text:p>-59,4255560798645</text:p>
          </table:table-cell>
          <table:table-cell office:value-type="float" office:value="-59.3650858612061" calcext:value-type="float">
            <text:p>-59,3650858612061</text:p>
          </table:table-cell>
          <table:table-cell office:value-type="float" office:value="-59.2930523986816" calcext:value-type="float">
            <text:p>-59,2930523986816</text:p>
          </table:table-cell>
          <table:table-cell office:value-type="float" office:value="-59.3769325828552" calcext:value-type="float">
            <text:p>-59,3769325828552</text:p>
          </table:table-cell>
          <table:table-cell office:value-type="float" office:value="-59.424676361084" calcext:value-type="float">
            <text:p>-59,424676361084</text:p>
          </table:table-cell>
          <table:table-cell office:value-type="float" office:value="-59.3630203285217" calcext:value-type="float">
            <text:p>-59,3630203285217</text:p>
          </table:table-cell>
          <table:table-cell office:value-type="float" office:value="-59.2949692230225" calcext:value-type="float">
            <text:p>-59,2949692230225</text:p>
          </table:table-cell>
          <table:table-cell office:value-type="float" office:value="-59.3729381370544" calcext:value-type="float">
            <text:p>-59,3729381370544</text:p>
          </table:table-cell>
          <table:table-cell office:value-type="float" office:value="-59.4286751899719" calcext:value-type="float">
            <text:p>-59,4286751899719</text:p>
          </table:table-cell>
          <table:table-cell office:value-type="float" office:value="-59.3585720405579" calcext:value-type="float">
            <text:p>-59,3585720405579</text:p>
          </table:table-cell>
          <table:table-cell office:value-type="float" office:value="-59.3002025413513" calcext:value-type="float">
            <text:p>-59,3002025413513</text:p>
          </table:table-cell>
          <table:table-cell office:value-type="float" office:value="-59.3781258239746" calcext:value-type="float">
            <text:p>-59,3781258239746</text:p>
          </table:table-cell>
          <table:table-cell office:value-type="float" office:value="-59.4285449371338" calcext:value-type="float">
            <text:p>-59,4285449371338</text:p>
          </table:table-cell>
          <table:table-cell office:value-type="float" office:value="-59.3666668663025" calcext:value-type="float">
            <text:p>-59,3666668663025</text:p>
          </table:table-cell>
          <table:table-cell office:value-type="float" office:value="-59.2974449615479" calcext:value-type="float">
            <text:p>-59,2974449615479</text:p>
          </table:table-cell>
          <table:table-cell office:value-type="float" office:value="-59.3798539848328" calcext:value-type="float">
            <text:p>-59,3798539848328</text:p>
          </table:table-cell>
          <table:table-cell office:value-type="float" office:value="-59.4288918457031" calcext:value-type="float">
            <text:p>-59,4288918457031</text:p>
          </table:table-cell>
          <table:table-cell office:value-type="float" office:value="-59.3687607955933" calcext:value-type="float">
            <text:p>-59,3687607955933</text:p>
          </table:table-cell>
          <table:table-cell office:value-type="float" office:value="-59.2967157783508" calcext:value-type="float">
            <text:p>-59,2967157783508</text:p>
          </table:table-cell>
          <table:table-cell office:value-type="float" office:value="-59.3783264350891" calcext:value-type="float">
            <text:p>-59,3783264350891</text:p>
          </table:table-cell>
          <table:table-cell office:value-type="float" office:value="-59.4273001327515" calcext:value-type="float">
            <text:p>-59,4273001327515</text:p>
          </table:table-cell>
          <table:table-cell office:value-type="float" office:value="-59.3661483726501" calcext:value-type="float">
            <text:p>-59,3661483726501</text:p>
          </table:table-cell>
          <table:table-cell office:value-type="float" office:value="-59.3001010284424" calcext:value-type="float">
            <text:p>-59,3001010284424</text:p>
          </table:table-cell>
          <table:table-cell office:value-type="float" office:value="-59.3770633544922" calcext:value-type="float">
            <text:p>-59,3770633544922</text:p>
          </table:table-cell>
          <table:table-cell office:value-type="float" office:value="-59.4283887939453" calcext:value-type="float">
            <text:p>-59,4283887939453</text:p>
          </table:table-cell>
          <table:table-cell office:value-type="float" office:value="-59.3663468399048" calcext:value-type="float">
            <text:p>-59,3663468399048</text:p>
          </table:table-cell>
          <table:table-cell office:value-type="float" office:value="-59.2968916091919" calcext:value-type="float">
            <text:p>-59,2968916091919</text:p>
          </table:table-cell>
          <table:table-cell office:value-type="float" office:value="-59.3746455993652" calcext:value-type="float">
            <text:p>-59,3746455993652</text:p>
          </table:table-cell>
          <table:table-cell office:value-type="float" office:value="-59.4264787330627" calcext:value-type="float">
            <text:p>-59,4264787330627</text:p>
          </table:table-cell>
          <table:table-cell office:value-type="float" office:value="-59.3658208427429" calcext:value-type="float">
            <text:p>-59,3658208427429</text:p>
          </table:table-cell>
          <table:table-cell office:value-type="float" office:value="-59.2926298675537" calcext:value-type="float">
            <text:p>-59,2926298675537</text:p>
          </table:table-cell>
          <table:table-cell office:value-type="float" office:value="-59.3700350952148" calcext:value-type="float">
            <text:p>-59,3700350952148</text:p>
          </table:table-cell>
          <table:table-cell office:value-type="float" office:value="-59.4234007911682" calcext:value-type="float">
            <text:p>-59,4234007911682</text:p>
          </table:table-cell>
          <table:table-cell office:value-type="float" office:value="-59.3618597106934" calcext:value-type="float">
            <text:p>-59,36185971069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9.2995530433655" calcext:value-type="float">
            <text:p>-59,2995530433655</text:p>
          </table:table-cell>
          <table:table-cell office:value-type="float" office:value="-59.3808631286621" calcext:value-type="float">
            <text:p>-59,3808631286621</text:p>
          </table:table-cell>
          <table:table-cell office:value-type="float" office:value="-59.4385756530762" calcext:value-type="float">
            <text:p>-59,4385756530762</text:p>
          </table:table-cell>
          <table:table-cell office:value-type="float" office:value="-59.3652136688232" calcext:value-type="float">
            <text:p>-59,3652136688232</text:p>
          </table:table-cell>
          <table:table-cell office:value-type="float" office:value="-59.2927985992432" calcext:value-type="float">
            <text:p>-59,2927985992432</text:p>
          </table:table-cell>
          <table:table-cell office:value-type="float" office:value="-59.3771368408203" calcext:value-type="float">
            <text:p>-59,3771368408203</text:p>
          </table:table-cell>
          <table:table-cell office:value-type="float" office:value="-59.4265637016296" calcext:value-type="float">
            <text:p>-59,4265637016296</text:p>
          </table:table-cell>
          <table:table-cell office:value-type="float" office:value="-59.3675806274414" calcext:value-type="float">
            <text:p>-59,3675806274414</text:p>
          </table:table-cell>
          <table:table-cell office:value-type="float" office:value="-59.2953635826111" calcext:value-type="float">
            <text:p>-59,2953635826111</text:p>
          </table:table-cell>
          <table:table-cell office:value-type="float" office:value="-59.3783968963623" calcext:value-type="float">
            <text:p>-59,3783968963623</text:p>
          </table:table-cell>
          <table:table-cell office:value-type="float" office:value="-59.4357373199463" calcext:value-type="float">
            <text:p>-59,4357373199463</text:p>
          </table:table-cell>
          <table:table-cell office:value-type="float" office:value="-59.3678090400696" calcext:value-type="float">
            <text:p>-59,3678090400696</text:p>
          </table:table-cell>
          <table:table-cell office:value-type="float" office:value="-59.2954745864868" calcext:value-type="float">
            <text:p>-59,2954745864868</text:p>
          </table:table-cell>
          <table:table-cell office:value-type="float" office:value="-59.3758177642822" calcext:value-type="float">
            <text:p>-59,3758177642822</text:p>
          </table:table-cell>
          <table:table-cell office:value-type="float" office:value="-59.426809009552" calcext:value-type="float">
            <text:p>-59,426809009552</text:p>
          </table:table-cell>
          <table:table-cell office:value-type="float" office:value="-59.365322769165" calcext:value-type="float">
            <text:p>-59,365322769165</text:p>
          </table:table-cell>
          <table:table-cell office:value-type="float" office:value="-59.2940279922485" calcext:value-type="float">
            <text:p>-59,2940279922485</text:p>
          </table:table-cell>
          <table:table-cell office:value-type="float" office:value="-59.3744242172241" calcext:value-type="float">
            <text:p>-59,3744242172241</text:p>
          </table:table-cell>
          <table:table-cell office:value-type="float" office:value="-59.4274754981995" calcext:value-type="float">
            <text:p>-59,4274754981995</text:p>
          </table:table-cell>
          <table:table-cell office:value-type="float" office:value="-59.3595129966736" calcext:value-type="float">
            <text:p>-59,3595129966736</text:p>
          </table:table-cell>
          <table:table-cell office:value-type="float" office:value="-59.2997393836975" calcext:value-type="float">
            <text:p>-59,2997393836975</text:p>
          </table:table-cell>
          <table:table-cell office:value-type="float" office:value="-59.3818241195679" calcext:value-type="float">
            <text:p>-59,3818241195679</text:p>
          </table:table-cell>
          <table:table-cell office:value-type="float" office:value="-59.4294088134766" calcext:value-type="float">
            <text:p>-59,4294088134766</text:p>
          </table:table-cell>
          <table:table-cell office:value-type="float" office:value="-59.3675305252075" calcext:value-type="float">
            <text:p>-59,3675305252075</text:p>
          </table:table-cell>
          <table:table-cell office:value-type="float" office:value="-59.2961650009155" calcext:value-type="float">
            <text:p>-59,2961650009155</text:p>
          </table:table-cell>
          <table:table-cell office:value-type="float" office:value="-59.3767707633972" calcext:value-type="float">
            <text:p>-59,3767707633972</text:p>
          </table:table-cell>
          <table:table-cell office:value-type="float" office:value="-59.4288597221375" calcext:value-type="float">
            <text:p>-59,4288597221375</text:p>
          </table:table-cell>
          <table:table-cell office:value-type="float" office:value="-59.369895362854" calcext:value-type="float">
            <text:p>-59,369895362854</text:p>
          </table:table-cell>
          <table:table-cell office:value-type="float" office:value="-59.2939993667603" calcext:value-type="float">
            <text:p>-59,2939993667603</text:p>
          </table:table-cell>
          <table:table-cell office:value-type="float" office:value="-59.3765713653565" calcext:value-type="float">
            <text:p>-59,3765713653565</text:p>
          </table:table-cell>
          <table:table-cell office:value-type="float" office:value="-59.4276104927063" calcext:value-type="float">
            <text:p>-59,4276104927063</text:p>
          </table:table-cell>
          <table:table-cell office:value-type="float" office:value="-59.367068862915" calcext:value-type="float">
            <text:p>-59,367068862915</text:p>
          </table:table-cell>
          <table:table-cell office:value-type="float" office:value="-59.2949178924561" calcext:value-type="float">
            <text:p>-59,2949178924561</text:p>
          </table:table-cell>
          <table:table-cell office:value-type="float" office:value="-59.3742946777344" calcext:value-type="float">
            <text:p>-59,3742946777344</text:p>
          </table:table-cell>
          <table:table-cell office:value-type="float" office:value="-59.4236545715332" calcext:value-type="float">
            <text:p>-59,4236545715332</text:p>
          </table:table-cell>
          <table:table-cell office:value-type="float" office:value="-59.3611370849609" calcext:value-type="float">
            <text:p>-59,3611370849609</text:p>
          </table:table-cell>
          <table:table-cell office:value-type="float" office:value="-59.2962212219238" calcext:value-type="float">
            <text:p>-59,2962212219238</text:p>
          </table:table-cell>
          <table:table-cell office:value-type="float" office:value="-59.3741993408203" calcext:value-type="float">
            <text:p>-59,3741993408203</text:p>
          </table:table-cell>
          <table:table-cell office:value-type="float" office:value="-59.4247334327698" calcext:value-type="float">
            <text:p>-59,4247334327698</text:p>
          </table:table-cell>
          <table:table-cell office:value-type="float" office:value="-59.362817489624" calcext:value-type="float">
            <text:p>-59,36281748962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9.2972776985168" calcext:value-type="float">
            <text:p>-59,2972776985168</text:p>
          </table:table-cell>
          <table:table-cell office:value-type="float" office:value="-59.3737418327332" calcext:value-type="float">
            <text:p>-59,3737418327332</text:p>
          </table:table-cell>
          <table:table-cell office:value-type="float" office:value="-59.4298102798462" calcext:value-type="float">
            <text:p>-59,4298102798462</text:p>
          </table:table-cell>
          <table:table-cell office:value-type="float" office:value="-59.3697469062805" calcext:value-type="float">
            <text:p>-59,3697469062805</text:p>
          </table:table-cell>
          <table:table-cell office:value-type="float" office:value="-59.3064590339661" calcext:value-type="float">
            <text:p>-59,3064590339661</text:p>
          </table:table-cell>
          <table:table-cell office:value-type="float" office:value="-59.382584148407" calcext:value-type="float">
            <text:p>-59,382584148407</text:p>
          </table:table-cell>
          <table:table-cell office:value-type="float" office:value="-59.4333309326172" calcext:value-type="float">
            <text:p>-59,4333309326172</text:p>
          </table:table-cell>
          <table:table-cell office:value-type="float" office:value="-59.3686787452698" calcext:value-type="float">
            <text:p>-59,3686787452698</text:p>
          </table:table-cell>
          <table:table-cell office:value-type="float" office:value="-59.3007480201721" calcext:value-type="float">
            <text:p>-59,3007480201721</text:p>
          </table:table-cell>
          <table:table-cell office:value-type="float" office:value="-59.3760396118164" calcext:value-type="float">
            <text:p>-59,3760396118164</text:p>
          </table:table-cell>
          <table:table-cell office:value-type="float" office:value="-59.4267518997192" calcext:value-type="float">
            <text:p>-59,4267518997192</text:p>
          </table:table-cell>
          <table:table-cell office:value-type="float" office:value="-59.3763632698059" calcext:value-type="float">
            <text:p>-59,3763632698059</text:p>
          </table:table-cell>
          <table:table-cell office:value-type="float" office:value="-59.2983243522644" calcext:value-type="float">
            <text:p>-59,2983243522644</text:p>
          </table:table-cell>
          <table:table-cell office:value-type="float" office:value="-59.3876513633728" calcext:value-type="float">
            <text:p>-59,3876513633728</text:p>
          </table:table-cell>
          <table:table-cell office:value-type="float" office:value="-59.4324628868103" calcext:value-type="float">
            <text:p>-59,4324628868103</text:p>
          </table:table-cell>
          <table:table-cell office:value-type="float" office:value="-59.3691192893982" calcext:value-type="float">
            <text:p>-59,3691192893982</text:p>
          </table:table-cell>
          <table:table-cell office:value-type="float" office:value="-59.2944732475281" calcext:value-type="float">
            <text:p>-59,2944732475281</text:p>
          </table:table-cell>
          <table:table-cell office:value-type="float" office:value="-59.3740320587158" calcext:value-type="float">
            <text:p>-59,3740320587158</text:p>
          </table:table-cell>
          <table:table-cell office:value-type="float" office:value="-59.4290615882874" calcext:value-type="float">
            <text:p>-59,4290615882874</text:p>
          </table:table-cell>
          <table:table-cell office:value-type="float" office:value="-59.3604608612061" calcext:value-type="float">
            <text:p>-59,3604608612061</text:p>
          </table:table-cell>
          <table:table-cell office:value-type="float" office:value="-59.2989490585327" calcext:value-type="float">
            <text:p>-59,2989490585327</text:p>
          </table:table-cell>
          <table:table-cell office:value-type="float" office:value="-59.378663192749" calcext:value-type="float">
            <text:p>-59,378663192749</text:p>
          </table:table-cell>
          <table:table-cell office:value-type="float" office:value="-59.427226688385" calcext:value-type="float">
            <text:p>-59,427226688385</text:p>
          </table:table-cell>
          <table:table-cell office:value-type="float" office:value="-59.3706634101868" calcext:value-type="float">
            <text:p>-59,3706634101868</text:p>
          </table:table-cell>
          <table:table-cell office:value-type="float" office:value="-59.2951755256653" calcext:value-type="float">
            <text:p>-59,2951755256653</text:p>
          </table:table-cell>
          <table:table-cell office:value-type="float" office:value="-59.3752651290894" calcext:value-type="float">
            <text:p>-59,3752651290894</text:p>
          </table:table-cell>
          <table:table-cell office:value-type="float" office:value="-59.4284413375855" calcext:value-type="float">
            <text:p>-59,4284413375855</text:p>
          </table:table-cell>
          <table:table-cell office:value-type="float" office:value="-59.3702354774475" calcext:value-type="float">
            <text:p>-59,3702354774475</text:p>
          </table:table-cell>
          <table:table-cell office:value-type="float" office:value="-59.2991067848206" calcext:value-type="float">
            <text:p>-59,2991067848206</text:p>
          </table:table-cell>
          <table:table-cell office:value-type="float" office:value="-59.3773077163696" calcext:value-type="float">
            <text:p>-59,3773077163696</text:p>
          </table:table-cell>
          <table:table-cell office:value-type="float" office:value="-59.4274551124573" calcext:value-type="float">
            <text:p>-59,4274551124573</text:p>
          </table:table-cell>
          <table:table-cell office:value-type="float" office:value="-59.3676296806335" calcext:value-type="float">
            <text:p>-59,3676296806335</text:p>
          </table:table-cell>
          <table:table-cell office:value-type="float" office:value="-59.2931486320496" calcext:value-type="float">
            <text:p>-59,2931486320496</text:p>
          </table:table-cell>
          <table:table-cell office:value-type="float" office:value="-59.3725416793823" calcext:value-type="float">
            <text:p>-59,3725416793823</text:p>
          </table:table-cell>
          <table:table-cell office:value-type="float" office:value="-59.4216487388611" calcext:value-type="float">
            <text:p>-59,4216487388611</text:p>
          </table:table-cell>
          <table:table-cell office:value-type="float" office:value="-59.3640639839172" calcext:value-type="float">
            <text:p>-59,3640639839172</text:p>
          </table:table-cell>
          <table:table-cell office:value-type="float" office:value="-59.2996276550293" calcext:value-type="float">
            <text:p>-59,2996276550293</text:p>
          </table:table-cell>
          <table:table-cell office:value-type="float" office:value="-59.3781241416931" calcext:value-type="float">
            <text:p>-59,3781241416931</text:p>
          </table:table-cell>
          <table:table-cell office:value-type="float" office:value="-59.4286325645447" calcext:value-type="float">
            <text:p>-59,4286325645447</text:p>
          </table:table-cell>
          <table:table-cell office:value-type="float" office:value="-59.3671770401001" calcext:value-type="float">
            <text:p>-59,3671770401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9.2940111999512" calcext:value-type="float">
            <text:p>-59,2940111999512</text:p>
          </table:table-cell>
          <table:table-cell office:value-type="float" office:value="-59.3746631469727" calcext:value-type="float">
            <text:p>-59,3746631469727</text:p>
          </table:table-cell>
          <table:table-cell office:value-type="float" office:value="-59.4327540245056" calcext:value-type="float">
            <text:p>-59,4327540245056</text:p>
          </table:table-cell>
          <table:table-cell office:value-type="float" office:value="-59.3601773948669" calcext:value-type="float">
            <text:p>-59,3601773948669</text:p>
          </table:table-cell>
          <table:table-cell office:value-type="float" office:value="-59.3005271720886" calcext:value-type="float">
            <text:p>-59,3005271720886</text:p>
          </table:table-cell>
          <table:table-cell office:value-type="float" office:value="-59.38034815979" calcext:value-type="float">
            <text:p>-59,38034815979</text:p>
          </table:table-cell>
          <table:table-cell office:value-type="float" office:value="-59.4351719894409" calcext:value-type="float">
            <text:p>-59,4351719894409</text:p>
          </table:table-cell>
          <table:table-cell office:value-type="float" office:value="-59.3719108123779" calcext:value-type="float">
            <text:p>-59,3719108123779</text:p>
          </table:table-cell>
          <table:table-cell office:value-type="float" office:value="-59.3021358413696" calcext:value-type="float">
            <text:p>-59,3021358413696</text:p>
          </table:table-cell>
          <table:table-cell office:value-type="float" office:value="-59.3795366401672" calcext:value-type="float">
            <text:p>-59,3795366401672</text:p>
          </table:table-cell>
          <table:table-cell office:value-type="float" office:value="-59.4318394889832" calcext:value-type="float">
            <text:p>-59,4318394889832</text:p>
          </table:table-cell>
          <table:table-cell office:value-type="float" office:value="-59.3637197151184" calcext:value-type="float">
            <text:p>-59,3637197151184</text:p>
          </table:table-cell>
          <table:table-cell office:value-type="float" office:value="-59.2965148887634" calcext:value-type="float">
            <text:p>-59,2965148887634</text:p>
          </table:table-cell>
          <table:table-cell office:value-type="float" office:value="-59.3803065757751" calcext:value-type="float">
            <text:p>-59,3803065757751</text:p>
          </table:table-cell>
          <table:table-cell office:value-type="float" office:value="-59.4296342124939" calcext:value-type="float">
            <text:p>-59,4296342124939</text:p>
          </table:table-cell>
          <table:table-cell office:value-type="float" office:value="-59.3669610176086" calcext:value-type="float">
            <text:p>-59,3669610176086</text:p>
          </table:table-cell>
          <table:table-cell office:value-type="float" office:value="-59.302717754364" calcext:value-type="float">
            <text:p>-59,302717754364</text:p>
          </table:table-cell>
          <table:table-cell office:value-type="float" office:value="-59.3808095054626" calcext:value-type="float">
            <text:p>-59,3808095054626</text:p>
          </table:table-cell>
          <table:table-cell office:value-type="float" office:value="-59.4331552658081" calcext:value-type="float">
            <text:p>-59,4331552658081</text:p>
          </table:table-cell>
          <table:table-cell office:value-type="float" office:value="-59.3704723243713" calcext:value-type="float">
            <text:p>-59,3704723243713</text:p>
          </table:table-cell>
          <table:table-cell office:value-type="float" office:value="-59.2989168395996" calcext:value-type="float">
            <text:p>-59,2989168395996</text:p>
          </table:table-cell>
          <table:table-cell office:value-type="float" office:value="-59.3793242835999" calcext:value-type="float">
            <text:p>-59,3793242835999</text:p>
          </table:table-cell>
          <table:table-cell office:value-type="float" office:value="-59.430189250946" calcext:value-type="float">
            <text:p>-59,430189250946</text:p>
          </table:table-cell>
          <table:table-cell office:value-type="float" office:value="-59.3695732765198" calcext:value-type="float">
            <text:p>-59,3695732765198</text:p>
          </table:table-cell>
          <table:table-cell office:value-type="float" office:value="-59.2983569908142" calcext:value-type="float">
            <text:p>-59,2983569908142</text:p>
          </table:table-cell>
          <table:table-cell office:value-type="float" office:value="-59.3784287223816" calcext:value-type="float">
            <text:p>-59,3784287223816</text:p>
          </table:table-cell>
          <table:table-cell office:value-type="float" office:value="-59.4314016876221" calcext:value-type="float">
            <text:p>-59,4314016876221</text:p>
          </table:table-cell>
          <table:table-cell office:value-type="float" office:value="-59.3665341720581" calcext:value-type="float">
            <text:p>-59,3665341720581</text:p>
          </table:table-cell>
          <table:table-cell office:value-type="float" office:value="-59.3022125053406" calcext:value-type="float">
            <text:p>-59,3022125053406</text:p>
          </table:table-cell>
          <table:table-cell office:value-type="float" office:value="-59.3807387886047" calcext:value-type="float">
            <text:p>-59,3807387886047</text:p>
          </table:table-cell>
          <table:table-cell office:value-type="float" office:value="-59.4312534980774" calcext:value-type="float">
            <text:p>-59,4312534980774</text:p>
          </table:table-cell>
          <table:table-cell office:value-type="float" office:value="-59.3687520256042" calcext:value-type="float">
            <text:p>-59,3687520256042</text:p>
          </table:table-cell>
          <table:table-cell office:value-type="float" office:value="-59.2988956947327" calcext:value-type="float">
            <text:p>-59,2988956947327</text:p>
          </table:table-cell>
          <table:table-cell office:value-type="float" office:value="-59.3781172065735" calcext:value-type="float">
            <text:p>-59,3781172065735</text:p>
          </table:table-cell>
          <table:table-cell office:value-type="float" office:value="-59.427560585022" calcext:value-type="float">
            <text:p>-59,427560585022</text:p>
          </table:table-cell>
          <table:table-cell office:value-type="float" office:value="-59.3668928565979" calcext:value-type="float">
            <text:p>-59,3668928565979</text:p>
          </table:table-cell>
          <table:table-cell office:value-type="float" office:value="-59.2993985481262" calcext:value-type="float">
            <text:p>-59,2993985481262</text:p>
          </table:table-cell>
          <table:table-cell office:value-type="float" office:value="-59.3789034538269" calcext:value-type="float">
            <text:p>-59,3789034538269</text:p>
          </table:table-cell>
          <table:table-cell office:value-type="float" office:value="-59.4283298873901" calcext:value-type="float">
            <text:p>-59,4283298873901</text:p>
          </table:table-cell>
          <table:table-cell office:value-type="float" office:value="-59.3641379318237" calcext:value-type="float">
            <text:p>-59,364137931823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9.3016498832703" calcext:value-type="float">
            <text:p>-59,3016498832703</text:p>
          </table:table-cell>
          <table:table-cell office:value-type="float" office:value="-59.3673917312622" calcext:value-type="float">
            <text:p>-59,3673917312622</text:p>
          </table:table-cell>
          <table:table-cell office:value-type="float" office:value="-59.4190829238892" calcext:value-type="float">
            <text:p>-59,4190829238892</text:p>
          </table:table-cell>
          <table:table-cell office:value-type="float" office:value="-59.3597080802917" calcext:value-type="float">
            <text:p>-59,3597080802917</text:p>
          </table:table-cell>
          <table:table-cell office:value-type="float" office:value="-59.3011431274414" calcext:value-type="float">
            <text:p>-59,3011431274414</text:p>
          </table:table-cell>
          <table:table-cell office:value-type="float" office:value="-59.3836280860901" calcext:value-type="float">
            <text:p>-59,3836280860901</text:p>
          </table:table-cell>
          <table:table-cell office:value-type="float" office:value="-59.4274908752441" calcext:value-type="float">
            <text:p>-59,4274908752441</text:p>
          </table:table-cell>
          <table:table-cell office:value-type="float" office:value="-59.3688814735413" calcext:value-type="float">
            <text:p>-59,3688814735413</text:p>
          </table:table-cell>
          <table:table-cell office:value-type="float" office:value="-59.2973843955994" calcext:value-type="float">
            <text:p>-59,2973843955994</text:p>
          </table:table-cell>
          <table:table-cell office:value-type="float" office:value="-59.383337474823" calcext:value-type="float">
            <text:p>-59,383337474823</text:p>
          </table:table-cell>
          <table:table-cell office:value-type="float" office:value="-59.4299153900147" calcext:value-type="float">
            <text:p>-59,4299153900147</text:p>
          </table:table-cell>
          <table:table-cell office:value-type="float" office:value="-59.3690614433289" calcext:value-type="float">
            <text:p>-59,3690614433289</text:p>
          </table:table-cell>
          <table:table-cell office:value-type="float" office:value="-59.3011041183472" calcext:value-type="float">
            <text:p>-59,3011041183472</text:p>
          </table:table-cell>
          <table:table-cell office:value-type="float" office:value="-59.3691344680786" calcext:value-type="float">
            <text:p>-59,3691344680786</text:p>
          </table:table-cell>
          <table:table-cell office:value-type="float" office:value="-59.4250576934814" calcext:value-type="float">
            <text:p>-59,4250576934814</text:p>
          </table:table-cell>
          <table:table-cell office:value-type="float" office:value="-59.3619618110657" calcext:value-type="float">
            <text:p>-59,3619618110657</text:p>
          </table:table-cell>
          <table:table-cell office:value-type="float" office:value="-59.295536693573" calcext:value-type="float">
            <text:p>-59,295536693573</text:p>
          </table:table-cell>
          <table:table-cell office:value-type="float" office:value="-59.3733480529785" calcext:value-type="float">
            <text:p>-59,3733480529785</text:p>
          </table:table-cell>
          <table:table-cell office:value-type="float" office:value="-59.4235933151245" calcext:value-type="float">
            <text:p>-59,4235933151245</text:p>
          </table:table-cell>
          <table:table-cell office:value-type="float" office:value="-59.3706186332703" calcext:value-type="float">
            <text:p>-59,3706186332703</text:p>
          </table:table-cell>
          <table:table-cell office:value-type="float" office:value="-59.295745513916" calcext:value-type="float">
            <text:p>-59,295745513916</text:p>
          </table:table-cell>
          <table:table-cell office:value-type="float" office:value="-59.3768583869934" calcext:value-type="float">
            <text:p>-59,3768583869934</text:p>
          </table:table-cell>
          <table:table-cell office:value-type="float" office:value="-59.4280210533142" calcext:value-type="float">
            <text:p>-59,4280210533142</text:p>
          </table:table-cell>
          <table:table-cell office:value-type="float" office:value="-59.3660116195679" calcext:value-type="float">
            <text:p>-59,3660116195679</text:p>
          </table:table-cell>
          <table:table-cell office:value-type="float" office:value="-59.2987294273377" calcext:value-type="float">
            <text:p>-59,2987294273377</text:p>
          </table:table-cell>
          <table:table-cell office:value-type="float" office:value="-59.3769859390259" calcext:value-type="float">
            <text:p>-59,3769859390259</text:p>
          </table:table-cell>
          <table:table-cell office:value-type="float" office:value="-59.4291481552124" calcext:value-type="float">
            <text:p>-59,4291481552124</text:p>
          </table:table-cell>
          <table:table-cell office:value-type="float" office:value="-59.3652414169312" calcext:value-type="float">
            <text:p>-59,3652414169312</text:p>
          </table:table-cell>
          <table:table-cell office:value-type="float" office:value="-59.2956174736023" calcext:value-type="float">
            <text:p>-59,2956174736023</text:p>
          </table:table-cell>
          <table:table-cell office:value-type="float" office:value="-59.3761134033203" calcext:value-type="float">
            <text:p>-59,3761134033203</text:p>
          </table:table-cell>
          <table:table-cell office:value-type="float" office:value="-59.4257753105164" calcext:value-type="float">
            <text:p>-59,4257753105164</text:p>
          </table:table-cell>
          <table:table-cell office:value-type="float" office:value="-59.365455368042" calcext:value-type="float">
            <text:p>-59,365455368042</text:p>
          </table:table-cell>
          <table:table-cell office:value-type="float" office:value="-59.2958669471741" calcext:value-type="float">
            <text:p>-59,2958669471741</text:p>
          </table:table-cell>
          <table:table-cell office:value-type="float" office:value="-59.3738271102905" calcext:value-type="float">
            <text:p>-59,3738271102905</text:p>
          </table:table-cell>
          <table:table-cell office:value-type="float" office:value="-59.4250252685547" calcext:value-type="float">
            <text:p>-59,4250252685547</text:p>
          </table:table-cell>
          <table:table-cell office:value-type="float" office:value="-59.3647866287231" calcext:value-type="float">
            <text:p>-59,3647866287231</text:p>
          </table:table-cell>
          <table:table-cell office:value-type="float" office:value="-59.2964633979797" calcext:value-type="float">
            <text:p>-59,2964633979797</text:p>
          </table:table-cell>
          <table:table-cell office:value-type="float" office:value="-59.3764386711121" calcext:value-type="float">
            <text:p>-59,3764386711121</text:p>
          </table:table-cell>
          <table:table-cell office:value-type="float" office:value="-59.4252891387939" calcext:value-type="float">
            <text:p>-59,4252891387939</text:p>
          </table:table-cell>
          <table:table-cell office:value-type="float" office:value="-59.3641223526001" calcext:value-type="float">
            <text:p>-59,36412235260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9.305401725769" calcext:value-type="float">
            <text:p>-59,305401725769</text:p>
          </table:table-cell>
          <table:table-cell office:value-type="float" office:value="-59.3788358154297" calcext:value-type="float">
            <text:p>-59,3788358154297</text:p>
          </table:table-cell>
          <table:table-cell office:value-type="float" office:value="-59.4335602035523" calcext:value-type="float">
            <text:p>-59,4335602035523</text:p>
          </table:table-cell>
          <table:table-cell office:value-type="float" office:value="-59.3608403167725" calcext:value-type="float">
            <text:p>-59,3608403167725</text:p>
          </table:table-cell>
          <table:table-cell office:value-type="float" office:value="-59.3036116371155" calcext:value-type="float">
            <text:p>-59,3036116371155</text:p>
          </table:table-cell>
          <table:table-cell office:value-type="float" office:value="-59.3712547073364" calcext:value-type="float">
            <text:p>-59,3712547073364</text:p>
          </table:table-cell>
          <table:table-cell office:value-type="float" office:value="-59.4233907394409" calcext:value-type="float">
            <text:p>-59,4233907394409</text:p>
          </table:table-cell>
          <table:table-cell office:value-type="float" office:value="-59.3590971641541" calcext:value-type="float">
            <text:p>-59,3590971641541</text:p>
          </table:table-cell>
          <table:table-cell office:value-type="float" office:value="-59.2941979293823" calcext:value-type="float">
            <text:p>-59,2941979293823</text:p>
          </table:table-cell>
          <table:table-cell office:value-type="float" office:value="-59.381257522583" calcext:value-type="float">
            <text:p>-59,381257522583</text:p>
          </table:table-cell>
          <table:table-cell office:value-type="float" office:value="-59.4301180801392" calcext:value-type="float">
            <text:p>-59,4301180801392</text:p>
          </table:table-cell>
          <table:table-cell office:value-type="float" office:value="-59.3694845504761" calcext:value-type="float">
            <text:p>-59,3694845504761</text:p>
          </table:table-cell>
          <table:table-cell office:value-type="float" office:value="-59.299944152832" calcext:value-type="float">
            <text:p>-59,299944152832</text:p>
          </table:table-cell>
          <table:table-cell office:value-type="float" office:value="-59.374888053894" calcext:value-type="float">
            <text:p>-59,374888053894</text:p>
          </table:table-cell>
          <table:table-cell office:value-type="float" office:value="-59.4325107116699" calcext:value-type="float">
            <text:p>-59,4325107116699</text:p>
          </table:table-cell>
          <table:table-cell office:value-type="float" office:value="-59.3731023521423" calcext:value-type="float">
            <text:p>-59,3731023521423</text:p>
          </table:table-cell>
          <table:table-cell office:value-type="float" office:value="-59.2975064430237" calcext:value-type="float">
            <text:p>-59,2975064430237</text:p>
          </table:table-cell>
          <table:table-cell office:value-type="float" office:value="-59.3764444885254" calcext:value-type="float">
            <text:p>-59,3764444885254</text:p>
          </table:table-cell>
          <table:table-cell office:value-type="float" office:value="-59.4289162826538" calcext:value-type="float">
            <text:p>-59,4289162826538</text:p>
          </table:table-cell>
          <table:table-cell office:value-type="float" office:value="-59.3700894508362" calcext:value-type="float">
            <text:p>-59,3700894508362</text:p>
          </table:table-cell>
          <table:table-cell office:value-type="float" office:value="-59.2916690330505" calcext:value-type="float">
            <text:p>-59,2916690330505</text:p>
          </table:table-cell>
          <table:table-cell office:value-type="float" office:value="-59.3755031929016" calcext:value-type="float">
            <text:p>-59,3755031929016</text:p>
          </table:table-cell>
          <table:table-cell office:value-type="float" office:value="-59.4244802360535" calcext:value-type="float">
            <text:p>-59,4244802360535</text:p>
          </table:table-cell>
          <table:table-cell office:value-type="float" office:value="-59.3636687965393" calcext:value-type="float">
            <text:p>-59,3636687965393</text:p>
          </table:table-cell>
          <table:table-cell office:value-type="float" office:value="-59.2982507247925" calcext:value-type="float">
            <text:p>-59,2982507247925</text:p>
          </table:table-cell>
          <table:table-cell office:value-type="float" office:value="-59.3780663490295" calcext:value-type="float">
            <text:p>-59,3780663490295</text:p>
          </table:table-cell>
          <table:table-cell office:value-type="float" office:value="-59.4268985671997" calcext:value-type="float">
            <text:p>-59,4268985671997</text:p>
          </table:table-cell>
          <table:table-cell office:value-type="float" office:value="-59.367736076355" calcext:value-type="float">
            <text:p>-59,367736076355</text:p>
          </table:table-cell>
          <table:table-cell office:value-type="float" office:value="-59.2937470321655" calcext:value-type="float">
            <text:p>-59,2937470321655</text:p>
          </table:table-cell>
          <table:table-cell office:value-type="float" office:value="-59.3778858718872" calcext:value-type="float">
            <text:p>-59,3778858718872</text:p>
          </table:table-cell>
          <table:table-cell office:value-type="float" office:value="-59.429334186554" calcext:value-type="float">
            <text:p>-59,429334186554</text:p>
          </table:table-cell>
          <table:table-cell office:value-type="float" office:value="-59.3669405326843" calcext:value-type="float">
            <text:p>-59,3669405326843</text:p>
          </table:table-cell>
          <table:table-cell office:value-type="float" office:value="-59.299745048523" calcext:value-type="float">
            <text:p>-59,299745048523</text:p>
          </table:table-cell>
          <table:table-cell office:value-type="float" office:value="-59.3810567932129" calcext:value-type="float">
            <text:p>-59,3810567932129</text:p>
          </table:table-cell>
          <table:table-cell office:value-type="float" office:value="-59.4325409088135" calcext:value-type="float">
            <text:p>-59,4325409088135</text:p>
          </table:table-cell>
          <table:table-cell office:value-type="float" office:value="-59.3715790901184" calcext:value-type="float">
            <text:p>-59,3715790901184</text:p>
          </table:table-cell>
          <table:table-cell office:value-type="float" office:value="-59.300811126709" calcext:value-type="float">
            <text:p>-59,300811126709</text:p>
          </table:table-cell>
          <table:table-cell office:value-type="float" office:value="-59.3802178535461" calcext:value-type="float">
            <text:p>-59,3802178535461</text:p>
          </table:table-cell>
          <table:table-cell office:value-type="float" office:value="-59.429667350769" calcext:value-type="float">
            <text:p>-59,429667350769</text:p>
          </table:table-cell>
          <table:table-cell office:value-type="float" office:value="-59.3665547637939" calcext:value-type="float">
            <text:p>-59,366554763793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9.3037988243103" calcext:value-type="float">
            <text:p>-59,3037988243103</text:p>
          </table:table-cell>
          <table:table-cell office:value-type="float" office:value="-59.3836127319336" calcext:value-type="float">
            <text:p>-59,3836127319336</text:p>
          </table:table-cell>
          <table:table-cell office:value-type="float" office:value="-59.4364270439148" calcext:value-type="float">
            <text:p>-59,4364270439148</text:p>
          </table:table-cell>
          <table:table-cell office:value-type="float" office:value="-59.3722934532166" calcext:value-type="float">
            <text:p>-59,3722934532166</text:p>
          </table:table-cell>
          <table:table-cell office:value-type="float" office:value="-59.2977973823547" calcext:value-type="float">
            <text:p>-59,2977973823547</text:p>
          </table:table-cell>
          <table:table-cell office:value-type="float" office:value="-59.3819065322876" calcext:value-type="float">
            <text:p>-59,3819065322876</text:p>
          </table:table-cell>
          <table:table-cell office:value-type="float" office:value="-59.4357380218506" calcext:value-type="float">
            <text:p>-59,4357380218506</text:p>
          </table:table-cell>
          <table:table-cell office:value-type="float" office:value="-59.3639543533325" calcext:value-type="float">
            <text:p>-59,3639543533325</text:p>
          </table:table-cell>
          <table:table-cell office:value-type="float" office:value="-59.3009469223022" calcext:value-type="float">
            <text:p>-59,3009469223022</text:p>
          </table:table-cell>
          <table:table-cell office:value-type="float" office:value="-59.3798323974609" calcext:value-type="float">
            <text:p>-59,3798323974609</text:p>
          </table:table-cell>
          <table:table-cell office:value-type="float" office:value="-59.4315526199341" calcext:value-type="float">
            <text:p>-59,4315526199341</text:p>
          </table:table-cell>
          <table:table-cell office:value-type="float" office:value="-59.3695672492981" calcext:value-type="float">
            <text:p>-59,3695672492981</text:p>
          </table:table-cell>
          <table:table-cell office:value-type="float" office:value="-59.2984595184326" calcext:value-type="float">
            <text:p>-59,2984595184326</text:p>
          </table:table-cell>
          <table:table-cell office:value-type="float" office:value="-59.3826430587769" calcext:value-type="float">
            <text:p>-59,3826430587769</text:p>
          </table:table-cell>
          <table:table-cell office:value-type="float" office:value="-59.4295797042847" calcext:value-type="float">
            <text:p>-59,4295797042847</text:p>
          </table:table-cell>
          <table:table-cell office:value-type="float" office:value="-59.3696020851135" calcext:value-type="float">
            <text:p>-59,3696020851135</text:p>
          </table:table-cell>
          <table:table-cell office:value-type="float" office:value="-59.3012423095703" calcext:value-type="float">
            <text:p>-59,3012423095703</text:p>
          </table:table-cell>
          <table:table-cell office:value-type="float" office:value="-59.3785240440369" calcext:value-type="float">
            <text:p>-59,3785240440369</text:p>
          </table:table-cell>
          <table:table-cell office:value-type="float" office:value="-59.4289929275513" calcext:value-type="float">
            <text:p>-59,4289929275513</text:p>
          </table:table-cell>
          <table:table-cell office:value-type="float" office:value="-59.3693032684326" calcext:value-type="float">
            <text:p>-59,3693032684326</text:p>
          </table:table-cell>
          <table:table-cell office:value-type="float" office:value="-59.2951602935791" calcext:value-type="float">
            <text:p>-59,2951602935791</text:p>
          </table:table-cell>
          <table:table-cell office:value-type="float" office:value="-59.3792694969177" calcext:value-type="float">
            <text:p>-59,3792694969177</text:p>
          </table:table-cell>
          <table:table-cell office:value-type="float" office:value="-59.4299422111511" calcext:value-type="float">
            <text:p>-59,4299422111511</text:p>
          </table:table-cell>
          <table:table-cell office:value-type="float" office:value="-59.372832118988" calcext:value-type="float">
            <text:p>-59,372832118988</text:p>
          </table:table-cell>
          <table:table-cell office:value-type="float" office:value="-59.2996670722961" calcext:value-type="float">
            <text:p>-59,2996670722961</text:p>
          </table:table-cell>
          <table:table-cell office:value-type="float" office:value="-59.3791738357544" calcext:value-type="float">
            <text:p>-59,3791738357544</text:p>
          </table:table-cell>
          <table:table-cell office:value-type="float" office:value="-59.4275465812683" calcext:value-type="float">
            <text:p>-59,4275465812683</text:p>
          </table:table-cell>
          <table:table-cell office:value-type="float" office:value="-59.3674668617249" calcext:value-type="float">
            <text:p>-59,3674668617249</text:p>
          </table:table-cell>
          <table:table-cell office:value-type="float" office:value="-59.3003931770325" calcext:value-type="float">
            <text:p>-59,3003931770325</text:p>
          </table:table-cell>
          <table:table-cell office:value-type="float" office:value="-59.3803308792114" calcext:value-type="float">
            <text:p>-59,3803308792114</text:p>
          </table:table-cell>
          <table:table-cell office:value-type="float" office:value="-59.4300152931213" calcext:value-type="float">
            <text:p>-59,4300152931213</text:p>
          </table:table-cell>
          <table:table-cell office:value-type="float" office:value="-59.3712100257874" calcext:value-type="float">
            <text:p>-59,3712100257874</text:p>
          </table:table-cell>
          <table:table-cell office:value-type="float" office:value="-59.2985578079224" calcext:value-type="float">
            <text:p>-59,2985578079224</text:p>
          </table:table-cell>
          <table:table-cell office:value-type="float" office:value="-59.3771144943237" calcext:value-type="float">
            <text:p>-59,3771144943237</text:p>
          </table:table-cell>
          <table:table-cell office:value-type="float" office:value="-59.4296504936218" calcext:value-type="float">
            <text:p>-59,4296504936218</text:p>
          </table:table-cell>
          <table:table-cell office:value-type="float" office:value="-59.3688528404236" calcext:value-type="float">
            <text:p>-59,3688528404236</text:p>
          </table:table-cell>
          <table:table-cell office:value-type="float" office:value="-59.2983341064453" calcext:value-type="float">
            <text:p>-59,2983341064453</text:p>
          </table:table-cell>
          <table:table-cell office:value-type="float" office:value="-59.3782698287964" calcext:value-type="float">
            <text:p>-59,3782698287964</text:p>
          </table:table-cell>
          <table:table-cell office:value-type="float" office:value="-59.4291094779968" calcext:value-type="float">
            <text:p>-59,4291094779968</text:p>
          </table:table-cell>
          <table:table-cell office:value-type="float" office:value="-59.3684217224121" calcext:value-type="float">
            <text:p>-59,368421722412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9.2943333854675" calcext:value-type="float">
            <text:p>-59,2943333854675</text:p>
          </table:table-cell>
          <table:table-cell office:value-type="float" office:value="-59.3864823265076" calcext:value-type="float">
            <text:p>-59,3864823265076</text:p>
          </table:table-cell>
          <table:table-cell office:value-type="float" office:value="-59.4257711105347" calcext:value-type="float">
            <text:p>-59,4257711105347</text:p>
          </table:table-cell>
          <table:table-cell office:value-type="float" office:value="-59.3708619537354" calcext:value-type="float">
            <text:p>-59,3708619537354</text:p>
          </table:table-cell>
          <table:table-cell office:value-type="float" office:value="-59.3024916496277" calcext:value-type="float">
            <text:p>-59,3024916496277</text:p>
          </table:table-cell>
          <table:table-cell office:value-type="float" office:value="-59.390733757019" calcext:value-type="float">
            <text:p>-59,390733757019</text:p>
          </table:table-cell>
          <table:table-cell office:value-type="float" office:value="-59.4329199447632" calcext:value-type="float">
            <text:p>-59,4329199447632</text:p>
          </table:table-cell>
          <table:table-cell office:value-type="float" office:value="-59.3677382049561" calcext:value-type="float">
            <text:p>-59,3677382049561</text:p>
          </table:table-cell>
          <table:table-cell office:value-type="float" office:value="-59.3026734848023" calcext:value-type="float">
            <text:p>-59,3026734848023</text:p>
          </table:table-cell>
          <table:table-cell office:value-type="float" office:value="-59.3857960128784" calcext:value-type="float">
            <text:p>-59,3857960128784</text:p>
          </table:table-cell>
          <table:table-cell office:value-type="float" office:value="-59.4304753761292" calcext:value-type="float">
            <text:p>-59,4304753761292</text:p>
          </table:table-cell>
          <table:table-cell office:value-type="float" office:value="-59.3711208686829" calcext:value-type="float">
            <text:p>-59,3711208686829</text:p>
          </table:table-cell>
          <table:table-cell office:value-type="float" office:value="-59.3025243797302" calcext:value-type="float">
            <text:p>-59,3025243797302</text:p>
          </table:table-cell>
          <table:table-cell office:value-type="float" office:value="-59.3840056152344" calcext:value-type="float">
            <text:p>-59,3840056152344</text:p>
          </table:table-cell>
          <table:table-cell office:value-type="float" office:value="-59.4370859146118" calcext:value-type="float">
            <text:p>-59,4370859146118</text:p>
          </table:table-cell>
          <table:table-cell office:value-type="float" office:value="-59.369763217926" calcext:value-type="float">
            <text:p>-59,369763217926</text:p>
          </table:table-cell>
          <table:table-cell office:value-type="float" office:value="-59.2999730224609" calcext:value-type="float">
            <text:p>-59,2999730224609</text:p>
          </table:table-cell>
          <table:table-cell office:value-type="float" office:value="-59.3796331062317" calcext:value-type="float">
            <text:p>-59,3796331062317</text:p>
          </table:table-cell>
          <table:table-cell office:value-type="float" office:value="-59.4321422119141" calcext:value-type="float">
            <text:p>-59,4321422119141</text:p>
          </table:table-cell>
          <table:table-cell office:value-type="float" office:value="-59.3694787979126" calcext:value-type="float">
            <text:p>-59,3694787979126</text:p>
          </table:table-cell>
          <table:table-cell office:value-type="float" office:value="-59.3009609107971" calcext:value-type="float">
            <text:p>-59,3009609107971</text:p>
          </table:table-cell>
          <table:table-cell office:value-type="float" office:value="-59.3786313247681" calcext:value-type="float">
            <text:p>-59,3786313247681</text:p>
          </table:table-cell>
          <table:table-cell office:value-type="float" office:value="-59.4319220046997" calcext:value-type="float">
            <text:p>-59,4319220046997</text:p>
          </table:table-cell>
          <table:table-cell office:value-type="float" office:value="-59.3677752189636" calcext:value-type="float">
            <text:p>-59,3677752189636</text:p>
          </table:table-cell>
          <table:table-cell office:value-type="float" office:value="-59.3031131706238" calcext:value-type="float">
            <text:p>-59,3031131706238</text:p>
          </table:table-cell>
          <table:table-cell office:value-type="float" office:value="-59.381642326355" calcext:value-type="float">
            <text:p>-59,381642326355</text:p>
          </table:table-cell>
          <table:table-cell office:value-type="float" office:value="-59.4347462615967" calcext:value-type="float">
            <text:p>-59,4347462615967</text:p>
          </table:table-cell>
          <table:table-cell office:value-type="float" office:value="-59.373585018158" calcext:value-type="float">
            <text:p>-59,373585018158</text:p>
          </table:table-cell>
          <table:table-cell office:value-type="float" office:value="-59.3005949935913" calcext:value-type="float">
            <text:p>-59,3005949935913</text:p>
          </table:table-cell>
          <table:table-cell office:value-type="float" office:value="-59.3779135475159" calcext:value-type="float">
            <text:p>-59,3779135475159</text:p>
          </table:table-cell>
          <table:table-cell office:value-type="float" office:value="-59.433538192749" calcext:value-type="float">
            <text:p>-59,433538192749</text:p>
          </table:table-cell>
          <table:table-cell office:value-type="float" office:value="-59.3684757995606" calcext:value-type="float">
            <text:p>-59,3684757995606</text:p>
          </table:table-cell>
          <table:table-cell office:value-type="float" office:value="-59.2997490615845" calcext:value-type="float">
            <text:p>-59,2997490615845</text:p>
          </table:table-cell>
          <table:table-cell office:value-type="float" office:value="-59.3773020858765" calcext:value-type="float">
            <text:p>-59,3773020858765</text:p>
          </table:table-cell>
          <table:table-cell office:value-type="float" office:value="-59.4289525794983" calcext:value-type="float">
            <text:p>-59,4289525794983</text:p>
          </table:table-cell>
          <table:table-cell office:value-type="float" office:value="-59.3694938087463" calcext:value-type="float">
            <text:p>-59,3694938087463</text:p>
          </table:table-cell>
          <table:table-cell office:value-type="float" office:value="-59.3011672401428" calcext:value-type="float">
            <text:p>-59,3011672401428</text:p>
          </table:table-cell>
          <table:table-cell office:value-type="float" office:value="-59.378299495697" calcext:value-type="float">
            <text:p>-59,378299495697</text:p>
          </table:table-cell>
          <table:table-cell office:value-type="float" office:value="-59.4257177696228" calcext:value-type="float">
            <text:p>-59,4257177696228</text:p>
          </table:table-cell>
          <table:table-cell office:value-type="float" office:value="-59.3678101234436" calcext:value-type="float">
            <text:p>-59,36781012344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9.3004719619751" calcext:value-type="float">
            <text:p>-59,3004719619751</text:p>
          </table:table-cell>
          <table:table-cell office:value-type="float" office:value="-59.3781529960632" calcext:value-type="float">
            <text:p>-59,3781529960632</text:p>
          </table:table-cell>
          <table:table-cell office:value-type="float" office:value="-59.44249766922" calcext:value-type="float">
            <text:p>-59,44249766922</text:p>
          </table:table-cell>
          <table:table-cell office:value-type="float" office:value="-59.3684736289978" calcext:value-type="float">
            <text:p>-59,3684736289978</text:p>
          </table:table-cell>
          <table:table-cell office:value-type="float" office:value="-59.30291822052" calcext:value-type="float">
            <text:p>-59,30291822052</text:p>
          </table:table-cell>
          <table:table-cell office:value-type="float" office:value="-59.3832625808716" calcext:value-type="float">
            <text:p>-59,3832625808716</text:p>
          </table:table-cell>
          <table:table-cell office:value-type="float" office:value="-59.4340132713318" calcext:value-type="float">
            <text:p>-59,4340132713318</text:p>
          </table:table-cell>
          <table:table-cell office:value-type="float" office:value="-59.3643885269165" calcext:value-type="float">
            <text:p>-59,3643885269165</text:p>
          </table:table-cell>
          <table:table-cell office:value-type="float" office:value="-59.302572971344" calcext:value-type="float">
            <text:p>-59,302572971344</text:p>
          </table:table-cell>
          <table:table-cell office:value-type="float" office:value="-59.377621963501" calcext:value-type="float">
            <text:p>-59,377621963501</text:p>
          </table:table-cell>
          <table:table-cell office:value-type="float" office:value="-59.4281706008911" calcext:value-type="float">
            <text:p>-59,4281706008911</text:p>
          </table:table-cell>
          <table:table-cell office:value-type="float" office:value="-59.3712085380554" calcext:value-type="float">
            <text:p>-59,3712085380554</text:p>
          </table:table-cell>
          <table:table-cell office:value-type="float" office:value="-59.2976729698181" calcext:value-type="float">
            <text:p>-59,2976729698181</text:p>
          </table:table-cell>
          <table:table-cell office:value-type="float" office:value="-59.3794594421387" calcext:value-type="float">
            <text:p>-59,3794594421387</text:p>
          </table:table-cell>
          <table:table-cell office:value-type="float" office:value="-59.4331048774719" calcext:value-type="float">
            <text:p>-59,4331048774719</text:p>
          </table:table-cell>
          <table:table-cell office:value-type="float" office:value="-59.3726206855774" calcext:value-type="float">
            <text:p>-59,3726206855774</text:p>
          </table:table-cell>
          <table:table-cell office:value-type="float" office:value="-59.2966019668579" calcext:value-type="float">
            <text:p>-59,2966019668579</text:p>
          </table:table-cell>
          <table:table-cell office:value-type="float" office:value="-59.3818781280518" calcext:value-type="float">
            <text:p>-59,3818781280518</text:p>
          </table:table-cell>
          <table:table-cell office:value-type="float" office:value="-59.4273761901856" calcext:value-type="float">
            <text:p>-59,4273761901856</text:p>
          </table:table-cell>
          <table:table-cell office:value-type="float" office:value="-59.3698595924377" calcext:value-type="float">
            <text:p>-59,3698595924377</text:p>
          </table:table-cell>
          <table:table-cell office:value-type="float" office:value="-59.301871219635" calcext:value-type="float">
            <text:p>-59,301871219635</text:p>
          </table:table-cell>
          <table:table-cell office:value-type="float" office:value="-59.3798684692383" calcext:value-type="float">
            <text:p>-59,3798684692383</text:p>
          </table:table-cell>
          <table:table-cell office:value-type="float" office:value="-59.4274632415772" calcext:value-type="float">
            <text:p>-59,4274632415772</text:p>
          </table:table-cell>
          <table:table-cell office:value-type="float" office:value="-59.3669584274292" calcext:value-type="float">
            <text:p>-59,3669584274292</text:p>
          </table:table-cell>
          <table:table-cell office:value-type="float" office:value="-59.2978060340881" calcext:value-type="float">
            <text:p>-59,2978060340881</text:p>
          </table:table-cell>
          <table:table-cell office:value-type="float" office:value="-59.3757409973145" calcext:value-type="float">
            <text:p>-59,3757409973145</text:p>
          </table:table-cell>
          <table:table-cell office:value-type="float" office:value="-59.4281877441406" calcext:value-type="float">
            <text:p>-59,4281877441406</text:p>
          </table:table-cell>
          <table:table-cell office:value-type="float" office:value="-59.3641987037659" calcext:value-type="float">
            <text:p>-59,3641987037659</text:p>
          </table:table-cell>
          <table:table-cell office:value-type="float" office:value="-59.2974179000855" calcext:value-type="float">
            <text:p>-59,2974179000855</text:p>
          </table:table-cell>
          <table:table-cell office:value-type="float" office:value="-59.3771630897522" calcext:value-type="float">
            <text:p>-59,3771630897522</text:p>
          </table:table-cell>
          <table:table-cell office:value-type="float" office:value="-59.4242894363403" calcext:value-type="float">
            <text:p>-59,4242894363403</text:p>
          </table:table-cell>
          <table:table-cell office:value-type="float" office:value="-59.3661442298889" calcext:value-type="float">
            <text:p>-59,3661442298889</text:p>
          </table:table-cell>
          <table:table-cell office:value-type="float" office:value="-59.2997665252686" calcext:value-type="float">
            <text:p>-59,2997665252686</text:p>
          </table:table-cell>
          <table:table-cell office:value-type="float" office:value="-59.3782977981567" calcext:value-type="float">
            <text:p>-59,3782977981567</text:p>
          </table:table-cell>
          <table:table-cell office:value-type="float" office:value="-59.4289099998474" calcext:value-type="float">
            <text:p>-59,4289099998474</text:p>
          </table:table-cell>
          <table:table-cell office:value-type="float" office:value="-59.3655814743042" calcext:value-type="float">
            <text:p>-59,3655814743042</text:p>
          </table:table-cell>
          <table:table-cell office:value-type="float" office:value="-59.3013416633606" calcext:value-type="float">
            <text:p>-59,3013416633606</text:p>
          </table:table-cell>
          <table:table-cell office:value-type="float" office:value="-59.3785402450562" calcext:value-type="float">
            <text:p>-59,3785402450562</text:p>
          </table:table-cell>
          <table:table-cell office:value-type="float" office:value="-59.4301658172607" calcext:value-type="float">
            <text:p>-59,4301658172607</text:p>
          </table:table-cell>
          <table:table-cell office:value-type="float" office:value="-59.367656288147" calcext:value-type="float">
            <text:p>-59,36765628814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9.2994192428589" calcext:value-type="float">
            <text:p>-59,2994192428589</text:p>
          </table:table-cell>
          <table:table-cell office:value-type="float" office:value="-59.3786750221252" calcext:value-type="float">
            <text:p>-59,3786750221252</text:p>
          </table:table-cell>
          <table:table-cell office:value-type="float" office:value="-59.4229939346314" calcext:value-type="float">
            <text:p>-59,4229939346314</text:p>
          </table:table-cell>
          <table:table-cell office:value-type="float" office:value="-59.3648270301819" calcext:value-type="float">
            <text:p>-59,3648270301819</text:p>
          </table:table-cell>
          <table:table-cell office:value-type="float" office:value="-59.2926469345093" calcext:value-type="float">
            <text:p>-59,2926469345093</text:p>
          </table:table-cell>
          <table:table-cell office:value-type="float" office:value="-59.3792578735352" calcext:value-type="float">
            <text:p>-59,3792578735352</text:p>
          </table:table-cell>
          <table:table-cell office:value-type="float" office:value="-59.4370631752014" calcext:value-type="float">
            <text:p>-59,4370631752014</text:p>
          </table:table-cell>
          <table:table-cell office:value-type="float" office:value="-59.3706177253723" calcext:value-type="float">
            <text:p>-59,3706177253723</text:p>
          </table:table-cell>
          <table:table-cell office:value-type="float" office:value="-59.3039382171631" calcext:value-type="float">
            <text:p>-59,3039382171631</text:p>
          </table:table-cell>
          <table:table-cell office:value-type="float" office:value="-59.3722373161316" calcext:value-type="float">
            <text:p>-59,3722373161316</text:p>
          </table:table-cell>
          <table:table-cell office:value-type="float" office:value="-59.4294633255005" calcext:value-type="float">
            <text:p>-59,4294633255005</text:p>
          </table:table-cell>
          <table:table-cell office:value-type="float" office:value="-59.368781627655" calcext:value-type="float">
            <text:p>-59,368781627655</text:p>
          </table:table-cell>
          <table:table-cell office:value-type="float" office:value="-59.3016001815796" calcext:value-type="float">
            <text:p>-59,3016001815796</text:p>
          </table:table-cell>
          <table:table-cell office:value-type="float" office:value="-59.381280670166" calcext:value-type="float">
            <text:p>-59,381280670166</text:p>
          </table:table-cell>
          <table:table-cell office:value-type="float" office:value="-59.4290953407288" calcext:value-type="float">
            <text:p>-59,4290953407288</text:p>
          </table:table-cell>
          <table:table-cell office:value-type="float" office:value="-59.3705510444641" calcext:value-type="float">
            <text:p>-59,3705510444641</text:p>
          </table:table-cell>
          <table:table-cell office:value-type="float" office:value="-59.3048530693054" calcext:value-type="float">
            <text:p>-59,3048530693054</text:p>
          </table:table-cell>
          <table:table-cell office:value-type="float" office:value="-59.3836420974731" calcext:value-type="float">
            <text:p>-59,3836420974731</text:p>
          </table:table-cell>
          <table:table-cell office:value-type="float" office:value="-59.4333117256165" calcext:value-type="float">
            <text:p>-59,4333117256165</text:p>
          </table:table-cell>
          <table:table-cell office:value-type="float" office:value="-59.3762648925781" calcext:value-type="float">
            <text:p>-59,3762648925781</text:p>
          </table:table-cell>
          <table:table-cell office:value-type="float" office:value="-59.3023729820252" calcext:value-type="float">
            <text:p>-59,3023729820252</text:p>
          </table:table-cell>
          <table:table-cell office:value-type="float" office:value="-59.3829184036255" calcext:value-type="float">
            <text:p>-59,3829184036255</text:p>
          </table:table-cell>
          <table:table-cell office:value-type="float" office:value="-59.4359423904419" calcext:value-type="float">
            <text:p>-59,4359423904419</text:p>
          </table:table-cell>
          <table:table-cell office:value-type="float" office:value="-59.3781598892212" calcext:value-type="float">
            <text:p>-59,3781598892212</text:p>
          </table:table-cell>
          <table:table-cell office:value-type="float" office:value="-59.3029669876099" calcext:value-type="float">
            <text:p>-59,3029669876099</text:p>
          </table:table-cell>
          <table:table-cell office:value-type="float" office:value="-59.3836082801819" calcext:value-type="float">
            <text:p>-59,3836082801819</text:p>
          </table:table-cell>
          <table:table-cell office:value-type="float" office:value="-59.4346653327942" calcext:value-type="float">
            <text:p>-59,4346653327942</text:p>
          </table:table-cell>
          <table:table-cell office:value-type="float" office:value="-59.3710791397095" calcext:value-type="float">
            <text:p>-59,3710791397095</text:p>
          </table:table-cell>
          <table:table-cell office:value-type="float" office:value="-59.3023923187256" calcext:value-type="float">
            <text:p>-59,3023923187256</text:p>
          </table:table-cell>
          <table:table-cell office:value-type="float" office:value="-59.3826675758362" calcext:value-type="float">
            <text:p>-59,3826675758362</text:p>
          </table:table-cell>
          <table:table-cell office:value-type="float" office:value="-59.4358368263245" calcext:value-type="float">
            <text:p>-59,4358368263245</text:p>
          </table:table-cell>
          <table:table-cell office:value-type="float" office:value="-59.3772398262024" calcext:value-type="float">
            <text:p>-59,3772398262024</text:p>
          </table:table-cell>
          <table:table-cell office:value-type="float" office:value="-59.3002156524658" calcext:value-type="float">
            <text:p>-59,3002156524658</text:p>
          </table:table-cell>
          <table:table-cell office:value-type="float" office:value="-59.3799988746643" calcext:value-type="float">
            <text:p>-59,3799988746643</text:p>
          </table:table-cell>
          <table:table-cell office:value-type="float" office:value="-59.4315977706909" calcext:value-type="float">
            <text:p>-59,4315977706909</text:p>
          </table:table-cell>
          <table:table-cell office:value-type="float" office:value="-59.3705338058472" calcext:value-type="float">
            <text:p>-59,3705338058472</text:p>
          </table:table-cell>
          <table:table-cell office:value-type="float" office:value="-59.302023929596" calcext:value-type="float">
            <text:p>-59,302023929596</text:p>
          </table:table-cell>
          <table:table-cell office:value-type="float" office:value="-59.3809258117676" calcext:value-type="float">
            <text:p>-59,3809258117676</text:p>
          </table:table-cell>
          <table:table-cell office:value-type="float" office:value="-59.4301239585876" calcext:value-type="float">
            <text:p>-59,4301239585876</text:p>
          </table:table-cell>
          <table:table-cell office:value-type="float" office:value="-59.3693972015381" calcext:value-type="float">
            <text:p>-59,369397201538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9.3056352958679" calcext:value-type="float">
            <text:p>-59,3056352958679</text:p>
          </table:table-cell>
          <table:table-cell office:value-type="float" office:value="-59.3934953231812" calcext:value-type="float">
            <text:p>-59,3934953231812</text:p>
          </table:table-cell>
          <table:table-cell office:value-type="float" office:value="-59.4348060035706" calcext:value-type="float">
            <text:p>-59,4348060035706</text:p>
          </table:table-cell>
          <table:table-cell office:value-type="float" office:value="-59.3745361824036" calcext:value-type="float">
            <text:p>-59,3745361824036</text:p>
          </table:table-cell>
          <table:table-cell office:value-type="float" office:value="-59.3016970214844" calcext:value-type="float">
            <text:p>-59,3016970214844</text:p>
          </table:table-cell>
          <table:table-cell office:value-type="float" office:value="-59.383995426178" calcext:value-type="float">
            <text:p>-59,383995426178</text:p>
          </table:table-cell>
          <table:table-cell office:value-type="float" office:value="-59.4379567489624" calcext:value-type="float">
            <text:p>-59,4379567489624</text:p>
          </table:table-cell>
          <table:table-cell office:value-type="float" office:value="-59.3647485847473" calcext:value-type="float">
            <text:p>-59,3647485847473</text:p>
          </table:table-cell>
          <table:table-cell office:value-type="float" office:value="-59.296205242157" calcext:value-type="float">
            <text:p>-59,296205242157</text:p>
          </table:table-cell>
          <table:table-cell office:value-type="float" office:value="-59.3855036201477" calcext:value-type="float">
            <text:p>-59,3855036201477</text:p>
          </table:table-cell>
          <table:table-cell office:value-type="float" office:value="-59.4289897918701" calcext:value-type="float">
            <text:p>-59,4289897918701</text:p>
          </table:table-cell>
          <table:table-cell office:value-type="float" office:value="-59.3683238525391" calcext:value-type="float">
            <text:p>-59,3683238525391</text:p>
          </table:table-cell>
          <table:table-cell office:value-type="float" office:value="-59.303769733429" calcext:value-type="float">
            <text:p>-59,303769733429</text:p>
          </table:table-cell>
          <table:table-cell office:value-type="float" office:value="-59.3772582931519" calcext:value-type="float">
            <text:p>-59,3772582931519</text:p>
          </table:table-cell>
          <table:table-cell office:value-type="float" office:value="-59.4301782035828" calcext:value-type="float">
            <text:p>-59,4301782035828</text:p>
          </table:table-cell>
          <table:table-cell office:value-type="float" office:value="-59.3732343635559" calcext:value-type="float">
            <text:p>-59,3732343635559</text:p>
          </table:table-cell>
          <table:table-cell office:value-type="float" office:value="-59.3029869575501" calcext:value-type="float">
            <text:p>-59,3029869575501</text:p>
          </table:table-cell>
          <table:table-cell office:value-type="float" office:value="-59.3820860443115" calcext:value-type="float">
            <text:p>-59,3820860443115</text:p>
          </table:table-cell>
          <table:table-cell office:value-type="float" office:value="-59.4296804504395" calcext:value-type="float">
            <text:p>-59,4296804504395</text:p>
          </table:table-cell>
          <table:table-cell office:value-type="float" office:value="-59.3672627296448" calcext:value-type="float">
            <text:p>-59,3672627296448</text:p>
          </table:table-cell>
          <table:table-cell office:value-type="float" office:value="-59.2985442962647" calcext:value-type="float">
            <text:p>-59,2985442962647</text:p>
          </table:table-cell>
          <table:table-cell office:value-type="float" office:value="-59.3779432220459" calcext:value-type="float">
            <text:p>-59,3779432220459</text:p>
          </table:table-cell>
          <table:table-cell office:value-type="float" office:value="-59.4313006439209" calcext:value-type="float">
            <text:p>-59,4313006439209</text:p>
          </table:table-cell>
          <table:table-cell office:value-type="float" office:value="-59.3676081161499" calcext:value-type="float">
            <text:p>-59,3676081161499</text:p>
          </table:table-cell>
          <table:table-cell office:value-type="float" office:value="-59.3026327095032" calcext:value-type="float">
            <text:p>-59,3026327095032</text:p>
          </table:table-cell>
          <table:table-cell office:value-type="float" office:value="-59.3839389686585" calcext:value-type="float">
            <text:p>-59,3839389686585</text:p>
          </table:table-cell>
          <table:table-cell office:value-type="float" office:value="-59.4340213661194" calcext:value-type="float">
            <text:p>-59,4340213661194</text:p>
          </table:table-cell>
          <table:table-cell office:value-type="float" office:value="-59.3694077110291" calcext:value-type="float">
            <text:p>-59,3694077110291</text:p>
          </table:table-cell>
          <table:table-cell office:value-type="float" office:value="-59.3042770462036" calcext:value-type="float">
            <text:p>-59,3042770462036</text:p>
          </table:table-cell>
          <table:table-cell office:value-type="float" office:value="-59.3820773582459" calcext:value-type="float">
            <text:p>-59,3820773582459</text:p>
          </table:table-cell>
          <table:table-cell office:value-type="float" office:value="-59.4332385444641" calcext:value-type="float">
            <text:p>-59,4332385444641</text:p>
          </table:table-cell>
          <table:table-cell office:value-type="float" office:value="-59.3701631546021" calcext:value-type="float">
            <text:p>-59,3701631546021</text:p>
          </table:table-cell>
          <table:table-cell office:value-type="float" office:value="-59.3002859535217" calcext:value-type="float">
            <text:p>-59,3002859535217</text:p>
          </table:table-cell>
          <table:table-cell office:value-type="float" office:value="-59.3792133979797" calcext:value-type="float">
            <text:p>-59,3792133979797</text:p>
          </table:table-cell>
          <table:table-cell office:value-type="float" office:value="-59.4309849700928" calcext:value-type="float">
            <text:p>-59,4309849700928</text:p>
          </table:table-cell>
          <table:table-cell office:value-type="float" office:value="-59.3669035148621" calcext:value-type="float">
            <text:p>-59,3669035148621</text:p>
          </table:table-cell>
          <table:table-cell office:value-type="float" office:value="-59.2984428787231" calcext:value-type="float">
            <text:p>-59,2984428787231</text:p>
          </table:table-cell>
          <table:table-cell office:value-type="float" office:value="-59.3773152618408" calcext:value-type="float">
            <text:p>-59,3773152618408</text:p>
          </table:table-cell>
          <table:table-cell office:value-type="float" office:value="-59.4266924972534" calcext:value-type="float">
            <text:p>-59,4266924972534</text:p>
          </table:table-cell>
          <table:table-cell office:value-type="float" office:value="-59.3665942955017" calcext:value-type="float">
            <text:p>-59,366594295501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9.2975705184937" calcext:value-type="float">
            <text:p>-59,2975705184937</text:p>
          </table:table-cell>
          <table:table-cell office:value-type="float" office:value="-59.3774411315918" calcext:value-type="float">
            <text:p>-59,3774411315918</text:p>
          </table:table-cell>
          <table:table-cell office:value-type="float" office:value="-59.4389208526611" calcext:value-type="float">
            <text:p>-59,4389208526611</text:p>
          </table:table-cell>
          <table:table-cell office:value-type="float" office:value="-59.3650914230347" calcext:value-type="float">
            <text:p>-59,3650914230347</text:p>
          </table:table-cell>
          <table:table-cell office:value-type="float" office:value="-59.3024784240723" calcext:value-type="float">
            <text:p>-59,3024784240723</text:p>
          </table:table-cell>
          <table:table-cell office:value-type="float" office:value="-59.379587966919" calcext:value-type="float">
            <text:p>-59,379587966919</text:p>
          </table:table-cell>
          <table:table-cell office:value-type="float" office:value="-59.4273088035584" calcext:value-type="float">
            <text:p>-59,4273088035584</text:p>
          </table:table-cell>
          <table:table-cell office:value-type="float" office:value="-59.3679190368652" calcext:value-type="float">
            <text:p>-59,3679190368652</text:p>
          </table:table-cell>
          <table:table-cell office:value-type="float" office:value="-59.300159488678" calcext:value-type="float">
            <text:p>-59,300159488678</text:p>
          </table:table-cell>
          <table:table-cell office:value-type="float" office:value="-59.3776361808777" calcext:value-type="float">
            <text:p>-59,3776361808777</text:p>
          </table:table-cell>
          <table:table-cell office:value-type="float" office:value="-59.4255768814087" calcext:value-type="float">
            <text:p>-59,4255768814087</text:p>
          </table:table-cell>
          <table:table-cell office:value-type="float" office:value="-59.3704268112183" calcext:value-type="float">
            <text:p>-59,3704268112183</text:p>
          </table:table-cell>
          <table:table-cell office:value-type="float" office:value="-59.2989549102783" calcext:value-type="float">
            <text:p>-59,2989549102783</text:p>
          </table:table-cell>
          <table:table-cell office:value-type="float" office:value="-59.3817493667603" calcext:value-type="float">
            <text:p>-59,3817493667603</text:p>
          </table:table-cell>
          <table:table-cell office:value-type="float" office:value="-59.4352714920044" calcext:value-type="float">
            <text:p>-59,4352714920044</text:p>
          </table:table-cell>
          <table:table-cell office:value-type="float" office:value="-59.3717177581787" calcext:value-type="float">
            <text:p>-59,3717177581787</text:p>
          </table:table-cell>
          <table:table-cell office:value-type="float" office:value="-59.3037558670044" calcext:value-type="float">
            <text:p>-59,3037558670044</text:p>
          </table:table-cell>
          <table:table-cell office:value-type="float" office:value="-59.3819566001892" calcext:value-type="float">
            <text:p>-59,3819566001892</text:p>
          </table:table-cell>
          <table:table-cell office:value-type="float" office:value="-59.4313377761841" calcext:value-type="float">
            <text:p>-59,4313377761841</text:p>
          </table:table-cell>
          <table:table-cell office:value-type="float" office:value="-59.368913394928" calcext:value-type="float">
            <text:p>-59,368913394928</text:p>
          </table:table-cell>
          <table:table-cell office:value-type="float" office:value="-59.3034636650085" calcext:value-type="float">
            <text:p>-59,3034636650085</text:p>
          </table:table-cell>
          <table:table-cell office:value-type="float" office:value="-59.3836600799561" calcext:value-type="float">
            <text:p>-59,3836600799561</text:p>
          </table:table-cell>
          <table:table-cell office:value-type="float" office:value="-59.434181186676" calcext:value-type="float">
            <text:p>-59,434181186676</text:p>
          </table:table-cell>
          <table:table-cell office:value-type="float" office:value="-59.3749097366333" calcext:value-type="float">
            <text:p>-59,3749097366333</text:p>
          </table:table-cell>
          <table:table-cell office:value-type="float" office:value="-59.3032273483276" calcext:value-type="float">
            <text:p>-59,3032273483276</text:p>
          </table:table-cell>
          <table:table-cell office:value-type="float" office:value="-59.3825387878418" calcext:value-type="float">
            <text:p>-59,3825387878418</text:p>
          </table:table-cell>
          <table:table-cell office:value-type="float" office:value="-59.4290271568298" calcext:value-type="float">
            <text:p>-59,4290271568298</text:p>
          </table:table-cell>
          <table:table-cell office:value-type="float" office:value="-59.3716561164856" calcext:value-type="float">
            <text:p>-59,3716561164856</text:p>
          </table:table-cell>
          <table:table-cell office:value-type="float" office:value="-59.3047143707275" calcext:value-type="float">
            <text:p>-59,3047143707275</text:p>
          </table:table-cell>
          <table:table-cell office:value-type="float" office:value="-59.3832724647522" calcext:value-type="float">
            <text:p>-59,3832724647522</text:p>
          </table:table-cell>
          <table:table-cell office:value-type="float" office:value="-59.4360780296326" calcext:value-type="float">
            <text:p>-59,4360780296326</text:p>
          </table:table-cell>
          <table:table-cell office:value-type="float" office:value="-59.3744193382263" calcext:value-type="float">
            <text:p>-59,3744193382263</text:p>
          </table:table-cell>
          <table:table-cell office:value-type="float" office:value="-59.3017297859192" calcext:value-type="float">
            <text:p>-59,3017297859192</text:p>
          </table:table-cell>
          <table:table-cell office:value-type="float" office:value="-59.3819793395996" calcext:value-type="float">
            <text:p>-59,3819793395996</text:p>
          </table:table-cell>
          <table:table-cell office:value-type="float" office:value="-59.4328348808289" calcext:value-type="float">
            <text:p>-59,4328348808289</text:p>
          </table:table-cell>
          <table:table-cell office:value-type="float" office:value="-59.3709453964233" calcext:value-type="float">
            <text:p>-59,3709453964233</text:p>
          </table:table-cell>
          <table:table-cell office:value-type="float" office:value="-59.2989860725403" calcext:value-type="float">
            <text:p>-59,2989860725403</text:p>
          </table:table-cell>
          <table:table-cell office:value-type="float" office:value="-59.3760086669922" calcext:value-type="float">
            <text:p>-59,3760086669922</text:p>
          </table:table-cell>
          <table:table-cell office:value-type="float" office:value="-59.4286233329773" calcext:value-type="float">
            <text:p>-59,4286233329773</text:p>
          </table:table-cell>
          <table:table-cell office:value-type="float" office:value="-59.3644124946594" calcext:value-type="float">
            <text:p>-59,364412494659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9.2972431411743" calcext:value-type="float">
            <text:p>-59,2972431411743</text:p>
          </table:table-cell>
          <table:table-cell office:value-type="float" office:value="-59.375556892395" calcext:value-type="float">
            <text:p>-59,375556892395</text:p>
          </table:table-cell>
          <table:table-cell office:value-type="float" office:value="-59.4416797676086" calcext:value-type="float">
            <text:p>-59,4416797676086</text:p>
          </table:table-cell>
          <table:table-cell office:value-type="float" office:value="-59.3697810401917" calcext:value-type="float">
            <text:p>-59,3697810401917</text:p>
          </table:table-cell>
          <table:table-cell office:value-type="float" office:value="-59.2981108207703" calcext:value-type="float">
            <text:p>-59,2981108207703</text:p>
          </table:table-cell>
          <table:table-cell office:value-type="float" office:value="-59.3835226783752" calcext:value-type="float">
            <text:p>-59,3835226783752</text:p>
          </table:table-cell>
          <table:table-cell office:value-type="float" office:value="-59.4332275886536" calcext:value-type="float">
            <text:p>-59,4332275886536</text:p>
          </table:table-cell>
          <table:table-cell office:value-type="float" office:value="-59.3777809486389" calcext:value-type="float">
            <text:p>-59,3777809486389</text:p>
          </table:table-cell>
          <table:table-cell office:value-type="float" office:value="-59.3032458610535" calcext:value-type="float">
            <text:p>-59,3032458610535</text:p>
          </table:table-cell>
          <table:table-cell office:value-type="float" office:value="-59.3851230392456" calcext:value-type="float">
            <text:p>-59,3851230392456</text:p>
          </table:table-cell>
          <table:table-cell office:value-type="float" office:value="-59.4255667152405" calcext:value-type="float">
            <text:p>-59,4255667152405</text:p>
          </table:table-cell>
          <table:table-cell office:value-type="float" office:value="-59.3686951789856" calcext:value-type="float">
            <text:p>-59,3686951789856</text:p>
          </table:table-cell>
          <table:table-cell office:value-type="float" office:value="-59.300299911499" calcext:value-type="float">
            <text:p>-59,300299911499</text:p>
          </table:table-cell>
          <table:table-cell office:value-type="float" office:value="-59.3819994354248" calcext:value-type="float">
            <text:p>-59,3819994354248</text:p>
          </table:table-cell>
          <table:table-cell office:value-type="float" office:value="-59.433102306366" calcext:value-type="float">
            <text:p>-59,433102306366</text:p>
          </table:table-cell>
          <table:table-cell office:value-type="float" office:value="-59.370719833374" calcext:value-type="float">
            <text:p>-59,370719833374</text:p>
          </table:table-cell>
          <table:table-cell office:value-type="float" office:value="-59.3081130447388" calcext:value-type="float">
            <text:p>-59,3081130447388</text:p>
          </table:table-cell>
          <table:table-cell office:value-type="float" office:value="-59.3826676712036" calcext:value-type="float">
            <text:p>-59,3826676712036</text:p>
          </table:table-cell>
          <table:table-cell office:value-type="float" office:value="-59.4361789894104" calcext:value-type="float">
            <text:p>-59,4361789894104</text:p>
          </table:table-cell>
          <table:table-cell office:value-type="float" office:value="-59.3746135025024" calcext:value-type="float">
            <text:p>-59,3746135025024</text:p>
          </table:table-cell>
          <table:table-cell office:value-type="float" office:value="-59.2961507987976" calcext:value-type="float">
            <text:p>-59,2961507987976</text:p>
          </table:table-cell>
          <table:table-cell office:value-type="float" office:value="-59.3747888336182" calcext:value-type="float">
            <text:p>-59,3747888336182</text:p>
          </table:table-cell>
          <table:table-cell office:value-type="float" office:value="-59.4242887268066" calcext:value-type="float">
            <text:p>-59,4242887268066</text:p>
          </table:table-cell>
          <table:table-cell office:value-type="float" office:value="-59.3637838973999" calcext:value-type="float">
            <text:p>-59,3637838973999</text:p>
          </table:table-cell>
          <table:table-cell office:value-type="float" office:value="-59.3029931106567" calcext:value-type="float">
            <text:p>-59,3029931106567</text:p>
          </table:table-cell>
          <table:table-cell office:value-type="float" office:value="-59.3846652297974" calcext:value-type="float">
            <text:p>-59,3846652297974</text:p>
          </table:table-cell>
          <table:table-cell office:value-type="float" office:value="-59.4368561973572" calcext:value-type="float">
            <text:p>-59,4368561973572</text:p>
          </table:table-cell>
          <table:table-cell office:value-type="float" office:value="-59.3742762947083" calcext:value-type="float">
            <text:p>-59,3742762947083</text:p>
          </table:table-cell>
          <table:table-cell office:value-type="float" office:value="-59.3042669754028" calcext:value-type="float">
            <text:p>-59,3042669754028</text:p>
          </table:table-cell>
          <table:table-cell office:value-type="float" office:value="-59.3846688346863" calcext:value-type="float">
            <text:p>-59,3846688346863</text:p>
          </table:table-cell>
          <table:table-cell office:value-type="float" office:value="-59.4338972892761" calcext:value-type="float">
            <text:p>-59,4338972892761</text:p>
          </table:table-cell>
          <table:table-cell office:value-type="float" office:value="-59.3727079849243" calcext:value-type="float">
            <text:p>-59,3727079849243</text:p>
          </table:table-cell>
          <table:table-cell office:value-type="float" office:value="-59.3005139694214" calcext:value-type="float">
            <text:p>-59,3005139694214</text:p>
          </table:table-cell>
          <table:table-cell office:value-type="float" office:value="-59.3812440338135" calcext:value-type="float">
            <text:p>-59,3812440338135</text:p>
          </table:table-cell>
          <table:table-cell office:value-type="float" office:value="-59.4307760505676" calcext:value-type="float">
            <text:p>-59,4307760505676</text:p>
          </table:table-cell>
          <table:table-cell office:value-type="float" office:value="-59.3678185844421" calcext:value-type="float">
            <text:p>-59,3678185844421</text:p>
          </table:table-cell>
          <table:table-cell office:value-type="float" office:value="-59.2979794044495" calcext:value-type="float">
            <text:p>-59,2979794044495</text:p>
          </table:table-cell>
          <table:table-cell office:value-type="float" office:value="-59.3782793998718" calcext:value-type="float">
            <text:p>-59,3782793998718</text:p>
          </table:table-cell>
          <table:table-cell office:value-type="float" office:value="-59.4303679733276" calcext:value-type="float">
            <text:p>-59,4303679733276</text:p>
          </table:table-cell>
          <table:table-cell office:value-type="float" office:value="-59.3673228149414" calcext:value-type="float">
            <text:p>-59,367322814941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9.2926189918518" calcext:value-type="float">
            <text:p>-59,2926189918518</text:p>
          </table:table-cell>
          <table:table-cell office:value-type="float" office:value="-59.3762103118897" calcext:value-type="float">
            <text:p>-59,3762103118897</text:p>
          </table:table-cell>
          <table:table-cell office:value-type="float" office:value="-59.427885055542" calcext:value-type="float">
            <text:p>-59,427885055542</text:p>
          </table:table-cell>
          <table:table-cell office:value-type="float" office:value="-59.3657206268311" calcext:value-type="float">
            <text:p>-59,3657206268311</text:p>
          </table:table-cell>
          <table:table-cell office:value-type="float" office:value="-59.3013683052063" calcext:value-type="float">
            <text:p>-59,3013683052063</text:p>
          </table:table-cell>
          <table:table-cell office:value-type="float" office:value="-59.381327911377" calcext:value-type="float">
            <text:p>-59,381327911377</text:p>
          </table:table-cell>
          <table:table-cell office:value-type="float" office:value="-59.433348690033" calcext:value-type="float">
            <text:p>-59,433348690033</text:p>
          </table:table-cell>
          <table:table-cell office:value-type="float" office:value="-59.366376750946" calcext:value-type="float">
            <text:p>-59,366376750946</text:p>
          </table:table-cell>
          <table:table-cell office:value-type="float" office:value="-59.3038572044373" calcext:value-type="float">
            <text:p>-59,3038572044373</text:p>
          </table:table-cell>
          <table:table-cell office:value-type="float" office:value="-59.387450138092" calcext:value-type="float">
            <text:p>-59,387450138092</text:p>
          </table:table-cell>
          <table:table-cell office:value-type="float" office:value="-59.4355928382874" calcext:value-type="float">
            <text:p>-59,4355928382874</text:p>
          </table:table-cell>
          <table:table-cell office:value-type="float" office:value="-59.3779211235046" calcext:value-type="float">
            <text:p>-59,3779211235046</text:p>
          </table:table-cell>
          <table:table-cell office:value-type="float" office:value="-59.2968881835938" calcext:value-type="float">
            <text:p>-59,2968881835938</text:p>
          </table:table-cell>
          <table:table-cell office:value-type="float" office:value="-59.378864780426" calcext:value-type="float">
            <text:p>-59,378864780426</text:p>
          </table:table-cell>
          <table:table-cell office:value-type="float" office:value="-59.4290246276856" calcext:value-type="float">
            <text:p>-59,4290246276856</text:p>
          </table:table-cell>
          <table:table-cell office:value-type="float" office:value="-59.3661309280396" calcext:value-type="float">
            <text:p>-59,3661309280396</text:p>
          </table:table-cell>
          <table:table-cell office:value-type="float" office:value="-59.3013987922668" calcext:value-type="float">
            <text:p>-59,3013987922668</text:p>
          </table:table-cell>
          <table:table-cell office:value-type="float" office:value="-59.3863602981567" calcext:value-type="float">
            <text:p>-59,3863602981567</text:p>
          </table:table-cell>
          <table:table-cell office:value-type="float" office:value="-59.431080242157" calcext:value-type="float">
            <text:p>-59,431080242157</text:p>
          </table:table-cell>
          <table:table-cell office:value-type="float" office:value="-59.3734045677185" calcext:value-type="float">
            <text:p>-59,3734045677185</text:p>
          </table:table-cell>
          <table:table-cell office:value-type="float" office:value="-59.3040344810486" calcext:value-type="float">
            <text:p>-59,3040344810486</text:p>
          </table:table-cell>
          <table:table-cell office:value-type="float" office:value="-59.383643611908" calcext:value-type="float">
            <text:p>-59,383643611908</text:p>
          </table:table-cell>
          <table:table-cell office:value-type="float" office:value="-59.4366605262756" calcext:value-type="float">
            <text:p>-59,4366605262756</text:p>
          </table:table-cell>
          <table:table-cell office:value-type="float" office:value="-59.3749859542847" calcext:value-type="float">
            <text:p>-59,3749859542847</text:p>
          </table:table-cell>
          <table:table-cell office:value-type="float" office:value="-59.3075148162842" calcext:value-type="float">
            <text:p>-59,3075148162842</text:p>
          </table:table-cell>
          <table:table-cell office:value-type="float" office:value="-59.385491065979" calcext:value-type="float">
            <text:p>-59,385491065979</text:p>
          </table:table-cell>
          <table:table-cell office:value-type="float" office:value="-59.4384898071289" calcext:value-type="float">
            <text:p>-59,4384898071289</text:p>
          </table:table-cell>
          <table:table-cell office:value-type="float" office:value="-59.3767947120667" calcext:value-type="float">
            <text:p>-59,3767947120667</text:p>
          </table:table-cell>
          <table:table-cell office:value-type="float" office:value="-59.3034339408875" calcext:value-type="float">
            <text:p>-59,3034339408875</text:p>
          </table:table-cell>
          <table:table-cell office:value-type="float" office:value="-59.3825778083801" calcext:value-type="float">
            <text:p>-59,3825778083801</text:p>
          </table:table-cell>
          <table:table-cell office:value-type="float" office:value="-59.4330502891541" calcext:value-type="float">
            <text:p>-59,4330502891541</text:p>
          </table:table-cell>
          <table:table-cell office:value-type="float" office:value="-59.3722037811279" calcext:value-type="float">
            <text:p>-59,3722037811279</text:p>
          </table:table-cell>
          <table:table-cell office:value-type="float" office:value="-59.3045319480896" calcext:value-type="float">
            <text:p>-59,3045319480896</text:p>
          </table:table-cell>
          <table:table-cell office:value-type="float" office:value="-59.3839626846314" calcext:value-type="float">
            <text:p>-59,3839626846314</text:p>
          </table:table-cell>
          <table:table-cell office:value-type="float" office:value="-59.4344061889648" calcext:value-type="float">
            <text:p>-59,4344061889648</text:p>
          </table:table-cell>
          <table:table-cell office:value-type="float" office:value="-59.3722492485046" calcext:value-type="float">
            <text:p>-59,3722492485046</text:p>
          </table:table-cell>
          <table:table-cell office:value-type="float" office:value="-59.297779132843" calcext:value-type="float">
            <text:p>-59,297779132843</text:p>
          </table:table-cell>
          <table:table-cell office:value-type="float" office:value="-59.3803120956421" calcext:value-type="float">
            <text:p>-59,3803120956421</text:p>
          </table:table-cell>
          <table:table-cell office:value-type="float" office:value="-59.4317634391785" calcext:value-type="float">
            <text:p>-59,4317634391785</text:p>
          </table:table-cell>
          <table:table-cell office:value-type="float" office:value="-59.3693675842285" calcext:value-type="float">
            <text:p>-59,369367584228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9.3092293014526" calcext:value-type="float">
            <text:p>-59,3092293014526</text:p>
          </table:table-cell>
          <table:table-cell office:value-type="float" office:value="-59.3741024398804" calcext:value-type="float">
            <text:p>-59,3741024398804</text:p>
          </table:table-cell>
          <table:table-cell office:value-type="float" office:value="-59.4308035011292" calcext:value-type="float">
            <text:p>-59,4308035011292</text:p>
          </table:table-cell>
          <table:table-cell office:value-type="float" office:value="-59.3736864013672" calcext:value-type="float">
            <text:p>-59,3736864013672</text:p>
          </table:table-cell>
          <table:table-cell office:value-type="float" office:value="-59.305701335907" calcext:value-type="float">
            <text:p>-59,305701335907</text:p>
          </table:table-cell>
          <table:table-cell office:value-type="float" office:value="-59.3883731651306" calcext:value-type="float">
            <text:p>-59,3883731651306</text:p>
          </table:table-cell>
          <table:table-cell office:value-type="float" office:value="-59.4329430389404" calcext:value-type="float">
            <text:p>-59,4329430389404</text:p>
          </table:table-cell>
          <table:table-cell office:value-type="float" office:value="-59.3779882621765" calcext:value-type="float">
            <text:p>-59,3779882621765</text:p>
          </table:table-cell>
          <table:table-cell office:value-type="float" office:value="-59.3088334312439" calcext:value-type="float">
            <text:p>-59,3088334312439</text:p>
          </table:table-cell>
          <table:table-cell office:value-type="float" office:value="-59.3844546089172" calcext:value-type="float">
            <text:p>-59,3844546089172</text:p>
          </table:table-cell>
          <table:table-cell office:value-type="float" office:value="-59.4389819068909" calcext:value-type="float">
            <text:p>-59,4389819068909</text:p>
          </table:table-cell>
          <table:table-cell office:value-type="float" office:value="-59.3757897224426" calcext:value-type="float">
            <text:p>-59,3757897224426</text:p>
          </table:table-cell>
          <table:table-cell office:value-type="float" office:value="-59.303766002655" calcext:value-type="float">
            <text:p>-59,303766002655</text:p>
          </table:table-cell>
          <table:table-cell office:value-type="float" office:value="-59.381111076355" calcext:value-type="float">
            <text:p>-59,381111076355</text:p>
          </table:table-cell>
          <table:table-cell office:value-type="float" office:value="-59.4406993980408" calcext:value-type="float">
            <text:p>-59,4406993980408</text:p>
          </table:table-cell>
          <table:table-cell office:value-type="float" office:value="-59.3741187400818" calcext:value-type="float">
            <text:p>-59,3741187400818</text:p>
          </table:table-cell>
          <table:table-cell office:value-type="float" office:value="-59.3083234176636" calcext:value-type="float">
            <text:p>-59,3083234176636</text:p>
          </table:table-cell>
          <table:table-cell office:value-type="float" office:value="-59.3863293037415" calcext:value-type="float">
            <text:p>-59,3863293037415</text:p>
          </table:table-cell>
          <table:table-cell office:value-type="float" office:value="-59.4401595077515" calcext:value-type="float">
            <text:p>-59,4401595077515</text:p>
          </table:table-cell>
          <table:table-cell office:value-type="float" office:value="-59.378736743927" calcext:value-type="float">
            <text:p>-59,378736743927</text:p>
          </table:table-cell>
          <table:table-cell office:value-type="float" office:value="-59.3019364013672" calcext:value-type="float">
            <text:p>-59,3019364013672</text:p>
          </table:table-cell>
          <table:table-cell office:value-type="float" office:value="-59.3873872795105" calcext:value-type="float">
            <text:p>-59,3873872795105</text:p>
          </table:table-cell>
          <table:table-cell office:value-type="float" office:value="-59.4356641464233" calcext:value-type="float">
            <text:p>-59,4356641464233</text:p>
          </table:table-cell>
          <table:table-cell office:value-type="float" office:value="-59.3754908828735" calcext:value-type="float">
            <text:p>-59,3754908828735</text:p>
          </table:table-cell>
          <table:table-cell office:value-type="float" office:value="-59.3087816925049" calcext:value-type="float">
            <text:p>-59,3087816925049</text:p>
          </table:table-cell>
          <table:table-cell office:value-type="float" office:value="-59.3900823097229" calcext:value-type="float">
            <text:p>-59,3900823097229</text:p>
          </table:table-cell>
          <table:table-cell office:value-type="float" office:value="-59.4400683059692" calcext:value-type="float">
            <text:p>-59,4400683059692</text:p>
          </table:table-cell>
          <table:table-cell office:value-type="float" office:value="-59.3729409141541" calcext:value-type="float">
            <text:p>-59,3729409141541</text:p>
          </table:table-cell>
          <table:table-cell office:value-type="float" office:value="-59.3017289619446" calcext:value-type="float">
            <text:p>-59,3017289619446</text:p>
          </table:table-cell>
          <table:table-cell office:value-type="float" office:value="-59.3812768630981" calcext:value-type="float">
            <text:p>-59,3812768630981</text:p>
          </table:table-cell>
          <table:table-cell office:value-type="float" office:value="-59.431279548645" calcext:value-type="float">
            <text:p>-59,431279548645</text:p>
          </table:table-cell>
          <table:table-cell office:value-type="float" office:value="-59.3726154098511" calcext:value-type="float">
            <text:p>-59,3726154098511</text:p>
          </table:table-cell>
          <table:table-cell office:value-type="float" office:value="-59.3060526733398" calcext:value-type="float">
            <text:p>-59,3060526733398</text:p>
          </table:table-cell>
          <table:table-cell office:value-type="float" office:value="-59.38678125" calcext:value-type="float">
            <text:p>-59,38678125</text:p>
          </table:table-cell>
          <table:table-cell office:value-type="float" office:value="-59.4386961326599" calcext:value-type="float">
            <text:p>-59,4386961326599</text:p>
          </table:table-cell>
          <table:table-cell office:value-type="float" office:value="-59.3763901634216" calcext:value-type="float">
            <text:p>-59,3763901634216</text:p>
          </table:table-cell>
          <table:table-cell office:value-type="float" office:value="-59.3024267807007" calcext:value-type="float">
            <text:p>-59,3024267807007</text:p>
          </table:table-cell>
          <table:table-cell office:value-type="float" office:value="-59.3813416442871" calcext:value-type="float">
            <text:p>-59,3813416442871</text:p>
          </table:table-cell>
          <table:table-cell office:value-type="float" office:value="-59.4313102493286" calcext:value-type="float">
            <text:p>-59,4313102493286</text:p>
          </table:table-cell>
          <table:table-cell office:value-type="float" office:value="-59.3689593658447" calcext:value-type="float">
            <text:p>-59,368959365844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9.3117950973511" calcext:value-type="float">
            <text:p>-59,3117950973511</text:p>
          </table:table-cell>
          <table:table-cell office:value-type="float" office:value="-59.3861813621521" calcext:value-type="float">
            <text:p>-59,3861813621521</text:p>
          </table:table-cell>
          <table:table-cell office:value-type="float" office:value="-59.4394541816711" calcext:value-type="float">
            <text:p>-59,4394541816711</text:p>
          </table:table-cell>
          <table:table-cell office:value-type="float" office:value="-59.380765296936" calcext:value-type="float">
            <text:p>-59,380765296936</text:p>
          </table:table-cell>
          <table:table-cell office:value-type="float" office:value="-59.3003398284912" calcext:value-type="float">
            <text:p>-59,3003398284912</text:p>
          </table:table-cell>
          <table:table-cell office:value-type="float" office:value="-59.3791429290772" calcext:value-type="float">
            <text:p>-59,3791429290772</text:p>
          </table:table-cell>
          <table:table-cell office:value-type="float" office:value="-59.4360110015869" calcext:value-type="float">
            <text:p>-59,4360110015869</text:p>
          </table:table-cell>
          <table:table-cell office:value-type="float" office:value="-59.3800992279053" calcext:value-type="float">
            <text:p>-59,3800992279053</text:p>
          </table:table-cell>
          <table:table-cell office:value-type="float" office:value="-59.3053887329102" calcext:value-type="float">
            <text:p>-59,3053887329102</text:p>
          </table:table-cell>
          <table:table-cell office:value-type="float" office:value="-59.3842113647461" calcext:value-type="float">
            <text:p>-59,3842113647461</text:p>
          </table:table-cell>
          <table:table-cell office:value-type="float" office:value="-59.4364384117126" calcext:value-type="float">
            <text:p>-59,4364384117126</text:p>
          </table:table-cell>
          <table:table-cell office:value-type="float" office:value="-59.3785197715759" calcext:value-type="float">
            <text:p>-59,3785197715759</text:p>
          </table:table-cell>
          <table:table-cell office:value-type="float" office:value="-59.3124852561951" calcext:value-type="float">
            <text:p>-59,3124852561951</text:p>
          </table:table-cell>
          <table:table-cell office:value-type="float" office:value="-59.3860228157043" calcext:value-type="float">
            <text:p>-59,3860228157043</text:p>
          </table:table-cell>
          <table:table-cell office:value-type="float" office:value="-59.44415832901" calcext:value-type="float">
            <text:p>-59,44415832901</text:p>
          </table:table-cell>
          <table:table-cell office:value-type="float" office:value="-59.3791877937317" calcext:value-type="float">
            <text:p>-59,3791877937317</text:p>
          </table:table-cell>
          <table:table-cell office:value-type="float" office:value="-59.3079797859192" calcext:value-type="float">
            <text:p>-59,3079797859192</text:p>
          </table:table-cell>
          <table:table-cell office:value-type="float" office:value="-59.3877642021179" calcext:value-type="float">
            <text:p>-59,3877642021179</text:p>
          </table:table-cell>
          <table:table-cell office:value-type="float" office:value="-59.4383232345581" calcext:value-type="float">
            <text:p>-59,4383232345581</text:p>
          </table:table-cell>
          <table:table-cell office:value-type="float" office:value="-59.3775087661743" calcext:value-type="float">
            <text:p>-59,3775087661743</text:p>
          </table:table-cell>
          <table:table-cell office:value-type="float" office:value="-59.3078587837219" calcext:value-type="float">
            <text:p>-59,3078587837219</text:p>
          </table:table-cell>
          <table:table-cell office:value-type="float" office:value="-59.3881080741882" calcext:value-type="float">
            <text:p>-59,3881080741882</text:p>
          </table:table-cell>
          <table:table-cell office:value-type="float" office:value="-59.4400714530945" calcext:value-type="float">
            <text:p>-59,4400714530945</text:p>
          </table:table-cell>
          <table:table-cell office:value-type="float" office:value="-59.3760292625427" calcext:value-type="float">
            <text:p>-59,3760292625427</text:p>
          </table:table-cell>
          <table:table-cell office:value-type="float" office:value="-59.3080614089966" calcext:value-type="float">
            <text:p>-59,3080614089966</text:p>
          </table:table-cell>
          <table:table-cell office:value-type="float" office:value="-59.3861746330261" calcext:value-type="float">
            <text:p>-59,3861746330261</text:p>
          </table:table-cell>
          <table:table-cell office:value-type="float" office:value="-59.4392808456421" calcext:value-type="float">
            <text:p>-59,4392808456421</text:p>
          </table:table-cell>
          <table:table-cell office:value-type="float" office:value="-59.3764230232239" calcext:value-type="float">
            <text:p>-59,3764230232239</text:p>
          </table:table-cell>
          <table:table-cell office:value-type="float" office:value="-59.306696598053" calcext:value-type="float">
            <text:p>-59,306696598053</text:p>
          </table:table-cell>
          <table:table-cell office:value-type="float" office:value="-59.3857915878296" calcext:value-type="float">
            <text:p>-59,3857915878296</text:p>
          </table:table-cell>
          <table:table-cell office:value-type="float" office:value="-59.4396895217896" calcext:value-type="float">
            <text:p>-59,4396895217896</text:p>
          </table:table-cell>
          <table:table-cell office:value-type="float" office:value="-59.3793734550476" calcext:value-type="float">
            <text:p>-59,3793734550476</text:p>
          </table:table-cell>
          <table:table-cell office:value-type="float" office:value="-59.3084198570251" calcext:value-type="float">
            <text:p>-59,3084198570251</text:p>
          </table:table-cell>
          <table:table-cell office:value-type="float" office:value="-59.3877135810852" calcext:value-type="float">
            <text:p>-59,3877135810852</text:p>
          </table:table-cell>
          <table:table-cell office:value-type="float" office:value="-59.4367091789246" calcext:value-type="float">
            <text:p>-59,4367091789246</text:p>
          </table:table-cell>
          <table:table-cell office:value-type="float" office:value="-59.3755199737549" calcext:value-type="float">
            <text:p>-59,3755199737549</text:p>
          </table:table-cell>
          <table:table-cell office:value-type="float" office:value="-59.3056857910156" calcext:value-type="float">
            <text:p>-59,3056857910156</text:p>
          </table:table-cell>
          <table:table-cell office:value-type="float" office:value="-59.3850046539307" calcext:value-type="float">
            <text:p>-59,3850046539307</text:p>
          </table:table-cell>
          <table:table-cell office:value-type="float" office:value="-59.4337376022339" calcext:value-type="float">
            <text:p>-59,4337376022339</text:p>
          </table:table-cell>
          <table:table-cell office:value-type="float" office:value="-59.3719193878174" calcext:value-type="float">
            <text:p>-59,371919387817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9.3079262084961" calcext:value-type="float">
            <text:p>-59,3079262084961</text:p>
          </table:table-cell>
          <table:table-cell office:value-type="float" office:value="-59.3811725540161" calcext:value-type="float">
            <text:p>-59,3811725540161</text:p>
          </table:table-cell>
          <table:table-cell office:value-type="float" office:value="-59.4353615570068" calcext:value-type="float">
            <text:p>-59,4353615570068</text:p>
          </table:table-cell>
          <table:table-cell office:value-type="float" office:value="-59.3773514213562" calcext:value-type="float">
            <text:p>-59,3773514213562</text:p>
          </table:table-cell>
          <table:table-cell office:value-type="float" office:value="-59.3007875175476" calcext:value-type="float">
            <text:p>-59,3007875175476</text:p>
          </table:table-cell>
          <table:table-cell office:value-type="float" office:value="-59.3881086196899" calcext:value-type="float">
            <text:p>-59,3881086196899</text:p>
          </table:table-cell>
          <table:table-cell office:value-type="float" office:value="-59.4373410224915" calcext:value-type="float">
            <text:p>-59,4373410224915</text:p>
          </table:table-cell>
          <table:table-cell office:value-type="float" office:value="-59.3695958099365" calcext:value-type="float">
            <text:p>-59,3695958099365</text:p>
          </table:table-cell>
          <table:table-cell office:value-type="float" office:value="-59.3117956047058" calcext:value-type="float">
            <text:p>-59,3117956047058</text:p>
          </table:table-cell>
          <table:table-cell office:value-type="float" office:value="-59.3864783782959" calcext:value-type="float">
            <text:p>-59,3864783782959</text:p>
          </table:table-cell>
          <table:table-cell office:value-type="float" office:value="-59.434039894104" calcext:value-type="float">
            <text:p>-59,434039894104</text:p>
          </table:table-cell>
          <table:table-cell office:value-type="float" office:value="-59.3785402641296" calcext:value-type="float">
            <text:p>-59,3785402641296</text:p>
          </table:table-cell>
          <table:table-cell office:value-type="float" office:value="-59.3094521903992" calcext:value-type="float">
            <text:p>-59,3094521903992</text:p>
          </table:table-cell>
          <table:table-cell office:value-type="float" office:value="-59.3813400688171" calcext:value-type="float">
            <text:p>-59,3813400688171</text:p>
          </table:table-cell>
          <table:table-cell office:value-type="float" office:value="-59.438119102478" calcext:value-type="float">
            <text:p>-59,438119102478</text:p>
          </table:table-cell>
          <table:table-cell office:value-type="float" office:value="-59.3784355926514" calcext:value-type="float">
            <text:p>-59,3784355926514</text:p>
          </table:table-cell>
          <table:table-cell office:value-type="float" office:value="-59.3097734031677" calcext:value-type="float">
            <text:p>-59,3097734031677</text:p>
          </table:table-cell>
          <table:table-cell office:value-type="float" office:value="-59.390644317627" calcext:value-type="float">
            <text:p>-59,390644317627</text:p>
          </table:table-cell>
          <table:table-cell office:value-type="float" office:value="-59.4416197929382" calcext:value-type="float">
            <text:p>-59,4416197929382</text:p>
          </table:table-cell>
          <table:table-cell office:value-type="float" office:value="-59.3808916320801" calcext:value-type="float">
            <text:p>-59,3808916320801</text:p>
          </table:table-cell>
          <table:table-cell office:value-type="float" office:value="-59.3037172431946" calcext:value-type="float">
            <text:p>-59,3037172431946</text:p>
          </table:table-cell>
          <table:table-cell office:value-type="float" office:value="-59.3808323631287" calcext:value-type="float">
            <text:p>-59,3808323631287</text:p>
          </table:table-cell>
          <table:table-cell office:value-type="float" office:value="-59.4337441596985" calcext:value-type="float">
            <text:p>-59,4337441596985</text:p>
          </table:table-cell>
          <table:table-cell office:value-type="float" office:value="-59.3750231056213" calcext:value-type="float">
            <text:p>-59,3750231056213</text:p>
          </table:table-cell>
          <table:table-cell office:value-type="float" office:value="-59.312892829895" calcext:value-type="float">
            <text:p>-59,312892829895</text:p>
          </table:table-cell>
          <table:table-cell office:value-type="float" office:value="-59.3908857955933" calcext:value-type="float">
            <text:p>-59,3908857955933</text:p>
          </table:table-cell>
          <table:table-cell office:value-type="float" office:value="-59.4402890510559" calcext:value-type="float">
            <text:p>-59,4402890510559</text:p>
          </table:table-cell>
          <table:table-cell office:value-type="float" office:value="-59.381347869873" calcext:value-type="float">
            <text:p>-59,381347869873</text:p>
          </table:table-cell>
          <table:table-cell office:value-type="float" office:value="-59.3071347618103" calcext:value-type="float">
            <text:p>-59,3071347618103</text:p>
          </table:table-cell>
          <table:table-cell office:value-type="float" office:value="-59.3895879707336" calcext:value-type="float">
            <text:p>-59,3895879707336</text:p>
          </table:table-cell>
          <table:table-cell office:value-type="float" office:value="-59.4407465782166" calcext:value-type="float">
            <text:p>-59,4407465782166</text:p>
          </table:table-cell>
          <table:table-cell office:value-type="float" office:value="-59.3779915008545" calcext:value-type="float">
            <text:p>-59,3779915008545</text:p>
          </table:table-cell>
          <table:table-cell office:value-type="float" office:value="-59.3092646255493" calcext:value-type="float">
            <text:p>-59,3092646255493</text:p>
          </table:table-cell>
          <table:table-cell office:value-type="float" office:value="-59.3874460487366" calcext:value-type="float">
            <text:p>-59,3874460487366</text:p>
          </table:table-cell>
          <table:table-cell office:value-type="float" office:value="-59.4368153762817" calcext:value-type="float">
            <text:p>-59,4368153762817</text:p>
          </table:table-cell>
          <table:table-cell office:value-type="float" office:value="-59.3763484916687" calcext:value-type="float">
            <text:p>-59,3763484916687</text:p>
          </table:table-cell>
          <table:table-cell office:value-type="float" office:value="-59.3068948707581" calcext:value-type="float">
            <text:p>-59,3068948707581</text:p>
          </table:table-cell>
          <table:table-cell office:value-type="float" office:value="-59.3867205123901" calcext:value-type="float">
            <text:p>-59,3867205123901</text:p>
          </table:table-cell>
          <table:table-cell office:value-type="float" office:value="-59.4379632949829" calcext:value-type="float">
            <text:p>-59,4379632949829</text:p>
          </table:table-cell>
          <table:table-cell office:value-type="float" office:value="-59.3778196525574" calcext:value-type="float">
            <text:p>-59,377819652557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9.304200012207" calcext:value-type="float">
            <text:p>-59,304200012207</text:p>
          </table:table-cell>
          <table:table-cell office:value-type="float" office:value="-59.3888087806702" calcext:value-type="float">
            <text:p>-59,3888087806702</text:p>
          </table:table-cell>
          <table:table-cell office:value-type="float" office:value="-59.4388124580383" calcext:value-type="float">
            <text:p>-59,4388124580383</text:p>
          </table:table-cell>
          <table:table-cell office:value-type="float" office:value="-59.3809829139709" calcext:value-type="float">
            <text:p>-59,3809829139709</text:p>
          </table:table-cell>
          <table:table-cell office:value-type="float" office:value="-59.3089122848511" calcext:value-type="float">
            <text:p>-59,3089122848511</text:p>
          </table:table-cell>
          <table:table-cell office:value-type="float" office:value="-59.3890354423523" calcext:value-type="float">
            <text:p>-59,3890354423523</text:p>
          </table:table-cell>
          <table:table-cell office:value-type="float" office:value="-59.4443745880127" calcext:value-type="float">
            <text:p>-59,4443745880127</text:p>
          </table:table-cell>
          <table:table-cell office:value-type="float" office:value="-59.3840576210022" calcext:value-type="float">
            <text:p>-59,3840576210022</text:p>
          </table:table-cell>
          <table:table-cell office:value-type="float" office:value="-59.3168525886536" calcext:value-type="float">
            <text:p>-59,3168525886536</text:p>
          </table:table-cell>
          <table:table-cell office:value-type="float" office:value="-59.3844363555908" calcext:value-type="float">
            <text:p>-59,3844363555908</text:p>
          </table:table-cell>
          <table:table-cell office:value-type="float" office:value="-59.445602771759" calcext:value-type="float">
            <text:p>-59,445602771759</text:p>
          </table:table-cell>
          <table:table-cell office:value-type="float" office:value="-59.3806204986572" calcext:value-type="float">
            <text:p>-59,3806204986572</text:p>
          </table:table-cell>
          <table:table-cell office:value-type="float" office:value="-59.3168247032166" calcext:value-type="float">
            <text:p>-59,3168247032166</text:p>
          </table:table-cell>
          <table:table-cell office:value-type="float" office:value="-59.3988263206482" calcext:value-type="float">
            <text:p>-59,3988263206482</text:p>
          </table:table-cell>
          <table:table-cell office:value-type="float" office:value="-59.4403612136841" calcext:value-type="float">
            <text:p>-59,4403612136841</text:p>
          </table:table-cell>
          <table:table-cell office:value-type="float" office:value="-59.3838584518433" calcext:value-type="float">
            <text:p>-59,3838584518433</text:p>
          </table:table-cell>
          <table:table-cell office:value-type="float" office:value="-59.3132709465027" calcext:value-type="float">
            <text:p>-59,3132709465027</text:p>
          </table:table-cell>
          <table:table-cell office:value-type="float" office:value="-59.3922601470947" calcext:value-type="float">
            <text:p>-59,3922601470947</text:p>
          </table:table-cell>
          <table:table-cell office:value-type="float" office:value="-59.4465944404602" calcext:value-type="float">
            <text:p>-59,4465944404602</text:p>
          </table:table-cell>
          <table:table-cell office:value-type="float" office:value="-59.382463432312" calcext:value-type="float">
            <text:p>-59,382463432312</text:p>
          </table:table-cell>
          <table:table-cell office:value-type="float" office:value="-59.3117151527405" calcext:value-type="float">
            <text:p>-59,3117151527405</text:p>
          </table:table-cell>
          <table:table-cell office:value-type="float" office:value="-59.392651222229" calcext:value-type="float">
            <text:p>-59,392651222229</text:p>
          </table:table-cell>
          <table:table-cell office:value-type="float" office:value="-59.4437723007202" calcext:value-type="float">
            <text:p>-59,4437723007202</text:p>
          </table:table-cell>
          <table:table-cell office:value-type="float" office:value="-59.380982093811" calcext:value-type="float">
            <text:p>-59,380982093811</text:p>
          </table:table-cell>
          <table:table-cell office:value-type="float" office:value="-59.3142294769287" calcext:value-type="float">
            <text:p>-59,3142294769287</text:p>
          </table:table-cell>
          <table:table-cell office:value-type="float" office:value="-59.3915824737549" calcext:value-type="float">
            <text:p>-59,3915824737549</text:p>
          </table:table-cell>
          <table:table-cell office:value-type="float" office:value="-59.4451597175598" calcext:value-type="float">
            <text:p>-59,4451597175598</text:p>
          </table:table-cell>
          <table:table-cell office:value-type="float" office:value="-59.3826926383972" calcext:value-type="float">
            <text:p>-59,3826926383972</text:p>
          </table:table-cell>
          <table:table-cell office:value-type="float" office:value="-59.3115217514038" calcext:value-type="float">
            <text:p>-59,3115217514038</text:p>
          </table:table-cell>
          <table:table-cell office:value-type="float" office:value="-59.3906296195984" calcext:value-type="float">
            <text:p>-59,3906296195984</text:p>
          </table:table-cell>
          <table:table-cell office:value-type="float" office:value="-59.443125869751" calcext:value-type="float">
            <text:p>-59,443125869751</text:p>
          </table:table-cell>
          <table:table-cell office:value-type="float" office:value="-59.3783459701538" calcext:value-type="float">
            <text:p>-59,3783459701538</text:p>
          </table:table-cell>
          <table:table-cell office:value-type="float" office:value="-59.3088627052307" calcext:value-type="float">
            <text:p>-59,3088627052307</text:p>
          </table:table-cell>
          <table:table-cell office:value-type="float" office:value="-59.3894770889282" calcext:value-type="float">
            <text:p>-59,3894770889282</text:p>
          </table:table-cell>
          <table:table-cell office:value-type="float" office:value="-59.4400058670044" calcext:value-type="float">
            <text:p>-59,4400058670044</text:p>
          </table:table-cell>
          <table:table-cell office:value-type="float" office:value="-59.3784286994934" calcext:value-type="float">
            <text:p>-59,3784286994934</text:p>
          </table:table-cell>
          <table:table-cell office:value-type="float" office:value="-59.3071485366821" calcext:value-type="float">
            <text:p>-59,3071485366821</text:p>
          </table:table-cell>
          <table:table-cell office:value-type="float" office:value="-59.386651550293" calcext:value-type="float">
            <text:p>-59,386651550293</text:p>
          </table:table-cell>
          <table:table-cell office:value-type="float" office:value="-59.4399537353516" calcext:value-type="float">
            <text:p>-59,4399537353516</text:p>
          </table:table-cell>
          <table:table-cell office:value-type="float" office:value="-59.3753644371033" calcext:value-type="float">
            <text:p>-59,37536443710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9.3114484825134" calcext:value-type="float">
            <text:p>-59,3114484825134</text:p>
          </table:table-cell>
          <table:table-cell office:value-type="float" office:value="-59.4003565444946" calcext:value-type="float">
            <text:p>-59,4003565444946</text:p>
          </table:table-cell>
          <table:table-cell office:value-type="float" office:value="-59.4443240394592" calcext:value-type="float">
            <text:p>-59,4443240394592</text:p>
          </table:table-cell>
          <table:table-cell office:value-type="float" office:value="-59.3900319900513" calcext:value-type="float">
            <text:p>-59,3900319900513</text:p>
          </table:table-cell>
          <table:table-cell office:value-type="float" office:value="-59.3032883758545" calcext:value-type="float">
            <text:p>-59,3032883758545</text:p>
          </table:table-cell>
          <table:table-cell office:value-type="float" office:value="-59.3923955192566" calcext:value-type="float">
            <text:p>-59,3923955192566</text:p>
          </table:table-cell>
          <table:table-cell office:value-type="float" office:value="-59.4419333190918" calcext:value-type="float">
            <text:p>-59,4419333190918</text:p>
          </table:table-cell>
          <table:table-cell office:value-type="float" office:value="-59.3798515548706" calcext:value-type="float">
            <text:p>-59,3798515548706</text:p>
          </table:table-cell>
          <table:table-cell office:value-type="float" office:value="-59.3136927986145" calcext:value-type="float">
            <text:p>-59,3136927986145</text:p>
          </table:table-cell>
          <table:table-cell office:value-type="float" office:value="-59.3912642021179" calcext:value-type="float">
            <text:p>-59,3912642021179</text:p>
          </table:table-cell>
          <table:table-cell office:value-type="float" office:value="-59.4381590995789" calcext:value-type="float">
            <text:p>-59,4381590995789</text:p>
          </table:table-cell>
          <table:table-cell office:value-type="float" office:value="-59.3773905754089" calcext:value-type="float">
            <text:p>-59,3773905754089</text:p>
          </table:table-cell>
          <table:table-cell office:value-type="float" office:value="-59.3174426841736" calcext:value-type="float">
            <text:p>-59,3174426841736</text:p>
          </table:table-cell>
          <table:table-cell office:value-type="float" office:value="-59.3947502059937" calcext:value-type="float">
            <text:p>-59,3947502059937</text:p>
          </table:table-cell>
          <table:table-cell office:value-type="float" office:value="-59.442752494812" calcext:value-type="float">
            <text:p>-59,442752494812</text:p>
          </table:table-cell>
          <table:table-cell office:value-type="float" office:value="-59.383427810669" calcext:value-type="float">
            <text:p>-59,383427810669</text:p>
          </table:table-cell>
          <table:table-cell office:value-type="float" office:value="-59.310977432251" calcext:value-type="float">
            <text:p>-59,310977432251</text:p>
          </table:table-cell>
          <table:table-cell office:value-type="float" office:value="-59.3891957702637" calcext:value-type="float">
            <text:p>-59,3891957702637</text:p>
          </table:table-cell>
          <table:table-cell office:value-type="float" office:value="-59.4426252746582" calcext:value-type="float">
            <text:p>-59,4426252746582</text:p>
          </table:table-cell>
          <table:table-cell office:value-type="float" office:value="-59.38077734375" calcext:value-type="float">
            <text:p>-59,38077734375</text:p>
          </table:table-cell>
          <table:table-cell office:value-type="float" office:value="-59.3170653152466" calcext:value-type="float">
            <text:p>-59,3170653152466</text:p>
          </table:table-cell>
          <table:table-cell office:value-type="float" office:value="-59.3931132850647" calcext:value-type="float">
            <text:p>-59,3931132850647</text:p>
          </table:table-cell>
          <table:table-cell office:value-type="float" office:value="-59.4442013092041" calcext:value-type="float">
            <text:p>-59,4442013092041</text:p>
          </table:table-cell>
          <table:table-cell office:value-type="float" office:value="-59.3855945892334" calcext:value-type="float">
            <text:p>-59,3855945892334</text:p>
          </table:table-cell>
          <table:table-cell office:value-type="float" office:value="-59.3138810806274" calcext:value-type="float">
            <text:p>-59,3138810806274</text:p>
          </table:table-cell>
          <table:table-cell office:value-type="float" office:value="-59.3939904403687" calcext:value-type="float">
            <text:p>-59,3939904403687</text:p>
          </table:table-cell>
          <table:table-cell office:value-type="float" office:value="-59.4452402458191" calcext:value-type="float">
            <text:p>-59,4452402458191</text:p>
          </table:table-cell>
          <table:table-cell office:value-type="float" office:value="-59.382991230011" calcext:value-type="float">
            <text:p>-59,382991230011</text:p>
          </table:table-cell>
          <table:table-cell office:value-type="float" office:value="-59.313257068634" calcext:value-type="float">
            <text:p>-59,313257068634</text:p>
          </table:table-cell>
          <table:table-cell office:value-type="float" office:value="-59.3934046707153" calcext:value-type="float">
            <text:p>-59,3934046707153</text:p>
          </table:table-cell>
          <table:table-cell office:value-type="float" office:value="-59.4434735450745" calcext:value-type="float">
            <text:p>-59,4434735450745</text:p>
          </table:table-cell>
          <table:table-cell office:value-type="float" office:value="-59.3828317604065" calcext:value-type="float">
            <text:p>-59,3828317604065</text:p>
          </table:table-cell>
          <table:table-cell office:value-type="float" office:value="-59.3115394592285" calcext:value-type="float">
            <text:p>-59,3115394592285</text:p>
          </table:table-cell>
          <table:table-cell office:value-type="float" office:value="-59.391336894989" calcext:value-type="float">
            <text:p>-59,391336894989</text:p>
          </table:table-cell>
          <table:table-cell office:value-type="float" office:value="-59.4417101860046" calcext:value-type="float">
            <text:p>-59,4417101860046</text:p>
          </table:table-cell>
          <table:table-cell office:value-type="float" office:value="-59.3775383796692" calcext:value-type="float">
            <text:p>-59,3775383796692</text:p>
          </table:table-cell>
          <table:table-cell office:value-type="float" office:value="-59.3068364677429" calcext:value-type="float">
            <text:p>-59,3068364677429</text:p>
          </table:table-cell>
          <table:table-cell office:value-type="float" office:value="-59.3878531532288" calcext:value-type="float">
            <text:p>-59,3878531532288</text:p>
          </table:table-cell>
          <table:table-cell office:value-type="float" office:value="-59.4413297920227" calcext:value-type="float">
            <text:p>-59,4413297920227</text:p>
          </table:table-cell>
          <table:table-cell office:value-type="float" office:value="-59.3782365341187" calcext:value-type="float">
            <text:p>-59,378236534118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9.3083476448059" calcext:value-type="float">
            <text:p>-59,3083476448059</text:p>
          </table:table-cell>
          <table:table-cell office:value-type="float" office:value="-59.3950814208984" calcext:value-type="float">
            <text:p>-59,3950814208984</text:p>
          </table:table-cell>
          <table:table-cell office:value-type="float" office:value="-59.4439863166809" calcext:value-type="float">
            <text:p>-59,4439863166809</text:p>
          </table:table-cell>
          <table:table-cell office:value-type="float" office:value="-59.3724528121948" calcext:value-type="float">
            <text:p>-59,3724528121948</text:p>
          </table:table-cell>
          <table:table-cell office:value-type="float" office:value="-59.3049044837952" calcext:value-type="float">
            <text:p>-59,3049044837952</text:p>
          </table:table-cell>
          <table:table-cell office:value-type="float" office:value="-59.3903274688721" calcext:value-type="float">
            <text:p>-59,3903274688721</text:p>
          </table:table-cell>
          <table:table-cell office:value-type="float" office:value="-59.4464698905945" calcext:value-type="float">
            <text:p>-59,4464698905945</text:p>
          </table:table-cell>
          <table:table-cell office:value-type="float" office:value="-59.3795073928833" calcext:value-type="float">
            <text:p>-59,3795073928833</text:p>
          </table:table-cell>
          <table:table-cell office:value-type="float" office:value="-59.3115719184876" calcext:value-type="float">
            <text:p>-59,3115719184876</text:p>
          </table:table-cell>
          <table:table-cell office:value-type="float" office:value="-59.3932334289551" calcext:value-type="float">
            <text:p>-59,3932334289551</text:p>
          </table:table-cell>
          <table:table-cell office:value-type="float" office:value="-59.4389756584168" calcext:value-type="float">
            <text:p>-59,4389756584168</text:p>
          </table:table-cell>
          <table:table-cell office:value-type="float" office:value="-59.3778147544861" calcext:value-type="float">
            <text:p>-59,3778147544861</text:p>
          </table:table-cell>
          <table:table-cell office:value-type="float" office:value="-59.3110908470154" calcext:value-type="float">
            <text:p>-59,3110908470154</text:p>
          </table:table-cell>
          <table:table-cell office:value-type="float" office:value="-59.3871308631897" calcext:value-type="float">
            <text:p>-59,3871308631897</text:p>
          </table:table-cell>
          <table:table-cell office:value-type="float" office:value="-59.4404958610535" calcext:value-type="float">
            <text:p>-59,4404958610535</text:p>
          </table:table-cell>
          <table:table-cell office:value-type="float" office:value="-59.3882955474854" calcext:value-type="float">
            <text:p>-59,3882955474854</text:p>
          </table:table-cell>
          <table:table-cell office:value-type="float" office:value="-59.311283946991" calcext:value-type="float">
            <text:p>-59,311283946991</text:p>
          </table:table-cell>
          <table:table-cell office:value-type="float" office:value="-59.3927160606384" calcext:value-type="float">
            <text:p>-59,3927160606384</text:p>
          </table:table-cell>
          <table:table-cell office:value-type="float" office:value="-59.4418916854858" calcext:value-type="float">
            <text:p>-59,4418916854858</text:p>
          </table:table-cell>
          <table:table-cell office:value-type="float" office:value="-59.382024684906" calcext:value-type="float">
            <text:p>-59,382024684906</text:p>
          </table:table-cell>
          <table:table-cell office:value-type="float" office:value="-59.3161082992554" calcext:value-type="float">
            <text:p>-59,3161082992554</text:p>
          </table:table-cell>
          <table:table-cell office:value-type="float" office:value="-59.3910142936707" calcext:value-type="float">
            <text:p>-59,3910142936707</text:p>
          </table:table-cell>
          <table:table-cell office:value-type="float" office:value="-59.4459202690125" calcext:value-type="float">
            <text:p>-59,4459202690125</text:p>
          </table:table-cell>
          <table:table-cell office:value-type="float" office:value="-59.3837316322327" calcext:value-type="float">
            <text:p>-59,3837316322327</text:p>
          </table:table-cell>
          <table:table-cell office:value-type="float" office:value="-59.3138082351685" calcext:value-type="float">
            <text:p>-59,3138082351685</text:p>
          </table:table-cell>
          <table:table-cell office:value-type="float" office:value="-59.3909564437866" calcext:value-type="float">
            <text:p>-59,3909564437866</text:p>
          </table:table-cell>
          <table:table-cell office:value-type="float" office:value="-59.4437660560608" calcext:value-type="float">
            <text:p>-59,4437660560608</text:p>
          </table:table-cell>
          <table:table-cell office:value-type="float" office:value="-59.3820339355469" calcext:value-type="float">
            <text:p>-59,3820339355469</text:p>
          </table:table-cell>
          <table:table-cell office:value-type="float" office:value="-59.312787727356" calcext:value-type="float">
            <text:p>-59,312787727356</text:p>
          </table:table-cell>
          <table:table-cell office:value-type="float" office:value="-59.3946716918945" calcext:value-type="float">
            <text:p>-59,3946716918945</text:p>
          </table:table-cell>
          <table:table-cell office:value-type="float" office:value="-59.4443188018799" calcext:value-type="float">
            <text:p>-59,4443188018799</text:p>
          </table:table-cell>
          <table:table-cell office:value-type="float" office:value="-59.3818081283569" calcext:value-type="float">
            <text:p>-59,3818081283569</text:p>
          </table:table-cell>
          <table:table-cell office:value-type="float" office:value="-59.3125024032593" calcext:value-type="float">
            <text:p>-59,3125024032593</text:p>
          </table:table-cell>
          <table:table-cell office:value-type="float" office:value="-59.3932340583801" calcext:value-type="float">
            <text:p>-59,3932340583801</text:p>
          </table:table-cell>
          <table:table-cell office:value-type="float" office:value="-59.4450577659607" calcext:value-type="float">
            <text:p>-59,4450577659607</text:p>
          </table:table-cell>
          <table:table-cell office:value-type="float" office:value="-59.3842800216675" calcext:value-type="float">
            <text:p>-59,3842800216675</text:p>
          </table:table-cell>
          <table:table-cell office:value-type="float" office:value="-59.3117452774048" calcext:value-type="float">
            <text:p>-59,3117452774048</text:p>
          </table:table-cell>
          <table:table-cell office:value-type="float" office:value="-59.3922919120789" calcext:value-type="float">
            <text:p>-59,3922919120789</text:p>
          </table:table-cell>
          <table:table-cell office:value-type="float" office:value="-59.4435023727417" calcext:value-type="float">
            <text:p>-59,4435023727417</text:p>
          </table:table-cell>
          <table:table-cell office:value-type="float" office:value="-59.3813947181702" calcext:value-type="float">
            <text:p>-59,381394718170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9.3180389595032" calcext:value-type="float">
            <text:p>-59,3180389595032</text:p>
          </table:table-cell>
          <table:table-cell office:value-type="float" office:value="-59.403364238739" calcext:value-type="float">
            <text:p>-59,403364238739</text:p>
          </table:table-cell>
          <table:table-cell office:value-type="float" office:value="-59.4525834884644" calcext:value-type="float">
            <text:p>-59,4525834884644</text:p>
          </table:table-cell>
          <table:table-cell office:value-type="float" office:value="-59.3891464920044" calcext:value-type="float">
            <text:p>-59,3891464920044</text:p>
          </table:table-cell>
          <table:table-cell office:value-type="float" office:value="-59.3144511108398" calcext:value-type="float">
            <text:p>-59,3144511108398</text:p>
          </table:table-cell>
          <table:table-cell office:value-type="float" office:value="-59.3922811279297" calcext:value-type="float">
            <text:p>-59,3922811279297</text:p>
          </table:table-cell>
          <table:table-cell office:value-type="float" office:value="-59.4518867492676" calcext:value-type="float">
            <text:p>-59,4518867492676</text:p>
          </table:table-cell>
          <table:table-cell office:value-type="float" office:value="-59.3764848518372" calcext:value-type="float">
            <text:p>-59,3764848518372</text:p>
          </table:table-cell>
          <table:table-cell office:value-type="float" office:value="-59.3170470848084" calcext:value-type="float">
            <text:p>-59,3170470848084</text:p>
          </table:table-cell>
          <table:table-cell office:value-type="float" office:value="-59.397562084198" calcext:value-type="float">
            <text:p>-59,397562084198</text:p>
          </table:table-cell>
          <table:table-cell office:value-type="float" office:value="-59.4463530960083" calcext:value-type="float">
            <text:p>-59,4463530960083</text:p>
          </table:table-cell>
          <table:table-cell office:value-type="float" office:value="-59.3863387260437" calcext:value-type="float">
            <text:p>-59,3863387260437</text:p>
          </table:table-cell>
          <table:table-cell office:value-type="float" office:value="-59.312272731781" calcext:value-type="float">
            <text:p>-59,312272731781</text:p>
          </table:table-cell>
          <table:table-cell office:value-type="float" office:value="-59.3946812591553" calcext:value-type="float">
            <text:p>-59,3946812591553</text:p>
          </table:table-cell>
          <table:table-cell office:value-type="float" office:value="-59.4406183319092" calcext:value-type="float">
            <text:p>-59,4406183319092</text:p>
          </table:table-cell>
          <table:table-cell office:value-type="float" office:value="-59.3824932060242" calcext:value-type="float">
            <text:p>-59,3824932060242</text:p>
          </table:table-cell>
          <table:table-cell office:value-type="float" office:value="-59.3176478805542" calcext:value-type="float">
            <text:p>-59,3176478805542</text:p>
          </table:table-cell>
          <table:table-cell office:value-type="float" office:value="-59.3968833084106" calcext:value-type="float">
            <text:p>-59,3968833084106</text:p>
          </table:table-cell>
          <table:table-cell office:value-type="float" office:value="-59.4478197059631" calcext:value-type="float">
            <text:p>-59,4478197059631</text:p>
          </table:table-cell>
          <table:table-cell office:value-type="float" office:value="-59.3912577209473" calcext:value-type="float">
            <text:p>-59,3912577209473</text:p>
          </table:table-cell>
          <table:table-cell office:value-type="float" office:value="-59.3192894897461" calcext:value-type="float">
            <text:p>-59,3192894897461</text:p>
          </table:table-cell>
          <table:table-cell office:value-type="float" office:value="-59.3952346229553" calcext:value-type="float">
            <text:p>-59,3952346229553</text:p>
          </table:table-cell>
          <table:table-cell office:value-type="float" office:value="-59.4503390464783" calcext:value-type="float">
            <text:p>-59,4503390464783</text:p>
          </table:table-cell>
          <table:table-cell office:value-type="float" office:value="-59.3874537200928" calcext:value-type="float">
            <text:p>-59,3874537200928</text:p>
          </table:table-cell>
          <table:table-cell office:value-type="float" office:value="-59.3163382530212" calcext:value-type="float">
            <text:p>-59,3163382530212</text:p>
          </table:table-cell>
          <table:table-cell office:value-type="float" office:value="-59.3952607574463" calcext:value-type="float">
            <text:p>-59,3952607574463</text:p>
          </table:table-cell>
          <table:table-cell office:value-type="float" office:value="-59.4497461624146" calcext:value-type="float">
            <text:p>-59,4497461624146</text:p>
          </table:table-cell>
          <table:table-cell office:value-type="float" office:value="-59.3854331283569" calcext:value-type="float">
            <text:p>-59,3854331283569</text:p>
          </table:table-cell>
          <table:table-cell office:value-type="float" office:value="-59.315233707428" calcext:value-type="float">
            <text:p>-59,315233707428</text:p>
          </table:table-cell>
          <table:table-cell office:value-type="float" office:value="-59.3925717391968" calcext:value-type="float">
            <text:p>-59,3925717391968</text:p>
          </table:table-cell>
          <table:table-cell office:value-type="float" office:value="-59.4443148498535" calcext:value-type="float">
            <text:p>-59,4443148498535</text:p>
          </table:table-cell>
          <table:table-cell office:value-type="float" office:value="-59.3816926307678" calcext:value-type="float">
            <text:p>-59,3816926307678</text:p>
          </table:table-cell>
          <table:table-cell office:value-type="float" office:value="-59.3121706352234" calcext:value-type="float">
            <text:p>-59,3121706352234</text:p>
          </table:table-cell>
          <table:table-cell office:value-type="float" office:value="-59.3927094841003" calcext:value-type="float">
            <text:p>-59,3927094841003</text:p>
          </table:table-cell>
          <table:table-cell office:value-type="float" office:value="-59.4415491943359" calcext:value-type="float">
            <text:p>-59,4415491943359</text:p>
          </table:table-cell>
          <table:table-cell office:value-type="float" office:value="-59.3805063819885" calcext:value-type="float">
            <text:p>-59,3805063819885</text:p>
          </table:table-cell>
          <table:table-cell office:value-type="float" office:value="-59.3142249450684" calcext:value-type="float">
            <text:p>-59,3142249450684</text:p>
          </table:table-cell>
          <table:table-cell office:value-type="float" office:value="-59.3919740409851" calcext:value-type="float">
            <text:p>-59,3919740409851</text:p>
          </table:table-cell>
          <table:table-cell office:value-type="float" office:value="-59.4433644599915" calcext:value-type="float">
            <text:p>-59,4433644599915</text:p>
          </table:table-cell>
          <table:table-cell office:value-type="float" office:value="-59.3844828262329" calcext:value-type="float">
            <text:p>-59,384482826232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9.32380078125" calcext:value-type="float">
            <text:p>-59,32380078125</text:p>
          </table:table-cell>
          <table:table-cell office:value-type="float" office:value="-59.3918986282349" calcext:value-type="float">
            <text:p>-59,3918986282349</text:p>
          </table:table-cell>
          <table:table-cell office:value-type="float" office:value="-59.4457342910767" calcext:value-type="float">
            <text:p>-59,4457342910767</text:p>
          </table:table-cell>
          <table:table-cell office:value-type="float" office:value="-59.3864630393982" calcext:value-type="float">
            <text:p>-59,3864630393982</text:p>
          </table:table-cell>
          <table:table-cell office:value-type="float" office:value="-59.324524105072" calcext:value-type="float">
            <text:p>-59,324524105072</text:p>
          </table:table-cell>
          <table:table-cell office:value-type="float" office:value="-59.3891730918884" calcext:value-type="float">
            <text:p>-59,3891730918884</text:p>
          </table:table-cell>
          <table:table-cell office:value-type="float" office:value="-59.447586063385" calcext:value-type="float">
            <text:p>-59,447586063385</text:p>
          </table:table-cell>
          <table:table-cell office:value-type="float" office:value="-59.3848738899231" calcext:value-type="float">
            <text:p>-59,3848738899231</text:p>
          </table:table-cell>
          <table:table-cell office:value-type="float" office:value="-59.3108137435913" calcext:value-type="float">
            <text:p>-59,3108137435913</text:p>
          </table:table-cell>
          <table:table-cell office:value-type="float" office:value="-59.3891781158447" calcext:value-type="float">
            <text:p>-59,3891781158447</text:p>
          </table:table-cell>
          <table:table-cell office:value-type="float" office:value="-59.4386010932922" calcext:value-type="float">
            <text:p>-59,4386010932922</text:p>
          </table:table-cell>
          <table:table-cell office:value-type="float" office:value="-59.3810957221985" calcext:value-type="float">
            <text:p>-59,3810957221985</text:p>
          </table:table-cell>
          <table:table-cell office:value-type="float" office:value="-59.316870349884" calcext:value-type="float">
            <text:p>-59,316870349884</text:p>
          </table:table-cell>
          <table:table-cell office:value-type="float" office:value="-59.3954810028076" calcext:value-type="float">
            <text:p>-59,3954810028076</text:p>
          </table:table-cell>
          <table:table-cell office:value-type="float" office:value="-59.447661857605" calcext:value-type="float">
            <text:p>-59,447661857605</text:p>
          </table:table-cell>
          <table:table-cell office:value-type="float" office:value="-59.3891806983948" calcext:value-type="float">
            <text:p>-59,3891806983948</text:p>
          </table:table-cell>
          <table:table-cell office:value-type="float" office:value="-59.3127983779907" calcext:value-type="float">
            <text:p>-59,3127983779907</text:p>
          </table:table-cell>
          <table:table-cell office:value-type="float" office:value="-59.3928925323486" calcext:value-type="float">
            <text:p>-59,3928925323486</text:p>
          </table:table-cell>
          <table:table-cell office:value-type="float" office:value="-59.4449783554077" calcext:value-type="float">
            <text:p>-59,4449783554077</text:p>
          </table:table-cell>
          <table:table-cell office:value-type="float" office:value="-59.3847941627503" calcext:value-type="float">
            <text:p>-59,3847941627503</text:p>
          </table:table-cell>
          <table:table-cell office:value-type="float" office:value="-59.3147083358765" calcext:value-type="float">
            <text:p>-59,3147083358765</text:p>
          </table:table-cell>
          <table:table-cell office:value-type="float" office:value="-59.3953919754028" calcext:value-type="float">
            <text:p>-59,3953919754028</text:p>
          </table:table-cell>
          <table:table-cell office:value-type="float" office:value="-59.4453770561218" calcext:value-type="float">
            <text:p>-59,4453770561218</text:p>
          </table:table-cell>
          <table:table-cell office:value-type="float" office:value="-59.3845492248535" calcext:value-type="float">
            <text:p>-59,3845492248535</text:p>
          </table:table-cell>
          <table:table-cell office:value-type="float" office:value="-59.3108998374939" calcext:value-type="float">
            <text:p>-59,3108998374939</text:p>
          </table:table-cell>
          <table:table-cell office:value-type="float" office:value="-59.390682182312" calcext:value-type="float">
            <text:p>-59,390682182312</text:p>
          </table:table-cell>
          <table:table-cell office:value-type="float" office:value="-59.4441518516541" calcext:value-type="float">
            <text:p>-59,4441518516541</text:p>
          </table:table-cell>
          <table:table-cell office:value-type="float" office:value="-59.3815420150757" calcext:value-type="float">
            <text:p>-59,3815420150757</text:p>
          </table:table-cell>
          <table:table-cell office:value-type="float" office:value="-59.3156791152954" calcext:value-type="float">
            <text:p>-59,3156791152954</text:p>
          </table:table-cell>
          <table:table-cell office:value-type="float" office:value="-59.3933893623352" calcext:value-type="float">
            <text:p>-59,3933893623352</text:p>
          </table:table-cell>
          <table:table-cell office:value-type="float" office:value="-59.4441881484985" calcext:value-type="float">
            <text:p>-59,4441881484985</text:p>
          </table:table-cell>
          <table:table-cell office:value-type="float" office:value="-59.3815515441895" calcext:value-type="float">
            <text:p>-59,3815515441895</text:p>
          </table:table-cell>
          <table:table-cell office:value-type="float" office:value="-59.31597631073" calcext:value-type="float">
            <text:p>-59,31597631073</text:p>
          </table:table-cell>
          <table:table-cell office:value-type="float" office:value="-59.3953440322876" calcext:value-type="float">
            <text:p>-59,3953440322876</text:p>
          </table:table-cell>
          <table:table-cell office:value-type="float" office:value="-59.4463756217957" calcext:value-type="float">
            <text:p>-59,4463756217957</text:p>
          </table:table-cell>
          <table:table-cell office:value-type="float" office:value="-59.384919960022" calcext:value-type="float">
            <text:p>-59,384919960022</text:p>
          </table:table-cell>
          <table:table-cell office:value-type="float" office:value="-59.3126026802063" calcext:value-type="float">
            <text:p>-59,3126026802063</text:p>
          </table:table-cell>
          <table:table-cell office:value-type="float" office:value="-59.390682308197" calcext:value-type="float">
            <text:p>-59,390682308197</text:p>
          </table:table-cell>
          <table:table-cell office:value-type="float" office:value="-59.4425279541016" calcext:value-type="float">
            <text:p>-59,4425279541016</text:p>
          </table:table-cell>
          <table:table-cell office:value-type="float" office:value="-59.3800092849731" calcext:value-type="float">
            <text:p>-59,380009284973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9.3192087059021" calcext:value-type="float">
            <text:p>-59,3192087059021</text:p>
          </table:table-cell>
          <table:table-cell office:value-type="float" office:value="-59.3928345756531" calcext:value-type="float">
            <text:p>-59,3928345756531</text:p>
          </table:table-cell>
          <table:table-cell office:value-type="float" office:value="-59.4475256614685" calcext:value-type="float">
            <text:p>-59,4475256614685</text:p>
          </table:table-cell>
          <table:table-cell office:value-type="float" office:value="-59.3798469696045" calcext:value-type="float">
            <text:p>-59,3798469696045</text:p>
          </table:table-cell>
          <table:table-cell office:value-type="float" office:value="-59.3227039489746" calcext:value-type="float">
            <text:p>-59,3227039489746</text:p>
          </table:table-cell>
          <table:table-cell office:value-type="float" office:value="-59.3945042877197" calcext:value-type="float">
            <text:p>-59,3945042877197</text:p>
          </table:table-cell>
          <table:table-cell office:value-type="float" office:value="-59.4504328269959" calcext:value-type="float">
            <text:p>-59,4504328269959</text:p>
          </table:table-cell>
          <table:table-cell office:value-type="float" office:value="-59.3884962692261" calcext:value-type="float">
            <text:p>-59,3884962692261</text:p>
          </table:table-cell>
          <table:table-cell office:value-type="float" office:value="-59.3153327445984" calcext:value-type="float">
            <text:p>-59,3153327445984</text:p>
          </table:table-cell>
          <table:table-cell office:value-type="float" office:value="-59.3940517463684" calcext:value-type="float">
            <text:p>-59,3940517463684</text:p>
          </table:table-cell>
          <table:table-cell office:value-type="float" office:value="-59.4456645507813" calcext:value-type="float">
            <text:p>-59,4456645507813</text:p>
          </table:table-cell>
          <table:table-cell office:value-type="float" office:value="-59.3819949150086" calcext:value-type="float">
            <text:p>-59,3819949150086</text:p>
          </table:table-cell>
          <table:table-cell office:value-type="float" office:value="-59.3122954406738" calcext:value-type="float">
            <text:p>-59,3122954406738</text:p>
          </table:table-cell>
          <table:table-cell office:value-type="float" office:value="-59.3969746513367" calcext:value-type="float">
            <text:p>-59,3969746513367</text:p>
          </table:table-cell>
          <table:table-cell office:value-type="float" office:value="-59.4498836669922" calcext:value-type="float">
            <text:p>-59,4498836669922</text:p>
          </table:table-cell>
          <table:table-cell office:value-type="float" office:value="-59.3864184913635" calcext:value-type="float">
            <text:p>-59,3864184913635</text:p>
          </table:table-cell>
          <table:table-cell office:value-type="float" office:value="-59.3148083648682" calcext:value-type="float">
            <text:p>-59,3148083648682</text:p>
          </table:table-cell>
          <table:table-cell office:value-type="float" office:value="-59.3941843910217" calcext:value-type="float">
            <text:p>-59,3941843910217</text:p>
          </table:table-cell>
          <table:table-cell office:value-type="float" office:value="-59.4483413963318" calcext:value-type="float">
            <text:p>-59,4483413963318</text:p>
          </table:table-cell>
          <table:table-cell office:value-type="float" office:value="-59.384795425415" calcext:value-type="float">
            <text:p>-59,384795425415</text:p>
          </table:table-cell>
          <table:table-cell office:value-type="float" office:value="-59.3154916610718" calcext:value-type="float">
            <text:p>-59,3154916610718</text:p>
          </table:table-cell>
          <table:table-cell office:value-type="float" office:value="-59.3986070899963" calcext:value-type="float">
            <text:p>-59,3986070899963</text:p>
          </table:table-cell>
          <table:table-cell office:value-type="float" office:value="-59.4479710655212" calcext:value-type="float">
            <text:p>-59,4479710655212</text:p>
          </table:table-cell>
          <table:table-cell office:value-type="float" office:value="-59.3876314620972" calcext:value-type="float">
            <text:p>-59,3876314620972</text:p>
          </table:table-cell>
          <table:table-cell office:value-type="float" office:value="-59.3167716903687" calcext:value-type="float">
            <text:p>-59,3167716903687</text:p>
          </table:table-cell>
          <table:table-cell office:value-type="float" office:value="-59.3966890525818" calcext:value-type="float">
            <text:p>-59,3966890525818</text:p>
          </table:table-cell>
          <table:table-cell office:value-type="float" office:value="-59.448502494812" calcext:value-type="float">
            <text:p>-59,448502494812</text:p>
          </table:table-cell>
          <table:table-cell office:value-type="float" office:value="-59.3869076271057" calcext:value-type="float">
            <text:p>-59,3869076271057</text:p>
          </table:table-cell>
          <table:table-cell office:value-type="float" office:value="-59.3167218208313" calcext:value-type="float">
            <text:p>-59,3167218208313</text:p>
          </table:table-cell>
          <table:table-cell office:value-type="float" office:value="-59.3953145828247" calcext:value-type="float">
            <text:p>-59,3953145828247</text:p>
          </table:table-cell>
          <table:table-cell office:value-type="float" office:value="-59.4464133491516" calcext:value-type="float">
            <text:p>-59,4464133491516</text:p>
          </table:table-cell>
          <table:table-cell office:value-type="float" office:value="-59.3833965644836" calcext:value-type="float">
            <text:p>-59,3833965644836</text:p>
          </table:table-cell>
          <table:table-cell office:value-type="float" office:value="-59.3145163154602" calcext:value-type="float">
            <text:p>-59,3145163154602</text:p>
          </table:table-cell>
          <table:table-cell office:value-type="float" office:value="-59.393104019165" calcext:value-type="float">
            <text:p>-59,393104019165</text:p>
          </table:table-cell>
          <table:table-cell office:value-type="float" office:value="-59.4442066001892" calcext:value-type="float">
            <text:p>-59,4442066001892</text:p>
          </table:table-cell>
          <table:table-cell office:value-type="float" office:value="-59.3827964935303" calcext:value-type="float">
            <text:p>-59,3827964935303</text:p>
          </table:table-cell>
          <table:table-cell office:value-type="float" office:value="-59.316891998291" calcext:value-type="float">
            <text:p>-59,316891998291</text:p>
          </table:table-cell>
          <table:table-cell office:value-type="float" office:value="-59.394712928772" calcext:value-type="float">
            <text:p>-59,394712928772</text:p>
          </table:table-cell>
          <table:table-cell office:value-type="float" office:value="-59.4451472167969" calcext:value-type="float">
            <text:p>-59,4451472167969</text:p>
          </table:table-cell>
          <table:table-cell office:value-type="float" office:value="-59.3832638244629" calcext:value-type="float">
            <text:p>-59,383263824462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9.3181882705689" calcext:value-type="float">
            <text:p>-59,3181882705689</text:p>
          </table:table-cell>
          <table:table-cell office:value-type="float" office:value="-59.3946490097046" calcext:value-type="float">
            <text:p>-59,3946490097046</text:p>
          </table:table-cell>
          <table:table-cell office:value-type="float" office:value="-59.4395549430847" calcext:value-type="float">
            <text:p>-59,4395549430847</text:p>
          </table:table-cell>
          <table:table-cell office:value-type="float" office:value="-59.3820206260681" calcext:value-type="float">
            <text:p>-59,3820206260681</text:p>
          </table:table-cell>
          <table:table-cell office:value-type="float" office:value="-59.3149836235046" calcext:value-type="float">
            <text:p>-59,3149836235046</text:p>
          </table:table-cell>
          <table:table-cell office:value-type="float" office:value="-59.4072116127014" calcext:value-type="float">
            <text:p>-59,4072116127014</text:p>
          </table:table-cell>
          <table:table-cell office:value-type="float" office:value="-59.4454532775879" calcext:value-type="float">
            <text:p>-59,4454532775879</text:p>
          </table:table-cell>
          <table:table-cell office:value-type="float" office:value="-59.3844956474304" calcext:value-type="float">
            <text:p>-59,3844956474304</text:p>
          </table:table-cell>
          <table:table-cell office:value-type="float" office:value="-59.3102327957153" calcext:value-type="float">
            <text:p>-59,3102327957153</text:p>
          </table:table-cell>
          <table:table-cell office:value-type="float" office:value="-59.3951285858154" calcext:value-type="float">
            <text:p>-59,3951285858154</text:p>
          </table:table-cell>
          <table:table-cell office:value-type="float" office:value="-59.4433631744385" calcext:value-type="float">
            <text:p>-59,4433631744385</text:p>
          </table:table-cell>
          <table:table-cell office:value-type="float" office:value="-59.379854347229" calcext:value-type="float">
            <text:p>-59,379854347229</text:p>
          </table:table-cell>
          <table:table-cell office:value-type="float" office:value="-59.3166933441162" calcext:value-type="float">
            <text:p>-59,3166933441162</text:p>
          </table:table-cell>
          <table:table-cell office:value-type="float" office:value="-59.3971323394775" calcext:value-type="float">
            <text:p>-59,3971323394775</text:p>
          </table:table-cell>
          <table:table-cell office:value-type="float" office:value="-59.450273601532" calcext:value-type="float">
            <text:p>-59,450273601532</text:p>
          </table:table-cell>
          <table:table-cell office:value-type="float" office:value="-59.386790599823" calcext:value-type="float">
            <text:p>-59,386790599823</text:p>
          </table:table-cell>
          <table:table-cell office:value-type="float" office:value="-59.3191215515137" calcext:value-type="float">
            <text:p>-59,3191215515137</text:p>
          </table:table-cell>
          <table:table-cell office:value-type="float" office:value="-59.3973496551514" calcext:value-type="float">
            <text:p>-59,3973496551514</text:p>
          </table:table-cell>
          <table:table-cell office:value-type="float" office:value="-59.4492971839905" calcext:value-type="float">
            <text:p>-59,4492971839905</text:p>
          </table:table-cell>
          <table:table-cell office:value-type="float" office:value="-59.3846307487488" calcext:value-type="float">
            <text:p>-59,3846307487488</text:p>
          </table:table-cell>
          <table:table-cell office:value-type="float" office:value="-59.313387008667" calcext:value-type="float">
            <text:p>-59,313387008667</text:p>
          </table:table-cell>
          <table:table-cell office:value-type="float" office:value="-59.3904925384522" calcext:value-type="float">
            <text:p>-59,3904925384522</text:p>
          </table:table-cell>
          <table:table-cell office:value-type="float" office:value="-59.445867313385" calcext:value-type="float">
            <text:p>-59,445867313385</text:p>
          </table:table-cell>
          <table:table-cell office:value-type="float" office:value="-59.3856188621521" calcext:value-type="float">
            <text:p>-59,3856188621521</text:p>
          </table:table-cell>
          <table:table-cell office:value-type="float" office:value="-59.3135590820313" calcext:value-type="float">
            <text:p>-59,3135590820313</text:p>
          </table:table-cell>
          <table:table-cell office:value-type="float" office:value="-59.3947482032776" calcext:value-type="float">
            <text:p>-59,3947482032776</text:p>
          </table:table-cell>
          <table:table-cell office:value-type="float" office:value="-59.4440484809876" calcext:value-type="float">
            <text:p>-59,4440484809876</text:p>
          </table:table-cell>
          <table:table-cell office:value-type="float" office:value="-59.3841972351074" calcext:value-type="float">
            <text:p>-59,3841972351074</text:p>
          </table:table-cell>
          <table:table-cell office:value-type="float" office:value="-59.3132897567749" calcext:value-type="float">
            <text:p>-59,3132897567749</text:p>
          </table:table-cell>
          <table:table-cell office:value-type="float" office:value="-59.3878137016296" calcext:value-type="float">
            <text:p>-59,3878137016296</text:p>
          </table:table-cell>
          <table:table-cell office:value-type="float" office:value="-59.4378224182129" calcext:value-type="float">
            <text:p>-59,4378224182129</text:p>
          </table:table-cell>
          <table:table-cell office:value-type="float" office:value="-59.377757232666" calcext:value-type="float">
            <text:p>-59,377757232666</text:p>
          </table:table-cell>
          <table:table-cell office:value-type="float" office:value="-59.3125961074829" calcext:value-type="float">
            <text:p>-59,3125961074829</text:p>
          </table:table-cell>
          <table:table-cell office:value-type="float" office:value="-59.3937330741882" calcext:value-type="float">
            <text:p>-59,3937330741882</text:p>
          </table:table-cell>
          <table:table-cell office:value-type="float" office:value="-59.4425235099792" calcext:value-type="float">
            <text:p>-59,4425235099792</text:p>
          </table:table-cell>
          <table:table-cell office:value-type="float" office:value="-59.381460811615" calcext:value-type="float">
            <text:p>-59,381460811615</text:p>
          </table:table-cell>
          <table:table-cell office:value-type="float" office:value="-59.308464012146" calcext:value-type="float">
            <text:p>-59,308464012146</text:p>
          </table:table-cell>
          <table:table-cell office:value-type="float" office:value="-59.3874224662781" calcext:value-type="float">
            <text:p>-59,3874224662781</text:p>
          </table:table-cell>
          <table:table-cell office:value-type="float" office:value="-59.4400419692993" calcext:value-type="float">
            <text:p>-59,4400419692993</text:p>
          </table:table-cell>
          <table:table-cell office:value-type="float" office:value="-59.3779217300415" calcext:value-type="float">
            <text:p>-59,377921730041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9.3074604606628" calcext:value-type="float">
            <text:p>-59,3074604606628</text:p>
          </table:table-cell>
          <table:table-cell office:value-type="float" office:value="-59.3992298583984" calcext:value-type="float">
            <text:p>-59,3992298583984</text:p>
          </table:table-cell>
          <table:table-cell office:value-type="float" office:value="-59.4391890487671" calcext:value-type="float">
            <text:p>-59,4391890487671</text:p>
          </table:table-cell>
          <table:table-cell office:value-type="float" office:value="-59.3866205673218" calcext:value-type="float">
            <text:p>-59,3866205673218</text:p>
          </table:table-cell>
          <table:table-cell office:value-type="float" office:value="-59.3054771308899" calcext:value-type="float">
            <text:p>-59,3054771308899</text:p>
          </table:table-cell>
          <table:table-cell office:value-type="float" office:value="-59.3912402114868" calcext:value-type="float">
            <text:p>-59,3912402114868</text:p>
          </table:table-cell>
          <table:table-cell office:value-type="float" office:value="-59.4322393074036" calcext:value-type="float">
            <text:p>-59,4322393074036</text:p>
          </table:table-cell>
          <table:table-cell office:value-type="float" office:value="-59.3852944755554" calcext:value-type="float">
            <text:p>-59,3852944755554</text:p>
          </table:table-cell>
          <table:table-cell office:value-type="float" office:value="-59.305036064148" calcext:value-type="float">
            <text:p>-59,305036064148</text:p>
          </table:table-cell>
          <table:table-cell office:value-type="float" office:value="-59.3858721809387" calcext:value-type="float">
            <text:p>-59,3858721809387</text:p>
          </table:table-cell>
          <table:table-cell office:value-type="float" office:value="-59.4352901191711" calcext:value-type="float">
            <text:p>-59,4352901191711</text:p>
          </table:table-cell>
          <table:table-cell office:value-type="float" office:value="-59.3825484275818" calcext:value-type="float">
            <text:p>-59,3825484275818</text:p>
          </table:table-cell>
          <table:table-cell office:value-type="float" office:value="-59.3070782470703" calcext:value-type="float">
            <text:p>-59,3070782470703</text:p>
          </table:table-cell>
          <table:table-cell office:value-type="float" office:value="-59.3902079086304" calcext:value-type="float">
            <text:p>-59,3902079086304</text:p>
          </table:table-cell>
          <table:table-cell office:value-type="float" office:value="-59.4360050163269" calcext:value-type="float">
            <text:p>-59,4360050163269</text:p>
          </table:table-cell>
          <table:table-cell office:value-type="float" office:value="-59.3784049682617" calcext:value-type="float">
            <text:p>-59,3784049682617</text:p>
          </table:table-cell>
          <table:table-cell office:value-type="float" office:value="-59.3111893119812" calcext:value-type="float">
            <text:p>-59,3111893119812</text:p>
          </table:table-cell>
          <table:table-cell office:value-type="float" office:value="-59.3919491233826" calcext:value-type="float">
            <text:p>-59,3919491233826</text:p>
          </table:table-cell>
          <table:table-cell office:value-type="float" office:value="-59.4410220184326" calcext:value-type="float">
            <text:p>-59,4410220184326</text:p>
          </table:table-cell>
          <table:table-cell office:value-type="float" office:value="-59.3770784301758" calcext:value-type="float">
            <text:p>-59,3770784301758</text:p>
          </table:table-cell>
          <table:table-cell office:value-type="float" office:value="-59.305048992157" calcext:value-type="float">
            <text:p>-59,305048992157</text:p>
          </table:table-cell>
          <table:table-cell office:value-type="float" office:value="-59.3869137687683" calcext:value-type="float">
            <text:p>-59,3869137687683</text:p>
          </table:table-cell>
          <table:table-cell office:value-type="float" office:value="-59.4343958244324" calcext:value-type="float">
            <text:p>-59,4343958244324</text:p>
          </table:table-cell>
          <table:table-cell office:value-type="float" office:value="-59.3774616088867" calcext:value-type="float">
            <text:p>-59,3774616088867</text:p>
          </table:table-cell>
          <table:table-cell office:value-type="float" office:value="-59.3095831718445" calcext:value-type="float">
            <text:p>-59,3095831718445</text:p>
          </table:table-cell>
          <table:table-cell office:value-type="float" office:value="-59.3888971672058" calcext:value-type="float">
            <text:p>-59,3888971672058</text:p>
          </table:table-cell>
          <table:table-cell office:value-type="float" office:value="-59.442932384491" calcext:value-type="float">
            <text:p>-59,442932384491</text:p>
          </table:table-cell>
          <table:table-cell office:value-type="float" office:value="-59.3783246917725" calcext:value-type="float">
            <text:p>-59,3783246917725</text:p>
          </table:table-cell>
          <table:table-cell office:value-type="float" office:value="-59.3072527008057" calcext:value-type="float">
            <text:p>-59,3072527008057</text:p>
          </table:table-cell>
          <table:table-cell office:value-type="float" office:value="-59.3875694885254" calcext:value-type="float">
            <text:p>-59,3875694885254</text:p>
          </table:table-cell>
          <table:table-cell office:value-type="float" office:value="-59.4362773513794" calcext:value-type="float">
            <text:p>-59,4362773513794</text:p>
          </table:table-cell>
          <table:table-cell office:value-type="float" office:value="-59.3752681732178" calcext:value-type="float">
            <text:p>-59,3752681732178</text:p>
          </table:table-cell>
          <table:table-cell office:value-type="float" office:value="-59.3059878120422" calcext:value-type="float">
            <text:p>-59,3059878120422</text:p>
          </table:table-cell>
          <table:table-cell office:value-type="float" office:value="-59.3862151374817" calcext:value-type="float">
            <text:p>-59,3862151374817</text:p>
          </table:table-cell>
          <table:table-cell office:value-type="float" office:value="-59.437315372467" calcext:value-type="float">
            <text:p>-59,437315372467</text:p>
          </table:table-cell>
          <table:table-cell office:value-type="float" office:value="-59.3760365715027" calcext:value-type="float">
            <text:p>-59,3760365715027</text:p>
          </table:table-cell>
          <table:table-cell office:value-type="float" office:value="-59.3083861083984" calcext:value-type="float">
            <text:p>-59,3083861083984</text:p>
          </table:table-cell>
          <table:table-cell office:value-type="float" office:value="-59.3859847259522" calcext:value-type="float">
            <text:p>-59,3859847259522</text:p>
          </table:table-cell>
          <table:table-cell office:value-type="float" office:value="-59.4387120437622" calcext:value-type="float">
            <text:p>-59,4387120437622</text:p>
          </table:table-cell>
          <table:table-cell office:value-type="float" office:value="-59.3760447235107" calcext:value-type="float">
            <text:p>-59,376044723510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9.3076362991333" calcext:value-type="float">
            <text:p>-59,3076362991333</text:p>
          </table:table-cell>
          <table:table-cell office:value-type="float" office:value="-59.3880159606934" calcext:value-type="float">
            <text:p>-59,3880159606934</text:p>
          </table:table-cell>
          <table:table-cell office:value-type="float" office:value="-59.4458769416809" calcext:value-type="float">
            <text:p>-59,4458769416809</text:p>
          </table:table-cell>
          <table:table-cell office:value-type="float" office:value="-59.3765885314941" calcext:value-type="float">
            <text:p>-59,3765885314941</text:p>
          </table:table-cell>
          <table:table-cell office:value-type="float" office:value="-59.3101740417481" calcext:value-type="float">
            <text:p>-59,3101740417481</text:p>
          </table:table-cell>
          <table:table-cell office:value-type="float" office:value="-59.3856455421448" calcext:value-type="float">
            <text:p>-59,3856455421448</text:p>
          </table:table-cell>
          <table:table-cell office:value-type="float" office:value="-59.4420420761108" calcext:value-type="float">
            <text:p>-59,4420420761108</text:p>
          </table:table-cell>
          <table:table-cell office:value-type="float" office:value="-59.3719216995239" calcext:value-type="float">
            <text:p>-59,3719216995239</text:p>
          </table:table-cell>
          <table:table-cell office:value-type="float" office:value="-59.3004072036743" calcext:value-type="float">
            <text:p>-59,3004072036743</text:p>
          </table:table-cell>
          <table:table-cell office:value-type="float" office:value="-59.38786277771" calcext:value-type="float">
            <text:p>-59,38786277771</text:p>
          </table:table-cell>
          <table:table-cell office:value-type="float" office:value="-59.4388713951111" calcext:value-type="float">
            <text:p>-59,4388713951111</text:p>
          </table:table-cell>
          <table:table-cell office:value-type="float" office:value="-59.3766539535522" calcext:value-type="float">
            <text:p>-59,3766539535522</text:p>
          </table:table-cell>
          <table:table-cell office:value-type="float" office:value="-59.2997820930481" calcext:value-type="float">
            <text:p>-59,2997820930481</text:p>
          </table:table-cell>
          <table:table-cell office:value-type="float" office:value="-59.3845793991089" calcext:value-type="float">
            <text:p>-59,3845793991089</text:p>
          </table:table-cell>
          <table:table-cell office:value-type="float" office:value="-59.4330316963196" calcext:value-type="float">
            <text:p>-59,4330316963196</text:p>
          </table:table-cell>
          <table:table-cell office:value-type="float" office:value="-59.3674744567871" calcext:value-type="float">
            <text:p>-59,3674744567871</text:p>
          </table:table-cell>
          <table:table-cell office:value-type="float" office:value="-59.307496547699" calcext:value-type="float">
            <text:p>-59,307496547699</text:p>
          </table:table-cell>
          <table:table-cell office:value-type="float" office:value="-59.3855967559814" calcext:value-type="float">
            <text:p>-59,3855967559814</text:p>
          </table:table-cell>
          <table:table-cell office:value-type="float" office:value="-59.4350600471497" calcext:value-type="float">
            <text:p>-59,4350600471497</text:p>
          </table:table-cell>
          <table:table-cell office:value-type="float" office:value="-59.3735444450378" calcext:value-type="float">
            <text:p>-59,3735444450378</text:p>
          </table:table-cell>
          <table:table-cell office:value-type="float" office:value="-59.3060527153015" calcext:value-type="float">
            <text:p>-59,3060527153015</text:p>
          </table:table-cell>
          <table:table-cell office:value-type="float" office:value="-59.3840554656982" calcext:value-type="float">
            <text:p>-59,3840554656982</text:p>
          </table:table-cell>
          <table:table-cell office:value-type="float" office:value="-59.4332656555176" calcext:value-type="float">
            <text:p>-59,4332656555176</text:p>
          </table:table-cell>
          <table:table-cell office:value-type="float" office:value="-59.3731688499451" calcext:value-type="float">
            <text:p>-59,3731688499451</text:p>
          </table:table-cell>
          <table:table-cell office:value-type="float" office:value="-59.302145023346" calcext:value-type="float">
            <text:p>-59,302145023346</text:p>
          </table:table-cell>
          <table:table-cell office:value-type="float" office:value="-59.3846815414429" calcext:value-type="float">
            <text:p>-59,3846815414429</text:p>
          </table:table-cell>
          <table:table-cell office:value-type="float" office:value="-59.4361621131897" calcext:value-type="float">
            <text:p>-59,4361621131897</text:p>
          </table:table-cell>
          <table:table-cell office:value-type="float" office:value="-59.3754676361084" calcext:value-type="float">
            <text:p>-59,3754676361084</text:p>
          </table:table-cell>
          <table:table-cell office:value-type="float" office:value="-59.3032311325073" calcext:value-type="float">
            <text:p>-59,3032311325073</text:p>
          </table:table-cell>
          <table:table-cell office:value-type="float" office:value="-59.3849148674011" calcext:value-type="float">
            <text:p>-59,3849148674011</text:p>
          </table:table-cell>
          <table:table-cell office:value-type="float" office:value="-59.4359589805603" calcext:value-type="float">
            <text:p>-59,4359589805603</text:p>
          </table:table-cell>
          <table:table-cell office:value-type="float" office:value="-59.3731617393494" calcext:value-type="float">
            <text:p>-59,3731617393494</text:p>
          </table:table-cell>
          <table:table-cell office:value-type="float" office:value="-59.3064571723938" calcext:value-type="float">
            <text:p>-59,3064571723938</text:p>
          </table:table-cell>
          <table:table-cell office:value-type="float" office:value="-59.3862081832886" calcext:value-type="float">
            <text:p>-59,3862081832886</text:p>
          </table:table-cell>
          <table:table-cell office:value-type="float" office:value="-59.4373844032288" calcext:value-type="float">
            <text:p>-59,4373844032288</text:p>
          </table:table-cell>
          <table:table-cell office:value-type="float" office:value="-59.3749373245239" calcext:value-type="float">
            <text:p>-59,3749373245239</text:p>
          </table:table-cell>
          <table:table-cell office:value-type="float" office:value="-59.2999144897461" calcext:value-type="float">
            <text:p>-59,2999144897461</text:p>
          </table:table-cell>
          <table:table-cell office:value-type="float" office:value="-59.3793640136719" calcext:value-type="float">
            <text:p>-59,3793640136719</text:p>
          </table:table-cell>
          <table:table-cell office:value-type="float" office:value="-59.4297146148682" calcext:value-type="float">
            <text:p>-59,4297146148682</text:p>
          </table:table-cell>
          <table:table-cell office:value-type="float" office:value="-59.3686443481445" calcext:value-type="float">
            <text:p>-59,368644348144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9.3006447410584" calcext:value-type="float">
            <text:p>-59,3006447410584</text:p>
          </table:table-cell>
          <table:table-cell office:value-type="float" office:value="-59.3939887924194" calcext:value-type="float">
            <text:p>-59,3939887924194</text:p>
          </table:table-cell>
          <table:table-cell office:value-type="float" office:value="-59.4329243812561" calcext:value-type="float">
            <text:p>-59,4329243812561</text:p>
          </table:table-cell>
          <table:table-cell office:value-type="float" office:value="-59.3850000801086" calcext:value-type="float">
            <text:p>-59,3850000801086</text:p>
          </table:table-cell>
          <table:table-cell office:value-type="float" office:value="-59.2996711540222" calcext:value-type="float">
            <text:p>-59,2996711540222</text:p>
          </table:table-cell>
          <table:table-cell office:value-type="float" office:value="-59.3849791221619" calcext:value-type="float">
            <text:p>-59,3849791221619</text:p>
          </table:table-cell>
          <table:table-cell office:value-type="float" office:value="-59.4278498039246" calcext:value-type="float">
            <text:p>-59,4278498039246</text:p>
          </table:table-cell>
          <table:table-cell office:value-type="float" office:value="-59.3724121856689" calcext:value-type="float">
            <text:p>-59,3724121856689</text:p>
          </table:table-cell>
          <table:table-cell office:value-type="float" office:value="-59.3117135467529" calcext:value-type="float">
            <text:p>-59,3117135467529</text:p>
          </table:table-cell>
          <table:table-cell office:value-type="float" office:value="-59.3885152053833" calcext:value-type="float">
            <text:p>-59,3885152053833</text:p>
          </table:table-cell>
          <table:table-cell office:value-type="float" office:value="-59.4290476074219" calcext:value-type="float">
            <text:p>-59,4290476074219</text:p>
          </table:table-cell>
          <table:table-cell office:value-type="float" office:value="-59.3734943466187" calcext:value-type="float">
            <text:p>-59,3734943466187</text:p>
          </table:table-cell>
          <table:table-cell office:value-type="float" office:value="-59.3019489135742" calcext:value-type="float">
            <text:p>-59,3019489135742</text:p>
          </table:table-cell>
          <table:table-cell office:value-type="float" office:value="-59.3780541915894" calcext:value-type="float">
            <text:p>-59,3780541915894</text:p>
          </table:table-cell>
          <table:table-cell office:value-type="float" office:value="-59.4318005905151" calcext:value-type="float">
            <text:p>-59,4318005905151</text:p>
          </table:table-cell>
          <table:table-cell office:value-type="float" office:value="-59.3724246673584" calcext:value-type="float">
            <text:p>-59,3724246673584</text:p>
          </table:table-cell>
          <table:table-cell office:value-type="float" office:value="-59.3013248634338" calcext:value-type="float">
            <text:p>-59,3013248634338</text:p>
          </table:table-cell>
          <table:table-cell office:value-type="float" office:value="-59.3837465820313" calcext:value-type="float">
            <text:p>-59,3837465820313</text:p>
          </table:table-cell>
          <table:table-cell office:value-type="float" office:value="-59.4306630477905" calcext:value-type="float">
            <text:p>-59,4306630477905</text:p>
          </table:table-cell>
          <table:table-cell office:value-type="float" office:value="-59.3698027801514" calcext:value-type="float">
            <text:p>-59,3698027801514</text:p>
          </table:table-cell>
          <table:table-cell office:value-type="float" office:value="-59.301299736023" calcext:value-type="float">
            <text:p>-59,301299736023</text:p>
          </table:table-cell>
          <table:table-cell office:value-type="float" office:value="-59.3809666633606" calcext:value-type="float">
            <text:p>-59,3809666633606</text:p>
          </table:table-cell>
          <table:table-cell office:value-type="float" office:value="-59.4346971626282" calcext:value-type="float">
            <text:p>-59,4346971626282</text:p>
          </table:table-cell>
          <table:table-cell office:value-type="float" office:value="-59.3710393600464" calcext:value-type="float">
            <text:p>-59,3710393600464</text:p>
          </table:table-cell>
          <table:table-cell office:value-type="float" office:value="-59.3058834877014" calcext:value-type="float">
            <text:p>-59,3058834877014</text:p>
          </table:table-cell>
          <table:table-cell office:value-type="float" office:value="-59.3842451934815" calcext:value-type="float">
            <text:p>-59,3842451934815</text:p>
          </table:table-cell>
          <table:table-cell office:value-type="float" office:value="-59.4361183280945" calcext:value-type="float">
            <text:p>-59,4361183280945</text:p>
          </table:table-cell>
          <table:table-cell office:value-type="float" office:value="-59.3752856712341" calcext:value-type="float">
            <text:p>-59,3752856712341</text:p>
          </table:table-cell>
          <table:table-cell office:value-type="float" office:value="-59.3000357894898" calcext:value-type="float">
            <text:p>-59,3000357894898</text:p>
          </table:table-cell>
          <table:table-cell office:value-type="float" office:value="-59.3797421264648" calcext:value-type="float">
            <text:p>-59,3797421264648</text:p>
          </table:table-cell>
          <table:table-cell office:value-type="float" office:value="-59.4302125701904" calcext:value-type="float">
            <text:p>-59,4302125701904</text:p>
          </table:table-cell>
          <table:table-cell office:value-type="float" office:value="-59.3682149162293" calcext:value-type="float">
            <text:p>-59,3682149162293</text:p>
          </table:table-cell>
          <table:table-cell office:value-type="float" office:value="-59.3010967216492" calcext:value-type="float">
            <text:p>-59,3010967216492</text:p>
          </table:table-cell>
          <table:table-cell office:value-type="float" office:value="-59.3801462287903" calcext:value-type="float">
            <text:p>-59,3801462287903</text:p>
          </table:table-cell>
          <table:table-cell office:value-type="float" office:value="-59.4305750007629" calcext:value-type="float">
            <text:p>-59,4305750007629</text:p>
          </table:table-cell>
          <table:table-cell office:value-type="float" office:value="-59.3690332717896" calcext:value-type="float">
            <text:p>-59,3690332717896</text:p>
          </table:table-cell>
          <table:table-cell office:value-type="float" office:value="-59.2986574363709" calcext:value-type="float">
            <text:p>-59,2986574363709</text:p>
          </table:table-cell>
          <table:table-cell office:value-type="float" office:value="-59.377455821991" calcext:value-type="float">
            <text:p>-59,377455821991</text:p>
          </table:table-cell>
          <table:table-cell office:value-type="float" office:value="-59.4290172653198" calcext:value-type="float">
            <text:p>-59,4290172653198</text:p>
          </table:table-cell>
          <table:table-cell office:value-type="float" office:value="-59.3672519493103" calcext:value-type="float">
            <text:p>-59,367251949310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9.2990243186951" calcext:value-type="float">
            <text:p>-59,2990243186951</text:p>
          </table:table-cell>
          <table:table-cell office:value-type="float" office:value="-59.3732342071533" calcext:value-type="float">
            <text:p>-59,3732342071533</text:p>
          </table:table-cell>
          <table:table-cell office:value-type="float" office:value="-59.426888671875" calcext:value-type="float">
            <text:p>-59,426888671875</text:p>
          </table:table-cell>
          <table:table-cell office:value-type="float" office:value="-59.3709604721069" calcext:value-type="float">
            <text:p>-59,3709604721069</text:p>
          </table:table-cell>
          <table:table-cell office:value-type="float" office:value="-59.2967276954651" calcext:value-type="float">
            <text:p>-59,2967276954651</text:p>
          </table:table-cell>
          <table:table-cell office:value-type="float" office:value="-59.3754724655151" calcext:value-type="float">
            <text:p>-59,3754724655151</text:p>
          </table:table-cell>
          <table:table-cell office:value-type="float" office:value="-59.4300383796692" calcext:value-type="float">
            <text:p>-59,4300383796692</text:p>
          </table:table-cell>
          <table:table-cell office:value-type="float" office:value="-59.3607902565002" calcext:value-type="float">
            <text:p>-59,3607902565002</text:p>
          </table:table-cell>
          <table:table-cell office:value-type="float" office:value="-59.2996522407532" calcext:value-type="float">
            <text:p>-59,2996522407532</text:p>
          </table:table-cell>
          <table:table-cell office:value-type="float" office:value="-59.3769159202576" calcext:value-type="float">
            <text:p>-59,3769159202576</text:p>
          </table:table-cell>
          <table:table-cell office:value-type="float" office:value="-59.4293636054993" calcext:value-type="float">
            <text:p>-59,4293636054993</text:p>
          </table:table-cell>
          <table:table-cell office:value-type="float" office:value="-59.3695568389893" calcext:value-type="float">
            <text:p>-59,3695568389893</text:p>
          </table:table-cell>
          <table:table-cell office:value-type="float" office:value="-59.2972063789368" calcext:value-type="float">
            <text:p>-59,2972063789368</text:p>
          </table:table-cell>
          <table:table-cell office:value-type="float" office:value="-59.3801981773377" calcext:value-type="float">
            <text:p>-59,3801981773377</text:p>
          </table:table-cell>
          <table:table-cell office:value-type="float" office:value="-59.4278491363525" calcext:value-type="float">
            <text:p>-59,4278491363525</text:p>
          </table:table-cell>
          <table:table-cell office:value-type="float" office:value="-59.3648778343201" calcext:value-type="float">
            <text:p>-59,3648778343201</text:p>
          </table:table-cell>
          <table:table-cell office:value-type="float" office:value="-59.2980855636597" calcext:value-type="float">
            <text:p>-59,2980855636597</text:p>
          </table:table-cell>
          <table:table-cell office:value-type="float" office:value="-59.3784245262146" calcext:value-type="float">
            <text:p>-59,3784245262146</text:p>
          </table:table-cell>
          <table:table-cell office:value-type="float" office:value="-59.4277680282593" calcext:value-type="float">
            <text:p>-59,4277680282593</text:p>
          </table:table-cell>
          <table:table-cell office:value-type="float" office:value="-59.3684855461121" calcext:value-type="float">
            <text:p>-59,3684855461121</text:p>
          </table:table-cell>
          <table:table-cell office:value-type="float" office:value="-59.299992351532" calcext:value-type="float">
            <text:p>-59,299992351532</text:p>
          </table:table-cell>
          <table:table-cell office:value-type="float" office:value="-59.3815670776367" calcext:value-type="float">
            <text:p>-59,3815670776367</text:p>
          </table:table-cell>
          <table:table-cell office:value-type="float" office:value="-59.4338746337891" calcext:value-type="float">
            <text:p>-59,4338746337891</text:p>
          </table:table-cell>
          <table:table-cell office:value-type="float" office:value="-59.368846282959" calcext:value-type="float">
            <text:p>-59,368846282959</text:p>
          </table:table-cell>
          <table:table-cell office:value-type="float" office:value="-59.3008393745422" calcext:value-type="float">
            <text:p>-59,3008393745422</text:p>
          </table:table-cell>
          <table:table-cell office:value-type="float" office:value="-59.3819092521668" calcext:value-type="float">
            <text:p>-59,3819092521668</text:p>
          </table:table-cell>
          <table:table-cell office:value-type="float" office:value="-59.4313392906189" calcext:value-type="float">
            <text:p>-59,4313392906189</text:p>
          </table:table-cell>
          <table:table-cell office:value-type="float" office:value="-59.3689239044189" calcext:value-type="float">
            <text:p>-59,3689239044189</text:p>
          </table:table-cell>
          <table:table-cell office:value-type="float" office:value="-59.2980731544495" calcext:value-type="float">
            <text:p>-59,2980731544495</text:p>
          </table:table-cell>
          <table:table-cell office:value-type="float" office:value="-59.3788535881043" calcext:value-type="float">
            <text:p>-59,3788535881043</text:p>
          </table:table-cell>
          <table:table-cell office:value-type="float" office:value="-59.4312491035461" calcext:value-type="float">
            <text:p>-59,4312491035461</text:p>
          </table:table-cell>
          <table:table-cell office:value-type="float" office:value="-59.3690503349304" calcext:value-type="float">
            <text:p>-59,3690503349304</text:p>
          </table:table-cell>
          <table:table-cell office:value-type="float" office:value="-59.2959130783081" calcext:value-type="float">
            <text:p>-59,2959130783081</text:p>
          </table:table-cell>
          <table:table-cell office:value-type="float" office:value="-59.3756160964966" calcext:value-type="float">
            <text:p>-59,3756160964966</text:p>
          </table:table-cell>
          <table:table-cell office:value-type="float" office:value="-59.426976020813" calcext:value-type="float">
            <text:p>-59,426976020813</text:p>
          </table:table-cell>
          <table:table-cell office:value-type="float" office:value="-59.3655637435913" calcext:value-type="float">
            <text:p>-59,3655637435913</text:p>
          </table:table-cell>
          <table:table-cell office:value-type="float" office:value="-59.2995244407654" calcext:value-type="float">
            <text:p>-59,2995244407654</text:p>
          </table:table-cell>
          <table:table-cell office:value-type="float" office:value="-59.3791178131104" calcext:value-type="float">
            <text:p>-59,3791178131104</text:p>
          </table:table-cell>
          <table:table-cell office:value-type="float" office:value="-59.4286075630188" calcext:value-type="float">
            <text:p>-59,4286075630188</text:p>
          </table:table-cell>
          <table:table-cell office:value-type="float" office:value="-59.3668512649536" calcext:value-type="float">
            <text:p>-59,366851264953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9.3044642791748" calcext:value-type="float">
            <text:p>-59,3044642791748</text:p>
          </table:table-cell>
          <table:table-cell office:value-type="float" office:value="-59.3750654563904" calcext:value-type="float">
            <text:p>-59,3750654563904</text:p>
          </table:table-cell>
          <table:table-cell office:value-type="float" office:value="-59.4357740097046" calcext:value-type="float">
            <text:p>-59,4357740097046</text:p>
          </table:table-cell>
          <table:table-cell office:value-type="float" office:value="-59.3622386245728" calcext:value-type="float">
            <text:p>-59,3622386245728</text:p>
          </table:table-cell>
          <table:table-cell office:value-type="float" office:value="-59.2884745559692" calcext:value-type="float">
            <text:p>-59,2884745559692</text:p>
          </table:table-cell>
          <table:table-cell office:value-type="float" office:value="-59.3816457977295" calcext:value-type="float">
            <text:p>-59,3816457977295</text:p>
          </table:table-cell>
          <table:table-cell office:value-type="float" office:value="-59.4316765098572" calcext:value-type="float">
            <text:p>-59,4316765098572</text:p>
          </table:table-cell>
          <table:table-cell office:value-type="float" office:value="-59.3602281913757" calcext:value-type="float">
            <text:p>-59,3602281913757</text:p>
          </table:table-cell>
          <table:table-cell office:value-type="float" office:value="-59.2946099586487" calcext:value-type="float">
            <text:p>-59,2946099586487</text:p>
          </table:table-cell>
          <table:table-cell office:value-type="float" office:value="-59.3746987342835" calcext:value-type="float">
            <text:p>-59,3746987342835</text:p>
          </table:table-cell>
          <table:table-cell office:value-type="float" office:value="-59.4275243415833" calcext:value-type="float">
            <text:p>-59,4275243415833</text:p>
          </table:table-cell>
          <table:table-cell office:value-type="float" office:value="-59.3762529067993" calcext:value-type="float">
            <text:p>-59,3762529067993</text:p>
          </table:table-cell>
          <table:table-cell office:value-type="float" office:value="-59.2930923042297" calcext:value-type="float">
            <text:p>-59,2930923042297</text:p>
          </table:table-cell>
          <table:table-cell office:value-type="float" office:value="-59.374707244873" calcext:value-type="float">
            <text:p>-59,374707244873</text:p>
          </table:table-cell>
          <table:table-cell office:value-type="float" office:value="-59.4262723197937" calcext:value-type="float">
            <text:p>-59,4262723197937</text:p>
          </table:table-cell>
          <table:table-cell office:value-type="float" office:value="-59.3603579521179" calcext:value-type="float">
            <text:p>-59,3603579521179</text:p>
          </table:table-cell>
          <table:table-cell office:value-type="float" office:value="-59.3020580749512" calcext:value-type="float">
            <text:p>-59,3020580749512</text:p>
          </table:table-cell>
          <table:table-cell office:value-type="float" office:value="-59.3763870239258" calcext:value-type="float">
            <text:p>-59,3763870239258</text:p>
          </table:table-cell>
          <table:table-cell office:value-type="float" office:value="-59.4261304702759" calcext:value-type="float">
            <text:p>-59,4261304702759</text:p>
          </table:table-cell>
          <table:table-cell office:value-type="float" office:value="-59.3677255897522" calcext:value-type="float">
            <text:p>-59,3677255897522</text:p>
          </table:table-cell>
          <table:table-cell office:value-type="float" office:value="-59.2953332633972" calcext:value-type="float">
            <text:p>-59,2953332633972</text:p>
          </table:table-cell>
          <table:table-cell office:value-type="float" office:value="-59.3774039268494" calcext:value-type="float">
            <text:p>-59,3774039268494</text:p>
          </table:table-cell>
          <table:table-cell office:value-type="float" office:value="-59.4250660552979" calcext:value-type="float">
            <text:p>-59,4250660552979</text:p>
          </table:table-cell>
          <table:table-cell office:value-type="float" office:value="-59.3657359428406" calcext:value-type="float">
            <text:p>-59,3657359428406</text:p>
          </table:table-cell>
          <table:table-cell office:value-type="float" office:value="-59.294494468689" calcext:value-type="float">
            <text:p>-59,294494468689</text:p>
          </table:table-cell>
          <table:table-cell office:value-type="float" office:value="-59.3712627487183" calcext:value-type="float">
            <text:p>-59,3712627487183</text:p>
          </table:table-cell>
          <table:table-cell office:value-type="float" office:value="-59.4204887924194" calcext:value-type="float">
            <text:p>-59,4204887924194</text:p>
          </table:table-cell>
          <table:table-cell office:value-type="float" office:value="-59.3582351531982" calcext:value-type="float">
            <text:p>-59,3582351531982</text:p>
          </table:table-cell>
          <table:table-cell office:value-type="float" office:value="-59.2921200828552" calcext:value-type="float">
            <text:p>-59,2921200828552</text:p>
          </table:table-cell>
          <table:table-cell office:value-type="float" office:value="-59.3715112419128" calcext:value-type="float">
            <text:p>-59,3715112419128</text:p>
          </table:table-cell>
          <table:table-cell office:value-type="float" office:value="-59.4215545921326" calcext:value-type="float">
            <text:p>-59,4215545921326</text:p>
          </table:table-cell>
          <table:table-cell office:value-type="float" office:value="-59.360633190155" calcext:value-type="float">
            <text:p>-59,360633190155</text:p>
          </table:table-cell>
          <table:table-cell office:value-type="float" office:value="-59.2881758880615" calcext:value-type="float">
            <text:p>-59,2881758880615</text:p>
          </table:table-cell>
          <table:table-cell office:value-type="float" office:value="-59.3680093421936" calcext:value-type="float">
            <text:p>-59,3680093421936</text:p>
          </table:table-cell>
          <table:table-cell office:value-type="float" office:value="-59.419760974884" calcext:value-type="float">
            <text:p>-59,419760974884</text:p>
          </table:table-cell>
          <table:table-cell office:value-type="float" office:value="-59.3592400856018" calcext:value-type="float">
            <text:p>-59,3592400856018</text:p>
          </table:table-cell>
          <table:table-cell office:value-type="float" office:value="-59.2926912345886" calcext:value-type="float">
            <text:p>-59,2926912345886</text:p>
          </table:table-cell>
          <table:table-cell office:value-type="float" office:value="-59.3721010169983" calcext:value-type="float">
            <text:p>-59,3721010169983</text:p>
          </table:table-cell>
          <table:table-cell office:value-type="float" office:value="-59.4231735229492" calcext:value-type="float">
            <text:p>-59,4231735229492</text:p>
          </table:table-cell>
          <table:table-cell office:value-type="float" office:value="-59.3609695930481" calcext:value-type="float">
            <text:p>-59,360969593048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9.2903125648499" calcext:value-type="float">
            <text:p>-59,2903125648499</text:p>
          </table:table-cell>
          <table:table-cell office:value-type="float" office:value="-59.3782390518188" calcext:value-type="float">
            <text:p>-59,3782390518188</text:p>
          </table:table-cell>
          <table:table-cell office:value-type="float" office:value="-59.4165859642029" calcext:value-type="float">
            <text:p>-59,4165859642029</text:p>
          </table:table-cell>
          <table:table-cell office:value-type="float" office:value="-59.3562792778015" calcext:value-type="float">
            <text:p>-59,3562792778015</text:p>
          </table:table-cell>
          <table:table-cell office:value-type="float" office:value="-59.2957108306885" calcext:value-type="float">
            <text:p>-59,2957108306885</text:p>
          </table:table-cell>
          <table:table-cell office:value-type="float" office:value="-59.3814781494141" calcext:value-type="float">
            <text:p>-59,3814781494141</text:p>
          </table:table-cell>
          <table:table-cell office:value-type="float" office:value="-59.425112991333" calcext:value-type="float">
            <text:p>-59,425112991333</text:p>
          </table:table-cell>
          <table:table-cell office:value-type="float" office:value="-59.361009349823" calcext:value-type="float">
            <text:p>-59,361009349823</text:p>
          </table:table-cell>
          <table:table-cell office:value-type="float" office:value="-59.2996483840942" calcext:value-type="float">
            <text:p>-59,2996483840942</text:p>
          </table:table-cell>
          <table:table-cell office:value-type="float" office:value="-59.3710812149048" calcext:value-type="float">
            <text:p>-59,3710812149048</text:p>
          </table:table-cell>
          <table:table-cell office:value-type="float" office:value="-59.42286170578" calcext:value-type="float">
            <text:p>-59,42286170578</text:p>
          </table:table-cell>
          <table:table-cell office:value-type="float" office:value="-59.3682459602356" calcext:value-type="float">
            <text:p>-59,3682459602356</text:p>
          </table:table-cell>
          <table:table-cell office:value-type="float" office:value="-59.2898647003174" calcext:value-type="float">
            <text:p>-59,2898647003174</text:p>
          </table:table-cell>
          <table:table-cell office:value-type="float" office:value="-59.3686176719666" calcext:value-type="float">
            <text:p>-59,3686176719666</text:p>
          </table:table-cell>
          <table:table-cell office:value-type="float" office:value="-59.422213344574" calcext:value-type="float">
            <text:p>-59,422213344574</text:p>
          </table:table-cell>
          <table:table-cell office:value-type="float" office:value="-59.3621688919067" calcext:value-type="float">
            <text:p>-59,3621688919067</text:p>
          </table:table-cell>
          <table:table-cell office:value-type="float" office:value="-59.28725623703" calcext:value-type="float">
            <text:p>-59,28725623703</text:p>
          </table:table-cell>
          <table:table-cell office:value-type="float" office:value="-59.3694366188049" calcext:value-type="float">
            <text:p>-59,3694366188049</text:p>
          </table:table-cell>
          <table:table-cell office:value-type="float" office:value="-59.4215751991272" calcext:value-type="float">
            <text:p>-59,4215751991272</text:p>
          </table:table-cell>
          <table:table-cell office:value-type="float" office:value="-59.3619020042419" calcext:value-type="float">
            <text:p>-59,3619020042419</text:p>
          </table:table-cell>
          <table:table-cell office:value-type="float" office:value="-59.2914667739868" calcext:value-type="float">
            <text:p>-59,2914667739868</text:p>
          </table:table-cell>
          <table:table-cell office:value-type="float" office:value="-59.3731449203491" calcext:value-type="float">
            <text:p>-59,3731449203491</text:p>
          </table:table-cell>
          <table:table-cell office:value-type="float" office:value="-59.42280027771" calcext:value-type="float">
            <text:p>-59,42280027771</text:p>
          </table:table-cell>
          <table:table-cell office:value-type="float" office:value="-59.3619573249817" calcext:value-type="float">
            <text:p>-59,3619573249817</text:p>
          </table:table-cell>
          <table:table-cell office:value-type="float" office:value="-59.2970472106934" calcext:value-type="float">
            <text:p>-59,2970472106934</text:p>
          </table:table-cell>
          <table:table-cell office:value-type="float" office:value="-59.3758528060913" calcext:value-type="float">
            <text:p>-59,3758528060913</text:p>
          </table:table-cell>
          <table:table-cell office:value-type="float" office:value="-59.4255434494019" calcext:value-type="float">
            <text:p>-59,4255434494019</text:p>
          </table:table-cell>
          <table:table-cell office:value-type="float" office:value="-59.3639826316834" calcext:value-type="float">
            <text:p>-59,3639826316834</text:p>
          </table:table-cell>
          <table:table-cell office:value-type="float" office:value="-59.2926122817993" calcext:value-type="float">
            <text:p>-59,2926122817993</text:p>
          </table:table-cell>
          <table:table-cell office:value-type="float" office:value="-59.3736016311646" calcext:value-type="float">
            <text:p>-59,3736016311646</text:p>
          </table:table-cell>
          <table:table-cell office:value-type="float" office:value="-59.4272109375" calcext:value-type="float">
            <text:p>-59,4272109375</text:p>
          </table:table-cell>
          <table:table-cell office:value-type="float" office:value="-59.365618057251" calcext:value-type="float">
            <text:p>-59,365618057251</text:p>
          </table:table-cell>
          <table:table-cell office:value-type="float" office:value="-59.2881247177124" calcext:value-type="float">
            <text:p>-59,2881247177124</text:p>
          </table:table-cell>
          <table:table-cell office:value-type="float" office:value="-59.3680274276733" calcext:value-type="float">
            <text:p>-59,3680274276733</text:p>
          </table:table-cell>
          <table:table-cell office:value-type="float" office:value="-59.4192098464966" calcext:value-type="float">
            <text:p>-59,4192098464966</text:p>
          </table:table-cell>
          <table:table-cell office:value-type="float" office:value="-59.3580319976807" calcext:value-type="float">
            <text:p>-59,3580319976807</text:p>
          </table:table-cell>
          <table:table-cell office:value-type="float" office:value="-59.2873061637878" calcext:value-type="float">
            <text:p>-59,2873061637878</text:p>
          </table:table-cell>
          <table:table-cell office:value-type="float" office:value="-59.3678547210693" calcext:value-type="float">
            <text:p>-59,3678547210693</text:p>
          </table:table-cell>
          <table:table-cell office:value-type="float" office:value="-59.4168701057434" calcext:value-type="float">
            <text:p>-59,4168701057434</text:p>
          </table:table-cell>
          <table:table-cell office:value-type="float" office:value="-59.3553433151245" calcext:value-type="float">
            <text:p>-59,355343315124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9.2930216064453" calcext:value-type="float">
            <text:p>-59,2930216064453</text:p>
          </table:table-cell>
          <table:table-cell office:value-type="float" office:value="-59.3739364433289" calcext:value-type="float">
            <text:p>-59,3739364433289</text:p>
          </table:table-cell>
          <table:table-cell office:value-type="float" office:value="-59.4192304077148" calcext:value-type="float">
            <text:p>-59,4192304077148</text:p>
          </table:table-cell>
          <table:table-cell office:value-type="float" office:value="-59.3634900856018" calcext:value-type="float">
            <text:p>-59,3634900856018</text:p>
          </table:table-cell>
          <table:table-cell office:value-type="float" office:value="-59.295706943512" calcext:value-type="float">
            <text:p>-59,295706943512</text:p>
          </table:table-cell>
          <table:table-cell office:value-type="float" office:value="-59.3684873199463" calcext:value-type="float">
            <text:p>-59,3684873199463</text:p>
          </table:table-cell>
          <table:table-cell office:value-type="float" office:value="-59.4269226646423" calcext:value-type="float">
            <text:p>-59,4269226646423</text:p>
          </table:table-cell>
          <table:table-cell office:value-type="float" office:value="-59.3545358657837" calcext:value-type="float">
            <text:p>-59,3545358657837</text:p>
          </table:table-cell>
          <table:table-cell office:value-type="float" office:value="-59.292892162323" calcext:value-type="float">
            <text:p>-59,292892162323</text:p>
          </table:table-cell>
          <table:table-cell office:value-type="float" office:value="-59.369339679718" calcext:value-type="float">
            <text:p>-59,369339679718</text:p>
          </table:table-cell>
          <table:table-cell office:value-type="float" office:value="-59.4233712043762" calcext:value-type="float">
            <text:p>-59,4233712043762</text:p>
          </table:table-cell>
          <table:table-cell office:value-type="float" office:value="-59.3615704269409" calcext:value-type="float">
            <text:p>-59,3615704269409</text:p>
          </table:table-cell>
          <table:table-cell office:value-type="float" office:value="-59.2925368804932" calcext:value-type="float">
            <text:p>-59,2925368804932</text:p>
          </table:table-cell>
          <table:table-cell office:value-type="float" office:value="-59.3709810180664" calcext:value-type="float">
            <text:p>-59,3709810180664</text:p>
          </table:table-cell>
          <table:table-cell office:value-type="float" office:value="-59.426109287262" calcext:value-type="float">
            <text:p>-59,426109287262</text:p>
          </table:table-cell>
          <table:table-cell office:value-type="float" office:value="-59.3630863800049" calcext:value-type="float">
            <text:p>-59,3630863800049</text:p>
          </table:table-cell>
          <table:table-cell office:value-type="float" office:value="-59.2897751693726" calcext:value-type="float">
            <text:p>-59,2897751693726</text:p>
          </table:table-cell>
          <table:table-cell office:value-type="float" office:value="-59.37208253479" calcext:value-type="float">
            <text:p>-59,37208253479</text:p>
          </table:table-cell>
          <table:table-cell office:value-type="float" office:value="-59.4260531768799" calcext:value-type="float">
            <text:p>-59,4260531768799</text:p>
          </table:table-cell>
          <table:table-cell office:value-type="float" office:value="-59.3596579284668" calcext:value-type="float">
            <text:p>-59,3596579284668</text:p>
          </table:table-cell>
          <table:table-cell office:value-type="float" office:value="-59.2913403739929" calcext:value-type="float">
            <text:p>-59,2913403739929</text:p>
          </table:table-cell>
          <table:table-cell office:value-type="float" office:value="-59.3686967849731" calcext:value-type="float">
            <text:p>-59,3686967849731</text:p>
          </table:table-cell>
          <table:table-cell office:value-type="float" office:value="-59.4216205482483" calcext:value-type="float">
            <text:p>-59,4216205482483</text:p>
          </table:table-cell>
          <table:table-cell office:value-type="float" office:value="-59.3607341041565" calcext:value-type="float">
            <text:p>-59,3607341041565</text:p>
          </table:table-cell>
          <table:table-cell office:value-type="float" office:value="-59.2928005027771" calcext:value-type="float">
            <text:p>-59,2928005027771</text:p>
          </table:table-cell>
          <table:table-cell office:value-type="float" office:value="-59.3720202217102" calcext:value-type="float">
            <text:p>-59,3720202217102</text:p>
          </table:table-cell>
          <table:table-cell office:value-type="float" office:value="-59.4232016143799" calcext:value-type="float">
            <text:p>-59,4232016143799</text:p>
          </table:table-cell>
          <table:table-cell office:value-type="float" office:value="-59.3609639930725" calcext:value-type="float">
            <text:p>-59,3609639930725</text:p>
          </table:table-cell>
          <table:table-cell office:value-type="float" office:value="-59.2897924003601" calcext:value-type="float">
            <text:p>-59,2897924003601</text:p>
          </table:table-cell>
          <table:table-cell office:value-type="float" office:value="-59.3706848678589" calcext:value-type="float">
            <text:p>-59,3706848678589</text:p>
          </table:table-cell>
          <table:table-cell office:value-type="float" office:value="-59.4203332633972" calcext:value-type="float">
            <text:p>-59,4203332633972</text:p>
          </table:table-cell>
          <table:table-cell office:value-type="float" office:value="-59.3596256027222" calcext:value-type="float">
            <text:p>-59,3596256027222</text:p>
          </table:table-cell>
          <table:table-cell office:value-type="float" office:value="-59.2928827323914" calcext:value-type="float">
            <text:p>-59,2928827323914</text:p>
          </table:table-cell>
          <table:table-cell office:value-type="float" office:value="-59.3727615089417" calcext:value-type="float">
            <text:p>-59,3727615089417</text:p>
          </table:table-cell>
          <table:table-cell office:value-type="float" office:value="-59.4224097480774" calcext:value-type="float">
            <text:p>-59,4224097480774</text:p>
          </table:table-cell>
          <table:table-cell office:value-type="float" office:value="-59.3613026275635" calcext:value-type="float">
            <text:p>-59,3613026275635</text:p>
          </table:table-cell>
          <table:table-cell office:value-type="float" office:value="-59.2887447166443" calcext:value-type="float">
            <text:p>-59,2887447166443</text:p>
          </table:table-cell>
          <table:table-cell office:value-type="float" office:value="-59.3676947746277" calcext:value-type="float">
            <text:p>-59,3676947746277</text:p>
          </table:table-cell>
          <table:table-cell office:value-type="float" office:value="-59.4170665359497" calcext:value-type="float">
            <text:p>-59,4170665359497</text:p>
          </table:table-cell>
          <table:table-cell office:value-type="float" office:value="-59.3573326606751" calcext:value-type="float">
            <text:p>-59,357332660675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9.3007660293579" calcext:value-type="float">
            <text:p>-59,3007660293579</text:p>
          </table:table-cell>
          <table:table-cell office:value-type="float" office:value="-59.3674472923279" calcext:value-type="float">
            <text:p>-59,3674472923279</text:p>
          </table:table-cell>
          <table:table-cell office:value-type="float" office:value="-59.4312217597961" calcext:value-type="float">
            <text:p>-59,4312217597961</text:p>
          </table:table-cell>
          <table:table-cell office:value-type="float" office:value="-59.3584259109497" calcext:value-type="float">
            <text:p>-59,3584259109497</text:p>
          </table:table-cell>
          <table:table-cell office:value-type="float" office:value="-59.2848515815735" calcext:value-type="float">
            <text:p>-59,2848515815735</text:p>
          </table:table-cell>
          <table:table-cell office:value-type="float" office:value="-59.3600399398804" calcext:value-type="float">
            <text:p>-59,3600399398804</text:p>
          </table:table-cell>
          <table:table-cell office:value-type="float" office:value="-59.4138159942627" calcext:value-type="float">
            <text:p>-59,4138159942627</text:p>
          </table:table-cell>
          <table:table-cell office:value-type="float" office:value="-59.3490901069641" calcext:value-type="float">
            <text:p>-59,3490901069641</text:p>
          </table:table-cell>
          <table:table-cell office:value-type="float" office:value="-59.2898334350586" calcext:value-type="float">
            <text:p>-59,2898334350586</text:p>
          </table:table-cell>
          <table:table-cell office:value-type="float" office:value="-59.3659346160889" calcext:value-type="float">
            <text:p>-59,3659346160889</text:p>
          </table:table-cell>
          <table:table-cell office:value-type="float" office:value="-59.4155923652649" calcext:value-type="float">
            <text:p>-59,4155923652649</text:p>
          </table:table-cell>
          <table:table-cell office:value-type="float" office:value="-59.3548620452881" calcext:value-type="float">
            <text:p>-59,3548620452881</text:p>
          </table:table-cell>
          <table:table-cell office:value-type="float" office:value="-59.2901696090698" calcext:value-type="float">
            <text:p>-59,2901696090698</text:p>
          </table:table-cell>
          <table:table-cell office:value-type="float" office:value="-59.3687024383545" calcext:value-type="float">
            <text:p>-59,3687024383545</text:p>
          </table:table-cell>
          <table:table-cell office:value-type="float" office:value="-59.4180385246277" calcext:value-type="float">
            <text:p>-59,4180385246277</text:p>
          </table:table-cell>
          <table:table-cell office:value-type="float" office:value="-59.3591836051941" calcext:value-type="float">
            <text:p>-59,3591836051941</text:p>
          </table:table-cell>
          <table:table-cell office:value-type="float" office:value="-59.2879924354553" calcext:value-type="float">
            <text:p>-59,2879924354553</text:p>
          </table:table-cell>
          <table:table-cell office:value-type="float" office:value="-59.3683596343994" calcext:value-type="float">
            <text:p>-59,3683596343994</text:p>
          </table:table-cell>
          <table:table-cell office:value-type="float" office:value="-59.4198668556213" calcext:value-type="float">
            <text:p>-59,4198668556213</text:p>
          </table:table-cell>
          <table:table-cell office:value-type="float" office:value="-59.3604820632935" calcext:value-type="float">
            <text:p>-59,3604820632935</text:p>
          </table:table-cell>
          <table:table-cell office:value-type="float" office:value="-59.2885474395752" calcext:value-type="float">
            <text:p>-59,2885474395752</text:p>
          </table:table-cell>
          <table:table-cell office:value-type="float" office:value="-59.3636231498718" calcext:value-type="float">
            <text:p>-59,3636231498718</text:p>
          </table:table-cell>
          <table:table-cell office:value-type="float" office:value="-59.4159041557312" calcext:value-type="float">
            <text:p>-59,4159041557312</text:p>
          </table:table-cell>
          <table:table-cell office:value-type="float" office:value="-59.357984210968" calcext:value-type="float">
            <text:p>-59,357984210968</text:p>
          </table:table-cell>
          <table:table-cell office:value-type="float" office:value="-59.2945159645081" calcext:value-type="float">
            <text:p>-59,2945159645081</text:p>
          </table:table-cell>
          <table:table-cell office:value-type="float" office:value="-59.3710526351929" calcext:value-type="float">
            <text:p>-59,3710526351929</text:p>
          </table:table-cell>
          <table:table-cell office:value-type="float" office:value="-59.420925655365" calcext:value-type="float">
            <text:p>-59,420925655365</text:p>
          </table:table-cell>
          <table:table-cell office:value-type="float" office:value="-59.3599232826233" calcext:value-type="float">
            <text:p>-59,3599232826233</text:p>
          </table:table-cell>
          <table:table-cell office:value-type="float" office:value="-59.2864006919861" calcext:value-type="float">
            <text:p>-59,2864006919861</text:p>
          </table:table-cell>
          <table:table-cell office:value-type="float" office:value="-59.3686831703186" calcext:value-type="float">
            <text:p>-59,3686831703186</text:p>
          </table:table-cell>
          <table:table-cell office:value-type="float" office:value="-59.4170245552063" calcext:value-type="float">
            <text:p>-59,4170245552063</text:p>
          </table:table-cell>
          <table:table-cell office:value-type="float" office:value="-59.3565161781311" calcext:value-type="float">
            <text:p>-59,3565161781311</text:p>
          </table:table-cell>
          <table:table-cell office:value-type="float" office:value="-59.2819664993286" calcext:value-type="float">
            <text:p>-59,2819664993286</text:p>
          </table:table-cell>
          <table:table-cell office:value-type="float" office:value="-59.3622108535767" calcext:value-type="float">
            <text:p>-59,3622108535767</text:p>
          </table:table-cell>
          <table:table-cell office:value-type="float" office:value="-59.4131679534912" calcext:value-type="float">
            <text:p>-59,4131679534912</text:p>
          </table:table-cell>
          <table:table-cell office:value-type="float" office:value="-59.352761505127" calcext:value-type="float">
            <text:p>-59,352761505127</text:p>
          </table:table-cell>
          <table:table-cell office:value-type="float" office:value="-59.287851234436" calcext:value-type="float">
            <text:p>-59,287851234436</text:p>
          </table:table-cell>
          <table:table-cell office:value-type="float" office:value="-59.366682434082" calcext:value-type="float">
            <text:p>-59,366682434082</text:p>
          </table:table-cell>
          <table:table-cell office:value-type="float" office:value="-59.4140364456177" calcext:value-type="float">
            <text:p>-59,4140364456177</text:p>
          </table:table-cell>
          <table:table-cell office:value-type="float" office:value="-59.3526148033142" calcext:value-type="float">
            <text:p>-59,352614803314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9.2923378448486" calcext:value-type="float">
            <text:p>-59,2923378448486</text:p>
          </table:table-cell>
          <table:table-cell office:value-type="float" office:value="-59.3603641357422" calcext:value-type="float">
            <text:p>-59,3603641357422</text:p>
          </table:table-cell>
          <table:table-cell office:value-type="float" office:value="-59.4218909225464" calcext:value-type="float">
            <text:p>-59,4218909225464</text:p>
          </table:table-cell>
          <table:table-cell office:value-type="float" office:value="-59.351539806366" calcext:value-type="float">
            <text:p>-59,351539806366</text:p>
          </table:table-cell>
          <table:table-cell office:value-type="float" office:value="-59.2858431015015" calcext:value-type="float">
            <text:p>-59,2858431015015</text:p>
          </table:table-cell>
          <table:table-cell office:value-type="float" office:value="-59.3629509353638" calcext:value-type="float">
            <text:p>-59,3629509353638</text:p>
          </table:table-cell>
          <table:table-cell office:value-type="float" office:value="-59.4247717208862" calcext:value-type="float">
            <text:p>-59,4247717208862</text:p>
          </table:table-cell>
          <table:table-cell office:value-type="float" office:value="-59.35402318573" calcext:value-type="float">
            <text:p>-59,35402318573</text:p>
          </table:table-cell>
          <table:table-cell office:value-type="float" office:value="-59.2846396980286" calcext:value-type="float">
            <text:p>-59,2846396980286</text:p>
          </table:table-cell>
          <table:table-cell office:value-type="float" office:value="-59.37189610672" calcext:value-type="float">
            <text:p>-59,37189610672</text:p>
          </table:table-cell>
          <table:table-cell office:value-type="float" office:value="-59.4179509239197" calcext:value-type="float">
            <text:p>-59,4179509239197</text:p>
          </table:table-cell>
          <table:table-cell office:value-type="float" office:value="-59.3627682342529" calcext:value-type="float">
            <text:p>-59,3627682342529</text:p>
          </table:table-cell>
          <table:table-cell office:value-type="float" office:value="-59.2866994514465" calcext:value-type="float">
            <text:p>-59,2866994514465</text:p>
          </table:table-cell>
          <table:table-cell office:value-type="float" office:value="-59.3697865333557" calcext:value-type="float">
            <text:p>-59,3697865333557</text:p>
          </table:table-cell>
          <table:table-cell office:value-type="float" office:value="-59.4228974609375" calcext:value-type="float">
            <text:p>-59,4228974609375</text:p>
          </table:table-cell>
          <table:table-cell office:value-type="float" office:value="-59.3595824394226" calcext:value-type="float">
            <text:p>-59,3595824394226</text:p>
          </table:table-cell>
          <table:table-cell office:value-type="float" office:value="-59.2936435127258" calcext:value-type="float">
            <text:p>-59,2936435127258</text:p>
          </table:table-cell>
          <table:table-cell office:value-type="float" office:value="-59.368995388031" calcext:value-type="float">
            <text:p>-59,368995388031</text:p>
          </table:table-cell>
          <table:table-cell office:value-type="float" office:value="-59.4232533302307" calcext:value-type="float">
            <text:p>-59,4232533302307</text:p>
          </table:table-cell>
          <table:table-cell office:value-type="float" office:value="-59.3584637336731" calcext:value-type="float">
            <text:p>-59,3584637336731</text:p>
          </table:table-cell>
          <table:table-cell office:value-type="float" office:value="-59.2863038749695" calcext:value-type="float">
            <text:p>-59,2863038749695</text:p>
          </table:table-cell>
          <table:table-cell office:value-type="float" office:value="-59.3682549247742" calcext:value-type="float">
            <text:p>-59,3682549247742</text:p>
          </table:table-cell>
          <table:table-cell office:value-type="float" office:value="-59.417355014801" calcext:value-type="float">
            <text:p>-59,417355014801</text:p>
          </table:table-cell>
          <table:table-cell office:value-type="float" office:value="-59.3543123855591" calcext:value-type="float">
            <text:p>-59,3543123855591</text:p>
          </table:table-cell>
          <table:table-cell office:value-type="float" office:value="-59.2829566459656" calcext:value-type="float">
            <text:p>-59,2829566459656</text:p>
          </table:table-cell>
          <table:table-cell office:value-type="float" office:value="-59.3634488372803" calcext:value-type="float">
            <text:p>-59,3634488372803</text:p>
          </table:table-cell>
          <table:table-cell office:value-type="float" office:value="-59.4093288459778" calcext:value-type="float">
            <text:p>-59,4093288459778</text:p>
          </table:table-cell>
          <table:table-cell office:value-type="float" office:value="-59.3545610923767" calcext:value-type="float">
            <text:p>-59,3545610923767</text:p>
          </table:table-cell>
          <table:table-cell office:value-type="float" office:value="-59.2902659950256" calcext:value-type="float">
            <text:p>-59,2902659950256</text:p>
          </table:table-cell>
          <table:table-cell office:value-type="float" office:value="-59.3682963256836" calcext:value-type="float">
            <text:p>-59,3682963256836</text:p>
          </table:table-cell>
          <table:table-cell office:value-type="float" office:value="-59.4158048553467" calcext:value-type="float">
            <text:p>-59,4158048553467</text:p>
          </table:table-cell>
          <table:table-cell office:value-type="float" office:value="-59.3554885826111" calcext:value-type="float">
            <text:p>-59,3554885826111</text:p>
          </table:table-cell>
          <table:table-cell office:value-type="float" office:value="-59.2862389297485" calcext:value-type="float">
            <text:p>-59,2862389297485</text:p>
          </table:table-cell>
          <table:table-cell office:value-type="float" office:value="-59.365809879303" calcext:value-type="float">
            <text:p>-59,365809879303</text:p>
          </table:table-cell>
          <table:table-cell office:value-type="float" office:value="-59.4148830223084" calcext:value-type="float">
            <text:p>-59,4148830223084</text:p>
          </table:table-cell>
          <table:table-cell office:value-type="float" office:value="-59.3539410324097" calcext:value-type="float">
            <text:p>-59,3539410324097</text:p>
          </table:table-cell>
          <table:table-cell office:value-type="float" office:value="-59.2832843132019" calcext:value-type="float">
            <text:p>-59,2832843132019</text:p>
          </table:table-cell>
          <table:table-cell office:value-type="float" office:value="-59.3627269706726" calcext:value-type="float">
            <text:p>-59,3627269706726</text:p>
          </table:table-cell>
          <table:table-cell office:value-type="float" office:value="-59.4136460189819" calcext:value-type="float">
            <text:p>-59,4136460189819</text:p>
          </table:table-cell>
          <table:table-cell office:value-type="float" office:value="-59.3507896728516" calcext:value-type="float">
            <text:p>-59,350789672851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9.2886191329956" calcext:value-type="float">
            <text:p>-59,2886191329956</text:p>
          </table:table-cell>
          <table:table-cell office:value-type="float" office:value="-59.3648769378662" calcext:value-type="float">
            <text:p>-59,3648769378662</text:p>
          </table:table-cell>
          <table:table-cell office:value-type="float" office:value="-59.415768081665" calcext:value-type="float">
            <text:p>-59,415768081665</text:p>
          </table:table-cell>
          <table:table-cell office:value-type="float" office:value="-59.3598928031921" calcext:value-type="float">
            <text:p>-59,3598928031921</text:p>
          </table:table-cell>
          <table:table-cell office:value-type="float" office:value="-59.283562625885" calcext:value-type="float">
            <text:p>-59,283562625885</text:p>
          </table:table-cell>
          <table:table-cell office:value-type="float" office:value="-59.3674065628052" calcext:value-type="float">
            <text:p>-59,3674065628052</text:p>
          </table:table-cell>
          <table:table-cell office:value-type="float" office:value="-59.4179088516235" calcext:value-type="float">
            <text:p>-59,4179088516235</text:p>
          </table:table-cell>
          <table:table-cell office:value-type="float" office:value="-59.360877746582" calcext:value-type="float">
            <text:p>-59,360877746582</text:p>
          </table:table-cell>
          <table:table-cell office:value-type="float" office:value="-59.288610496521" calcext:value-type="float">
            <text:p>-59,288610496521</text:p>
          </table:table-cell>
          <table:table-cell office:value-type="float" office:value="-59.3717850875855" calcext:value-type="float">
            <text:p>-59,3717850875855</text:p>
          </table:table-cell>
          <table:table-cell office:value-type="float" office:value="-59.415749042511" calcext:value-type="float">
            <text:p>-59,415749042511</text:p>
          </table:table-cell>
          <table:table-cell office:value-type="float" office:value="-59.3560744171143" calcext:value-type="float">
            <text:p>-59,3560744171143</text:p>
          </table:table-cell>
          <table:table-cell office:value-type="float" office:value="-59.2883860168457" calcext:value-type="float">
            <text:p>-59,2883860168457</text:p>
          </table:table-cell>
          <table:table-cell office:value-type="float" office:value="-59.3643860359192" calcext:value-type="float">
            <text:p>-59,3643860359192</text:p>
          </table:table-cell>
          <table:table-cell office:value-type="float" office:value="-59.4205492095947" calcext:value-type="float">
            <text:p>-59,4205492095947</text:p>
          </table:table-cell>
          <table:table-cell office:value-type="float" office:value="-59.3546324310303" calcext:value-type="float">
            <text:p>-59,3546324310303</text:p>
          </table:table-cell>
          <table:table-cell office:value-type="float" office:value="-59.288786529541" calcext:value-type="float">
            <text:p>-59,288786529541</text:p>
          </table:table-cell>
          <table:table-cell office:value-type="float" office:value="-59.3712057266235" calcext:value-type="float">
            <text:p>-59,3712057266235</text:p>
          </table:table-cell>
          <table:table-cell office:value-type="float" office:value="-59.4170528564453" calcext:value-type="float">
            <text:p>-59,4170528564453</text:p>
          </table:table-cell>
          <table:table-cell office:value-type="float" office:value="-59.3519275093079" calcext:value-type="float">
            <text:p>-59,3519275093079</text:p>
          </table:table-cell>
          <table:table-cell office:value-type="float" office:value="-59.2825948448181" calcext:value-type="float">
            <text:p>-59,2825948448181</text:p>
          </table:table-cell>
          <table:table-cell office:value-type="float" office:value="-59.3691234054565" calcext:value-type="float">
            <text:p>-59,3691234054565</text:p>
          </table:table-cell>
          <table:table-cell office:value-type="float" office:value="-59.4163475227356" calcext:value-type="float">
            <text:p>-59,4163475227356</text:p>
          </table:table-cell>
          <table:table-cell office:value-type="float" office:value="-59.3562566452026" calcext:value-type="float">
            <text:p>-59,3562566452026</text:p>
          </table:table-cell>
          <table:table-cell office:value-type="float" office:value="-59.2841583824158" calcext:value-type="float">
            <text:p>-59,2841583824158</text:p>
          </table:table-cell>
          <table:table-cell office:value-type="float" office:value="-59.3643605079651" calcext:value-type="float">
            <text:p>-59,3643605079651</text:p>
          </table:table-cell>
          <table:table-cell office:value-type="float" office:value="-59.4145571594238" calcext:value-type="float">
            <text:p>-59,4145571594238</text:p>
          </table:table-cell>
          <table:table-cell office:value-type="float" office:value="-59.3542870063782" calcext:value-type="float">
            <text:p>-59,3542870063782</text:p>
          </table:table-cell>
          <table:table-cell office:value-type="float" office:value="-59.285830368042" calcext:value-type="float">
            <text:p>-59,285830368042</text:p>
          </table:table-cell>
          <table:table-cell office:value-type="float" office:value="-59.3660268669128" calcext:value-type="float">
            <text:p>-59,3660268669128</text:p>
          </table:table-cell>
          <table:table-cell office:value-type="float" office:value="-59.4193424453735" calcext:value-type="float">
            <text:p>-59,4193424453735</text:p>
          </table:table-cell>
          <table:table-cell office:value-type="float" office:value="-59.3580358734131" calcext:value-type="float">
            <text:p>-59,3580358734131</text:p>
          </table:table-cell>
          <table:table-cell office:value-type="float" office:value="-59.2883537826538" calcext:value-type="float">
            <text:p>-59,2883537826538</text:p>
          </table:table-cell>
          <table:table-cell office:value-type="float" office:value="-59.3686022071838" calcext:value-type="float">
            <text:p>-59,3686022071838</text:p>
          </table:table-cell>
          <table:table-cell office:value-type="float" office:value="-59.4193777503967" calcext:value-type="float">
            <text:p>-59,4193777503967</text:p>
          </table:table-cell>
          <table:table-cell office:value-type="float" office:value="-59.3592638397217" calcext:value-type="float">
            <text:p>-59,3592638397217</text:p>
          </table:table-cell>
          <table:table-cell office:value-type="float" office:value="-59.2850470123291" calcext:value-type="float">
            <text:p>-59,2850470123291</text:p>
          </table:table-cell>
          <table:table-cell office:value-type="float" office:value="-59.3649060630798" calcext:value-type="float">
            <text:p>-59,3649060630798</text:p>
          </table:table-cell>
          <table:table-cell office:value-type="float" office:value="-59.4166260643005" calcext:value-type="float">
            <text:p>-59,4166260643005</text:p>
          </table:table-cell>
          <table:table-cell office:value-type="float" office:value="-59.3536059265137" calcext:value-type="float">
            <text:p>-59,353605926513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9.2928649597168" calcext:value-type="float">
            <text:p>-59,2928649597168</text:p>
          </table:table-cell>
          <table:table-cell office:value-type="float" office:value="-59.3662184143066" calcext:value-type="float">
            <text:p>-59,3662184143066</text:p>
          </table:table-cell>
          <table:table-cell office:value-type="float" office:value="-59.4141200332642" calcext:value-type="float">
            <text:p>-59,4141200332642</text:p>
          </table:table-cell>
          <table:table-cell office:value-type="float" office:value="-59.353276676178" calcext:value-type="float">
            <text:p>-59,353276676178</text:p>
          </table:table-cell>
          <table:table-cell office:value-type="float" office:value="-59.2827313613892" calcext:value-type="float">
            <text:p>-59,2827313613892</text:p>
          </table:table-cell>
          <table:table-cell office:value-type="float" office:value="-59.3658454971313" calcext:value-type="float">
            <text:p>-59,3658454971313</text:p>
          </table:table-cell>
          <table:table-cell office:value-type="float" office:value="-59.4240217475891" calcext:value-type="float">
            <text:p>-59,4240217475891</text:p>
          </table:table-cell>
          <table:table-cell office:value-type="float" office:value="-59.3570753211975" calcext:value-type="float">
            <text:p>-59,3570753211975</text:p>
          </table:table-cell>
          <table:table-cell office:value-type="float" office:value="-59.2904449272156" calcext:value-type="float">
            <text:p>-59,2904449272156</text:p>
          </table:table-cell>
          <table:table-cell office:value-type="float" office:value="-59.3621686210632" calcext:value-type="float">
            <text:p>-59,3621686210632</text:p>
          </table:table-cell>
          <table:table-cell office:value-type="float" office:value="-59.4193521347046" calcext:value-type="float">
            <text:p>-59,4193521347046</text:p>
          </table:table-cell>
          <table:table-cell office:value-type="float" office:value="-59.3624265365601" calcext:value-type="float">
            <text:p>-59,3624265365601</text:p>
          </table:table-cell>
          <table:table-cell office:value-type="float" office:value="-59.2874883308411" calcext:value-type="float">
            <text:p>-59,2874883308411</text:p>
          </table:table-cell>
          <table:table-cell office:value-type="float" office:value="-59.3636099853516" calcext:value-type="float">
            <text:p>-59,3636099853516</text:p>
          </table:table-cell>
          <table:table-cell office:value-type="float" office:value="-59.4213537750244" calcext:value-type="float">
            <text:p>-59,4213537750244</text:p>
          </table:table-cell>
          <table:table-cell office:value-type="float" office:value="-59.3602250671387" calcext:value-type="float">
            <text:p>-59,3602250671387</text:p>
          </table:table-cell>
          <table:table-cell office:value-type="float" office:value="-59.2849308738709" calcext:value-type="float">
            <text:p>-59,2849308738709</text:p>
          </table:table-cell>
          <table:table-cell office:value-type="float" office:value="-59.3678919754028" calcext:value-type="float">
            <text:p>-59,3678919754028</text:p>
          </table:table-cell>
          <table:table-cell office:value-type="float" office:value="-59.420219543457" calcext:value-type="float">
            <text:p>-59,420219543457</text:p>
          </table:table-cell>
          <table:table-cell office:value-type="float" office:value="-59.3526611671448" calcext:value-type="float">
            <text:p>-59,3526611671448</text:p>
          </table:table-cell>
          <table:table-cell office:value-type="float" office:value="-59.2847670440674" calcext:value-type="float">
            <text:p>-59,2847670440674</text:p>
          </table:table-cell>
          <table:table-cell office:value-type="float" office:value="-59.3675349197388" calcext:value-type="float">
            <text:p>-59,3675349197388</text:p>
          </table:table-cell>
          <table:table-cell office:value-type="float" office:value="-59.4173466186523" calcext:value-type="float">
            <text:p>-59,4173466186523</text:p>
          </table:table-cell>
          <table:table-cell office:value-type="float" office:value="-59.3572541770935" calcext:value-type="float">
            <text:p>-59,3572541770935</text:p>
          </table:table-cell>
          <table:table-cell office:value-type="float" office:value="-59.2920573005676" calcext:value-type="float">
            <text:p>-59,2920573005676</text:p>
          </table:table-cell>
          <table:table-cell office:value-type="float" office:value="-59.372523021698" calcext:value-type="float">
            <text:p>-59,372523021698</text:p>
          </table:table-cell>
          <table:table-cell office:value-type="float" office:value="-59.4233140640259" calcext:value-type="float">
            <text:p>-59,4233140640259</text:p>
          </table:table-cell>
          <table:table-cell office:value-type="float" office:value="-59.3614678459168" calcext:value-type="float">
            <text:p>-59,3614678459168</text:p>
          </table:table-cell>
          <table:table-cell office:value-type="float" office:value="-59.2879584007263" calcext:value-type="float">
            <text:p>-59,2879584007263</text:p>
          </table:table-cell>
          <table:table-cell office:value-type="float" office:value="-59.3686725196838" calcext:value-type="float">
            <text:p>-59,3686725196838</text:p>
          </table:table-cell>
          <table:table-cell office:value-type="float" office:value="-59.4202297401428" calcext:value-type="float">
            <text:p>-59,4202297401428</text:p>
          </table:table-cell>
          <table:table-cell office:value-type="float" office:value="-59.3592101745605" calcext:value-type="float">
            <text:p>-59,3592101745605</text:p>
          </table:table-cell>
          <table:table-cell office:value-type="float" office:value="-59.286046661377" calcext:value-type="float">
            <text:p>-59,286046661377</text:p>
          </table:table-cell>
          <table:table-cell office:value-type="float" office:value="-59.3676645088196" calcext:value-type="float">
            <text:p>-59,3676645088196</text:p>
          </table:table-cell>
          <table:table-cell office:value-type="float" office:value="-59.4215288581848" calcext:value-type="float">
            <text:p>-59,4215288581848</text:p>
          </table:table-cell>
          <table:table-cell office:value-type="float" office:value="-59.358156162262" calcext:value-type="float">
            <text:p>-59,358156162262</text:p>
          </table:table-cell>
          <table:table-cell office:value-type="float" office:value="-59.2854745063782" calcext:value-type="float">
            <text:p>-59,2854745063782</text:p>
          </table:table-cell>
          <table:table-cell office:value-type="float" office:value="-59.3664368896484" calcext:value-type="float">
            <text:p>-59,3664368896484</text:p>
          </table:table-cell>
          <table:table-cell office:value-type="float" office:value="-59.4170687828064" calcext:value-type="float">
            <text:p>-59,4170687828064</text:p>
          </table:table-cell>
          <table:table-cell office:value-type="float" office:value="-59.3552626800537" calcext:value-type="float">
            <text:p>-59,355262680053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9.2918583183289" calcext:value-type="float">
            <text:p>-59,2918583183289</text:p>
          </table:table-cell>
          <table:table-cell office:value-type="float" office:value="-59.3706157531738" calcext:value-type="float">
            <text:p>-59,3706157531738</text:p>
          </table:table-cell>
          <table:table-cell office:value-type="float" office:value="-59.4267653465271" calcext:value-type="float">
            <text:p>-59,4267653465271</text:p>
          </table:table-cell>
          <table:table-cell office:value-type="float" office:value="-59.3585265045166" calcext:value-type="float">
            <text:p>-59,3585265045166</text:p>
          </table:table-cell>
          <table:table-cell office:value-type="float" office:value="-59.3010762939453" calcext:value-type="float">
            <text:p>-59,3010762939453</text:p>
          </table:table-cell>
          <table:table-cell office:value-type="float" office:value="-59.369565284729" calcext:value-type="float">
            <text:p>-59,369565284729</text:p>
          </table:table-cell>
          <table:table-cell office:value-type="float" office:value="-59.4310836830139" calcext:value-type="float">
            <text:p>-59,4310836830139</text:p>
          </table:table-cell>
          <table:table-cell office:value-type="float" office:value="-59.3620244255066" calcext:value-type="float">
            <text:p>-59,3620244255066</text:p>
          </table:table-cell>
          <table:table-cell office:value-type="float" office:value="-59.2952193984985" calcext:value-type="float">
            <text:p>-59,2952193984985</text:p>
          </table:table-cell>
          <table:table-cell office:value-type="float" office:value="-59.3690086975098" calcext:value-type="float">
            <text:p>-59,3690086975098</text:p>
          </table:table-cell>
          <table:table-cell office:value-type="float" office:value="-59.4221802024841" calcext:value-type="float">
            <text:p>-59,4221802024841</text:p>
          </table:table-cell>
          <table:table-cell office:value-type="float" office:value="-59.3570065765381" calcext:value-type="float">
            <text:p>-59,3570065765381</text:p>
          </table:table-cell>
          <table:table-cell office:value-type="float" office:value="-59.2876411476135" calcext:value-type="float">
            <text:p>-59,2876411476135</text:p>
          </table:table-cell>
          <table:table-cell office:value-type="float" office:value="-59.3693301200867" calcext:value-type="float">
            <text:p>-59,3693301200867</text:p>
          </table:table-cell>
          <table:table-cell office:value-type="float" office:value="-59.421203502655" calcext:value-type="float">
            <text:p>-59,421203502655</text:p>
          </table:table-cell>
          <table:table-cell office:value-type="float" office:value="-59.3541361236572" calcext:value-type="float">
            <text:p>-59,3541361236572</text:p>
          </table:table-cell>
          <table:table-cell office:value-type="float" office:value="-59.2924016952515" calcext:value-type="float">
            <text:p>-59,2924016952515</text:p>
          </table:table-cell>
          <table:table-cell office:value-type="float" office:value="-59.3699718055725" calcext:value-type="float">
            <text:p>-59,3699718055725</text:p>
          </table:table-cell>
          <table:table-cell office:value-type="float" office:value="-59.4159215965271" calcext:value-type="float">
            <text:p>-59,4159215965271</text:p>
          </table:table-cell>
          <table:table-cell office:value-type="float" office:value="-59.3591253166199" calcext:value-type="float">
            <text:p>-59,3591253166199</text:p>
          </table:table-cell>
          <table:table-cell office:value-type="float" office:value="-59.2873507118225" calcext:value-type="float">
            <text:p>-59,2873507118225</text:p>
          </table:table-cell>
          <table:table-cell office:value-type="float" office:value="-59.3674257736206" calcext:value-type="float">
            <text:p>-59,3674257736206</text:p>
          </table:table-cell>
          <table:table-cell office:value-type="float" office:value="-59.4171594543457" calcext:value-type="float">
            <text:p>-59,4171594543457</text:p>
          </table:table-cell>
          <table:table-cell office:value-type="float" office:value="-59.3572318344116" calcext:value-type="float">
            <text:p>-59,3572318344116</text:p>
          </table:table-cell>
          <table:table-cell office:value-type="float" office:value="-59.287800239563" calcext:value-type="float">
            <text:p>-59,287800239563</text:p>
          </table:table-cell>
          <table:table-cell office:value-type="float" office:value="-59.3682266960144" calcext:value-type="float">
            <text:p>-59,3682266960144</text:p>
          </table:table-cell>
          <table:table-cell office:value-type="float" office:value="-59.4175498313904" calcext:value-type="float">
            <text:p>-59,4175498313904</text:p>
          </table:table-cell>
          <table:table-cell office:value-type="float" office:value="-59.3567375984192" calcext:value-type="float">
            <text:p>-59,3567375984192</text:p>
          </table:table-cell>
          <table:table-cell office:value-type="float" office:value="-59.2857219696045" calcext:value-type="float">
            <text:p>-59,2857219696045</text:p>
          </table:table-cell>
          <table:table-cell office:value-type="float" office:value="-59.3683315429688" calcext:value-type="float">
            <text:p>-59,3683315429688</text:p>
          </table:table-cell>
          <table:table-cell office:value-type="float" office:value="-59.415335269928" calcext:value-type="float">
            <text:p>-59,415335269928</text:p>
          </table:table-cell>
          <table:table-cell office:value-type="float" office:value="-59.356506023407" calcext:value-type="float">
            <text:p>-59,356506023407</text:p>
          </table:table-cell>
          <table:table-cell office:value-type="float" office:value="-59.2890099334717" calcext:value-type="float">
            <text:p>-59,2890099334717</text:p>
          </table:table-cell>
          <table:table-cell office:value-type="float" office:value="-59.36913697052" calcext:value-type="float">
            <text:p>-59,36913697052</text:p>
          </table:table-cell>
          <table:table-cell office:value-type="float" office:value="-59.4196805496216" calcext:value-type="float">
            <text:p>-59,4196805496216</text:p>
          </table:table-cell>
          <table:table-cell office:value-type="float" office:value="-59.3573952026367" calcext:value-type="float">
            <text:p>-59,3573952026367</text:p>
          </table:table-cell>
          <table:table-cell office:value-type="float" office:value="-59.2856725044251" calcext:value-type="float">
            <text:p>-59,2856725044251</text:p>
          </table:table-cell>
          <table:table-cell office:value-type="float" office:value="-59.3647528533936" calcext:value-type="float">
            <text:p>-59,3647528533936</text:p>
          </table:table-cell>
          <table:table-cell office:value-type="float" office:value="-59.4126953010559" calcext:value-type="float">
            <text:p>-59,4126953010559</text:p>
          </table:table-cell>
          <table:table-cell office:value-type="float" office:value="-59.352952331543" calcext:value-type="float">
            <text:p>-59,35295233154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9.2894508094788" calcext:value-type="float">
            <text:p>-59,2894508094788</text:p>
          </table:table-cell>
          <table:table-cell office:value-type="float" office:value="-59.3752466583252" calcext:value-type="float">
            <text:p>-59,3752466583252</text:p>
          </table:table-cell>
          <table:table-cell office:value-type="float" office:value="-59.4193052978516" calcext:value-type="float">
            <text:p>-59,4193052978516</text:p>
          </table:table-cell>
          <table:table-cell office:value-type="float" office:value="-59.3613681488037" calcext:value-type="float">
            <text:p>-59,3613681488037</text:p>
          </table:table-cell>
          <table:table-cell office:value-type="float" office:value="-59.2846230049133" calcext:value-type="float">
            <text:p>-59,2846230049133</text:p>
          </table:table-cell>
          <table:table-cell office:value-type="float" office:value="-59.3705256195068" calcext:value-type="float">
            <text:p>-59,3705256195068</text:p>
          </table:table-cell>
          <table:table-cell office:value-type="float" office:value="-59.4125308647156" calcext:value-type="float">
            <text:p>-59,4125308647156</text:p>
          </table:table-cell>
          <table:table-cell office:value-type="float" office:value="-59.3559367332459" calcext:value-type="float">
            <text:p>-59,3559367332459</text:p>
          </table:table-cell>
          <table:table-cell office:value-type="float" office:value="-59.2927309265137" calcext:value-type="float">
            <text:p>-59,2927309265137</text:p>
          </table:table-cell>
          <table:table-cell office:value-type="float" office:value="-59.371498134613" calcext:value-type="float">
            <text:p>-59,371498134613</text:p>
          </table:table-cell>
          <table:table-cell office:value-type="float" office:value="-59.4244629859924" calcext:value-type="float">
            <text:p>-59,4244629859924</text:p>
          </table:table-cell>
          <table:table-cell office:value-type="float" office:value="-59.364402671814" calcext:value-type="float">
            <text:p>-59,364402671814</text:p>
          </table:table-cell>
          <table:table-cell office:value-type="float" office:value="-59.2928728637695" calcext:value-type="float">
            <text:p>-59,2928728637695</text:p>
          </table:table-cell>
          <table:table-cell office:value-type="float" office:value="-59.3676992759705" calcext:value-type="float">
            <text:p>-59,3676992759705</text:p>
          </table:table-cell>
          <table:table-cell office:value-type="float" office:value="-59.4214470672607" calcext:value-type="float">
            <text:p>-59,4214470672607</text:p>
          </table:table-cell>
          <table:table-cell office:value-type="float" office:value="-59.3564579544067" calcext:value-type="float">
            <text:p>-59,3564579544067</text:p>
          </table:table-cell>
          <table:table-cell office:value-type="float" office:value="-59.2908848228455" calcext:value-type="float">
            <text:p>-59,2908848228455</text:p>
          </table:table-cell>
          <table:table-cell office:value-type="float" office:value="-59.3708227157593" calcext:value-type="float">
            <text:p>-59,3708227157593</text:p>
          </table:table-cell>
          <table:table-cell office:value-type="float" office:value="-59.4175256309509" calcext:value-type="float">
            <text:p>-59,4175256309509</text:p>
          </table:table-cell>
          <table:table-cell office:value-type="float" office:value="-59.355238193512" calcext:value-type="float">
            <text:p>-59,355238193512</text:p>
          </table:table-cell>
          <table:table-cell office:value-type="float" office:value="-59.2855524711609" calcext:value-type="float">
            <text:p>-59,2855524711609</text:p>
          </table:table-cell>
          <table:table-cell office:value-type="float" office:value="-59.3650693473816" calcext:value-type="float">
            <text:p>-59,3650693473816</text:p>
          </table:table-cell>
          <table:table-cell office:value-type="float" office:value="-59.4116940803528" calcext:value-type="float">
            <text:p>-59,4116940803528</text:p>
          </table:table-cell>
          <table:table-cell office:value-type="float" office:value="-59.3584619064331" calcext:value-type="float">
            <text:p>-59,3584619064331</text:p>
          </table:table-cell>
          <table:table-cell office:value-type="float" office:value="-59.2915937461853" calcext:value-type="float">
            <text:p>-59,2915937461853</text:p>
          </table:table-cell>
          <table:table-cell office:value-type="float" office:value="-59.37310105896" calcext:value-type="float">
            <text:p>-59,37310105896</text:p>
          </table:table-cell>
          <table:table-cell office:value-type="float" office:value="-59.4224075622559" calcext:value-type="float">
            <text:p>-59,4224075622559</text:p>
          </table:table-cell>
          <table:table-cell office:value-type="float" office:value="-59.3577013168335" calcext:value-type="float">
            <text:p>-59,3577013168335</text:p>
          </table:table-cell>
          <table:table-cell office:value-type="float" office:value="-59.289063747406" calcext:value-type="float">
            <text:p>-59,289063747406</text:p>
          </table:table-cell>
          <table:table-cell office:value-type="float" office:value="-59.3680682373047" calcext:value-type="float">
            <text:p>-59,3680682373047</text:p>
          </table:table-cell>
          <table:table-cell office:value-type="float" office:value="-59.420847328186" calcext:value-type="float">
            <text:p>-59,420847328186</text:p>
          </table:table-cell>
          <table:table-cell office:value-type="float" office:value="-59.3569251022339" calcext:value-type="float">
            <text:p>-59,3569251022339</text:p>
          </table:table-cell>
          <table:table-cell office:value-type="float" office:value="-59.2906785430908" calcext:value-type="float">
            <text:p>-59,2906785430908</text:p>
          </table:table-cell>
          <table:table-cell office:value-type="float" office:value="-59.3705963668823" calcext:value-type="float">
            <text:p>-59,3705963668823</text:p>
          </table:table-cell>
          <table:table-cell office:value-type="float" office:value="-59.4197490158081" calcext:value-type="float">
            <text:p>-59,4197490158081</text:p>
          </table:table-cell>
          <table:table-cell office:value-type="float" office:value="-59.3583341293335" calcext:value-type="float">
            <text:p>-59,3583341293335</text:p>
          </table:table-cell>
          <table:table-cell office:value-type="float" office:value="-59.2907089233398" calcext:value-type="float">
            <text:p>-59,2907089233398</text:p>
          </table:table-cell>
          <table:table-cell office:value-type="float" office:value="-59.3678184013367" calcext:value-type="float">
            <text:p>-59,3678184013367</text:p>
          </table:table-cell>
          <table:table-cell office:value-type="float" office:value="-59.4172187957764" calcext:value-type="float">
            <text:p>-59,4172187957764</text:p>
          </table:table-cell>
          <table:table-cell office:value-type="float" office:value="-59.3575466537476" calcext:value-type="float">
            <text:p>-59,357546653747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9.2878409423828" calcext:value-type="float">
            <text:p>-59,2878409423828</text:p>
          </table:table-cell>
          <table:table-cell office:value-type="float" office:value="-59.3710912322998" calcext:value-type="float">
            <text:p>-59,3710912322998</text:p>
          </table:table-cell>
          <table:table-cell office:value-type="float" office:value="-59.424111869812" calcext:value-type="float">
            <text:p>-59,424111869812</text:p>
          </table:table-cell>
          <table:table-cell office:value-type="float" office:value="-59.3576061553955" calcext:value-type="float">
            <text:p>-59,3576061553955</text:p>
          </table:table-cell>
          <table:table-cell office:value-type="float" office:value="-59.2903143196106" calcext:value-type="float">
            <text:p>-59,2903143196106</text:p>
          </table:table-cell>
          <table:table-cell office:value-type="float" office:value="-59.3760179100037" calcext:value-type="float">
            <text:p>-59,3760179100037</text:p>
          </table:table-cell>
          <table:table-cell office:value-type="float" office:value="-59.4299651832581" calcext:value-type="float">
            <text:p>-59,4299651832581</text:p>
          </table:table-cell>
          <table:table-cell office:value-type="float" office:value="-59.3583886604309" calcext:value-type="float">
            <text:p>-59,3583886604309</text:p>
          </table:table-cell>
          <table:table-cell office:value-type="float" office:value="-59.2817121315002" calcext:value-type="float">
            <text:p>-59,2817121315002</text:p>
          </table:table-cell>
          <table:table-cell office:value-type="float" office:value="-59.3659761581421" calcext:value-type="float">
            <text:p>-59,3659761581421</text:p>
          </table:table-cell>
          <table:table-cell office:value-type="float" office:value="-59.4186029930115" calcext:value-type="float">
            <text:p>-59,4186029930115</text:p>
          </table:table-cell>
          <table:table-cell office:value-type="float" office:value="-59.360492061615" calcext:value-type="float">
            <text:p>-59,360492061615</text:p>
          </table:table-cell>
          <table:table-cell office:value-type="float" office:value="-59.2929340553284" calcext:value-type="float">
            <text:p>-59,2929340553284</text:p>
          </table:table-cell>
          <table:table-cell office:value-type="float" office:value="-59.3723282356262" calcext:value-type="float">
            <text:p>-59,3723282356262</text:p>
          </table:table-cell>
          <table:table-cell office:value-type="float" office:value="-59.4263703804016" calcext:value-type="float">
            <text:p>-59,4263703804016</text:p>
          </table:table-cell>
          <table:table-cell office:value-type="float" office:value="-59.3611560287476" calcext:value-type="float">
            <text:p>-59,3611560287476</text:p>
          </table:table-cell>
          <table:table-cell office:value-type="float" office:value="-59.2847976989746" calcext:value-type="float">
            <text:p>-59,2847976989746</text:p>
          </table:table-cell>
          <table:table-cell office:value-type="float" office:value="-59.3670327224732" calcext:value-type="float">
            <text:p>-59,3670327224732</text:p>
          </table:table-cell>
          <table:table-cell office:value-type="float" office:value="-59.4195708847046" calcext:value-type="float">
            <text:p>-59,4195708847046</text:p>
          </table:table-cell>
          <table:table-cell office:value-type="float" office:value="-59.3552688903809" calcext:value-type="float">
            <text:p>-59,3552688903809</text:p>
          </table:table-cell>
          <table:table-cell office:value-type="float" office:value="-59.2863782539368" calcext:value-type="float">
            <text:p>-59,2863782539368</text:p>
          </table:table-cell>
          <table:table-cell office:value-type="float" office:value="-59.3701071968079" calcext:value-type="float">
            <text:p>-59,3701071968079</text:p>
          </table:table-cell>
          <table:table-cell office:value-type="float" office:value="-59.4214031295776" calcext:value-type="float">
            <text:p>-59,4214031295776</text:p>
          </table:table-cell>
          <table:table-cell office:value-type="float" office:value="-59.3598627204895" calcext:value-type="float">
            <text:p>-59,3598627204895</text:p>
          </table:table-cell>
          <table:table-cell office:value-type="float" office:value="-59.2876027679443" calcext:value-type="float">
            <text:p>-59,2876027679443</text:p>
          </table:table-cell>
          <table:table-cell office:value-type="float" office:value="-59.3685848579407" calcext:value-type="float">
            <text:p>-59,3685848579407</text:p>
          </table:table-cell>
          <table:table-cell office:value-type="float" office:value="-59.4160662918091" calcext:value-type="float">
            <text:p>-59,4160662918091</text:p>
          </table:table-cell>
          <table:table-cell office:value-type="float" office:value="-59.3560423240662" calcext:value-type="float">
            <text:p>-59,3560423240662</text:p>
          </table:table-cell>
          <table:table-cell office:value-type="float" office:value="-59.288357749939" calcext:value-type="float">
            <text:p>-59,288357749939</text:p>
          </table:table-cell>
          <table:table-cell office:value-type="float" office:value="-59.3717759819031" calcext:value-type="float">
            <text:p>-59,3717759819031</text:p>
          </table:table-cell>
          <table:table-cell office:value-type="float" office:value="-59.420229675293" calcext:value-type="float">
            <text:p>-59,420229675293</text:p>
          </table:table-cell>
          <table:table-cell office:value-type="float" office:value="-59.3568291053772" calcext:value-type="float">
            <text:p>-59,3568291053772</text:p>
          </table:table-cell>
          <table:table-cell office:value-type="float" office:value="-59.2869245223999" calcext:value-type="float">
            <text:p>-59,2869245223999</text:p>
          </table:table-cell>
          <table:table-cell office:value-type="float" office:value="-59.3676415710449" calcext:value-type="float">
            <text:p>-59,3676415710449</text:p>
          </table:table-cell>
          <table:table-cell office:value-type="float" office:value="-59.4191372299194" calcext:value-type="float">
            <text:p>-59,4191372299194</text:p>
          </table:table-cell>
          <table:table-cell office:value-type="float" office:value="-59.354549987793" calcext:value-type="float">
            <text:p>-59,354549987793</text:p>
          </table:table-cell>
          <table:table-cell office:value-type="float" office:value="-59.2863187103272" calcext:value-type="float">
            <text:p>-59,2863187103272</text:p>
          </table:table-cell>
          <table:table-cell office:value-type="float" office:value="-59.3674945259094" calcext:value-type="float">
            <text:p>-59,3674945259094</text:p>
          </table:table-cell>
          <table:table-cell office:value-type="float" office:value="-59.4158390045166" calcext:value-type="float">
            <text:p>-59,4158390045166</text:p>
          </table:table-cell>
          <table:table-cell office:value-type="float" office:value="-59.3526739387512" calcext:value-type="float">
            <text:p>-59,352673938751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9.2849474449158" calcext:value-type="float">
            <text:p>-59,2849474449158</text:p>
          </table:table-cell>
          <table:table-cell office:value-type="float" office:value="-59.3687081756592" calcext:value-type="float">
            <text:p>-59,3687081756592</text:p>
          </table:table-cell>
          <table:table-cell office:value-type="float" office:value="-59.4252482337952" calcext:value-type="float">
            <text:p>-59,4252482337952</text:p>
          </table:table-cell>
          <table:table-cell office:value-type="float" office:value="-59.3599038391113" calcext:value-type="float">
            <text:p>-59,3599038391113</text:p>
          </table:table-cell>
          <table:table-cell office:value-type="float" office:value="-59.2926145210266" calcext:value-type="float">
            <text:p>-59,2926145210266</text:p>
          </table:table-cell>
          <table:table-cell office:value-type="float" office:value="-59.3717081031799" calcext:value-type="float">
            <text:p>-59,3717081031799</text:p>
          </table:table-cell>
          <table:table-cell office:value-type="float" office:value="-59.417494304657" calcext:value-type="float">
            <text:p>-59,417494304657</text:p>
          </table:table-cell>
          <table:table-cell office:value-type="float" office:value="-59.361316783905" calcext:value-type="float">
            <text:p>-59,361316783905</text:p>
          </table:table-cell>
          <table:table-cell office:value-type="float" office:value="-59.2924100036621" calcext:value-type="float">
            <text:p>-59,2924100036621</text:p>
          </table:table-cell>
          <table:table-cell office:value-type="float" office:value="-59.3676975669861" calcext:value-type="float">
            <text:p>-59,3676975669861</text:p>
          </table:table-cell>
          <table:table-cell office:value-type="float" office:value="-59.4190412101746" calcext:value-type="float">
            <text:p>-59,4190412101746</text:p>
          </table:table-cell>
          <table:table-cell office:value-type="float" office:value="-59.3632409744263" calcext:value-type="float">
            <text:p>-59,3632409744263</text:p>
          </table:table-cell>
          <table:table-cell office:value-type="float" office:value="-59.2917583732605" calcext:value-type="float">
            <text:p>-59,2917583732605</text:p>
          </table:table-cell>
          <table:table-cell office:value-type="float" office:value="-59.3642197303772" calcext:value-type="float">
            <text:p>-59,3642197303772</text:p>
          </table:table-cell>
          <table:table-cell office:value-type="float" office:value="-59.4161438865662" calcext:value-type="float">
            <text:p>-59,4161438865662</text:p>
          </table:table-cell>
          <table:table-cell office:value-type="float" office:value="-59.3540999107361" calcext:value-type="float">
            <text:p>-59,3540999107361</text:p>
          </table:table-cell>
          <table:table-cell office:value-type="float" office:value="-59.2863507957459" calcext:value-type="float">
            <text:p>-59,2863507957459</text:p>
          </table:table-cell>
          <table:table-cell office:value-type="float" office:value="-59.3663814315796" calcext:value-type="float">
            <text:p>-59,3663814315796</text:p>
          </table:table-cell>
          <table:table-cell office:value-type="float" office:value="-59.415956691742" calcext:value-type="float">
            <text:p>-59,415956691742</text:p>
          </table:table-cell>
          <table:table-cell office:value-type="float" office:value="-59.3530122337341" calcext:value-type="float">
            <text:p>-59,3530122337341</text:p>
          </table:table-cell>
          <table:table-cell office:value-type="float" office:value="-59.2863199768066" calcext:value-type="float">
            <text:p>-59,2863199768066</text:p>
          </table:table-cell>
          <table:table-cell office:value-type="float" office:value="-59.370336856842" calcext:value-type="float">
            <text:p>-59,370336856842</text:p>
          </table:table-cell>
          <table:table-cell office:value-type="float" office:value="-59.41646534729" calcext:value-type="float">
            <text:p>-59,41646534729</text:p>
          </table:table-cell>
          <table:table-cell office:value-type="float" office:value="-59.3509166297913" calcext:value-type="float">
            <text:p>-59,3509166297913</text:p>
          </table:table-cell>
          <table:table-cell office:value-type="float" office:value="-59.2892986946106" calcext:value-type="float">
            <text:p>-59,2892986946106</text:p>
          </table:table-cell>
          <table:table-cell office:value-type="float" office:value="-59.3663722877502" calcext:value-type="float">
            <text:p>-59,3663722877502</text:p>
          </table:table-cell>
          <table:table-cell office:value-type="float" office:value="-59.4186915817261" calcext:value-type="float">
            <text:p>-59,4186915817261</text:p>
          </table:table-cell>
          <table:table-cell office:value-type="float" office:value="-59.3583223304749" calcext:value-type="float">
            <text:p>-59,3583223304749</text:p>
          </table:table-cell>
          <table:table-cell office:value-type="float" office:value="-59.2883869018555" calcext:value-type="float">
            <text:p>-59,2883869018555</text:p>
          </table:table-cell>
          <table:table-cell office:value-type="float" office:value="-59.3675264091492" calcext:value-type="float">
            <text:p>-59,3675264091492</text:p>
          </table:table-cell>
          <table:table-cell office:value-type="float" office:value="-59.4175768165588" calcext:value-type="float">
            <text:p>-59,4175768165588</text:p>
          </table:table-cell>
          <table:table-cell office:value-type="float" office:value="-59.3569562263489" calcext:value-type="float">
            <text:p>-59,3569562263489</text:p>
          </table:table-cell>
          <table:table-cell office:value-type="float" office:value="-59.2841062393188" calcext:value-type="float">
            <text:p>-59,2841062393188</text:p>
          </table:table-cell>
          <table:table-cell office:value-type="float" office:value="-59.3629067268372" calcext:value-type="float">
            <text:p>-59,3629067268372</text:p>
          </table:table-cell>
          <table:table-cell office:value-type="float" office:value="-59.4137575950623" calcext:value-type="float">
            <text:p>-59,4137575950623</text:p>
          </table:table-cell>
          <table:table-cell office:value-type="float" office:value="-59.3498176002503" calcext:value-type="float">
            <text:p>-59,3498176002503</text:p>
          </table:table-cell>
          <table:table-cell office:value-type="float" office:value="-59.2873039894104" calcext:value-type="float">
            <text:p>-59,2873039894104</text:p>
          </table:table-cell>
          <table:table-cell office:value-type="float" office:value="-59.3639582099915" calcext:value-type="float">
            <text:p>-59,3639582099915</text:p>
          </table:table-cell>
          <table:table-cell office:value-type="float" office:value="-59.4141825141907" calcext:value-type="float">
            <text:p>-59,4141825141907</text:p>
          </table:table-cell>
          <table:table-cell office:value-type="float" office:value="-59.3521407432556" calcext:value-type="float">
            <text:p>-59,352140743255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9.2812075920105" calcext:value-type="float">
            <text:p>-59,2812075920105</text:p>
          </table:table-cell>
          <table:table-cell office:value-type="float" office:value="-59.3658935813904" calcext:value-type="float">
            <text:p>-59,3658935813904</text:p>
          </table:table-cell>
          <table:table-cell office:value-type="float" office:value="-59.4182924385071" calcext:value-type="float">
            <text:p>-59,4182924385071</text:p>
          </table:table-cell>
          <table:table-cell office:value-type="float" office:value="-59.3616616744995" calcext:value-type="float">
            <text:p>-59,3616616744995</text:p>
          </table:table-cell>
          <table:table-cell office:value-type="float" office:value="-59.2842836074829" calcext:value-type="float">
            <text:p>-59,2842836074829</text:p>
          </table:table-cell>
          <table:table-cell office:value-type="float" office:value="-59.3653723754883" calcext:value-type="float">
            <text:p>-59,3653723754883</text:p>
          </table:table-cell>
          <table:table-cell office:value-type="float" office:value="-59.4215552597046" calcext:value-type="float">
            <text:p>-59,4215552597046</text:p>
          </table:table-cell>
          <table:table-cell office:value-type="float" office:value="-59.3477841262817" calcext:value-type="float">
            <text:p>-59,3477841262817</text:p>
          </table:table-cell>
          <table:table-cell office:value-type="float" office:value="-59.2880377502441" calcext:value-type="float">
            <text:p>-59,2880377502441</text:p>
          </table:table-cell>
          <table:table-cell office:value-type="float" office:value="-59.3666192703247" calcext:value-type="float">
            <text:p>-59,3666192703247</text:p>
          </table:table-cell>
          <table:table-cell office:value-type="float" office:value="-59.4196520576477" calcext:value-type="float">
            <text:p>-59,4196520576477</text:p>
          </table:table-cell>
          <table:table-cell office:value-type="float" office:value="-59.3645702133179" calcext:value-type="float">
            <text:p>-59,3645702133179</text:p>
          </table:table-cell>
          <table:table-cell office:value-type="float" office:value="-59.2857724761963" calcext:value-type="float">
            <text:p>-59,2857724761963</text:p>
          </table:table-cell>
          <table:table-cell office:value-type="float" office:value="-59.3623441619873" calcext:value-type="float">
            <text:p>-59,3623441619873</text:p>
          </table:table-cell>
          <table:table-cell office:value-type="float" office:value="-59.413116558075" calcext:value-type="float">
            <text:p>-59,413116558075</text:p>
          </table:table-cell>
          <table:table-cell office:value-type="float" office:value="-59.3555659408569" calcext:value-type="float">
            <text:p>-59,3555659408569</text:p>
          </table:table-cell>
          <table:table-cell office:value-type="float" office:value="-59.2841246414185" calcext:value-type="float">
            <text:p>-59,2841246414185</text:p>
          </table:table-cell>
          <table:table-cell office:value-type="float" office:value="-59.368115524292" calcext:value-type="float">
            <text:p>-59,368115524292</text:p>
          </table:table-cell>
          <table:table-cell office:value-type="float" office:value="-59.41580493927" calcext:value-type="float">
            <text:p>-59,41580493927</text:p>
          </table:table-cell>
          <table:table-cell office:value-type="float" office:value="-59.3568074493408" calcext:value-type="float">
            <text:p>-59,3568074493408</text:p>
          </table:table-cell>
          <table:table-cell office:value-type="float" office:value="-59.2859038314819" calcext:value-type="float">
            <text:p>-59,2859038314819</text:p>
          </table:table-cell>
          <table:table-cell office:value-type="float" office:value="-59.3700605049133" calcext:value-type="float">
            <text:p>-59,3700605049133</text:p>
          </table:table-cell>
          <table:table-cell office:value-type="float" office:value="-59.4150761222839" calcext:value-type="float">
            <text:p>-59,4150761222839</text:p>
          </table:table-cell>
          <table:table-cell office:value-type="float" office:value="-59.3534906578064" calcext:value-type="float">
            <text:p>-59,3534906578064</text:p>
          </table:table-cell>
          <table:table-cell office:value-type="float" office:value="-59.283967376709" calcext:value-type="float">
            <text:p>-59,283967376709</text:p>
          </table:table-cell>
          <table:table-cell office:value-type="float" office:value="-59.3685244216919" calcext:value-type="float">
            <text:p>-59,3685244216919</text:p>
          </table:table-cell>
          <table:table-cell office:value-type="float" office:value="-59.4149459457397" calcext:value-type="float">
            <text:p>-59,4149459457397</text:p>
          </table:table-cell>
          <table:table-cell office:value-type="float" office:value="-59.3563220596313" calcext:value-type="float">
            <text:p>-59,3563220596313</text:p>
          </table:table-cell>
          <table:table-cell office:value-type="float" office:value="-59.2846796913147" calcext:value-type="float">
            <text:p>-59,2846796913147</text:p>
          </table:table-cell>
          <table:table-cell office:value-type="float" office:value="-59.3634703712463" calcext:value-type="float">
            <text:p>-59,3634703712463</text:p>
          </table:table-cell>
          <table:table-cell office:value-type="float" office:value="-59.4162906341553" calcext:value-type="float">
            <text:p>-59,4162906341553</text:p>
          </table:table-cell>
          <table:table-cell office:value-type="float" office:value="-59.3537296638489" calcext:value-type="float">
            <text:p>-59,3537296638489</text:p>
          </table:table-cell>
          <table:table-cell office:value-type="float" office:value="-59.2804952545166" calcext:value-type="float">
            <text:p>-59,2804952545166</text:p>
          </table:table-cell>
          <table:table-cell office:value-type="float" office:value="-59.3616186828613" calcext:value-type="float">
            <text:p>-59,3616186828613</text:p>
          </table:table-cell>
          <table:table-cell office:value-type="float" office:value="-59.4128808746338" calcext:value-type="float">
            <text:p>-59,4128808746338</text:p>
          </table:table-cell>
          <table:table-cell office:value-type="float" office:value="-59.3504335479736" calcext:value-type="float">
            <text:p>-59,3504335479736</text:p>
          </table:table-cell>
          <table:table-cell office:value-type="float" office:value="-59.2828528556824" calcext:value-type="float">
            <text:p>-59,2828528556824</text:p>
          </table:table-cell>
          <table:table-cell office:value-type="float" office:value="-59.3615867538452" calcext:value-type="float">
            <text:p>-59,3615867538452</text:p>
          </table:table-cell>
          <table:table-cell office:value-type="float" office:value="-59.4119411888123" calcext:value-type="float">
            <text:p>-59,4119411888123</text:p>
          </table:table-cell>
          <table:table-cell office:value-type="float" office:value="-59.3522077865601" calcext:value-type="float">
            <text:p>-59,352207786560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9.2792297096252" calcext:value-type="float">
            <text:p>-59,2792297096252</text:p>
          </table:table-cell>
          <table:table-cell office:value-type="float" office:value="-59.3611340408325" calcext:value-type="float">
            <text:p>-59,3611340408325</text:p>
          </table:table-cell>
          <table:table-cell office:value-type="float" office:value="-59.4162698898315" calcext:value-type="float">
            <text:p>-59,4162698898315</text:p>
          </table:table-cell>
          <table:table-cell office:value-type="float" office:value="-59.3507590675354" calcext:value-type="float">
            <text:p>-59,3507590675354</text:p>
          </table:table-cell>
          <table:table-cell office:value-type="float" office:value="-59.2803805465698" calcext:value-type="float">
            <text:p>-59,2803805465698</text:p>
          </table:table-cell>
          <table:table-cell office:value-type="float" office:value="-59.3603280792236" calcext:value-type="float">
            <text:p>-59,3603280792236</text:p>
          </table:table-cell>
          <table:table-cell office:value-type="float" office:value="-59.4030419044495" calcext:value-type="float">
            <text:p>-59,4030419044495</text:p>
          </table:table-cell>
          <table:table-cell office:value-type="float" office:value="-59.3485966873169" calcext:value-type="float">
            <text:p>-59,3485966873169</text:p>
          </table:table-cell>
          <table:table-cell office:value-type="float" office:value="-59.2900431404114" calcext:value-type="float">
            <text:p>-59,2900431404114</text:p>
          </table:table-cell>
          <table:table-cell office:value-type="float" office:value="-59.3618681488037" calcext:value-type="float">
            <text:p>-59,3618681488037</text:p>
          </table:table-cell>
          <table:table-cell office:value-type="float" office:value="-59.4180849876404" calcext:value-type="float">
            <text:p>-59,4180849876404</text:p>
          </table:table-cell>
          <table:table-cell office:value-type="float" office:value="-59.355807559967" calcext:value-type="float">
            <text:p>-59,355807559967</text:p>
          </table:table-cell>
          <table:table-cell office:value-type="float" office:value="-59.2857742500305" calcext:value-type="float">
            <text:p>-59,2857742500305</text:p>
          </table:table-cell>
          <table:table-cell office:value-type="float" office:value="-59.3675034942627" calcext:value-type="float">
            <text:p>-59,3675034942627</text:p>
          </table:table-cell>
          <table:table-cell office:value-type="float" office:value="-59.4182894592285" calcext:value-type="float">
            <text:p>-59,4182894592285</text:p>
          </table:table-cell>
          <table:table-cell office:value-type="float" office:value="-59.3524959487915" calcext:value-type="float">
            <text:p>-59,3524959487915</text:p>
          </table:table-cell>
          <table:table-cell office:value-type="float" office:value="-59.284412185669" calcext:value-type="float">
            <text:p>-59,284412185669</text:p>
          </table:table-cell>
          <table:table-cell office:value-type="float" office:value="-59.3616403617859" calcext:value-type="float">
            <text:p>-59,3616403617859</text:p>
          </table:table-cell>
          <table:table-cell office:value-type="float" office:value="-59.416349861145" calcext:value-type="float">
            <text:p>-59,416349861145</text:p>
          </table:table-cell>
          <table:table-cell office:value-type="float" office:value="-59.3490579795837" calcext:value-type="float">
            <text:p>-59,3490579795837</text:p>
          </table:table-cell>
          <table:table-cell office:value-type="float" office:value="-59.2816066665649" calcext:value-type="float">
            <text:p>-59,2816066665649</text:p>
          </table:table-cell>
          <table:table-cell office:value-type="float" office:value="-59.3594297218323" calcext:value-type="float">
            <text:p>-59,3594297218323</text:p>
          </table:table-cell>
          <table:table-cell office:value-type="float" office:value="-59.4133497772217" calcext:value-type="float">
            <text:p>-59,4133497772217</text:p>
          </table:table-cell>
          <table:table-cell office:value-type="float" office:value="-59.3507746810913" calcext:value-type="float">
            <text:p>-59,3507746810913</text:p>
          </table:table-cell>
          <table:table-cell office:value-type="float" office:value="-59.2756505088806" calcext:value-type="float">
            <text:p>-59,2756505088806</text:p>
          </table:table-cell>
          <table:table-cell office:value-type="float" office:value="-59.355124206543" calcext:value-type="float">
            <text:p>-59,355124206543</text:p>
          </table:table-cell>
          <table:table-cell office:value-type="float" office:value="-59.4135161972046" calcext:value-type="float">
            <text:p>-59,4135161972046</text:p>
          </table:table-cell>
          <table:table-cell office:value-type="float" office:value="-59.3503111419678" calcext:value-type="float">
            <text:p>-59,3503111419678</text:p>
          </table:table-cell>
          <table:table-cell office:value-type="float" office:value="-59.2755872154236" calcext:value-type="float">
            <text:p>-59,2755872154236</text:p>
          </table:table-cell>
          <table:table-cell office:value-type="float" office:value="-59.3596660614014" calcext:value-type="float">
            <text:p>-59,3596660614014</text:p>
          </table:table-cell>
          <table:table-cell office:value-type="float" office:value="-59.4113846664429" calcext:value-type="float">
            <text:p>-59,4113846664429</text:p>
          </table:table-cell>
          <table:table-cell office:value-type="float" office:value="-59.3491981773377" calcext:value-type="float">
            <text:p>-59,3491981773377</text:p>
          </table:table-cell>
          <table:table-cell office:value-type="float" office:value="-59.2814811019898" calcext:value-type="float">
            <text:p>-59,2814811019898</text:p>
          </table:table-cell>
          <table:table-cell office:value-type="float" office:value="-59.3614288215637" calcext:value-type="float">
            <text:p>-59,3614288215637</text:p>
          </table:table-cell>
          <table:table-cell office:value-type="float" office:value="-59.4101904754639" calcext:value-type="float">
            <text:p>-59,4101904754639</text:p>
          </table:table-cell>
          <table:table-cell office:value-type="float" office:value="-59.3504302520752" calcext:value-type="float">
            <text:p>-59,3504302520752</text:p>
          </table:table-cell>
          <table:table-cell office:value-type="float" office:value="-59.2829924163818" calcext:value-type="float">
            <text:p>-59,2829924163818</text:p>
          </table:table-cell>
          <table:table-cell office:value-type="float" office:value="-59.3635157661438" calcext:value-type="float">
            <text:p>-59,3635157661438</text:p>
          </table:table-cell>
          <table:table-cell office:value-type="float" office:value="-59.4131802749634" calcext:value-type="float">
            <text:p>-59,4131802749634</text:p>
          </table:table-cell>
          <table:table-cell office:value-type="float" office:value="-59.3493333930969" calcext:value-type="float">
            <text:p>-59,34933339309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9.2784451255798" calcext:value-type="float">
            <text:p>-59,2784451255798</text:p>
          </table:table-cell>
          <table:table-cell office:value-type="float" office:value="-59.3510916252136" calcext:value-type="float">
            <text:p>-59,3510916252136</text:p>
          </table:table-cell>
          <table:table-cell office:value-type="float" office:value="-59.4136549377441" calcext:value-type="float">
            <text:p>-59,4136549377441</text:p>
          </table:table-cell>
          <table:table-cell office:value-type="float" office:value="-59.3471226081848" calcext:value-type="float">
            <text:p>-59,3471226081848</text:p>
          </table:table-cell>
          <table:table-cell office:value-type="float" office:value="-59.2838375968933" calcext:value-type="float">
            <text:p>-59,2838375968933</text:p>
          </table:table-cell>
          <table:table-cell office:value-type="float" office:value="-59.3584865036011" calcext:value-type="float">
            <text:p>-59,3584865036011</text:p>
          </table:table-cell>
          <table:table-cell office:value-type="float" office:value="-59.4146035346985" calcext:value-type="float">
            <text:p>-59,4146035346985</text:p>
          </table:table-cell>
          <table:table-cell office:value-type="float" office:value="-59.3557516517639" calcext:value-type="float">
            <text:p>-59,3557516517639</text:p>
          </table:table-cell>
          <table:table-cell office:value-type="float" office:value="-59.2864613189697" calcext:value-type="float">
            <text:p>-59,2864613189697</text:p>
          </table:table-cell>
          <table:table-cell office:value-type="float" office:value="-59.3655607910156" calcext:value-type="float">
            <text:p>-59,3655607910156</text:p>
          </table:table-cell>
          <table:table-cell office:value-type="float" office:value="-59.4095228614807" calcext:value-type="float">
            <text:p>-59,4095228614807</text:p>
          </table:table-cell>
          <table:table-cell office:value-type="float" office:value="-59.3508904304504" calcext:value-type="float">
            <text:p>-59,3508904304504</text:p>
          </table:table-cell>
          <table:table-cell office:value-type="float" office:value="-59.2836791572571" calcext:value-type="float">
            <text:p>-59,2836791572571</text:p>
          </table:table-cell>
          <table:table-cell office:value-type="float" office:value="-59.3680897026062" calcext:value-type="float">
            <text:p>-59,3680897026062</text:p>
          </table:table-cell>
          <table:table-cell office:value-type="float" office:value="-59.4133536949158" calcext:value-type="float">
            <text:p>-59,4133536949158</text:p>
          </table:table-cell>
          <table:table-cell office:value-type="float" office:value="-59.3561482391357" calcext:value-type="float">
            <text:p>-59,3561482391357</text:p>
          </table:table-cell>
          <table:table-cell office:value-type="float" office:value="-59.2849813804626" calcext:value-type="float">
            <text:p>-59,2849813804626</text:p>
          </table:table-cell>
          <table:table-cell office:value-type="float" office:value="-59.3648122596741" calcext:value-type="float">
            <text:p>-59,3648122596741</text:p>
          </table:table-cell>
          <table:table-cell office:value-type="float" office:value="-59.4158838653565" calcext:value-type="float">
            <text:p>-59,4158838653565</text:p>
          </table:table-cell>
          <table:table-cell office:value-type="float" office:value="-59.3530865364075" calcext:value-type="float">
            <text:p>-59,3530865364075</text:p>
          </table:table-cell>
          <table:table-cell office:value-type="float" office:value="-59.2824414176941" calcext:value-type="float">
            <text:p>-59,2824414176941</text:p>
          </table:table-cell>
          <table:table-cell office:value-type="float" office:value="-59.3604430770874" calcext:value-type="float">
            <text:p>-59,3604430770874</text:p>
          </table:table-cell>
          <table:table-cell office:value-type="float" office:value="-59.4148894882202" calcext:value-type="float">
            <text:p>-59,4148894882202</text:p>
          </table:table-cell>
          <table:table-cell office:value-type="float" office:value="-59.3484743347168" calcext:value-type="float">
            <text:p>-59,3484743347168</text:p>
          </table:table-cell>
          <table:table-cell office:value-type="float" office:value="-59.2857383537293" calcext:value-type="float">
            <text:p>-59,2857383537293</text:p>
          </table:table-cell>
          <table:table-cell office:value-type="float" office:value="-59.3621089630127" calcext:value-type="float">
            <text:p>-59,3621089630127</text:p>
          </table:table-cell>
          <table:table-cell office:value-type="float" office:value="-59.4146537055969" calcext:value-type="float">
            <text:p>-59,4146537055969</text:p>
          </table:table-cell>
          <table:table-cell office:value-type="float" office:value="-59.3505641555786" calcext:value-type="float">
            <text:p>-59,3505641555786</text:p>
          </table:table-cell>
          <table:table-cell office:value-type="float" office:value="-59.2824647026062" calcext:value-type="float">
            <text:p>-59,2824647026062</text:p>
          </table:table-cell>
          <table:table-cell office:value-type="float" office:value="-59.3614418411255" calcext:value-type="float">
            <text:p>-59,3614418411255</text:p>
          </table:table-cell>
          <table:table-cell office:value-type="float" office:value="-59.4143137321472" calcext:value-type="float">
            <text:p>-59,4143137321472</text:p>
          </table:table-cell>
          <table:table-cell office:value-type="float" office:value="-59.3505817832947" calcext:value-type="float">
            <text:p>-59,3505817832947</text:p>
          </table:table-cell>
          <table:table-cell office:value-type="float" office:value="-59.2817600021362" calcext:value-type="float">
            <text:p>-59,2817600021362</text:p>
          </table:table-cell>
          <table:table-cell office:value-type="float" office:value="-59.3604805984497" calcext:value-type="float">
            <text:p>-59,3604805984497</text:p>
          </table:table-cell>
          <table:table-cell office:value-type="float" office:value="-59.410936542511" calcext:value-type="float">
            <text:p>-59,410936542511</text:p>
          </table:table-cell>
          <table:table-cell office:value-type="float" office:value="-59.3459942092896" calcext:value-type="float">
            <text:p>-59,3459942092896</text:p>
          </table:table-cell>
          <table:table-cell office:value-type="float" office:value="-59.2765085449219" calcext:value-type="float">
            <text:p>-59,2765085449219</text:p>
          </table:table-cell>
          <table:table-cell office:value-type="float" office:value="-59.3562874755859" calcext:value-type="float">
            <text:p>-59,3562874755859</text:p>
          </table:table-cell>
          <table:table-cell office:value-type="float" office:value="-59.4061264305115" calcext:value-type="float">
            <text:p>-59,4061264305115</text:p>
          </table:table-cell>
          <table:table-cell office:value-type="float" office:value="-59.3456061058044" calcext:value-type="float">
            <text:p>-59,345606105804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9.2710959587097" calcext:value-type="float">
            <text:p>-59,2710959587097</text:p>
          </table:table-cell>
          <table:table-cell office:value-type="float" office:value="-59.3494038734436" calcext:value-type="float">
            <text:p>-59,3494038734436</text:p>
          </table:table-cell>
          <table:table-cell office:value-type="float" office:value="-59.4096590499878" calcext:value-type="float">
            <text:p>-59,4096590499878</text:p>
          </table:table-cell>
          <table:table-cell office:value-type="float" office:value="-59.3510288963318" calcext:value-type="float">
            <text:p>-59,3510288963318</text:p>
          </table:table-cell>
          <table:table-cell office:value-type="float" office:value="-59.2755690002441" calcext:value-type="float">
            <text:p>-59,2755690002441</text:p>
          </table:table-cell>
          <table:table-cell office:value-type="float" office:value="-59.3557147331238" calcext:value-type="float">
            <text:p>-59,3557147331238</text:p>
          </table:table-cell>
          <table:table-cell office:value-type="float" office:value="-59.4142920570374" calcext:value-type="float">
            <text:p>-59,4142920570374</text:p>
          </table:table-cell>
          <table:table-cell office:value-type="float" office:value="-59.3473900146484" calcext:value-type="float">
            <text:p>-59,3473900146484</text:p>
          </table:table-cell>
          <table:table-cell office:value-type="float" office:value="-59.2842761116028" calcext:value-type="float">
            <text:p>-59,2842761116028</text:p>
          </table:table-cell>
          <table:table-cell office:value-type="float" office:value="-59.3627712783813" calcext:value-type="float">
            <text:p>-59,3627712783813</text:p>
          </table:table-cell>
          <table:table-cell office:value-type="float" office:value="-59.4131645393372" calcext:value-type="float">
            <text:p>-59,4131645393372</text:p>
          </table:table-cell>
          <table:table-cell office:value-type="float" office:value="-59.3514046287537" calcext:value-type="float">
            <text:p>-59,3514046287537</text:p>
          </table:table-cell>
          <table:table-cell office:value-type="float" office:value="-59.2831240921021" calcext:value-type="float">
            <text:p>-59,2831240921021</text:p>
          </table:table-cell>
          <table:table-cell office:value-type="float" office:value="-59.3623691177368" calcext:value-type="float">
            <text:p>-59,3623691177368</text:p>
          </table:table-cell>
          <table:table-cell office:value-type="float" office:value="-59.4048918113709" calcext:value-type="float">
            <text:p>-59,4048918113709</text:p>
          </table:table-cell>
          <table:table-cell office:value-type="float" office:value="-59.349781414032" calcext:value-type="float">
            <text:p>-59,349781414032</text:p>
          </table:table-cell>
          <table:table-cell office:value-type="float" office:value="-59.2835397911072" calcext:value-type="float">
            <text:p>-59,2835397911072</text:p>
          </table:table-cell>
          <table:table-cell office:value-type="float" office:value="-59.3635741767883" calcext:value-type="float">
            <text:p>-59,3635741767883</text:p>
          </table:table-cell>
          <table:table-cell office:value-type="float" office:value="-59.4116762657166" calcext:value-type="float">
            <text:p>-59,4116762657166</text:p>
          </table:table-cell>
          <table:table-cell office:value-type="float" office:value="-59.3520909080505" calcext:value-type="float">
            <text:p>-59,3520909080505</text:p>
          </table:table-cell>
          <table:table-cell office:value-type="float" office:value="-59.2814206733704" calcext:value-type="float">
            <text:p>-59,2814206733704</text:p>
          </table:table-cell>
          <table:table-cell office:value-type="float" office:value="-59.3604246444702" calcext:value-type="float">
            <text:p>-59,3604246444702</text:p>
          </table:table-cell>
          <table:table-cell office:value-type="float" office:value="-59.4141061286926" calcext:value-type="float">
            <text:p>-59,4141061286926</text:p>
          </table:table-cell>
          <table:table-cell office:value-type="float" office:value="-59.3496418647766" calcext:value-type="float">
            <text:p>-59,3496418647766</text:p>
          </table:table-cell>
          <table:table-cell office:value-type="float" office:value="-59.2781175804138" calcext:value-type="float">
            <text:p>-59,2781175804138</text:p>
          </table:table-cell>
          <table:table-cell office:value-type="float" office:value="-59.3621141624451" calcext:value-type="float">
            <text:p>-59,3621141624451</text:p>
          </table:table-cell>
          <table:table-cell office:value-type="float" office:value="-59.411116897583" calcext:value-type="float">
            <text:p>-59,411116897583</text:p>
          </table:table-cell>
          <table:table-cell office:value-type="float" office:value="-59.348062122345" calcext:value-type="float">
            <text:p>-59,348062122345</text:p>
          </table:table-cell>
          <table:table-cell office:value-type="float" office:value="-59.2788110084534" calcext:value-type="float">
            <text:p>-59,2788110084534</text:p>
          </table:table-cell>
          <table:table-cell office:value-type="float" office:value="-59.3609248275757" calcext:value-type="float">
            <text:p>-59,3609248275757</text:p>
          </table:table-cell>
          <table:table-cell office:value-type="float" office:value="-59.4098244781494" calcext:value-type="float">
            <text:p>-59,4098244781494</text:p>
          </table:table-cell>
          <table:table-cell office:value-type="float" office:value="-59.347343914032" calcext:value-type="float">
            <text:p>-59,347343914032</text:p>
          </table:table-cell>
          <table:table-cell office:value-type="float" office:value="-59.278310382843" calcext:value-type="float">
            <text:p>-59,278310382843</text:p>
          </table:table-cell>
          <table:table-cell office:value-type="float" office:value="-59.3571483268738" calcext:value-type="float">
            <text:p>-59,3571483268738</text:p>
          </table:table-cell>
          <table:table-cell office:value-type="float" office:value="-59.4078089179993" calcext:value-type="float">
            <text:p>-59,4078089179993</text:p>
          </table:table-cell>
          <table:table-cell office:value-type="float" office:value="-59.347992893219" calcext:value-type="float">
            <text:p>-59,347992893219</text:p>
          </table:table-cell>
          <table:table-cell office:value-type="float" office:value="-59.2779830589294" calcext:value-type="float">
            <text:p>-59,2779830589294</text:p>
          </table:table-cell>
          <table:table-cell office:value-type="float" office:value="-59.3561221046448" calcext:value-type="float">
            <text:p>-59,3561221046448</text:p>
          </table:table-cell>
          <table:table-cell office:value-type="float" office:value="-59.4072967453003" calcext:value-type="float">
            <text:p>-59,4072967453003</text:p>
          </table:table-cell>
          <table:table-cell office:value-type="float" office:value="-59.3458956375122" calcext:value-type="float">
            <text:p>-59,345895637512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9.2799005050659" calcext:value-type="float">
            <text:p>-59,2799005050659</text:p>
          </table:table-cell>
          <table:table-cell office:value-type="float" office:value="-59.3597308654785" calcext:value-type="float">
            <text:p>-59,3597308654785</text:p>
          </table:table-cell>
          <table:table-cell office:value-type="float" office:value="-59.4153667449951" calcext:value-type="float">
            <text:p>-59,4153667449951</text:p>
          </table:table-cell>
          <table:table-cell office:value-type="float" office:value="-59.342947177887" calcext:value-type="float">
            <text:p>-59,342947177887</text:p>
          </table:table-cell>
          <table:table-cell office:value-type="float" office:value="-59.2770990066528" calcext:value-type="float">
            <text:p>-59,2770990066528</text:p>
          </table:table-cell>
          <table:table-cell office:value-type="float" office:value="-59.3575190429688" calcext:value-type="float">
            <text:p>-59,3575190429688</text:p>
          </table:table-cell>
          <table:table-cell office:value-type="float" office:value="-59.4056687469482" calcext:value-type="float">
            <text:p>-59,4056687469482</text:p>
          </table:table-cell>
          <table:table-cell office:value-type="float" office:value="-59.3532057571411" calcext:value-type="float">
            <text:p>-59,3532057571411</text:p>
          </table:table-cell>
          <table:table-cell office:value-type="float" office:value="-59.2844336776733" calcext:value-type="float">
            <text:p>-59,2844336776733</text:p>
          </table:table-cell>
          <table:table-cell office:value-type="float" office:value="-59.363036277771" calcext:value-type="float">
            <text:p>-59,363036277771</text:p>
          </table:table-cell>
          <table:table-cell office:value-type="float" office:value="-59.4134819030762" calcext:value-type="float">
            <text:p>-59,4134819030762</text:p>
          </table:table-cell>
          <table:table-cell office:value-type="float" office:value="-59.3494390411377" calcext:value-type="float">
            <text:p>-59,3494390411377</text:p>
          </table:table-cell>
          <table:table-cell office:value-type="float" office:value="-59.2844888801575" calcext:value-type="float">
            <text:p>-59,2844888801575</text:p>
          </table:table-cell>
          <table:table-cell office:value-type="float" office:value="-59.3617794075012" calcext:value-type="float">
            <text:p>-59,3617794075012</text:p>
          </table:table-cell>
          <table:table-cell office:value-type="float" office:value="-59.4095500144959" calcext:value-type="float">
            <text:p>-59,4095500144959</text:p>
          </table:table-cell>
          <table:table-cell office:value-type="float" office:value="-59.351092590332" calcext:value-type="float">
            <text:p>-59,351092590332</text:p>
          </table:table-cell>
          <table:table-cell office:value-type="float" office:value="-59.2858803634644" calcext:value-type="float">
            <text:p>-59,2858803634644</text:p>
          </table:table-cell>
          <table:table-cell office:value-type="float" office:value="-59.3628490982056" calcext:value-type="float">
            <text:p>-59,3628490982056</text:p>
          </table:table-cell>
          <table:table-cell office:value-type="float" office:value="-59.4153889732361" calcext:value-type="float">
            <text:p>-59,4153889732361</text:p>
          </table:table-cell>
          <table:table-cell office:value-type="float" office:value="-59.3516683425903" calcext:value-type="float">
            <text:p>-59,3516683425903</text:p>
          </table:table-cell>
          <table:table-cell office:value-type="float" office:value="-59.2825673484802" calcext:value-type="float">
            <text:p>-59,2825673484802</text:p>
          </table:table-cell>
          <table:table-cell office:value-type="float" office:value="-59.3653233222961" calcext:value-type="float">
            <text:p>-59,3653233222961</text:p>
          </table:table-cell>
          <table:table-cell office:value-type="float" office:value="-59.4110480384827" calcext:value-type="float">
            <text:p>-59,4110480384827</text:p>
          </table:table-cell>
          <table:table-cell office:value-type="float" office:value="-59.351710269928" calcext:value-type="float">
            <text:p>-59,351710269928</text:p>
          </table:table-cell>
          <table:table-cell office:value-type="float" office:value="-59.2794551353455" calcext:value-type="float">
            <text:p>-59,2794551353455</text:p>
          </table:table-cell>
          <table:table-cell office:value-type="float" office:value="-59.3588264961243" calcext:value-type="float">
            <text:p>-59,3588264961243</text:p>
          </table:table-cell>
          <table:table-cell office:value-type="float" office:value="-59.4094837608337" calcext:value-type="float">
            <text:p>-59,4094837608337</text:p>
          </table:table-cell>
          <table:table-cell office:value-type="float" office:value="-59.3459619750977" calcext:value-type="float">
            <text:p>-59,3459619750977</text:p>
          </table:table-cell>
          <table:table-cell office:value-type="float" office:value="-59.2783424377441" calcext:value-type="float">
            <text:p>-59,2783424377441</text:p>
          </table:table-cell>
          <table:table-cell office:value-type="float" office:value="-59.358109867096" calcext:value-type="float">
            <text:p>-59,358109867096</text:p>
          </table:table-cell>
          <table:table-cell office:value-type="float" office:value="-59.40710521698" calcext:value-type="float">
            <text:p>-59,40710521698</text:p>
          </table:table-cell>
          <table:table-cell office:value-type="float" office:value="-59.3433007469177" calcext:value-type="float">
            <text:p>-59,3433007469177</text:p>
          </table:table-cell>
          <table:table-cell office:value-type="float" office:value="-59.2734353218079" calcext:value-type="float">
            <text:p>-59,2734353218079</text:p>
          </table:table-cell>
          <table:table-cell office:value-type="float" office:value="-59.3544385795593" calcext:value-type="float">
            <text:p>-59,3544385795593</text:p>
          </table:table-cell>
          <table:table-cell office:value-type="float" office:value="-59.4039762268066" calcext:value-type="float">
            <text:p>-59,4039762268066</text:p>
          </table:table-cell>
          <table:table-cell office:value-type="float" office:value="-59.3419849777222" calcext:value-type="float">
            <text:p>-59,3419849777222</text:p>
          </table:table-cell>
          <table:table-cell office:value-type="float" office:value="-59.2739608230591" calcext:value-type="float">
            <text:p>-59,2739608230591</text:p>
          </table:table-cell>
          <table:table-cell office:value-type="float" office:value="-59.3526487960815" calcext:value-type="float">
            <text:p>-59,3526487960815</text:p>
          </table:table-cell>
          <table:table-cell office:value-type="float" office:value="-59.4004566688538" calcext:value-type="float">
            <text:p>-59,4004566688538</text:p>
          </table:table-cell>
          <table:table-cell office:value-type="float" office:value="-59.3391752738953" calcext:value-type="float">
            <text:p>-59,339175273895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9.2693930435181" calcext:value-type="float">
            <text:p>-59,2693930435181</text:p>
          </table:table-cell>
          <table:table-cell office:value-type="float" office:value="-59.3492382698059" calcext:value-type="float">
            <text:p>-59,3492382698059</text:p>
          </table:table-cell>
          <table:table-cell office:value-type="float" office:value="-59.4047823638916" calcext:value-type="float">
            <text:p>-59,4047823638916</text:p>
          </table:table-cell>
          <table:table-cell office:value-type="float" office:value="-59.3368892059326" calcext:value-type="float">
            <text:p>-59,3368892059326</text:p>
          </table:table-cell>
          <table:table-cell office:value-type="float" office:value="-59.2780194625855" calcext:value-type="float">
            <text:p>-59,2780194625855</text:p>
          </table:table-cell>
          <table:table-cell office:value-type="float" office:value="-59.3550517120361" calcext:value-type="float">
            <text:p>-59,3550517120361</text:p>
          </table:table-cell>
          <table:table-cell office:value-type="float" office:value="-59.4158418235779" calcext:value-type="float">
            <text:p>-59,4158418235779</text:p>
          </table:table-cell>
          <table:table-cell office:value-type="float" office:value="-59.3365763893128" calcext:value-type="float">
            <text:p>-59,3365763893128</text:p>
          </table:table-cell>
          <table:table-cell office:value-type="float" office:value="-59.2717465057373" calcext:value-type="float">
            <text:p>-59,2717465057373</text:p>
          </table:table-cell>
          <table:table-cell office:value-type="float" office:value="-59.3530934410095" calcext:value-type="float">
            <text:p>-59,3530934410095</text:p>
          </table:table-cell>
          <table:table-cell office:value-type="float" office:value="-59.3999758987427" calcext:value-type="float">
            <text:p>-59,3999758987427</text:p>
          </table:table-cell>
          <table:table-cell office:value-type="float" office:value="-59.3389983329773" calcext:value-type="float">
            <text:p>-59,3389983329773</text:p>
          </table:table-cell>
          <table:table-cell office:value-type="float" office:value="-59.2711329803467" calcext:value-type="float">
            <text:p>-59,2711329803467</text:p>
          </table:table-cell>
          <table:table-cell office:value-type="float" office:value="-59.3602527275085" calcext:value-type="float">
            <text:p>-59,3602527275085</text:p>
          </table:table-cell>
          <table:table-cell office:value-type="float" office:value="-59.4113727378845" calcext:value-type="float">
            <text:p>-59,4113727378845</text:p>
          </table:table-cell>
          <table:table-cell office:value-type="float" office:value="-59.3403935089111" calcext:value-type="float">
            <text:p>-59,3403935089111</text:p>
          </table:table-cell>
          <table:table-cell office:value-type="float" office:value="-59.2769922027588" calcext:value-type="float">
            <text:p>-59,2769922027588</text:p>
          </table:table-cell>
          <table:table-cell office:value-type="float" office:value="-59.3594666366577" calcext:value-type="float">
            <text:p>-59,3594666366577</text:p>
          </table:table-cell>
          <table:table-cell office:value-type="float" office:value="-59.4091463165283" calcext:value-type="float">
            <text:p>-59,4091463165283</text:p>
          </table:table-cell>
          <table:table-cell office:value-type="float" office:value="-59.3477997131348" calcext:value-type="float">
            <text:p>-59,3477997131348</text:p>
          </table:table-cell>
          <table:table-cell office:value-type="float" office:value="-59.2726402702332" calcext:value-type="float">
            <text:p>-59,2726402702332</text:p>
          </table:table-cell>
          <table:table-cell office:value-type="float" office:value="-59.3535296134949" calcext:value-type="float">
            <text:p>-59,3535296134949</text:p>
          </table:table-cell>
          <table:table-cell office:value-type="float" office:value="-59.4068159141541" calcext:value-type="float">
            <text:p>-59,4068159141541</text:p>
          </table:table-cell>
          <table:table-cell office:value-type="float" office:value="-59.3417026290894" calcext:value-type="float">
            <text:p>-59,3417026290894</text:p>
          </table:table-cell>
          <table:table-cell office:value-type="float" office:value="-59.2743727149963" calcext:value-type="float">
            <text:p>-59,2743727149963</text:p>
          </table:table-cell>
          <table:table-cell office:value-type="float" office:value="-59.3545324134827" calcext:value-type="float">
            <text:p>-59,3545324134827</text:p>
          </table:table-cell>
          <table:table-cell office:value-type="float" office:value="-59.4049267425537" calcext:value-type="float">
            <text:p>-59,4049267425537</text:p>
          </table:table-cell>
          <table:table-cell office:value-type="float" office:value="-59.3437513389587" calcext:value-type="float">
            <text:p>-59,3437513389587</text:p>
          </table:table-cell>
          <table:table-cell office:value-type="float" office:value="-59.2755535621643" calcext:value-type="float">
            <text:p>-59,2755535621643</text:p>
          </table:table-cell>
          <table:table-cell office:value-type="float" office:value="-59.3546395988464" calcext:value-type="float">
            <text:p>-59,3546395988464</text:p>
          </table:table-cell>
          <table:table-cell office:value-type="float" office:value="-59.4054210166931" calcext:value-type="float">
            <text:p>-59,4054210166931</text:p>
          </table:table-cell>
          <table:table-cell office:value-type="float" office:value="-59.3443147506714" calcext:value-type="float">
            <text:p>-59,3443147506714</text:p>
          </table:table-cell>
          <table:table-cell office:value-type="float" office:value="-59.2727927246094" calcext:value-type="float">
            <text:p>-59,2727927246094</text:p>
          </table:table-cell>
          <table:table-cell office:value-type="float" office:value="-59.3489555892944" calcext:value-type="float">
            <text:p>-59,3489555892944</text:p>
          </table:table-cell>
          <table:table-cell office:value-type="float" office:value="-59.401112575531" calcext:value-type="float">
            <text:p>-59,401112575531</text:p>
          </table:table-cell>
          <table:table-cell office:value-type="float" office:value="-59.342729598999" calcext:value-type="float">
            <text:p>-59,342729598999</text:p>
          </table:table-cell>
          <table:table-cell office:value-type="float" office:value="-59.2748723907471" calcext:value-type="float">
            <text:p>-59,2748723907471</text:p>
          </table:table-cell>
          <table:table-cell office:value-type="float" office:value="-59.353599407196" calcext:value-type="float">
            <text:p>-59,353599407196</text:p>
          </table:table-cell>
          <table:table-cell office:value-type="float" office:value="-59.4056003227234" calcext:value-type="float">
            <text:p>-59,4056003227234</text:p>
          </table:table-cell>
          <table:table-cell office:value-type="float" office:value="-59.3420459671021" calcext:value-type="float">
            <text:p>-59,342045967102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9.2798979759216" calcext:value-type="float">
            <text:p>-59,2798979759216</text:p>
          </table:table-cell>
          <table:table-cell office:value-type="float" office:value="-59.3591111602783" calcext:value-type="float">
            <text:p>-59,3591111602783</text:p>
          </table:table-cell>
          <table:table-cell office:value-type="float" office:value="-59.3953474998474" calcext:value-type="float">
            <text:p>-59,3953474998474</text:p>
          </table:table-cell>
          <table:table-cell office:value-type="float" office:value="-59.3481415138245" calcext:value-type="float">
            <text:p>-59,3481415138245</text:p>
          </table:table-cell>
          <table:table-cell office:value-type="float" office:value="-59.2671865768433" calcext:value-type="float">
            <text:p>-59,2671865768433</text:p>
          </table:table-cell>
          <table:table-cell office:value-type="float" office:value="-59.3561206169128" calcext:value-type="float">
            <text:p>-59,3561206169128</text:p>
          </table:table-cell>
          <table:table-cell office:value-type="float" office:value="-59.4038327064514" calcext:value-type="float">
            <text:p>-59,4038327064514</text:p>
          </table:table-cell>
          <table:table-cell office:value-type="float" office:value="-59.3378896255493" calcext:value-type="float">
            <text:p>-59,3378896255493</text:p>
          </table:table-cell>
          <table:table-cell office:value-type="float" office:value="-59.2754115409851" calcext:value-type="float">
            <text:p>-59,2754115409851</text:p>
          </table:table-cell>
          <table:table-cell office:value-type="float" office:value="-59.3485163726807" calcext:value-type="float">
            <text:p>-59,3485163726807</text:p>
          </table:table-cell>
          <table:table-cell office:value-type="float" office:value="-59.4046000061035" calcext:value-type="float">
            <text:p>-59,4046000061035</text:p>
          </table:table-cell>
          <table:table-cell office:value-type="float" office:value="-59.3391900024414" calcext:value-type="float">
            <text:p>-59,3391900024414</text:p>
          </table:table-cell>
          <table:table-cell office:value-type="float" office:value="-59.2727771530151" calcext:value-type="float">
            <text:p>-59,2727771530151</text:p>
          </table:table-cell>
          <table:table-cell office:value-type="float" office:value="-59.3459267082214" calcext:value-type="float">
            <text:p>-59,3459267082214</text:p>
          </table:table-cell>
          <table:table-cell office:value-type="float" office:value="-59.4030745124817" calcext:value-type="float">
            <text:p>-59,4030745124817</text:p>
          </table:table-cell>
          <table:table-cell office:value-type="float" office:value="-59.3408944282532" calcext:value-type="float">
            <text:p>-59,3408944282532</text:p>
          </table:table-cell>
          <table:table-cell office:value-type="float" office:value="-59.2708460884094" calcext:value-type="float">
            <text:p>-59,2708460884094</text:p>
          </table:table-cell>
          <table:table-cell office:value-type="float" office:value="-59.3482553024292" calcext:value-type="float">
            <text:p>-59,3482553024292</text:p>
          </table:table-cell>
          <table:table-cell office:value-type="float" office:value="-59.4057351455689" calcext:value-type="float">
            <text:p>-59,4057351455689</text:p>
          </table:table-cell>
          <table:table-cell office:value-type="float" office:value="-59.3392000465393" calcext:value-type="float">
            <text:p>-59,3392000465393</text:p>
          </table:table-cell>
          <table:table-cell office:value-type="float" office:value="-59.2656998443604" calcext:value-type="float">
            <text:p>-59,2656998443604</text:p>
          </table:table-cell>
          <table:table-cell office:value-type="float" office:value="-59.3514142036438" calcext:value-type="float">
            <text:p>-59,3514142036438</text:p>
          </table:table-cell>
          <table:table-cell office:value-type="float" office:value="-59.3931112251282" calcext:value-type="float">
            <text:p>-59,3931112251282</text:p>
          </table:table-cell>
          <table:table-cell office:value-type="float" office:value="-59.3368918685913" calcext:value-type="float">
            <text:p>-59,3368918685913</text:p>
          </table:table-cell>
          <table:table-cell office:value-type="float" office:value="-59.2744297294617" calcext:value-type="float">
            <text:p>-59,2744297294617</text:p>
          </table:table-cell>
          <table:table-cell office:value-type="float" office:value="-59.3528471794128" calcext:value-type="float">
            <text:p>-59,3528471794128</text:p>
          </table:table-cell>
          <table:table-cell office:value-type="float" office:value="-59.4003041419983" calcext:value-type="float">
            <text:p>-59,4003041419983</text:p>
          </table:table-cell>
          <table:table-cell office:value-type="float" office:value="-59.3429598503113" calcext:value-type="float">
            <text:p>-59,3429598503113</text:p>
          </table:table-cell>
          <table:table-cell office:value-type="float" office:value="-59.2682489585877" calcext:value-type="float">
            <text:p>-59,2682489585877</text:p>
          </table:table-cell>
          <table:table-cell office:value-type="float" office:value="-59.3483365631104" calcext:value-type="float">
            <text:p>-59,3483365631104</text:p>
          </table:table-cell>
          <table:table-cell office:value-type="float" office:value="-59.3963278312683" calcext:value-type="float">
            <text:p>-59,3963278312683</text:p>
          </table:table-cell>
          <table:table-cell office:value-type="float" office:value="-59.3346828918457" calcext:value-type="float">
            <text:p>-59,3346828918457</text:p>
          </table:table-cell>
          <table:table-cell office:value-type="float" office:value="-59.2660567626953" calcext:value-type="float">
            <text:p>-59,2660567626953</text:p>
          </table:table-cell>
          <table:table-cell office:value-type="float" office:value="-59.3450277023315" calcext:value-type="float">
            <text:p>-59,3450277023315</text:p>
          </table:table-cell>
          <table:table-cell office:value-type="float" office:value="-59.3966037712097" calcext:value-type="float">
            <text:p>-59,3966037712097</text:p>
          </table:table-cell>
          <table:table-cell office:value-type="float" office:value="-59.3372872276306" calcext:value-type="float">
            <text:p>-59,3372872276306</text:p>
          </table:table-cell>
          <table:table-cell office:value-type="float" office:value="-59.2697937049866" calcext:value-type="float">
            <text:p>-59,2697937049866</text:p>
          </table:table-cell>
          <table:table-cell office:value-type="float" office:value="-59.3493238601685" calcext:value-type="float">
            <text:p>-59,3493238601685</text:p>
          </table:table-cell>
          <table:table-cell office:value-type="float" office:value="-59.3978136024475" calcext:value-type="float">
            <text:p>-59,3978136024475</text:p>
          </table:table-cell>
          <table:table-cell office:value-type="float" office:value="-59.3376415939331" calcext:value-type="float">
            <text:p>-59,337641593933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9.2652512817383" calcext:value-type="float">
            <text:p>-59,2652512817383</text:p>
          </table:table-cell>
          <table:table-cell office:value-type="float" office:value="-59.3489439277649" calcext:value-type="float">
            <text:p>-59,3489439277649</text:p>
          </table:table-cell>
          <table:table-cell office:value-type="float" office:value="-59.3906029930115" calcext:value-type="float">
            <text:p>-59,3906029930115</text:p>
          </table:table-cell>
          <table:table-cell office:value-type="float" office:value="-59.336684463501" calcext:value-type="float">
            <text:p>-59,336684463501</text:p>
          </table:table-cell>
          <table:table-cell office:value-type="float" office:value="-59.2741246490479" calcext:value-type="float">
            <text:p>-59,2741246490479</text:p>
          </table:table-cell>
          <table:table-cell office:value-type="float" office:value="-59.3490030136108" calcext:value-type="float">
            <text:p>-59,3490030136108</text:p>
          </table:table-cell>
          <table:table-cell office:value-type="float" office:value="-59.4151234092712" calcext:value-type="float">
            <text:p>-59,4151234092712</text:p>
          </table:table-cell>
          <table:table-cell office:value-type="float" office:value="-59.348138458252" calcext:value-type="float">
            <text:p>-59,348138458252</text:p>
          </table:table-cell>
          <table:table-cell office:value-type="float" office:value="-59.266281627655" calcext:value-type="float">
            <text:p>-59,266281627655</text:p>
          </table:table-cell>
          <table:table-cell office:value-type="float" office:value="-59.3543333473206" calcext:value-type="float">
            <text:p>-59,3543333473206</text:p>
          </table:table-cell>
          <table:table-cell office:value-type="float" office:value="-59.399475025177" calcext:value-type="float">
            <text:p>-59,399475025177</text:p>
          </table:table-cell>
          <table:table-cell office:value-type="float" office:value="-59.3346056518555" calcext:value-type="float">
            <text:p>-59,3346056518555</text:p>
          </table:table-cell>
          <table:table-cell office:value-type="float" office:value="-59.2739939651489" calcext:value-type="float">
            <text:p>-59,2739939651489</text:p>
          </table:table-cell>
          <table:table-cell office:value-type="float" office:value="-59.3517558937073" calcext:value-type="float">
            <text:p>-59,3517558937073</text:p>
          </table:table-cell>
          <table:table-cell office:value-type="float" office:value="-59.4045760765076" calcext:value-type="float">
            <text:p>-59,4045760765076</text:p>
          </table:table-cell>
          <table:table-cell office:value-type="float" office:value="-59.333862159729" calcext:value-type="float">
            <text:p>-59,333862159729</text:p>
          </table:table-cell>
          <table:table-cell office:value-type="float" office:value="-59.2735629081726" calcext:value-type="float">
            <text:p>-59,2735629081726</text:p>
          </table:table-cell>
          <table:table-cell office:value-type="float" office:value="-59.3515172386169" calcext:value-type="float">
            <text:p>-59,3515172386169</text:p>
          </table:table-cell>
          <table:table-cell office:value-type="float" office:value="-59.4019966926575" calcext:value-type="float">
            <text:p>-59,4019966926575</text:p>
          </table:table-cell>
          <table:table-cell office:value-type="float" office:value="-59.3452837028503" calcext:value-type="float">
            <text:p>-59,3452837028503</text:p>
          </table:table-cell>
          <table:table-cell office:value-type="float" office:value="-59.2725021286011" calcext:value-type="float">
            <text:p>-59,2725021286011</text:p>
          </table:table-cell>
          <table:table-cell office:value-type="float" office:value="-59.3487051010132" calcext:value-type="float">
            <text:p>-59,3487051010132</text:p>
          </table:table-cell>
          <table:table-cell office:value-type="float" office:value="-59.4015185775757" calcext:value-type="float">
            <text:p>-59,4015185775757</text:p>
          </table:table-cell>
          <table:table-cell office:value-type="float" office:value="-59.337622467041" calcext:value-type="float">
            <text:p>-59,337622467041</text:p>
          </table:table-cell>
          <table:table-cell office:value-type="float" office:value="-59.2707318496704" calcext:value-type="float">
            <text:p>-59,2707318496704</text:p>
          </table:table-cell>
          <table:table-cell office:value-type="float" office:value="-59.3515089378357" calcext:value-type="float">
            <text:p>-59,3515089378357</text:p>
          </table:table-cell>
          <table:table-cell office:value-type="float" office:value="-59.4032259140015" calcext:value-type="float">
            <text:p>-59,4032259140015</text:p>
          </table:table-cell>
          <table:table-cell office:value-type="float" office:value="-59.3425984230042" calcext:value-type="float">
            <text:p>-59,3425984230042</text:p>
          </table:table-cell>
          <table:table-cell office:value-type="float" office:value="-59.2719476318359" calcext:value-type="float">
            <text:p>-59,2719476318359</text:p>
          </table:table-cell>
          <table:table-cell office:value-type="float" office:value="-59.3517649002075" calcext:value-type="float">
            <text:p>-59,3517649002075</text:p>
          </table:table-cell>
          <table:table-cell office:value-type="float" office:value="-59.4038496437073" calcext:value-type="float">
            <text:p>-59,4038496437073</text:p>
          </table:table-cell>
          <table:table-cell office:value-type="float" office:value="-59.3443163566589" calcext:value-type="float">
            <text:p>-59,3443163566589</text:p>
          </table:table-cell>
          <table:table-cell office:value-type="float" office:value="-59.2700072135925" calcext:value-type="float">
            <text:p>-59,2700072135925</text:p>
          </table:table-cell>
          <table:table-cell office:value-type="float" office:value="-59.3497501182556" calcext:value-type="float">
            <text:p>-59,3497501182556</text:p>
          </table:table-cell>
          <table:table-cell office:value-type="float" office:value="-59.4018202133179" calcext:value-type="float">
            <text:p>-59,4018202133179</text:p>
          </table:table-cell>
          <table:table-cell office:value-type="float" office:value="-59.3407835960388" calcext:value-type="float">
            <text:p>-59,3407835960388</text:p>
          </table:table-cell>
          <table:table-cell office:value-type="float" office:value="-59.2701991729736" calcext:value-type="float">
            <text:p>-59,2701991729736</text:p>
          </table:table-cell>
          <table:table-cell office:value-type="float" office:value="-59.3511829490662" calcext:value-type="float">
            <text:p>-59,3511829490662</text:p>
          </table:table-cell>
          <table:table-cell office:value-type="float" office:value="-59.400449634552" calcext:value-type="float">
            <text:p>-59,400449634552</text:p>
          </table:table-cell>
          <table:table-cell office:value-type="float" office:value="-59.3385900192261" calcext:value-type="float">
            <text:p>-59,338590019226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9.2682022781372" calcext:value-type="float">
            <text:p>-59,2682022781372</text:p>
          </table:table-cell>
          <table:table-cell office:value-type="float" office:value="-59.3492112121582" calcext:value-type="float">
            <text:p>-59,3492112121582</text:p>
          </table:table-cell>
          <table:table-cell office:value-type="float" office:value="-59.3985608825684" calcext:value-type="float">
            <text:p>-59,3985608825684</text:p>
          </table:table-cell>
          <table:table-cell office:value-type="float" office:value="-59.3332360458374" calcext:value-type="float">
            <text:p>-59,3332360458374</text:p>
          </table:table-cell>
          <table:table-cell office:value-type="float" office:value="-59.2708977661133" calcext:value-type="float">
            <text:p>-59,2708977661133</text:p>
          </table:table-cell>
          <table:table-cell office:value-type="float" office:value="-59.3467644920349" calcext:value-type="float">
            <text:p>-59,3467644920349</text:p>
          </table:table-cell>
          <table:table-cell office:value-type="float" office:value="-59.40194764328" calcext:value-type="float">
            <text:p>-59,40194764328</text:p>
          </table:table-cell>
          <table:table-cell office:value-type="float" office:value="-59.3328427085877" calcext:value-type="float">
            <text:p>-59,3328427085877</text:p>
          </table:table-cell>
          <table:table-cell office:value-type="float" office:value="-59.2723427734375" calcext:value-type="float">
            <text:p>-59,2723427734375</text:p>
          </table:table-cell>
          <table:table-cell office:value-type="float" office:value="-59.3505970916748" calcext:value-type="float">
            <text:p>-59,3505970916748</text:p>
          </table:table-cell>
          <table:table-cell office:value-type="float" office:value="-59.4004002914429" calcext:value-type="float">
            <text:p>-59,4004002914429</text:p>
          </table:table-cell>
          <table:table-cell office:value-type="float" office:value="-59.3367026367188" calcext:value-type="float">
            <text:p>-59,3367026367188</text:p>
          </table:table-cell>
          <table:table-cell office:value-type="float" office:value="-59.2676517601013" calcext:value-type="float">
            <text:p>-59,2676517601013</text:p>
          </table:table-cell>
          <table:table-cell office:value-type="float" office:value="-59.3464682998657" calcext:value-type="float">
            <text:p>-59,3464682998657</text:p>
          </table:table-cell>
          <table:table-cell office:value-type="float" office:value="-59.3981351203918" calcext:value-type="float">
            <text:p>-59,3981351203918</text:p>
          </table:table-cell>
          <table:table-cell office:value-type="float" office:value="-59.3382250900269" calcext:value-type="float">
            <text:p>-59,3382250900269</text:p>
          </table:table-cell>
          <table:table-cell office:value-type="float" office:value="-59.2681714515686" calcext:value-type="float">
            <text:p>-59,2681714515686</text:p>
          </table:table-cell>
          <table:table-cell office:value-type="float" office:value="-59.3511679954529" calcext:value-type="float">
            <text:p>-59,3511679954529</text:p>
          </table:table-cell>
          <table:table-cell office:value-type="float" office:value="-59.4051938095093" calcext:value-type="float">
            <text:p>-59,4051938095093</text:p>
          </table:table-cell>
          <table:table-cell office:value-type="float" office:value="-59.3408204269409" calcext:value-type="float">
            <text:p>-59,3408204269409</text:p>
          </table:table-cell>
          <table:table-cell office:value-type="float" office:value="-59.2707107849121" calcext:value-type="float">
            <text:p>-59,2707107849121</text:p>
          </table:table-cell>
          <table:table-cell office:value-type="float" office:value="-59.354402545929" calcext:value-type="float">
            <text:p>-59,354402545929</text:p>
          </table:table-cell>
          <table:table-cell office:value-type="float" office:value="-59.3999533615112" calcext:value-type="float">
            <text:p>-59,3999533615112</text:p>
          </table:table-cell>
          <table:table-cell office:value-type="float" office:value="-59.3364644775391" calcext:value-type="float">
            <text:p>-59,3364644775391</text:p>
          </table:table-cell>
          <table:table-cell office:value-type="float" office:value="-59.2678544654846" calcext:value-type="float">
            <text:p>-59,2678544654846</text:p>
          </table:table-cell>
          <table:table-cell office:value-type="float" office:value="-59.3428234405518" calcext:value-type="float">
            <text:p>-59,3428234405518</text:p>
          </table:table-cell>
          <table:table-cell office:value-type="float" office:value="-59.3978797302246" calcext:value-type="float">
            <text:p>-59,3978797302246</text:p>
          </table:table-cell>
          <table:table-cell office:value-type="float" office:value="-59.3361897697449" calcext:value-type="float">
            <text:p>-59,3361897697449</text:p>
          </table:table-cell>
          <table:table-cell office:value-type="float" office:value="-59.2643798332214" calcext:value-type="float">
            <text:p>-59,2643798332214</text:p>
          </table:table-cell>
          <table:table-cell office:value-type="float" office:value="-59.3444011116028" calcext:value-type="float">
            <text:p>-59,3444011116028</text:p>
          </table:table-cell>
          <table:table-cell office:value-type="float" office:value="-59.3976294288635" calcext:value-type="float">
            <text:p>-59,3976294288635</text:p>
          </table:table-cell>
          <table:table-cell office:value-type="float" office:value="-59.3363729286194" calcext:value-type="float">
            <text:p>-59,3363729286194</text:p>
          </table:table-cell>
          <table:table-cell office:value-type="float" office:value="-59.2666881332398" calcext:value-type="float">
            <text:p>-59,2666881332398</text:p>
          </table:table-cell>
          <table:table-cell office:value-type="float" office:value="-59.3455772247314" calcext:value-type="float">
            <text:p>-59,3455772247314</text:p>
          </table:table-cell>
          <table:table-cell office:value-type="float" office:value="-59.3931144065857" calcext:value-type="float">
            <text:p>-59,3931144065857</text:p>
          </table:table-cell>
          <table:table-cell office:value-type="float" office:value="-59.33463256073" calcext:value-type="float">
            <text:p>-59,33463256073</text:p>
          </table:table-cell>
          <table:table-cell office:value-type="float" office:value="-59.2657351570129" calcext:value-type="float">
            <text:p>-59,2657351570129</text:p>
          </table:table-cell>
          <table:table-cell office:value-type="float" office:value="-59.3429110145569" calcext:value-type="float">
            <text:p>-59,3429110145569</text:p>
          </table:table-cell>
          <table:table-cell office:value-type="float" office:value="-59.3951574707031" calcext:value-type="float">
            <text:p>-59,3951574707031</text:p>
          </table:table-cell>
          <table:table-cell office:value-type="float" office:value="-59.3343115844727" calcext:value-type="float">
            <text:p>-59,334311584472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9.2683579216003" calcext:value-type="float">
            <text:p>-59,2683579216003</text:p>
          </table:table-cell>
          <table:table-cell office:value-type="float" office:value="-59.3577739524841" calcext:value-type="float">
            <text:p>-59,3577739524841</text:p>
          </table:table-cell>
          <table:table-cell office:value-type="float" office:value="-59.3942252731323" calcext:value-type="float">
            <text:p>-59,3942252731323</text:p>
          </table:table-cell>
          <table:table-cell office:value-type="float" office:value="-59.3310255012512" calcext:value-type="float">
            <text:p>-59,3310255012512</text:p>
          </table:table-cell>
          <table:table-cell office:value-type="float" office:value="-59.2631647033691" calcext:value-type="float">
            <text:p>-59,2631647033691</text:p>
          </table:table-cell>
          <table:table-cell office:value-type="float" office:value="-59.3411935882568" calcext:value-type="float">
            <text:p>-59,3411935882568</text:p>
          </table:table-cell>
          <table:table-cell office:value-type="float" office:value="-59.3998950996399" calcext:value-type="float">
            <text:p>-59,3998950996399</text:p>
          </table:table-cell>
          <table:table-cell office:value-type="float" office:value="-59.340411113739" calcext:value-type="float">
            <text:p>-59,340411113739</text:p>
          </table:table-cell>
          <table:table-cell office:value-type="float" office:value="-59.2683971633911" calcext:value-type="float">
            <text:p>-59,2683971633911</text:p>
          </table:table-cell>
          <table:table-cell office:value-type="float" office:value="-59.3486841773987" calcext:value-type="float">
            <text:p>-59,3486841773987</text:p>
          </table:table-cell>
          <table:table-cell office:value-type="float" office:value="-59.4015450363159" calcext:value-type="float">
            <text:p>-59,4015450363159</text:p>
          </table:table-cell>
          <table:table-cell office:value-type="float" office:value="-59.3427749214172" calcext:value-type="float">
            <text:p>-59,3427749214172</text:p>
          </table:table-cell>
          <table:table-cell office:value-type="float" office:value="-59.2694213218689" calcext:value-type="float">
            <text:p>-59,2694213218689</text:p>
          </table:table-cell>
          <table:table-cell office:value-type="float" office:value="-59.3476514167786" calcext:value-type="float">
            <text:p>-59,3476514167786</text:p>
          </table:table-cell>
          <table:table-cell office:value-type="float" office:value="-59.3970220603943" calcext:value-type="float">
            <text:p>-59,3970220603943</text:p>
          </table:table-cell>
          <table:table-cell office:value-type="float" office:value="-59.339154258728" calcext:value-type="float">
            <text:p>-59,339154258728</text:p>
          </table:table-cell>
          <table:table-cell office:value-type="float" office:value="-59.2677744102478" calcext:value-type="float">
            <text:p>-59,2677744102478</text:p>
          </table:table-cell>
          <table:table-cell office:value-type="float" office:value="-59.3461122398376" calcext:value-type="float">
            <text:p>-59,3461122398376</text:p>
          </table:table-cell>
          <table:table-cell office:value-type="float" office:value="-59.4053558807373" calcext:value-type="float">
            <text:p>-59,4053558807373</text:p>
          </table:table-cell>
          <table:table-cell office:value-type="float" office:value="-59.3311595840454" calcext:value-type="float">
            <text:p>-59,3311595840454</text:p>
          </table:table-cell>
          <table:table-cell office:value-type="float" office:value="-59.2677707939148" calcext:value-type="float">
            <text:p>-59,2677707939148</text:p>
          </table:table-cell>
          <table:table-cell office:value-type="float" office:value="-59.3501315307617" calcext:value-type="float">
            <text:p>-59,3501315307617</text:p>
          </table:table-cell>
          <table:table-cell office:value-type="float" office:value="-59.3980612564087" calcext:value-type="float">
            <text:p>-59,3980612564087</text:p>
          </table:table-cell>
          <table:table-cell office:value-type="float" office:value="-59.3407675971985" calcext:value-type="float">
            <text:p>-59,3407675971985</text:p>
          </table:table-cell>
          <table:table-cell office:value-type="float" office:value="-59.2708058052063" calcext:value-type="float">
            <text:p>-59,2708058052063</text:p>
          </table:table-cell>
          <table:table-cell office:value-type="float" office:value="-59.3508452224732" calcext:value-type="float">
            <text:p>-59,3508452224732</text:p>
          </table:table-cell>
          <table:table-cell office:value-type="float" office:value="-59.399567905426" calcext:value-type="float">
            <text:p>-59,399567905426</text:p>
          </table:table-cell>
          <table:table-cell office:value-type="float" office:value="-59.3364808044434" calcext:value-type="float">
            <text:p>-59,3364808044434</text:p>
          </table:table-cell>
          <table:table-cell office:value-type="float" office:value="-59.264728313446" calcext:value-type="float">
            <text:p>-59,264728313446</text:p>
          </table:table-cell>
          <table:table-cell office:value-type="float" office:value="-59.3465078086853" calcext:value-type="float">
            <text:p>-59,3465078086853</text:p>
          </table:table-cell>
          <table:table-cell office:value-type="float" office:value="-59.3978735084534" calcext:value-type="float">
            <text:p>-59,3978735084534</text:p>
          </table:table-cell>
          <table:table-cell office:value-type="float" office:value="-59.3358820915222" calcext:value-type="float">
            <text:p>-59,3358820915222</text:p>
          </table:table-cell>
          <table:table-cell office:value-type="float" office:value="-59.2690545196533" calcext:value-type="float">
            <text:p>-59,2690545196533</text:p>
          </table:table-cell>
          <table:table-cell office:value-type="float" office:value="-59.347559551239" calcext:value-type="float">
            <text:p>-59,347559551239</text:p>
          </table:table-cell>
          <table:table-cell office:value-type="float" office:value="-59.3971356811523" calcext:value-type="float">
            <text:p>-59,3971356811523</text:p>
          </table:table-cell>
          <table:table-cell office:value-type="float" office:value="-59.3369378700256" calcext:value-type="float">
            <text:p>-59,3369378700256</text:p>
          </table:table-cell>
          <table:table-cell office:value-type="float" office:value="-59.2682402076721" calcext:value-type="float">
            <text:p>-59,2682402076721</text:p>
          </table:table-cell>
          <table:table-cell office:value-type="float" office:value="-59.3485861663818" calcext:value-type="float">
            <text:p>-59,3485861663818</text:p>
          </table:table-cell>
          <table:table-cell office:value-type="float" office:value="-59.3981027030945" calcext:value-type="float">
            <text:p>-59,3981027030945</text:p>
          </table:table-cell>
          <table:table-cell office:value-type="float" office:value="-59.3355517501831" calcext:value-type="float">
            <text:p>-59,335551750183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9.265032989502" calcext:value-type="float">
            <text:p>-59,265032989502</text:p>
          </table:table-cell>
          <table:table-cell office:value-type="float" office:value="-59.3504498558044" calcext:value-type="float">
            <text:p>-59,3504498558044</text:p>
          </table:table-cell>
          <table:table-cell office:value-type="float" office:value="-59.3908469810486" calcext:value-type="float">
            <text:p>-59,3908469810486</text:p>
          </table:table-cell>
          <table:table-cell office:value-type="float" office:value="-59.3375731544495" calcext:value-type="float">
            <text:p>-59,3375731544495</text:p>
          </table:table-cell>
          <table:table-cell office:value-type="float" office:value="-59.2681642837524" calcext:value-type="float">
            <text:p>-59,2681642837524</text:p>
          </table:table-cell>
          <table:table-cell office:value-type="float" office:value="-59.344043258667" calcext:value-type="float">
            <text:p>-59,344043258667</text:p>
          </table:table-cell>
          <table:table-cell office:value-type="float" office:value="-59.4081596641541" calcext:value-type="float">
            <text:p>-59,4081596641541</text:p>
          </table:table-cell>
          <table:table-cell office:value-type="float" office:value="-59.3405466003418" calcext:value-type="float">
            <text:p>-59,3405466003418</text:p>
          </table:table-cell>
          <table:table-cell office:value-type="float" office:value="-59.2648359603882" calcext:value-type="float">
            <text:p>-59,2648359603882</text:p>
          </table:table-cell>
          <table:table-cell office:value-type="float" office:value="-59.3515867919922" calcext:value-type="float">
            <text:p>-59,3515867919922</text:p>
          </table:table-cell>
          <table:table-cell office:value-type="float" office:value="-59.3911597709656" calcext:value-type="float">
            <text:p>-59,3911597709656</text:p>
          </table:table-cell>
          <table:table-cell office:value-type="float" office:value="-59.3417384185791" calcext:value-type="float">
            <text:p>-59,3417384185791</text:p>
          </table:table-cell>
          <table:table-cell office:value-type="float" office:value="-59.2648855133057" calcext:value-type="float">
            <text:p>-59,2648855133057</text:p>
          </table:table-cell>
          <table:table-cell office:value-type="float" office:value="-59.3505993614197" calcext:value-type="float">
            <text:p>-59,3505993614197</text:p>
          </table:table-cell>
          <table:table-cell office:value-type="float" office:value="-59.397189704895" calcext:value-type="float">
            <text:p>-59,397189704895</text:p>
          </table:table-cell>
          <table:table-cell office:value-type="float" office:value="-59.3412033729553" calcext:value-type="float">
            <text:p>-59,3412033729553</text:p>
          </table:table-cell>
          <table:table-cell office:value-type="float" office:value="-59.2656249847412" calcext:value-type="float">
            <text:p>-59,2656249847412</text:p>
          </table:table-cell>
          <table:table-cell office:value-type="float" office:value="-59.3457924766541" calcext:value-type="float">
            <text:p>-59,3457924766541</text:p>
          </table:table-cell>
          <table:table-cell office:value-type="float" office:value="-59.3962524871826" calcext:value-type="float">
            <text:p>-59,3962524871826</text:p>
          </table:table-cell>
          <table:table-cell office:value-type="float" office:value="-59.3368431129456" calcext:value-type="float">
            <text:p>-59,3368431129456</text:p>
          </table:table-cell>
          <table:table-cell office:value-type="float" office:value="-59.2653306427002" calcext:value-type="float">
            <text:p>-59,2653306427002</text:p>
          </table:table-cell>
          <table:table-cell office:value-type="float" office:value="-59.3487228660584" calcext:value-type="float">
            <text:p>-59,3487228660584</text:p>
          </table:table-cell>
          <table:table-cell office:value-type="float" office:value="-59.4002110710144" calcext:value-type="float">
            <text:p>-59,4002110710144</text:p>
          </table:table-cell>
          <table:table-cell office:value-type="float" office:value="-59.342050983429" calcext:value-type="float">
            <text:p>-59,342050983429</text:p>
          </table:table-cell>
          <table:table-cell office:value-type="float" office:value="-59.2672797546387" calcext:value-type="float">
            <text:p>-59,2672797546387</text:p>
          </table:table-cell>
          <table:table-cell office:value-type="float" office:value="-59.3482547607422" calcext:value-type="float">
            <text:p>-59,3482547607422</text:p>
          </table:table-cell>
          <table:table-cell office:value-type="float" office:value="-59.3978218345642" calcext:value-type="float">
            <text:p>-59,3978218345642</text:p>
          </table:table-cell>
          <table:table-cell office:value-type="float" office:value="-59.3390387954712" calcext:value-type="float">
            <text:p>-59,3390387954712</text:p>
          </table:table-cell>
          <table:table-cell office:value-type="float" office:value="-59.2670179862976" calcext:value-type="float">
            <text:p>-59,2670179862976</text:p>
          </table:table-cell>
          <table:table-cell office:value-type="float" office:value="-59.3464572677612" calcext:value-type="float">
            <text:p>-59,3464572677612</text:p>
          </table:table-cell>
          <table:table-cell office:value-type="float" office:value="-59.3972832183838" calcext:value-type="float">
            <text:p>-59,3972832183838</text:p>
          </table:table-cell>
          <table:table-cell office:value-type="float" office:value="-59.3326973075867" calcext:value-type="float">
            <text:p>-59,3326973075867</text:p>
          </table:table-cell>
          <table:table-cell office:value-type="float" office:value="-59.2660065917969" calcext:value-type="float">
            <text:p>-59,2660065917969</text:p>
          </table:table-cell>
          <table:table-cell office:value-type="float" office:value="-59.3435603179932" calcext:value-type="float">
            <text:p>-59,3435603179932</text:p>
          </table:table-cell>
          <table:table-cell office:value-type="float" office:value="-59.3920694351196" calcext:value-type="float">
            <text:p>-59,3920694351196</text:p>
          </table:table-cell>
          <table:table-cell office:value-type="float" office:value="-59.3315175170898" calcext:value-type="float">
            <text:p>-59,3315175170898</text:p>
          </table:table-cell>
          <table:table-cell office:value-type="float" office:value="-59.2638275985718" calcext:value-type="float">
            <text:p>-59,2638275985718</text:p>
          </table:table-cell>
          <table:table-cell office:value-type="float" office:value="-59.343402545929" calcext:value-type="float">
            <text:p>-59,343402545929</text:p>
          </table:table-cell>
          <table:table-cell office:value-type="float" office:value="-59.3924705238342" calcext:value-type="float">
            <text:p>-59,3924705238342</text:p>
          </table:table-cell>
          <table:table-cell office:value-type="float" office:value="-59.3306700248718" calcext:value-type="float">
            <text:p>-59,330670024871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9.2678323097229" calcext:value-type="float">
            <text:p>-59,2678323097229</text:p>
          </table:table-cell>
          <table:table-cell office:value-type="float" office:value="-59.350416557312" calcext:value-type="float">
            <text:p>-59,350416557312</text:p>
          </table:table-cell>
          <table:table-cell office:value-type="float" office:value="-59.3995565299988" calcext:value-type="float">
            <text:p>-59,3995565299988</text:p>
          </table:table-cell>
          <table:table-cell office:value-type="float" office:value="-59.3446637687683" calcext:value-type="float">
            <text:p>-59,3446637687683</text:p>
          </table:table-cell>
          <table:table-cell office:value-type="float" office:value="-59.2755005149841" calcext:value-type="float">
            <text:p>-59,2755005149841</text:p>
          </table:table-cell>
          <table:table-cell office:value-type="float" office:value="-59.3516132621765" calcext:value-type="float">
            <text:p>-59,3516132621765</text:p>
          </table:table-cell>
          <table:table-cell office:value-type="float" office:value="-59.3926943473816" calcext:value-type="float">
            <text:p>-59,3926943473816</text:p>
          </table:table-cell>
          <table:table-cell office:value-type="float" office:value="-59.3331888923645" calcext:value-type="float">
            <text:p>-59,3331888923645</text:p>
          </table:table-cell>
          <table:table-cell office:value-type="float" office:value="-59.2654884033203" calcext:value-type="float">
            <text:p>-59,2654884033203</text:p>
          </table:table-cell>
          <table:table-cell office:value-type="float" office:value="-59.3430284996033" calcext:value-type="float">
            <text:p>-59,3430284996033</text:p>
          </table:table-cell>
          <table:table-cell office:value-type="float" office:value="-59.398674320221" calcext:value-type="float">
            <text:p>-59,398674320221</text:p>
          </table:table-cell>
          <table:table-cell office:value-type="float" office:value="-59.3419295387268" calcext:value-type="float">
            <text:p>-59,3419295387268</text:p>
          </table:table-cell>
          <table:table-cell office:value-type="float" office:value="-59.2652533836365" calcext:value-type="float">
            <text:p>-59,2652533836365</text:p>
          </table:table-cell>
          <table:table-cell office:value-type="float" office:value="-59.3536002311707" calcext:value-type="float">
            <text:p>-59,3536002311707</text:p>
          </table:table-cell>
          <table:table-cell office:value-type="float" office:value="-59.3980897712708" calcext:value-type="float">
            <text:p>-59,3980897712708</text:p>
          </table:table-cell>
          <table:table-cell office:value-type="float" office:value="-59.3353560714722" calcext:value-type="float">
            <text:p>-59,3353560714722</text:p>
          </table:table-cell>
          <table:table-cell office:value-type="float" office:value="-59.262775642395" calcext:value-type="float">
            <text:p>-59,262775642395</text:p>
          </table:table-cell>
          <table:table-cell office:value-type="float" office:value="-59.3478033866882" calcext:value-type="float">
            <text:p>-59,3478033866882</text:p>
          </table:table-cell>
          <table:table-cell office:value-type="float" office:value="-59.3927635536194" calcext:value-type="float">
            <text:p>-59,3927635536194</text:p>
          </table:table-cell>
          <table:table-cell office:value-type="float" office:value="-59.3343088188171" calcext:value-type="float">
            <text:p>-59,3343088188171</text:p>
          </table:table-cell>
          <table:table-cell office:value-type="float" office:value="-59.2709955482483" calcext:value-type="float">
            <text:p>-59,2709955482483</text:p>
          </table:table-cell>
          <table:table-cell office:value-type="float" office:value="-59.3516674919128" calcext:value-type="float">
            <text:p>-59,3516674919128</text:p>
          </table:table-cell>
          <table:table-cell office:value-type="float" office:value="-59.3954312705994" calcext:value-type="float">
            <text:p>-59,3954312705994</text:p>
          </table:table-cell>
          <table:table-cell office:value-type="float" office:value="-59.340337600708" calcext:value-type="float">
            <text:p>-59,340337600708</text:p>
          </table:table-cell>
          <table:table-cell office:value-type="float" office:value="-59.2655467567444" calcext:value-type="float">
            <text:p>-59,2655467567444</text:p>
          </table:table-cell>
          <table:table-cell office:value-type="float" office:value="-59.3427338829041" calcext:value-type="float">
            <text:p>-59,3427338829041</text:p>
          </table:table-cell>
          <table:table-cell office:value-type="float" office:value="-59.3950486526489" calcext:value-type="float">
            <text:p>-59,3950486526489</text:p>
          </table:table-cell>
          <table:table-cell office:value-type="float" office:value="-59.3353881874085" calcext:value-type="float">
            <text:p>-59,3353881874085</text:p>
          </table:table-cell>
          <table:table-cell office:value-type="float" office:value="-59.2679271850586" calcext:value-type="float">
            <text:p>-59,2679271850586</text:p>
          </table:table-cell>
          <table:table-cell office:value-type="float" office:value="-59.3463405075073" calcext:value-type="float">
            <text:p>-59,3463405075073</text:p>
          </table:table-cell>
          <table:table-cell office:value-type="float" office:value="-59.3970349388123" calcext:value-type="float">
            <text:p>-59,3970349388123</text:p>
          </table:table-cell>
          <table:table-cell office:value-type="float" office:value="-59.3363722305298" calcext:value-type="float">
            <text:p>-59,3363722305298</text:p>
          </table:table-cell>
          <table:table-cell office:value-type="float" office:value="-59.2671206932068" calcext:value-type="float">
            <text:p>-59,2671206932068</text:p>
          </table:table-cell>
          <table:table-cell office:value-type="float" office:value="-59.3463119812012" calcext:value-type="float">
            <text:p>-59,3463119812012</text:p>
          </table:table-cell>
          <table:table-cell office:value-type="float" office:value="-59.3964077644348" calcext:value-type="float">
            <text:p>-59,3964077644348</text:p>
          </table:table-cell>
          <table:table-cell office:value-type="float" office:value="-59.3336360740662" calcext:value-type="float">
            <text:p>-59,3336360740662</text:p>
          </table:table-cell>
          <table:table-cell office:value-type="float" office:value="-59.2707373504639" calcext:value-type="float">
            <text:p>-59,2707373504639</text:p>
          </table:table-cell>
          <table:table-cell office:value-type="float" office:value="-59.3475203285217" calcext:value-type="float">
            <text:p>-59,3475203285217</text:p>
          </table:table-cell>
          <table:table-cell office:value-type="float" office:value="-59.3949710083008" calcext:value-type="float">
            <text:p>-59,3949710083008</text:p>
          </table:table-cell>
          <table:table-cell office:value-type="float" office:value="-59.332940246582" calcext:value-type="float">
            <text:p>-59,33294024658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9.2619549636841" calcext:value-type="float">
            <text:p>-59,2619549636841</text:p>
          </table:table-cell>
          <table:table-cell office:value-type="float" office:value="-59.3487989883423" calcext:value-type="float">
            <text:p>-59,3487989883423</text:p>
          </table:table-cell>
          <table:table-cell office:value-type="float" office:value="-59.3960982704163" calcext:value-type="float">
            <text:p>-59,3960982704163</text:p>
          </table:table-cell>
          <table:table-cell office:value-type="float" office:value="-59.3331554679871" calcext:value-type="float">
            <text:p>-59,3331554679871</text:p>
          </table:table-cell>
          <table:table-cell office:value-type="float" office:value="-59.2707577819824" calcext:value-type="float">
            <text:p>-59,2707577819824</text:p>
          </table:table-cell>
          <table:table-cell office:value-type="float" office:value="-59.3468651733398" calcext:value-type="float">
            <text:p>-59,3468651733398</text:p>
          </table:table-cell>
          <table:table-cell office:value-type="float" office:value="-59.3945887870789" calcext:value-type="float">
            <text:p>-59,3945887870789</text:p>
          </table:table-cell>
          <table:table-cell office:value-type="float" office:value="-59.3414042625427" calcext:value-type="float">
            <text:p>-59,3414042625427</text:p>
          </table:table-cell>
          <table:table-cell office:value-type="float" office:value="-59.272116859436" calcext:value-type="float">
            <text:p>-59,272116859436</text:p>
          </table:table-cell>
          <table:table-cell office:value-type="float" office:value="-59.3442909660339" calcext:value-type="float">
            <text:p>-59,3442909660339</text:p>
          </table:table-cell>
          <table:table-cell office:value-type="float" office:value="-59.3975108680725" calcext:value-type="float">
            <text:p>-59,3975108680725</text:p>
          </table:table-cell>
          <table:table-cell office:value-type="float" office:value="-59.3322488212585" calcext:value-type="float">
            <text:p>-59,3322488212585</text:p>
          </table:table-cell>
          <table:table-cell office:value-type="float" office:value="-59.2632376213074" calcext:value-type="float">
            <text:p>-59,2632376213074</text:p>
          </table:table-cell>
          <table:table-cell office:value-type="float" office:value="-59.3416068954468" calcext:value-type="float">
            <text:p>-59,3416068954468</text:p>
          </table:table-cell>
          <table:table-cell office:value-type="float" office:value="-59.3962730331421" calcext:value-type="float">
            <text:p>-59,3962730331421</text:p>
          </table:table-cell>
          <table:table-cell office:value-type="float" office:value="-59.3380532417297" calcext:value-type="float">
            <text:p>-59,3380532417297</text:p>
          </table:table-cell>
          <table:table-cell office:value-type="float" office:value="-59.2657215614319" calcext:value-type="float">
            <text:p>-59,2657215614319</text:p>
          </table:table-cell>
          <table:table-cell office:value-type="float" office:value="-59.3456851272583" calcext:value-type="float">
            <text:p>-59,3456851272583</text:p>
          </table:table-cell>
          <table:table-cell office:value-type="float" office:value="-59.3939979057312" calcext:value-type="float">
            <text:p>-59,3939979057312</text:p>
          </table:table-cell>
          <table:table-cell office:value-type="float" office:value="-59.3356186294556" calcext:value-type="float">
            <text:p>-59,3356186294556</text:p>
          </table:table-cell>
          <table:table-cell office:value-type="float" office:value="-59.2674670028687" calcext:value-type="float">
            <text:p>-59,2674670028687</text:p>
          </table:table-cell>
          <table:table-cell office:value-type="float" office:value="-59.3449902229309" calcext:value-type="float">
            <text:p>-59,3449902229309</text:p>
          </table:table-cell>
          <table:table-cell office:value-type="float" office:value="-59.3925094680786" calcext:value-type="float">
            <text:p>-59,3925094680786</text:p>
          </table:table-cell>
          <table:table-cell office:value-type="float" office:value="-59.3322805252075" calcext:value-type="float">
            <text:p>-59,3322805252075</text:p>
          </table:table-cell>
          <table:table-cell office:value-type="float" office:value="-59.2653978919983" calcext:value-type="float">
            <text:p>-59,2653978919983</text:p>
          </table:table-cell>
          <table:table-cell office:value-type="float" office:value="-59.3445603294373" calcext:value-type="float">
            <text:p>-59,3445603294373</text:p>
          </table:table-cell>
          <table:table-cell office:value-type="float" office:value="-59.392494556427" calcext:value-type="float">
            <text:p>-59,392494556427</text:p>
          </table:table-cell>
          <table:table-cell office:value-type="float" office:value="-59.3379115104675" calcext:value-type="float">
            <text:p>-59,3379115104675</text:p>
          </table:table-cell>
          <table:table-cell office:value-type="float" office:value="-59.2662663536072" calcext:value-type="float">
            <text:p>-59,2662663536072</text:p>
          </table:table-cell>
          <table:table-cell office:value-type="float" office:value="-59.3463598556519" calcext:value-type="float">
            <text:p>-59,3463598556519</text:p>
          </table:table-cell>
          <table:table-cell office:value-type="float" office:value="-59.3949589653015" calcext:value-type="float">
            <text:p>-59,3949589653015</text:p>
          </table:table-cell>
          <table:table-cell office:value-type="float" office:value="-59.333888923645" calcext:value-type="float">
            <text:p>-59,333888923645</text:p>
          </table:table-cell>
          <table:table-cell office:value-type="float" office:value="-59.2650109062195" calcext:value-type="float">
            <text:p>-59,2650109062195</text:p>
          </table:table-cell>
          <table:table-cell office:value-type="float" office:value="-59.3436935081482" calcext:value-type="float">
            <text:p>-59,3436935081482</text:p>
          </table:table-cell>
          <table:table-cell office:value-type="float" office:value="-59.3920403060913" calcext:value-type="float">
            <text:p>-59,3920403060913</text:p>
          </table:table-cell>
          <table:table-cell office:value-type="float" office:value="-59.3325916938782" calcext:value-type="float">
            <text:p>-59,3325916938782</text:p>
          </table:table-cell>
          <table:table-cell office:value-type="float" office:value="-59.2629132232666" calcext:value-type="float">
            <text:p>-59,2629132232666</text:p>
          </table:table-cell>
          <table:table-cell office:value-type="float" office:value="-59.3417116088867" calcext:value-type="float">
            <text:p>-59,3417116088867</text:p>
          </table:table-cell>
          <table:table-cell office:value-type="float" office:value="-59.3910981178284" calcext:value-type="float">
            <text:p>-59,3910981178284</text:p>
          </table:table-cell>
          <table:table-cell office:value-type="float" office:value="-59.3303146057129" calcext:value-type="float">
            <text:p>-59,330314605712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9.2673019714355" calcext:value-type="float">
            <text:p>-59,2673019714355</text:p>
          </table:table-cell>
          <table:table-cell office:value-type="float" office:value="-59.3466666221619" calcext:value-type="float">
            <text:p>-59,3466666221619</text:p>
          </table:table-cell>
          <table:table-cell office:value-type="float" office:value="-59.3903077545166" calcext:value-type="float">
            <text:p>-59,3903077545166</text:p>
          </table:table-cell>
          <table:table-cell office:value-type="float" office:value="-59.3374954719544" calcext:value-type="float">
            <text:p>-59,3374954719544</text:p>
          </table:table-cell>
          <table:table-cell office:value-type="float" office:value="-59.2602367706299" calcext:value-type="float">
            <text:p>-59,2602367706299</text:p>
          </table:table-cell>
          <table:table-cell office:value-type="float" office:value="-59.3345858268738" calcext:value-type="float">
            <text:p>-59,3345858268738</text:p>
          </table:table-cell>
          <table:table-cell office:value-type="float" office:value="-59.3977201843262" calcext:value-type="float">
            <text:p>-59,3977201843262</text:p>
          </table:table-cell>
          <table:table-cell office:value-type="float" office:value="-59.3322992019653" calcext:value-type="float">
            <text:p>-59,3322992019653</text:p>
          </table:table-cell>
          <table:table-cell office:value-type="float" office:value="-59.2628452148438" calcext:value-type="float">
            <text:p>-59,2628452148438</text:p>
          </table:table-cell>
          <table:table-cell office:value-type="float" office:value="-59.3418593177795" calcext:value-type="float">
            <text:p>-59,3418593177795</text:p>
          </table:table-cell>
          <table:table-cell office:value-type="float" office:value="-59.3904351234436" calcext:value-type="float">
            <text:p>-59,3904351234436</text:p>
          </table:table-cell>
          <table:table-cell office:value-type="float" office:value="-59.3328711357117" calcext:value-type="float">
            <text:p>-59,3328711357117</text:p>
          </table:table-cell>
          <table:table-cell office:value-type="float" office:value="-59.2707985877991" calcext:value-type="float">
            <text:p>-59,2707985877991</text:p>
          </table:table-cell>
          <table:table-cell office:value-type="float" office:value="-59.3503887825012" calcext:value-type="float">
            <text:p>-59,3503887825012</text:p>
          </table:table-cell>
          <table:table-cell office:value-type="float" office:value="-59.3999295730591" calcext:value-type="float">
            <text:p>-59,3999295730591</text:p>
          </table:table-cell>
          <table:table-cell office:value-type="float" office:value="-59.3353856620789" calcext:value-type="float">
            <text:p>-59,3353856620789</text:p>
          </table:table-cell>
          <table:table-cell office:value-type="float" office:value="-59.2625027809143" calcext:value-type="float">
            <text:p>-59,2625027809143</text:p>
          </table:table-cell>
          <table:table-cell office:value-type="float" office:value="-59.3464406738281" calcext:value-type="float">
            <text:p>-59,3464406738281</text:p>
          </table:table-cell>
          <table:table-cell office:value-type="float" office:value="-59.3943641815186" calcext:value-type="float">
            <text:p>-59,3943641815186</text:p>
          </table:table-cell>
          <table:table-cell office:value-type="float" office:value="-59.3333824157715" calcext:value-type="float">
            <text:p>-59,3333824157715</text:p>
          </table:table-cell>
          <table:table-cell office:value-type="float" office:value="-59.2677476806641" calcext:value-type="float">
            <text:p>-59,2677476806641</text:p>
          </table:table-cell>
          <table:table-cell office:value-type="float" office:value="-59.3472550811768" calcext:value-type="float">
            <text:p>-59,3472550811768</text:p>
          </table:table-cell>
          <table:table-cell office:value-type="float" office:value="-59.396436088562" calcext:value-type="float">
            <text:p>-59,396436088562</text:p>
          </table:table-cell>
          <table:table-cell office:value-type="float" office:value="-59.3344501152039" calcext:value-type="float">
            <text:p>-59,3344501152039</text:p>
          </table:table-cell>
          <table:table-cell office:value-type="float" office:value="-59.2616898651123" calcext:value-type="float">
            <text:p>-59,2616898651123</text:p>
          </table:table-cell>
          <table:table-cell office:value-type="float" office:value="-59.3425084228516" calcext:value-type="float">
            <text:p>-59,3425084228516</text:p>
          </table:table-cell>
          <table:table-cell office:value-type="float" office:value="-59.3924475822449" calcext:value-type="float">
            <text:p>-59,3924475822449</text:p>
          </table:table-cell>
          <table:table-cell office:value-type="float" office:value="-59.3327322540283" calcext:value-type="float">
            <text:p>-59,3327322540283</text:p>
          </table:table-cell>
          <table:table-cell office:value-type="float" office:value="-59.261969039917" calcext:value-type="float">
            <text:p>-59,261969039917</text:p>
          </table:table-cell>
          <table:table-cell office:value-type="float" office:value="-59.3442397270203" calcext:value-type="float">
            <text:p>-59,3442397270203</text:p>
          </table:table-cell>
          <table:table-cell office:value-type="float" office:value="-59.3926714057922" calcext:value-type="float">
            <text:p>-59,3926714057922</text:p>
          </table:table-cell>
          <table:table-cell office:value-type="float" office:value="-59.3314501724243" calcext:value-type="float">
            <text:p>-59,3314501724243</text:p>
          </table:table-cell>
          <table:table-cell office:value-type="float" office:value="-59.263193031311" calcext:value-type="float">
            <text:p>-59,263193031311</text:p>
          </table:table-cell>
          <table:table-cell office:value-type="float" office:value="-59.3431543273926" calcext:value-type="float">
            <text:p>-59,3431543273926</text:p>
          </table:table-cell>
          <table:table-cell office:value-type="float" office:value="-59.3934614181519" calcext:value-type="float">
            <text:p>-59,3934614181519</text:p>
          </table:table-cell>
          <table:table-cell office:value-type="float" office:value="-59.3324295082092" calcext:value-type="float">
            <text:p>-59,3324295082092</text:p>
          </table:table-cell>
          <table:table-cell office:value-type="float" office:value="-59.2615535202026" calcext:value-type="float">
            <text:p>-59,2615535202026</text:p>
          </table:table-cell>
          <table:table-cell office:value-type="float" office:value="-59.3405587120056" calcext:value-type="float">
            <text:p>-59,3405587120056</text:p>
          </table:table-cell>
          <table:table-cell office:value-type="float" office:value="-59.3901721382141" calcext:value-type="float">
            <text:p>-59,3901721382141</text:p>
          </table:table-cell>
          <table:table-cell office:value-type="float" office:value="-59.3299561347961" calcext:value-type="float">
            <text:p>-59,329956134796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9.2590654411316" calcext:value-type="float">
            <text:p>-59,2590654411316</text:p>
          </table:table-cell>
          <table:table-cell office:value-type="float" office:value="-59.3393066864014" calcext:value-type="float">
            <text:p>-59,3393066864014</text:p>
          </table:table-cell>
          <table:table-cell office:value-type="float" office:value="-59.3999036521912" calcext:value-type="float">
            <text:p>-59,3999036521912</text:p>
          </table:table-cell>
          <table:table-cell office:value-type="float" office:value="-59.3318302383423" calcext:value-type="float">
            <text:p>-59,3318302383423</text:p>
          </table:table-cell>
          <table:table-cell office:value-type="float" office:value="-59.2690697135925" calcext:value-type="float">
            <text:p>-59,2690697135925</text:p>
          </table:table-cell>
          <table:table-cell office:value-type="float" office:value="-59.3463896751404" calcext:value-type="float">
            <text:p>-59,3463896751404</text:p>
          </table:table-cell>
          <table:table-cell office:value-type="float" office:value="-59.3873855171204" calcext:value-type="float">
            <text:p>-59,3873855171204</text:p>
          </table:table-cell>
          <table:table-cell office:value-type="float" office:value="-59.3349380378723" calcext:value-type="float">
            <text:p>-59,3349380378723</text:p>
          </table:table-cell>
          <table:table-cell office:value-type="float" office:value="-59.2698429374695" calcext:value-type="float">
            <text:p>-59,2698429374695</text:p>
          </table:table-cell>
          <table:table-cell office:value-type="float" office:value="-59.342634601593" calcext:value-type="float">
            <text:p>-59,342634601593</text:p>
          </table:table-cell>
          <table:table-cell office:value-type="float" office:value="-59.397686580658" calcext:value-type="float">
            <text:p>-59,397686580658</text:p>
          </table:table-cell>
          <table:table-cell office:value-type="float" office:value="-59.3357700042725" calcext:value-type="float">
            <text:p>-59,3357700042725</text:p>
          </table:table-cell>
          <table:table-cell office:value-type="float" office:value="-59.2624936180115" calcext:value-type="float">
            <text:p>-59,2624936180115</text:p>
          </table:table-cell>
          <table:table-cell office:value-type="float" office:value="-59.3429614181519" calcext:value-type="float">
            <text:p>-59,3429614181519</text:p>
          </table:table-cell>
          <table:table-cell office:value-type="float" office:value="-59.3894290771484" calcext:value-type="float">
            <text:p>-59,3894290771484</text:p>
          </table:table-cell>
          <table:table-cell office:value-type="float" office:value="-59.3325187416077" calcext:value-type="float">
            <text:p>-59,3325187416077</text:p>
          </table:table-cell>
          <table:table-cell office:value-type="float" office:value="-59.2652202262878" calcext:value-type="float">
            <text:p>-59,2652202262878</text:p>
          </table:table-cell>
          <table:table-cell office:value-type="float" office:value="-59.3439397697449" calcext:value-type="float">
            <text:p>-59,3439397697449</text:p>
          </table:table-cell>
          <table:table-cell office:value-type="float" office:value="-59.3949876098633" calcext:value-type="float">
            <text:p>-59,3949876098633</text:p>
          </table:table-cell>
          <table:table-cell office:value-type="float" office:value="-59.3335687904358" calcext:value-type="float">
            <text:p>-59,3335687904358</text:p>
          </table:table-cell>
          <table:table-cell office:value-type="float" office:value="-59.2657553291321" calcext:value-type="float">
            <text:p>-59,2657553291321</text:p>
          </table:table-cell>
          <table:table-cell office:value-type="float" office:value="-59.3450801391602" calcext:value-type="float">
            <text:p>-59,3450801391602</text:p>
          </table:table-cell>
          <table:table-cell office:value-type="float" office:value="-59.3995441055298" calcext:value-type="float">
            <text:p>-59,3995441055298</text:p>
          </table:table-cell>
          <table:table-cell office:value-type="float" office:value="-59.3364042243958" calcext:value-type="float">
            <text:p>-59,3364042243958</text:p>
          </table:table-cell>
          <table:table-cell office:value-type="float" office:value="-59.2639112510681" calcext:value-type="float">
            <text:p>-59,2639112510681</text:p>
          </table:table-cell>
          <table:table-cell office:value-type="float" office:value="-59.3460969924927" calcext:value-type="float">
            <text:p>-59,3460969924927</text:p>
          </table:table-cell>
          <table:table-cell office:value-type="float" office:value="-59.3966118774414" calcext:value-type="float">
            <text:p>-59,3966118774414</text:p>
          </table:table-cell>
          <table:table-cell office:value-type="float" office:value="-59.333467830658" calcext:value-type="float">
            <text:p>-59,333467830658</text:p>
          </table:table-cell>
          <table:table-cell office:value-type="float" office:value="-59.2629187545776" calcext:value-type="float">
            <text:p>-59,2629187545776</text:p>
          </table:table-cell>
          <table:table-cell office:value-type="float" office:value="-59.3437280349732" calcext:value-type="float">
            <text:p>-59,3437280349732</text:p>
          </table:table-cell>
          <table:table-cell office:value-type="float" office:value="-59.3942771072388" calcext:value-type="float">
            <text:p>-59,3942771072388</text:p>
          </table:table-cell>
          <table:table-cell office:value-type="float" office:value="-59.3334422187805" calcext:value-type="float">
            <text:p>-59,3334422187805</text:p>
          </table:table-cell>
          <table:table-cell office:value-type="float" office:value="-59.268140296936" calcext:value-type="float">
            <text:p>-59,268140296936</text:p>
          </table:table-cell>
          <table:table-cell office:value-type="float" office:value="-59.3473300895691" calcext:value-type="float">
            <text:p>-59,3473300895691</text:p>
          </table:table-cell>
          <table:table-cell office:value-type="float" office:value="-59.3974814071655" calcext:value-type="float">
            <text:p>-59,3974814071655</text:p>
          </table:table-cell>
          <table:table-cell office:value-type="float" office:value="-59.33356016922" calcext:value-type="float">
            <text:p>-59,33356016922</text:p>
          </table:table-cell>
          <table:table-cell office:value-type="float" office:value="-59.2677943878174" calcext:value-type="float">
            <text:p>-59,2677943878174</text:p>
          </table:table-cell>
          <table:table-cell office:value-type="float" office:value="-59.3459927215576" calcext:value-type="float">
            <text:p>-59,3459927215576</text:p>
          </table:table-cell>
          <table:table-cell office:value-type="float" office:value="-59.3929311447144" calcext:value-type="float">
            <text:p>-59,3929311447144</text:p>
          </table:table-cell>
          <table:table-cell office:value-type="float" office:value="-59.3314396972656" calcext:value-type="float">
            <text:p>-59,331439697265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9.2667533569336" calcext:value-type="float">
            <text:p>-59,2667533569336</text:p>
          </table:table-cell>
          <table:table-cell office:value-type="float" office:value="-59.3474878692627" calcext:value-type="float">
            <text:p>-59,3474878692627</text:p>
          </table:table-cell>
          <table:table-cell office:value-type="float" office:value="-59.3934211540222" calcext:value-type="float">
            <text:p>-59,3934211540222</text:p>
          </table:table-cell>
          <table:table-cell office:value-type="float" office:value="-59.3370719451904" calcext:value-type="float">
            <text:p>-59,3370719451904</text:p>
          </table:table-cell>
          <table:table-cell office:value-type="float" office:value="-59.2639547348023" calcext:value-type="float">
            <text:p>-59,2639547348023</text:p>
          </table:table-cell>
          <table:table-cell office:value-type="float" office:value="-59.3517331504822" calcext:value-type="float">
            <text:p>-59,3517331504822</text:p>
          </table:table-cell>
          <table:table-cell office:value-type="float" office:value="-59.3963415298462" calcext:value-type="float">
            <text:p>-59,3963415298462</text:p>
          </table:table-cell>
          <table:table-cell office:value-type="float" office:value="-59.3318303222656" calcext:value-type="float">
            <text:p>-59,3318303222656</text:p>
          </table:table-cell>
          <table:table-cell office:value-type="float" office:value="-59.2640359115601" calcext:value-type="float">
            <text:p>-59,2640359115601</text:p>
          </table:table-cell>
          <table:table-cell office:value-type="float" office:value="-59.3365963935852" calcext:value-type="float">
            <text:p>-59,3365963935852</text:p>
          </table:table-cell>
          <table:table-cell office:value-type="float" office:value="-59.3916064376831" calcext:value-type="float">
            <text:p>-59,3916064376831</text:p>
          </table:table-cell>
          <table:table-cell office:value-type="float" office:value="-59.3362059516907" calcext:value-type="float">
            <text:p>-59,3362059516907</text:p>
          </table:table-cell>
          <table:table-cell office:value-type="float" office:value="-59.2625165519714" calcext:value-type="float">
            <text:p>-59,2625165519714</text:p>
          </table:table-cell>
          <table:table-cell office:value-type="float" office:value="-59.3386813240051" calcext:value-type="float">
            <text:p>-59,3386813240051</text:p>
          </table:table-cell>
          <table:table-cell office:value-type="float" office:value="-59.39196484375" calcext:value-type="float">
            <text:p>-59,39196484375</text:p>
          </table:table-cell>
          <table:table-cell office:value-type="float" office:value="-59.3269350318909" calcext:value-type="float">
            <text:p>-59,3269350318909</text:p>
          </table:table-cell>
          <table:table-cell office:value-type="float" office:value="-59.2622806510925" calcext:value-type="float">
            <text:p>-59,2622806510925</text:p>
          </table:table-cell>
          <table:table-cell office:value-type="float" office:value="-59.3456319923401" calcext:value-type="float">
            <text:p>-59,3456319923401</text:p>
          </table:table-cell>
          <table:table-cell office:value-type="float" office:value="-59.398036403656" calcext:value-type="float">
            <text:p>-59,398036403656</text:p>
          </table:table-cell>
          <table:table-cell office:value-type="float" office:value="-59.3332660827637" calcext:value-type="float">
            <text:p>-59,3332660827637</text:p>
          </table:table-cell>
          <table:table-cell office:value-type="float" office:value="-59.2672083129883" calcext:value-type="float">
            <text:p>-59,2672083129883</text:p>
          </table:table-cell>
          <table:table-cell office:value-type="float" office:value="-59.3489213943481" calcext:value-type="float">
            <text:p>-59,3489213943481</text:p>
          </table:table-cell>
          <table:table-cell office:value-type="float" office:value="-59.4014652671814" calcext:value-type="float">
            <text:p>-59,4014652671814</text:p>
          </table:table-cell>
          <table:table-cell office:value-type="float" office:value="-59.3380874595642" calcext:value-type="float">
            <text:p>-59,3380874595642</text:p>
          </table:table-cell>
          <table:table-cell office:value-type="float" office:value="-59.2643222084045" calcext:value-type="float">
            <text:p>-59,2643222084045</text:p>
          </table:table-cell>
          <table:table-cell office:value-type="float" office:value="-59.347483795166" calcext:value-type="float">
            <text:p>-59,347483795166</text:p>
          </table:table-cell>
          <table:table-cell office:value-type="float" office:value="-59.3936465034485" calcext:value-type="float">
            <text:p>-59,3936465034485</text:p>
          </table:table-cell>
          <table:table-cell office:value-type="float" office:value="-59.3387163047791" calcext:value-type="float">
            <text:p>-59,3387163047791</text:p>
          </table:table-cell>
          <table:table-cell office:value-type="float" office:value="-59.2674400291443" calcext:value-type="float">
            <text:p>-59,2674400291443</text:p>
          </table:table-cell>
          <table:table-cell office:value-type="float" office:value="-59.3440886650085" calcext:value-type="float">
            <text:p>-59,3440886650085</text:p>
          </table:table-cell>
          <table:table-cell office:value-type="float" office:value="-59.3958552093506" calcext:value-type="float">
            <text:p>-59,3958552093506</text:p>
          </table:table-cell>
          <table:table-cell office:value-type="float" office:value="-59.3310877723694" calcext:value-type="float">
            <text:p>-59,3310877723694</text:p>
          </table:table-cell>
          <table:table-cell office:value-type="float" office:value="-59.2672297973633" calcext:value-type="float">
            <text:p>-59,2672297973633</text:p>
          </table:table-cell>
          <table:table-cell office:value-type="float" office:value="-59.3459959793091" calcext:value-type="float">
            <text:p>-59,3459959793091</text:p>
          </table:table-cell>
          <table:table-cell office:value-type="float" office:value="-59.3954053611755" calcext:value-type="float">
            <text:p>-59,3954053611755</text:p>
          </table:table-cell>
          <table:table-cell office:value-type="float" office:value="-59.3341791572571" calcext:value-type="float">
            <text:p>-59,3341791572571</text:p>
          </table:table-cell>
          <table:table-cell office:value-type="float" office:value="-59.2662256965637" calcext:value-type="float">
            <text:p>-59,2662256965637</text:p>
          </table:table-cell>
          <table:table-cell office:value-type="float" office:value="-59.3438869972229" calcext:value-type="float">
            <text:p>-59,3438869972229</text:p>
          </table:table-cell>
          <table:table-cell office:value-type="float" office:value="-59.3908039855957" calcext:value-type="float">
            <text:p>-59,3908039855957</text:p>
          </table:table-cell>
          <table:table-cell office:value-type="float" office:value="-59.3304128608704" calcext:value-type="float">
            <text:p>-59,330412860870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9.2615435676575" calcext:value-type="float">
            <text:p>-59,2615435676575</text:p>
          </table:table-cell>
          <table:table-cell office:value-type="float" office:value="-59.3479714775085" calcext:value-type="float">
            <text:p>-59,3479714775085</text:p>
          </table:table-cell>
          <table:table-cell office:value-type="float" office:value="-59.3830046615601" calcext:value-type="float">
            <text:p>-59,3830046615601</text:p>
          </table:table-cell>
          <table:table-cell office:value-type="float" office:value="-59.330493976593" calcext:value-type="float">
            <text:p>-59,330493976593</text:p>
          </table:table-cell>
          <table:table-cell office:value-type="float" office:value="-59.2674136428833" calcext:value-type="float">
            <text:p>-59,2674136428833</text:p>
          </table:table-cell>
          <table:table-cell office:value-type="float" office:value="-59.3494881973267" calcext:value-type="float">
            <text:p>-59,3494881973267</text:p>
          </table:table-cell>
          <table:table-cell office:value-type="float" office:value="-59.3912072525024" calcext:value-type="float">
            <text:p>-59,3912072525024</text:p>
          </table:table-cell>
          <table:table-cell office:value-type="float" office:value="-59.3329597854614" calcext:value-type="float">
            <text:p>-59,3329597854614</text:p>
          </table:table-cell>
          <table:table-cell office:value-type="float" office:value="-59.2651892852783" calcext:value-type="float">
            <text:p>-59,2651892852783</text:p>
          </table:table-cell>
          <table:table-cell office:value-type="float" office:value="-59.3448066749573" calcext:value-type="float">
            <text:p>-59,3448066749573</text:p>
          </table:table-cell>
          <table:table-cell office:value-type="float" office:value="-59.391000541687" calcext:value-type="float">
            <text:p>-59,391000541687</text:p>
          </table:table-cell>
          <table:table-cell office:value-type="float" office:value="-59.3324172058106" calcext:value-type="float">
            <text:p>-59,3324172058106</text:p>
          </table:table-cell>
          <table:table-cell office:value-type="float" office:value="-59.2658111915588" calcext:value-type="float">
            <text:p>-59,2658111915588</text:p>
          </table:table-cell>
          <table:table-cell office:value-type="float" office:value="-59.3492156524658" calcext:value-type="float">
            <text:p>-59,3492156524658</text:p>
          </table:table-cell>
          <table:table-cell office:value-type="float" office:value="-59.3917485656738" calcext:value-type="float">
            <text:p>-59,3917485656738</text:p>
          </table:table-cell>
          <table:table-cell office:value-type="float" office:value="-59.3282829971313" calcext:value-type="float">
            <text:p>-59,3282829971313</text:p>
          </table:table-cell>
          <table:table-cell office:value-type="float" office:value="-59.2612273597717" calcext:value-type="float">
            <text:p>-59,2612273597717</text:p>
          </table:table-cell>
          <table:table-cell office:value-type="float" office:value="-59.3401802940369" calcext:value-type="float">
            <text:p>-59,3401802940369</text:p>
          </table:table-cell>
          <table:table-cell office:value-type="float" office:value="-59.394699092865" calcext:value-type="float">
            <text:p>-59,394699092865</text:p>
          </table:table-cell>
          <table:table-cell office:value-type="float" office:value="-59.3283002357483" calcext:value-type="float">
            <text:p>-59,3283002357483</text:p>
          </table:table-cell>
          <table:table-cell office:value-type="float" office:value="-59.263682384491" calcext:value-type="float">
            <text:p>-59,263682384491</text:p>
          </table:table-cell>
          <table:table-cell office:value-type="float" office:value="-59.3452024383545" calcext:value-type="float">
            <text:p>-59,3452024383545</text:p>
          </table:table-cell>
          <table:table-cell office:value-type="float" office:value="-59.3943708343506" calcext:value-type="float">
            <text:p>-59,3943708343506</text:p>
          </table:table-cell>
          <table:table-cell office:value-type="float" office:value="-59.333255607605" calcext:value-type="float">
            <text:p>-59,333255607605</text:p>
          </table:table-cell>
          <table:table-cell office:value-type="float" office:value="-59.2665825691223" calcext:value-type="float">
            <text:p>-59,2665825691223</text:p>
          </table:table-cell>
          <table:table-cell office:value-type="float" office:value="-59.3447916030884" calcext:value-type="float">
            <text:p>-59,3447916030884</text:p>
          </table:table-cell>
          <table:table-cell office:value-type="float" office:value="-59.3939630661011" calcext:value-type="float">
            <text:p>-59,3939630661011</text:p>
          </table:table-cell>
          <table:table-cell office:value-type="float" office:value="-59.332817111969" calcext:value-type="float">
            <text:p>-59,332817111969</text:p>
          </table:table-cell>
          <table:table-cell office:value-type="float" office:value="-59.2626422386169" calcext:value-type="float">
            <text:p>-59,2626422386169</text:p>
          </table:table-cell>
          <table:table-cell office:value-type="float" office:value="-59.3430213661194" calcext:value-type="float">
            <text:p>-59,3430213661194</text:p>
          </table:table-cell>
          <table:table-cell office:value-type="float" office:value="-59.3955870742798" calcext:value-type="float">
            <text:p>-59,3955870742798</text:p>
          </table:table-cell>
          <table:table-cell office:value-type="float" office:value="-59.3360568389893" calcext:value-type="float">
            <text:p>-59,3360568389893</text:p>
          </table:table-cell>
          <table:table-cell office:value-type="float" office:value="-59.2657453155518" calcext:value-type="float">
            <text:p>-59,2657453155518</text:p>
          </table:table-cell>
          <table:table-cell office:value-type="float" office:value="-59.3420419921875" calcext:value-type="float">
            <text:p>-59,3420419921875</text:p>
          </table:table-cell>
          <table:table-cell office:value-type="float" office:value="-59.3911402664185" calcext:value-type="float">
            <text:p>-59,3911402664185</text:p>
          </table:table-cell>
          <table:table-cell office:value-type="float" office:value="-59.3281750717163" calcext:value-type="float">
            <text:p>-59,3281750717163</text:p>
          </table:table-cell>
          <table:table-cell office:value-type="float" office:value="-59.2619892044067" calcext:value-type="float">
            <text:p>-59,2619892044067</text:p>
          </table:table-cell>
          <table:table-cell office:value-type="float" office:value="-59.3416506309509" calcext:value-type="float">
            <text:p>-59,3416506309509</text:p>
          </table:table-cell>
          <table:table-cell office:value-type="float" office:value="-59.3909867668152" calcext:value-type="float">
            <text:p>-59,3909867668152</text:p>
          </table:table-cell>
          <table:table-cell office:value-type="float" office:value="-59.3311018218994" calcext:value-type="float">
            <text:p>-59,331101821899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9.2683771438599" calcext:value-type="float">
            <text:p>-59,2683771438599</text:p>
          </table:table-cell>
          <table:table-cell office:value-type="float" office:value="-59.3421170501709" calcext:value-type="float">
            <text:p>-59,3421170501709</text:p>
          </table:table-cell>
          <table:table-cell office:value-type="float" office:value="-59.394304977417" calcext:value-type="float">
            <text:p>-59,394304977417</text:p>
          </table:table-cell>
          <table:table-cell office:value-type="float" office:value="-59.3440877304077" calcext:value-type="float">
            <text:p>-59,3440877304077</text:p>
          </table:table-cell>
          <table:table-cell office:value-type="float" office:value="-59.2639234046936" calcext:value-type="float">
            <text:p>-59,2639234046936</text:p>
          </table:table-cell>
          <table:table-cell office:value-type="float" office:value="-59.3470868759155" calcext:value-type="float">
            <text:p>-59,3470868759155</text:p>
          </table:table-cell>
          <table:table-cell office:value-type="float" office:value="-59.3899346504211" calcext:value-type="float">
            <text:p>-59,3899346504211</text:p>
          </table:table-cell>
          <table:table-cell office:value-type="float" office:value="-59.3314318618774" calcext:value-type="float">
            <text:p>-59,3314318618774</text:p>
          </table:table-cell>
          <table:table-cell office:value-type="float" office:value="-59.2608254051209" calcext:value-type="float">
            <text:p>-59,2608254051209</text:p>
          </table:table-cell>
          <table:table-cell office:value-type="float" office:value="-59.3447350730896" calcext:value-type="float">
            <text:p>-59,3447350730896</text:p>
          </table:table-cell>
          <table:table-cell office:value-type="float" office:value="-59.3938398704529" calcext:value-type="float">
            <text:p>-59,3938398704529</text:p>
          </table:table-cell>
          <table:table-cell office:value-type="float" office:value="-59.3395352287293" calcext:value-type="float">
            <text:p>-59,3395352287293</text:p>
          </table:table-cell>
          <table:table-cell office:value-type="float" office:value="-59.2658619422913" calcext:value-type="float">
            <text:p>-59,2658619422913</text:p>
          </table:table-cell>
          <table:table-cell office:value-type="float" office:value="-59.3487963676453" calcext:value-type="float">
            <text:p>-59,3487963676453</text:p>
          </table:table-cell>
          <table:table-cell office:value-type="float" office:value="-59.392641078949" calcext:value-type="float">
            <text:p>-59,392641078949</text:p>
          </table:table-cell>
          <table:table-cell office:value-type="float" office:value="-59.3337146949768" calcext:value-type="float">
            <text:p>-59,3337146949768</text:p>
          </table:table-cell>
          <table:table-cell office:value-type="float" office:value="-59.2643407592773" calcext:value-type="float">
            <text:p>-59,2643407592773</text:p>
          </table:table-cell>
          <table:table-cell office:value-type="float" office:value="-59.3440250701904" calcext:value-type="float">
            <text:p>-59,3440250701904</text:p>
          </table:table-cell>
          <table:table-cell office:value-type="float" office:value="-59.3937364463806" calcext:value-type="float">
            <text:p>-59,3937364463806</text:p>
          </table:table-cell>
          <table:table-cell office:value-type="float" office:value="-59.3283365745544" calcext:value-type="float">
            <text:p>-59,3283365745544</text:p>
          </table:table-cell>
          <table:table-cell office:value-type="float" office:value="-59.2605907478333" calcext:value-type="float">
            <text:p>-59,2605907478333</text:p>
          </table:table-cell>
          <table:table-cell office:value-type="float" office:value="-59.3454793891907" calcext:value-type="float">
            <text:p>-59,3454793891907</text:p>
          </table:table-cell>
          <table:table-cell office:value-type="float" office:value="-59.3889908256531" calcext:value-type="float">
            <text:p>-59,3889908256531</text:p>
          </table:table-cell>
          <table:table-cell office:value-type="float" office:value="-59.3311087760925" calcext:value-type="float">
            <text:p>-59,3311087760925</text:p>
          </table:table-cell>
          <table:table-cell office:value-type="float" office:value="-59.2626513328552" calcext:value-type="float">
            <text:p>-59,2626513328552</text:p>
          </table:table-cell>
          <table:table-cell office:value-type="float" office:value="-59.3420247268677" calcext:value-type="float">
            <text:p>-59,3420247268677</text:p>
          </table:table-cell>
          <table:table-cell office:value-type="float" office:value="-59.3919751281738" calcext:value-type="float">
            <text:p>-59,3919751281738</text:p>
          </table:table-cell>
          <table:table-cell office:value-type="float" office:value="-59.3326529998779" calcext:value-type="float">
            <text:p>-59,3326529998779</text:p>
          </table:table-cell>
          <table:table-cell office:value-type="float" office:value="-59.2623475761414" calcext:value-type="float">
            <text:p>-59,2623475761414</text:p>
          </table:table-cell>
          <table:table-cell office:value-type="float" office:value="-59.3418951568604" calcext:value-type="float">
            <text:p>-59,3418951568604</text:p>
          </table:table-cell>
          <table:table-cell office:value-type="float" office:value="-59.3922237205505" calcext:value-type="float">
            <text:p>-59,3922237205505</text:p>
          </table:table-cell>
          <table:table-cell office:value-type="float" office:value="-59.3309013290405" calcext:value-type="float">
            <text:p>-59,3309013290405</text:p>
          </table:table-cell>
          <table:table-cell office:value-type="float" office:value="-59.2591353683472" calcext:value-type="float">
            <text:p>-59,2591353683472</text:p>
          </table:table-cell>
          <table:table-cell office:value-type="float" office:value="-59.3403088378906" calcext:value-type="float">
            <text:p>-59,3403088378906</text:p>
          </table:table-cell>
          <table:table-cell office:value-type="float" office:value="-59.3909972496033" calcext:value-type="float">
            <text:p>-59,3909972496033</text:p>
          </table:table-cell>
          <table:table-cell office:value-type="float" office:value="-59.3327514419556" calcext:value-type="float">
            <text:p>-59,3327514419556</text:p>
          </table:table-cell>
          <table:table-cell office:value-type="float" office:value="-59.2615077018738" calcext:value-type="float">
            <text:p>-59,2615077018738</text:p>
          </table:table-cell>
          <table:table-cell office:value-type="float" office:value="-59.3405855064392" calcext:value-type="float">
            <text:p>-59,3405855064392</text:p>
          </table:table-cell>
          <table:table-cell office:value-type="float" office:value="-59.3866383132935" calcext:value-type="float">
            <text:p>-59,3866383132935</text:p>
          </table:table-cell>
          <table:table-cell office:value-type="float" office:value="-59.3278988990784" calcext:value-type="float">
            <text:p>-59,327898899078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9.2567546882629" calcext:value-type="float">
            <text:p>-59,2567546882629</text:p>
          </table:table-cell>
          <table:table-cell office:value-type="float" office:value="-59.3385577888489" calcext:value-type="float">
            <text:p>-59,3385577888489</text:p>
          </table:table-cell>
          <table:table-cell office:value-type="float" office:value="-59.3925801887512" calcext:value-type="float">
            <text:p>-59,3925801887512</text:p>
          </table:table-cell>
          <table:table-cell office:value-type="float" office:value="-59.3317550048828" calcext:value-type="float">
            <text:p>-59,3317550048828</text:p>
          </table:table-cell>
          <table:table-cell office:value-type="float" office:value="-59.2559470863342" calcext:value-type="float">
            <text:p>-59,2559470863342</text:p>
          </table:table-cell>
          <table:table-cell office:value-type="float" office:value="-59.3371533508301" calcext:value-type="float">
            <text:p>-59,3371533508301</text:p>
          </table:table-cell>
          <table:table-cell office:value-type="float" office:value="-59.3937781829834" calcext:value-type="float">
            <text:p>-59,3937781829834</text:p>
          </table:table-cell>
          <table:table-cell office:value-type="float" office:value="-59.3297900466919" calcext:value-type="float">
            <text:p>-59,3297900466919</text:p>
          </table:table-cell>
          <table:table-cell office:value-type="float" office:value="-59.2593613319397" calcext:value-type="float">
            <text:p>-59,2593613319397</text:p>
          </table:table-cell>
          <table:table-cell office:value-type="float" office:value="-59.341411895752" calcext:value-type="float">
            <text:p>-59,341411895752</text:p>
          </table:table-cell>
          <table:table-cell office:value-type="float" office:value="-59.3894905395508" calcext:value-type="float">
            <text:p>-59,3894905395508</text:p>
          </table:table-cell>
          <table:table-cell office:value-type="float" office:value="-59.3252646713257" calcext:value-type="float">
            <text:p>-59,3252646713257</text:p>
          </table:table-cell>
          <table:table-cell office:value-type="float" office:value="-59.2597394981384" calcext:value-type="float">
            <text:p>-59,2597394981384</text:p>
          </table:table-cell>
          <table:table-cell office:value-type="float" office:value="-59.3336593360901" calcext:value-type="float">
            <text:p>-59,3336593360901</text:p>
          </table:table-cell>
          <table:table-cell office:value-type="float" office:value="-59.388641872406" calcext:value-type="float">
            <text:p>-59,388641872406</text:p>
          </table:table-cell>
          <table:table-cell office:value-type="float" office:value="-59.3236375579834" calcext:value-type="float">
            <text:p>-59,3236375579834</text:p>
          </table:table-cell>
          <table:table-cell office:value-type="float" office:value="-59.2576879920959" calcext:value-type="float">
            <text:p>-59,2576879920959</text:p>
          </table:table-cell>
          <table:table-cell office:value-type="float" office:value="-59.3382181053162" calcext:value-type="float">
            <text:p>-59,3382181053162</text:p>
          </table:table-cell>
          <table:table-cell office:value-type="float" office:value="-59.3883419837952" calcext:value-type="float">
            <text:p>-59,3883419837952</text:p>
          </table:table-cell>
          <table:table-cell office:value-type="float" office:value="-59.3266807365417" calcext:value-type="float">
            <text:p>-59,3266807365417</text:p>
          </table:table-cell>
          <table:table-cell office:value-type="float" office:value="-59.2588911209107" calcext:value-type="float">
            <text:p>-59,2588911209107</text:p>
          </table:table-cell>
          <table:table-cell office:value-type="float" office:value="-59.3403927078247" calcext:value-type="float">
            <text:p>-59,3403927078247</text:p>
          </table:table-cell>
          <table:table-cell office:value-type="float" office:value="-59.3902246932983" calcext:value-type="float">
            <text:p>-59,3902246932983</text:p>
          </table:table-cell>
          <table:table-cell office:value-type="float" office:value="-59.3298817939758" calcext:value-type="float">
            <text:p>-59,3298817939758</text:p>
          </table:table-cell>
          <table:table-cell office:value-type="float" office:value="-59.2616236076355" calcext:value-type="float">
            <text:p>-59,2616236076355</text:p>
          </table:table-cell>
          <table:table-cell office:value-type="float" office:value="-59.3389634857178" calcext:value-type="float">
            <text:p>-59,3389634857178</text:p>
          </table:table-cell>
          <table:table-cell office:value-type="float" office:value="-59.3897506980896" calcext:value-type="float">
            <text:p>-59,3897506980896</text:p>
          </table:table-cell>
          <table:table-cell office:value-type="float" office:value="-59.330555431366" calcext:value-type="float">
            <text:p>-59,330555431366</text:p>
          </table:table-cell>
          <table:table-cell office:value-type="float" office:value="-59.2669366989136" calcext:value-type="float">
            <text:p>-59,2669366989136</text:p>
          </table:table-cell>
          <table:table-cell office:value-type="float" office:value="-59.3445122261047" calcext:value-type="float">
            <text:p>-59,3445122261047</text:p>
          </table:table-cell>
          <table:table-cell office:value-type="float" office:value="-59.3927827720642" calcext:value-type="float">
            <text:p>-59,3927827720642</text:p>
          </table:table-cell>
          <table:table-cell office:value-type="float" office:value="-59.3319951705933" calcext:value-type="float">
            <text:p>-59,3319951705933</text:p>
          </table:table-cell>
          <table:table-cell office:value-type="float" office:value="-59.2616155509949" calcext:value-type="float">
            <text:p>-59,2616155509949</text:p>
          </table:table-cell>
          <table:table-cell office:value-type="float" office:value="-59.338666015625" calcext:value-type="float">
            <text:p>-59,338666015625</text:p>
          </table:table-cell>
          <table:table-cell office:value-type="float" office:value="-59.3892378959656" calcext:value-type="float">
            <text:p>-59,3892378959656</text:p>
          </table:table-cell>
          <table:table-cell office:value-type="float" office:value="-59.3289655036926" calcext:value-type="float">
            <text:p>-59,3289655036926</text:p>
          </table:table-cell>
          <table:table-cell office:value-type="float" office:value="-59.2613194007874" calcext:value-type="float">
            <text:p>-59,2613194007874</text:p>
          </table:table-cell>
          <table:table-cell office:value-type="float" office:value="-59.3404306182861" calcext:value-type="float">
            <text:p>-59,3404306182861</text:p>
          </table:table-cell>
          <table:table-cell office:value-type="float" office:value="-59.3902794761658" calcext:value-type="float">
            <text:p>-59,3902794761658</text:p>
          </table:table-cell>
          <table:table-cell office:value-type="float" office:value="-59.3270824737549" calcext:value-type="float">
            <text:p>-59,327082473754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9.2582884140015" calcext:value-type="float">
            <text:p>-59,2582884140015</text:p>
          </table:table-cell>
          <table:table-cell office:value-type="float" office:value="-59.3336436653137" calcext:value-type="float">
            <text:p>-59,3336436653137</text:p>
          </table:table-cell>
          <table:table-cell office:value-type="float" office:value="-59.3891073150635" calcext:value-type="float">
            <text:p>-59,3891073150635</text:p>
          </table:table-cell>
          <table:table-cell office:value-type="float" office:value="-59.3288139686584" calcext:value-type="float">
            <text:p>-59,3288139686584</text:p>
          </table:table-cell>
          <table:table-cell office:value-type="float" office:value="-59.2638425102234" calcext:value-type="float">
            <text:p>-59,2638425102234</text:p>
          </table:table-cell>
          <table:table-cell office:value-type="float" office:value="-59.3357876853943" calcext:value-type="float">
            <text:p>-59,3357876853943</text:p>
          </table:table-cell>
          <table:table-cell office:value-type="float" office:value="-59.3880569877625" calcext:value-type="float">
            <text:p>-59,3880569877625</text:p>
          </table:table-cell>
          <table:table-cell office:value-type="float" office:value="-59.3236999053955" calcext:value-type="float">
            <text:p>-59,3236999053955</text:p>
          </table:table-cell>
          <table:table-cell office:value-type="float" office:value="-59.2614885749817" calcext:value-type="float">
            <text:p>-59,2614885749817</text:p>
          </table:table-cell>
          <table:table-cell office:value-type="float" office:value="-59.3430050506592" calcext:value-type="float">
            <text:p>-59,3430050506592</text:p>
          </table:table-cell>
          <table:table-cell office:value-type="float" office:value="-59.3921644935608" calcext:value-type="float">
            <text:p>-59,3921644935608</text:p>
          </table:table-cell>
          <table:table-cell office:value-type="float" office:value="-59.327091381073" calcext:value-type="float">
            <text:p>-59,327091381073</text:p>
          </table:table-cell>
          <table:table-cell office:value-type="float" office:value="-59.2611936073303" calcext:value-type="float">
            <text:p>-59,2611936073303</text:p>
          </table:table-cell>
          <table:table-cell office:value-type="float" office:value="-59.3381999664307" calcext:value-type="float">
            <text:p>-59,3381999664307</text:p>
          </table:table-cell>
          <table:table-cell office:value-type="float" office:value="-59.392322341919" calcext:value-type="float">
            <text:p>-59,392322341919</text:p>
          </table:table-cell>
          <table:table-cell office:value-type="float" office:value="-59.3265314369202" calcext:value-type="float">
            <text:p>-59,3265314369202</text:p>
          </table:table-cell>
          <table:table-cell office:value-type="float" office:value="-59.2565530967712" calcext:value-type="float">
            <text:p>-59,2565530967712</text:p>
          </table:table-cell>
          <table:table-cell office:value-type="float" office:value="-59.3422369384766" calcext:value-type="float">
            <text:p>-59,3422369384766</text:p>
          </table:table-cell>
          <table:table-cell office:value-type="float" office:value="-59.3881652183533" calcext:value-type="float">
            <text:p>-59,3881652183533</text:p>
          </table:table-cell>
          <table:table-cell office:value-type="float" office:value="-59.3289427185059" calcext:value-type="float">
            <text:p>-59,3289427185059</text:p>
          </table:table-cell>
          <table:table-cell office:value-type="float" office:value="-59.2613840332031" calcext:value-type="float">
            <text:p>-59,2613840332031</text:p>
          </table:table-cell>
          <table:table-cell office:value-type="float" office:value="-59.3419879646301" calcext:value-type="float">
            <text:p>-59,3419879646301</text:p>
          </table:table-cell>
          <table:table-cell office:value-type="float" office:value="-59.3915897216797" calcext:value-type="float">
            <text:p>-59,3915897216797</text:p>
          </table:table-cell>
          <table:table-cell office:value-type="float" office:value="-59.3332494354248" calcext:value-type="float">
            <text:p>-59,3332494354248</text:p>
          </table:table-cell>
          <table:table-cell office:value-type="float" office:value="-59.2645917625427" calcext:value-type="float">
            <text:p>-59,2645917625427</text:p>
          </table:table-cell>
          <table:table-cell office:value-type="float" office:value="-59.3424513549805" calcext:value-type="float">
            <text:p>-59,3424513549805</text:p>
          </table:table-cell>
          <table:table-cell office:value-type="float" office:value="-59.3921307144165" calcext:value-type="float">
            <text:p>-59,3921307144165</text:p>
          </table:table-cell>
          <table:table-cell office:value-type="float" office:value="-59.3283910446167" calcext:value-type="float">
            <text:p>-59,3283910446167</text:p>
          </table:table-cell>
          <table:table-cell office:value-type="float" office:value="-59.2594683990479" calcext:value-type="float">
            <text:p>-59,2594683990479</text:p>
          </table:table-cell>
          <table:table-cell office:value-type="float" office:value="-59.3364289321899" calcext:value-type="float">
            <text:p>-59,3364289321899</text:p>
          </table:table-cell>
          <table:table-cell office:value-type="float" office:value="-59.3858968963623" calcext:value-type="float">
            <text:p>-59,3858968963623</text:p>
          </table:table-cell>
          <table:table-cell office:value-type="float" office:value="-59.3238520126343" calcext:value-type="float">
            <text:p>-59,3238520126343</text:p>
          </table:table-cell>
          <table:table-cell office:value-type="float" office:value="-59.2612130699158" calcext:value-type="float">
            <text:p>-59,2612130699158</text:p>
          </table:table-cell>
          <table:table-cell office:value-type="float" office:value="-59.3413602752686" calcext:value-type="float">
            <text:p>-59,3413602752686</text:p>
          </table:table-cell>
          <table:table-cell office:value-type="float" office:value="-59.3930175857544" calcext:value-type="float">
            <text:p>-59,3930175857544</text:p>
          </table:table-cell>
          <table:table-cell office:value-type="float" office:value="-59.3296552696228" calcext:value-type="float">
            <text:p>-59,3296552696228</text:p>
          </table:table-cell>
          <table:table-cell office:value-type="float" office:value="-59.2604045448303" calcext:value-type="float">
            <text:p>-59,2604045448303</text:p>
          </table:table-cell>
          <table:table-cell office:value-type="float" office:value="-59.3378265380859" calcext:value-type="float">
            <text:p>-59,3378265380859</text:p>
          </table:table-cell>
          <table:table-cell office:value-type="float" office:value="-59.3880639648438" calcext:value-type="float">
            <text:p>-59,3880639648438</text:p>
          </table:table-cell>
          <table:table-cell office:value-type="float" office:value="-59.3257522087097" calcext:value-type="float">
            <text:p>-59,325752208709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9.2522328109741" calcext:value-type="float">
            <text:p>-59,2522328109741</text:p>
          </table:table-cell>
          <table:table-cell office:value-type="float" office:value="-59.3358090782166" calcext:value-type="float">
            <text:p>-59,3358090782166</text:p>
          </table:table-cell>
          <table:table-cell office:value-type="float" office:value="-59.3933908462524" calcext:value-type="float">
            <text:p>-59,3933908462524</text:p>
          </table:table-cell>
          <table:table-cell office:value-type="float" office:value="-59.3307221565247" calcext:value-type="float">
            <text:p>-59,3307221565247</text:p>
          </table:table-cell>
          <table:table-cell office:value-type="float" office:value="-59.2555775527954" calcext:value-type="float">
            <text:p>-59,2555775527954</text:p>
          </table:table-cell>
          <table:table-cell office:value-type="float" office:value="-59.3467031211853" calcext:value-type="float">
            <text:p>-59,3467031211853</text:p>
          </table:table-cell>
          <table:table-cell office:value-type="float" office:value="-59.3824850959778" calcext:value-type="float">
            <text:p>-59,3824850959778</text:p>
          </table:table-cell>
          <table:table-cell office:value-type="float" office:value="-59.3283846702576" calcext:value-type="float">
            <text:p>-59,3283846702576</text:p>
          </table:table-cell>
          <table:table-cell office:value-type="float" office:value="-59.2483153266907" calcext:value-type="float">
            <text:p>-59,2483153266907</text:p>
          </table:table-cell>
          <table:table-cell office:value-type="float" office:value="-59.3354008789063" calcext:value-type="float">
            <text:p>-59,3354008789063</text:p>
          </table:table-cell>
          <table:table-cell office:value-type="float" office:value="-59.3938601837158" calcext:value-type="float">
            <text:p>-59,3938601837158</text:p>
          </table:table-cell>
          <table:table-cell office:value-type="float" office:value="-59.326654083252" calcext:value-type="float">
            <text:p>-59,326654083252</text:p>
          </table:table-cell>
          <table:table-cell office:value-type="float" office:value="-59.2606600265503" calcext:value-type="float">
            <text:p>-59,2606600265503</text:p>
          </table:table-cell>
          <table:table-cell office:value-type="float" office:value="-59.3484547080994" calcext:value-type="float">
            <text:p>-59,3484547080994</text:p>
          </table:table-cell>
          <table:table-cell office:value-type="float" office:value="-59.3912663993836" calcext:value-type="float">
            <text:p>-59,3912663993836</text:p>
          </table:table-cell>
          <table:table-cell office:value-type="float" office:value="-59.3324902496338" calcext:value-type="float">
            <text:p>-59,3324902496338</text:p>
          </table:table-cell>
          <table:table-cell office:value-type="float" office:value="-59.2586080169678" calcext:value-type="float">
            <text:p>-59,2586080169678</text:p>
          </table:table-cell>
          <table:table-cell office:value-type="float" office:value="-59.340272190094" calcext:value-type="float">
            <text:p>-59,340272190094</text:p>
          </table:table-cell>
          <table:table-cell office:value-type="float" office:value="-59.388629737854" calcext:value-type="float">
            <text:p>-59,388629737854</text:p>
          </table:table-cell>
          <table:table-cell office:value-type="float" office:value="-59.3267261276245" calcext:value-type="float">
            <text:p>-59,3267261276245</text:p>
          </table:table-cell>
          <table:table-cell office:value-type="float" office:value="-59.2606482048035" calcext:value-type="float">
            <text:p>-59,2606482048035</text:p>
          </table:table-cell>
          <table:table-cell office:value-type="float" office:value="-59.3372791213989" calcext:value-type="float">
            <text:p>-59,3372791213989</text:p>
          </table:table-cell>
          <table:table-cell office:value-type="float" office:value="-59.3925037689209" calcext:value-type="float">
            <text:p>-59,3925037689209</text:p>
          </table:table-cell>
          <table:table-cell office:value-type="float" office:value="-59.329707447052" calcext:value-type="float">
            <text:p>-59,329707447052</text:p>
          </table:table-cell>
          <table:table-cell office:value-type="float" office:value="-59.2652975273132" calcext:value-type="float">
            <text:p>-59,2652975273132</text:p>
          </table:table-cell>
          <table:table-cell office:value-type="float" office:value="-59.34104737854" calcext:value-type="float">
            <text:p>-59,34104737854</text:p>
          </table:table-cell>
          <table:table-cell office:value-type="float" office:value="-59.391869594574" calcext:value-type="float">
            <text:p>-59,391869594574</text:p>
          </table:table-cell>
          <table:table-cell office:value-type="float" office:value="-59.33157579422" calcext:value-type="float">
            <text:p>-59,33157579422</text:p>
          </table:table-cell>
          <table:table-cell office:value-type="float" office:value="-59.2585124282837" calcext:value-type="float">
            <text:p>-59,2585124282837</text:p>
          </table:table-cell>
          <table:table-cell office:value-type="float" office:value="-59.3384671134949" calcext:value-type="float">
            <text:p>-59,3384671134949</text:p>
          </table:table-cell>
          <table:table-cell office:value-type="float" office:value="-59.3871720962524" calcext:value-type="float">
            <text:p>-59,3871720962524</text:p>
          </table:table-cell>
          <table:table-cell office:value-type="float" office:value="-59.3265605125427" calcext:value-type="float">
            <text:p>-59,3265605125427</text:p>
          </table:table-cell>
          <table:table-cell office:value-type="float" office:value="-59.2637115745544" calcext:value-type="float">
            <text:p>-59,2637115745544</text:p>
          </table:table-cell>
          <table:table-cell office:value-type="float" office:value="-59.3424414787293" calcext:value-type="float">
            <text:p>-59,3424414787293</text:p>
          </table:table-cell>
          <table:table-cell office:value-type="float" office:value="-59.3926264877319" calcext:value-type="float">
            <text:p>-59,3926264877319</text:p>
          </table:table-cell>
          <table:table-cell office:value-type="float" office:value="-59.3303673973084" calcext:value-type="float">
            <text:p>-59,3303673973084</text:p>
          </table:table-cell>
          <table:table-cell office:value-type="float" office:value="-59.2577354850769" calcext:value-type="float">
            <text:p>-59,2577354850769</text:p>
          </table:table-cell>
          <table:table-cell office:value-type="float" office:value="-59.3363143119812" calcext:value-type="float">
            <text:p>-59,3363143119812</text:p>
          </table:table-cell>
          <table:table-cell office:value-type="float" office:value="-59.3855778045654" calcext:value-type="float">
            <text:p>-59,3855778045654</text:p>
          </table:table-cell>
          <table:table-cell office:value-type="float" office:value="-59.3237828979492" calcext:value-type="float">
            <text:p>-59,323782897949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9.2607844467163" calcext:value-type="float">
            <text:p>-59,2607844467163</text:p>
          </table:table-cell>
          <table:table-cell office:value-type="float" office:value="-59.3372659721375" calcext:value-type="float">
            <text:p>-59,3372659721375</text:p>
          </table:table-cell>
          <table:table-cell office:value-type="float" office:value="-59.3945398330689" calcext:value-type="float">
            <text:p>-59,3945398330689</text:p>
          </table:table-cell>
          <table:table-cell office:value-type="float" office:value="-59.3254893569946" calcext:value-type="float">
            <text:p>-59,3254893569946</text:p>
          </table:table-cell>
          <table:table-cell office:value-type="float" office:value="-59.253670917511" calcext:value-type="float">
            <text:p>-59,253670917511</text:p>
          </table:table-cell>
          <table:table-cell office:value-type="float" office:value="-59.338682762146" calcext:value-type="float">
            <text:p>-59,338682762146</text:p>
          </table:table-cell>
          <table:table-cell office:value-type="float" office:value="-59.3889519500732" calcext:value-type="float">
            <text:p>-59,3889519500732</text:p>
          </table:table-cell>
          <table:table-cell office:value-type="float" office:value="-59.3185045204163" calcext:value-type="float">
            <text:p>-59,3185045204163</text:p>
          </table:table-cell>
          <table:table-cell office:value-type="float" office:value="-59.2571297492981" calcext:value-type="float">
            <text:p>-59,2571297492981</text:p>
          </table:table-cell>
          <table:table-cell office:value-type="float" office:value="-59.3360993423462" calcext:value-type="float">
            <text:p>-59,3360993423462</text:p>
          </table:table-cell>
          <table:table-cell office:value-type="float" office:value="-59.3948221740723" calcext:value-type="float">
            <text:p>-59,3948221740723</text:p>
          </table:table-cell>
          <table:table-cell office:value-type="float" office:value="-59.3229411315918" calcext:value-type="float">
            <text:p>-59,3229411315918</text:p>
          </table:table-cell>
          <table:table-cell office:value-type="float" office:value="-59.2599178733826" calcext:value-type="float">
            <text:p>-59,2599178733826</text:p>
          </table:table-cell>
          <table:table-cell office:value-type="float" office:value="-59.340220916748" calcext:value-type="float">
            <text:p>-59,340220916748</text:p>
          </table:table-cell>
          <table:table-cell office:value-type="float" office:value="-59.3873924636841" calcext:value-type="float">
            <text:p>-59,3873924636841</text:p>
          </table:table-cell>
          <table:table-cell office:value-type="float" office:value="-59.3261570549011" calcext:value-type="float">
            <text:p>-59,3261570549011</text:p>
          </table:table-cell>
          <table:table-cell office:value-type="float" office:value="-59.2648404808044" calcext:value-type="float">
            <text:p>-59,2648404808044</text:p>
          </table:table-cell>
          <table:table-cell office:value-type="float" office:value="-59.3433247184753" calcext:value-type="float">
            <text:p>-59,3433247184753</text:p>
          </table:table-cell>
          <table:table-cell office:value-type="float" office:value="-59.3940864715576" calcext:value-type="float">
            <text:p>-59,3940864715576</text:p>
          </table:table-cell>
          <table:table-cell office:value-type="float" office:value="-59.333091506958" calcext:value-type="float">
            <text:p>-59,333091506958</text:p>
          </table:table-cell>
          <table:table-cell office:value-type="float" office:value="-59.2646235427856" calcext:value-type="float">
            <text:p>-59,2646235427856</text:p>
          </table:table-cell>
          <table:table-cell office:value-type="float" office:value="-59.3430476226807" calcext:value-type="float">
            <text:p>-59,3430476226807</text:p>
          </table:table-cell>
          <table:table-cell office:value-type="float" office:value="-59.3909466590881" calcext:value-type="float">
            <text:p>-59,3909466590881</text:p>
          </table:table-cell>
          <table:table-cell office:value-type="float" office:value="-59.3335375556946" calcext:value-type="float">
            <text:p>-59,3335375556946</text:p>
          </table:table-cell>
          <table:table-cell office:value-type="float" office:value="-59.2563208847046" calcext:value-type="float">
            <text:p>-59,2563208847046</text:p>
          </table:table-cell>
          <table:table-cell office:value-type="float" office:value="-59.3359335441589" calcext:value-type="float">
            <text:p>-59,3359335441589</text:p>
          </table:table-cell>
          <table:table-cell office:value-type="float" office:value="-59.3856462936401" calcext:value-type="float">
            <text:p>-59,3856462936401</text:p>
          </table:table-cell>
          <table:table-cell office:value-type="float" office:value="-59.3230882873535" calcext:value-type="float">
            <text:p>-59,3230882873535</text:p>
          </table:table-cell>
          <table:table-cell office:value-type="float" office:value="-59.2639091873169" calcext:value-type="float">
            <text:p>-59,2639091873169</text:p>
          </table:table-cell>
          <table:table-cell office:value-type="float" office:value="-59.3449375839233" calcext:value-type="float">
            <text:p>-59,3449375839233</text:p>
          </table:table-cell>
          <table:table-cell office:value-type="float" office:value="-59.3932085800171" calcext:value-type="float">
            <text:p>-59,3932085800171</text:p>
          </table:table-cell>
          <table:table-cell office:value-type="float" office:value="-59.3328825569153" calcext:value-type="float">
            <text:p>-59,3328825569153</text:p>
          </table:table-cell>
          <table:table-cell office:value-type="float" office:value="-59.25877501297" calcext:value-type="float">
            <text:p>-59,25877501297</text:p>
          </table:table-cell>
          <table:table-cell office:value-type="float" office:value="-59.3386285972595" calcext:value-type="float">
            <text:p>-59,3386285972595</text:p>
          </table:table-cell>
          <table:table-cell office:value-type="float" office:value="-59.3873449401856" calcext:value-type="float">
            <text:p>-59,3873449401856</text:p>
          </table:table-cell>
          <table:table-cell office:value-type="float" office:value="-59.3262198066711" calcext:value-type="float">
            <text:p>-59,3262198066711</text:p>
          </table:table-cell>
          <table:table-cell office:value-type="float" office:value="-59.2563499259949" calcext:value-type="float">
            <text:p>-59,2563499259949</text:p>
          </table:table-cell>
          <table:table-cell office:value-type="float" office:value="-59.3371070747375" calcext:value-type="float">
            <text:p>-59,3371070747375</text:p>
          </table:table-cell>
          <table:table-cell office:value-type="float" office:value="-59.3872112083435" calcext:value-type="float">
            <text:p>-59,3872112083435</text:p>
          </table:table-cell>
          <table:table-cell office:value-type="float" office:value="-59.3273120079041" calcext:value-type="float">
            <text:p>-59,327312007904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9.2745924186707" calcext:value-type="float">
            <text:p>-59,2745924186707</text:p>
          </table:table-cell>
          <table:table-cell office:value-type="float" office:value="-59.3372266426086" calcext:value-type="float">
            <text:p>-59,3372266426086</text:p>
          </table:table-cell>
          <table:table-cell office:value-type="float" office:value="-59.3908620452881" calcext:value-type="float">
            <text:p>-59,3908620452881</text:p>
          </table:table-cell>
          <table:table-cell office:value-type="float" office:value="-59.3361632270813" calcext:value-type="float">
            <text:p>-59,3361632270813</text:p>
          </table:table-cell>
          <table:table-cell office:value-type="float" office:value="-59.2555363960266" calcext:value-type="float">
            <text:p>-59,2555363960266</text:p>
          </table:table-cell>
          <table:table-cell office:value-type="float" office:value="-59.3402618560791" calcext:value-type="float">
            <text:p>-59,3402618560791</text:p>
          </table:table-cell>
          <table:table-cell office:value-type="float" office:value="-59.3926089820862" calcext:value-type="float">
            <text:p>-59,3926089820862</text:p>
          </table:table-cell>
          <table:table-cell office:value-type="float" office:value="-59.325813747406" calcext:value-type="float">
            <text:p>-59,325813747406</text:p>
          </table:table-cell>
          <table:table-cell office:value-type="float" office:value="-59.2641926422119" calcext:value-type="float">
            <text:p>-59,2641926422119</text:p>
          </table:table-cell>
          <table:table-cell office:value-type="float" office:value="-59.3483014907837" calcext:value-type="float">
            <text:p>-59,3483014907837</text:p>
          </table:table-cell>
          <table:table-cell office:value-type="float" office:value="-59.391296043396" calcext:value-type="float">
            <text:p>-59,391296043396</text:p>
          </table:table-cell>
          <table:table-cell office:value-type="float" office:value="-59.3303873901367" calcext:value-type="float">
            <text:p>-59,3303873901367</text:p>
          </table:table-cell>
          <table:table-cell office:value-type="float" office:value="-59.2589122009277" calcext:value-type="float">
            <text:p>-59,2589122009277</text:p>
          </table:table-cell>
          <table:table-cell office:value-type="float" office:value="-59.3346880645752" calcext:value-type="float">
            <text:p>-59,3346880645752</text:p>
          </table:table-cell>
          <table:table-cell office:value-type="float" office:value="-59.3889604949951" calcext:value-type="float">
            <text:p>-59,3889604949951</text:p>
          </table:table-cell>
          <table:table-cell office:value-type="float" office:value="-59.3228784446716" calcext:value-type="float">
            <text:p>-59,3228784446716</text:p>
          </table:table-cell>
          <table:table-cell office:value-type="float" office:value="-59.2614758644104" calcext:value-type="float">
            <text:p>-59,2614758644104</text:p>
          </table:table-cell>
          <table:table-cell office:value-type="float" office:value="-59.3397104110718" calcext:value-type="float">
            <text:p>-59,3397104110718</text:p>
          </table:table-cell>
          <table:table-cell office:value-type="float" office:value="-59.3913711013794" calcext:value-type="float">
            <text:p>-59,3913711013794</text:p>
          </table:table-cell>
          <table:table-cell office:value-type="float" office:value="-59.3275385093689" calcext:value-type="float">
            <text:p>-59,3275385093689</text:p>
          </table:table-cell>
          <table:table-cell office:value-type="float" office:value="-59.2596118888855" calcext:value-type="float">
            <text:p>-59,2596118888855</text:p>
          </table:table-cell>
          <table:table-cell office:value-type="float" office:value="-59.3398356933594" calcext:value-type="float">
            <text:p>-59,3398356933594</text:p>
          </table:table-cell>
          <table:table-cell office:value-type="float" office:value="-59.3932120895386" calcext:value-type="float">
            <text:p>-59,3932120895386</text:p>
          </table:table-cell>
          <table:table-cell office:value-type="float" office:value="-59.3281168212891" calcext:value-type="float">
            <text:p>-59,3281168212891</text:p>
          </table:table-cell>
          <table:table-cell office:value-type="float" office:value="-59.2573108673096" calcext:value-type="float">
            <text:p>-59,2573108673096</text:p>
          </table:table-cell>
          <table:table-cell office:value-type="float" office:value="-59.3406974639893" calcext:value-type="float">
            <text:p>-59,3406974639893</text:p>
          </table:table-cell>
          <table:table-cell office:value-type="float" office:value="-59.3874248313904" calcext:value-type="float">
            <text:p>-59,3874248313904</text:p>
          </table:table-cell>
          <table:table-cell office:value-type="float" office:value="-59.3268886489868" calcext:value-type="float">
            <text:p>-59,3268886489868</text:p>
          </table:table-cell>
          <table:table-cell office:value-type="float" office:value="-59.2566099319458" calcext:value-type="float">
            <text:p>-59,2566099319458</text:p>
          </table:table-cell>
          <table:table-cell office:value-type="float" office:value="-59.336817199707" calcext:value-type="float">
            <text:p>-59,336817199707</text:p>
          </table:table-cell>
          <table:table-cell office:value-type="float" office:value="-59.388742565155" calcext:value-type="float">
            <text:p>-59,388742565155</text:p>
          </table:table-cell>
          <table:table-cell office:value-type="float" office:value="-59.3258909873962" calcext:value-type="float">
            <text:p>-59,3258909873962</text:p>
          </table:table-cell>
          <table:table-cell office:value-type="float" office:value="-59.2597923698425" calcext:value-type="float">
            <text:p>-59,2597923698425</text:p>
          </table:table-cell>
          <table:table-cell office:value-type="float" office:value="-59.3370898742676" calcext:value-type="float">
            <text:p>-59,3370898742676</text:p>
          </table:table-cell>
          <table:table-cell office:value-type="float" office:value="-59.3871562805176" calcext:value-type="float">
            <text:p>-59,3871562805176</text:p>
          </table:table-cell>
          <table:table-cell office:value-type="float" office:value="-59.3259469299316" calcext:value-type="float">
            <text:p>-59,3259469299316</text:p>
          </table:table-cell>
          <table:table-cell office:value-type="float" office:value="-59.2624503707886" calcext:value-type="float">
            <text:p>-59,2624503707886</text:p>
          </table:table-cell>
          <table:table-cell office:value-type="float" office:value="-59.3385270996094" calcext:value-type="float">
            <text:p>-59,3385270996094</text:p>
          </table:table-cell>
          <table:table-cell office:value-type="float" office:value="-59.3858192596436" calcext:value-type="float">
            <text:p>-59,3858192596436</text:p>
          </table:table-cell>
          <table:table-cell office:value-type="float" office:value="-59.3246197280884" calcext:value-type="float">
            <text:p>-59,324619728088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.2717395057678" calcext:value-type="float">
            <text:p>-59,2717395057678</text:p>
          </table:table-cell>
          <table:table-cell office:value-type="float" office:value="-59.3419989013672" calcext:value-type="float">
            <text:p>-59,3419989013672</text:p>
          </table:table-cell>
          <table:table-cell office:value-type="float" office:value="-59.392176864624" calcext:value-type="float">
            <text:p>-59,392176864624</text:p>
          </table:table-cell>
          <table:table-cell office:value-type="float" office:value="-59.3285043907166" calcext:value-type="float">
            <text:p>-59,3285043907166</text:p>
          </table:table-cell>
          <table:table-cell office:value-type="float" office:value="-59.2637959976196" calcext:value-type="float">
            <text:p>-59,2637959976196</text:p>
          </table:table-cell>
          <table:table-cell office:value-type="float" office:value="-59.3443326377869" calcext:value-type="float">
            <text:p>-59,3443326377869</text:p>
          </table:table-cell>
          <table:table-cell office:value-type="float" office:value="-59.3953564682007" calcext:value-type="float">
            <text:p>-59,3953564682007</text:p>
          </table:table-cell>
          <table:table-cell office:value-type="float" office:value="-59.3323442153931" calcext:value-type="float">
            <text:p>-59,3323442153931</text:p>
          </table:table-cell>
          <table:table-cell office:value-type="float" office:value="-59.2648188323975" calcext:value-type="float">
            <text:p>-59,2648188323975</text:p>
          </table:table-cell>
          <table:table-cell office:value-type="float" office:value="-59.3434596862793" calcext:value-type="float">
            <text:p>-59,3434596862793</text:p>
          </table:table-cell>
          <table:table-cell office:value-type="float" office:value="-59.3910319213867" calcext:value-type="float">
            <text:p>-59,3910319213867</text:p>
          </table:table-cell>
          <table:table-cell office:value-type="float" office:value="-59.3394059371948" calcext:value-type="float">
            <text:p>-59,3394059371948</text:p>
          </table:table-cell>
          <table:table-cell office:value-type="float" office:value="-59.2617076797485" calcext:value-type="float">
            <text:p>-59,2617076797485</text:p>
          </table:table-cell>
          <table:table-cell office:value-type="float" office:value="-59.3435025978088" calcext:value-type="float">
            <text:p>-59,3435025978088</text:p>
          </table:table-cell>
          <table:table-cell office:value-type="float" office:value="-59.3920514564514" calcext:value-type="float">
            <text:p>-59,3920514564514</text:p>
          </table:table-cell>
          <table:table-cell office:value-type="float" office:value="-59.3366636161804" calcext:value-type="float">
            <text:p>-59,3366636161804</text:p>
          </table:table-cell>
          <table:table-cell office:value-type="float" office:value="-59.2581407279968" calcext:value-type="float">
            <text:p>-59,2581407279968</text:p>
          </table:table-cell>
          <table:table-cell office:value-type="float" office:value="-59.3439977684021" calcext:value-type="float">
            <text:p>-59,3439977684021</text:p>
          </table:table-cell>
          <table:table-cell office:value-type="float" office:value="-59.3915427131653" calcext:value-type="float">
            <text:p>-59,3915427131653</text:p>
          </table:table-cell>
          <table:table-cell office:value-type="float" office:value="-59.3315104408264" calcext:value-type="float">
            <text:p>-59,3315104408264</text:p>
          </table:table-cell>
          <table:table-cell office:value-type="float" office:value="-59.2602055282593" calcext:value-type="float">
            <text:p>-59,2602055282593</text:p>
          </table:table-cell>
          <table:table-cell office:value-type="float" office:value="-59.3438523902893" calcext:value-type="float">
            <text:p>-59,3438523902893</text:p>
          </table:table-cell>
          <table:table-cell office:value-type="float" office:value="-59.3937151107788" calcext:value-type="float">
            <text:p>-59,3937151107788</text:p>
          </table:table-cell>
          <table:table-cell office:value-type="float" office:value="-59.3318144493103" calcext:value-type="float">
            <text:p>-59,3318144493103</text:p>
          </table:table-cell>
          <table:table-cell office:value-type="float" office:value="-59.2629912605286" calcext:value-type="float">
            <text:p>-59,2629912605286</text:p>
          </table:table-cell>
          <table:table-cell office:value-type="float" office:value="-59.3430918731689" calcext:value-type="float">
            <text:p>-59,3430918731689</text:p>
          </table:table-cell>
          <table:table-cell office:value-type="float" office:value="-59.3945260009766" calcext:value-type="float">
            <text:p>-59,3945260009766</text:p>
          </table:table-cell>
          <table:table-cell office:value-type="float" office:value="-59.3309893608093" calcext:value-type="float">
            <text:p>-59,3309893608093</text:p>
          </table:table-cell>
          <table:table-cell office:value-type="float" office:value="-59.2626170272827" calcext:value-type="float">
            <text:p>-59,2626170272827</text:p>
          </table:table-cell>
          <table:table-cell office:value-type="float" office:value="-59.3432268676758" calcext:value-type="float">
            <text:p>-59,3432268676758</text:p>
          </table:table-cell>
          <table:table-cell office:value-type="float" office:value="-59.3926674499512" calcext:value-type="float">
            <text:p>-59,3926674499512</text:p>
          </table:table-cell>
          <table:table-cell office:value-type="float" office:value="-59.330152759552" calcext:value-type="float">
            <text:p>-59,330152759552</text:p>
          </table:table-cell>
          <table:table-cell office:value-type="float" office:value="-59.2611255760193" calcext:value-type="float">
            <text:p>-59,2611255760193</text:p>
          </table:table-cell>
          <table:table-cell office:value-type="float" office:value="-59.3407364463806" calcext:value-type="float">
            <text:p>-59,3407364463806</text:p>
          </table:table-cell>
          <table:table-cell office:value-type="float" office:value="-59.3903255500793" calcext:value-type="float">
            <text:p>-59,3903255500793</text:p>
          </table:table-cell>
          <table:table-cell office:value-type="float" office:value="-59.3267964439392" calcext:value-type="float">
            <text:p>-59,3267964439392</text:p>
          </table:table-cell>
          <table:table-cell office:value-type="float" office:value="-59.260861907959" calcext:value-type="float">
            <text:p>-59,260861907959</text:p>
          </table:table-cell>
          <table:table-cell office:value-type="float" office:value="-59.3384124946594" calcext:value-type="float">
            <text:p>-59,3384124946594</text:p>
          </table:table-cell>
          <table:table-cell office:value-type="float" office:value="-59.3889172134399" calcext:value-type="float">
            <text:p>-59,3889172134399</text:p>
          </table:table-cell>
          <table:table-cell office:value-type="float" office:value="-59.3261840209961" calcext:value-type="float">
            <text:p>-59,326184020996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9.2619066925049" calcext:value-type="float">
            <text:p>-59,2619066925049</text:p>
          </table:table-cell>
          <table:table-cell office:value-type="float" office:value="-59.3416246261597" calcext:value-type="float">
            <text:p>-59,3416246261597</text:p>
          </table:table-cell>
          <table:table-cell office:value-type="float" office:value="-59.3980959472656" calcext:value-type="float">
            <text:p>-59,3980959472656</text:p>
          </table:table-cell>
          <table:table-cell office:value-type="float" office:value="-59.3268646202087" calcext:value-type="float">
            <text:p>-59,3268646202087</text:p>
          </table:table-cell>
          <table:table-cell office:value-type="float" office:value="-59.261034286499" calcext:value-type="float">
            <text:p>-59,261034286499</text:p>
          </table:table-cell>
          <table:table-cell office:value-type="float" office:value="-59.3449688606262" calcext:value-type="float">
            <text:p>-59,3449688606262</text:p>
          </table:table-cell>
          <table:table-cell office:value-type="float" office:value="-59.394639163971" calcext:value-type="float">
            <text:p>-59,394639163971</text:p>
          </table:table-cell>
          <table:table-cell office:value-type="float" office:value="-59.3303251037598" calcext:value-type="float">
            <text:p>-59,3303251037598</text:p>
          </table:table-cell>
          <table:table-cell office:value-type="float" office:value="-59.2606065940857" calcext:value-type="float">
            <text:p>-59,2606065940857</text:p>
          </table:table-cell>
          <table:table-cell office:value-type="float" office:value="-59.3494314422607" calcext:value-type="float">
            <text:p>-59,3494314422607</text:p>
          </table:table-cell>
          <table:table-cell office:value-type="float" office:value="-59.3906048202515" calcext:value-type="float">
            <text:p>-59,3906048202515</text:p>
          </table:table-cell>
          <table:table-cell office:value-type="float" office:value="-59.3289626922607" calcext:value-type="float">
            <text:p>-59,3289626922607</text:p>
          </table:table-cell>
          <table:table-cell office:value-type="float" office:value="-59.2604108123779" calcext:value-type="float">
            <text:p>-59,2604108123779</text:p>
          </table:table-cell>
          <table:table-cell office:value-type="float" office:value="-59.3516456298828" calcext:value-type="float">
            <text:p>-59,3516456298828</text:p>
          </table:table-cell>
          <table:table-cell office:value-type="float" office:value="-59.3987350654602" calcext:value-type="float">
            <text:p>-59,3987350654602</text:p>
          </table:table-cell>
          <table:table-cell office:value-type="float" office:value="-59.3336601486206" calcext:value-type="float">
            <text:p>-59,3336601486206</text:p>
          </table:table-cell>
          <table:table-cell office:value-type="float" office:value="-59.261525100708" calcext:value-type="float">
            <text:p>-59,261525100708</text:p>
          </table:table-cell>
          <table:table-cell office:value-type="float" office:value="-59.3417491912842" calcext:value-type="float">
            <text:p>-59,3417491912842</text:p>
          </table:table-cell>
          <table:table-cell office:value-type="float" office:value="-59.3942084121704" calcext:value-type="float">
            <text:p>-59,3942084121704</text:p>
          </table:table-cell>
          <table:table-cell office:value-type="float" office:value="-59.3380014190674" calcext:value-type="float">
            <text:p>-59,3380014190674</text:p>
          </table:table-cell>
          <table:table-cell office:value-type="float" office:value="-59.2608010139465" calcext:value-type="float">
            <text:p>-59,2608010139465</text:p>
          </table:table-cell>
          <table:table-cell office:value-type="float" office:value="-59.3399210929871" calcext:value-type="float">
            <text:p>-59,3399210929871</text:p>
          </table:table-cell>
          <table:table-cell office:value-type="float" office:value="-59.3922255020142" calcext:value-type="float">
            <text:p>-59,3922255020142</text:p>
          </table:table-cell>
          <table:table-cell office:value-type="float" office:value="-59.3283022613525" calcext:value-type="float">
            <text:p>-59,3283022613525</text:p>
          </table:table-cell>
          <table:table-cell office:value-type="float" office:value="-59.2624915885925" calcext:value-type="float">
            <text:p>-59,2624915885925</text:p>
          </table:table-cell>
          <table:table-cell office:value-type="float" office:value="-59.3435280075073" calcext:value-type="float">
            <text:p>-59,3435280075073</text:p>
          </table:table-cell>
          <table:table-cell office:value-type="float" office:value="-59.3928025398254" calcext:value-type="float">
            <text:p>-59,3928025398254</text:p>
          </table:table-cell>
          <table:table-cell office:value-type="float" office:value="-59.330360370636" calcext:value-type="float">
            <text:p>-59,330360370636</text:p>
          </table:table-cell>
          <table:table-cell office:value-type="float" office:value="-59.2634340820313" calcext:value-type="float">
            <text:p>-59,2634340820313</text:p>
          </table:table-cell>
          <table:table-cell office:value-type="float" office:value="-59.3420716209412" calcext:value-type="float">
            <text:p>-59,3420716209412</text:p>
          </table:table-cell>
          <table:table-cell office:value-type="float" office:value="-59.3923014793396" calcext:value-type="float">
            <text:p>-59,3923014793396</text:p>
          </table:table-cell>
          <table:table-cell office:value-type="float" office:value="-59.3315884170532" calcext:value-type="float">
            <text:p>-59,3315884170532</text:p>
          </table:table-cell>
          <table:table-cell office:value-type="float" office:value="-59.2617106246948" calcext:value-type="float">
            <text:p>-59,2617106246948</text:p>
          </table:table-cell>
          <table:table-cell office:value-type="float" office:value="-59.3425278205872" calcext:value-type="float">
            <text:p>-59,3425278205872</text:p>
          </table:table-cell>
          <table:table-cell office:value-type="float" office:value="-59.3924220428467" calcext:value-type="float">
            <text:p>-59,3924220428467</text:p>
          </table:table-cell>
          <table:table-cell office:value-type="float" office:value="-59.3308539047241" calcext:value-type="float">
            <text:p>-59,3308539047241</text:p>
          </table:table-cell>
          <table:table-cell office:value-type="float" office:value="-59.2613175125122" calcext:value-type="float">
            <text:p>-59,2613175125122</text:p>
          </table:table-cell>
          <table:table-cell office:value-type="float" office:value="-59.3397319717407" calcext:value-type="float">
            <text:p>-59,3397319717407</text:p>
          </table:table-cell>
          <table:table-cell office:value-type="float" office:value="-59.3901474533081" calcext:value-type="float">
            <text:p>-59,3901474533081</text:p>
          </table:table-cell>
          <table:table-cell office:value-type="float" office:value="-59.3291684265137" calcext:value-type="float">
            <text:p>-59,329168426513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9.2581427917481" calcext:value-type="float">
            <text:p>-59,2581427917481</text:p>
          </table:table-cell>
          <table:table-cell office:value-type="float" office:value="-59.3466129493713" calcext:value-type="float">
            <text:p>-59,3466129493713</text:p>
          </table:table-cell>
          <table:table-cell office:value-type="float" office:value="-59.3907238426209" calcext:value-type="float">
            <text:p>-59,3907238426209</text:p>
          </table:table-cell>
          <table:table-cell office:value-type="float" office:value="-59.3258345985413" calcext:value-type="float">
            <text:p>-59,3258345985413</text:p>
          </table:table-cell>
          <table:table-cell office:value-type="float" office:value="-59.271838973999" calcext:value-type="float">
            <text:p>-59,271838973999</text:p>
          </table:table-cell>
          <table:table-cell office:value-type="float" office:value="-59.340059009552" calcext:value-type="float">
            <text:p>-59,340059009552</text:p>
          </table:table-cell>
          <table:table-cell office:value-type="float" office:value="-59.3905611686707" calcext:value-type="float">
            <text:p>-59,3905611686707</text:p>
          </table:table-cell>
          <table:table-cell office:value-type="float" office:value="-59.3290326347351" calcext:value-type="float">
            <text:p>-59,3290326347351</text:p>
          </table:table-cell>
          <table:table-cell office:value-type="float" office:value="-59.267640007019" calcext:value-type="float">
            <text:p>-59,267640007019</text:p>
          </table:table-cell>
          <table:table-cell office:value-type="float" office:value="-59.3399171676636" calcext:value-type="float">
            <text:p>-59,3399171676636</text:p>
          </table:table-cell>
          <table:table-cell office:value-type="float" office:value="-59.3921960792542" calcext:value-type="float">
            <text:p>-59,3921960792542</text:p>
          </table:table-cell>
          <table:table-cell office:value-type="float" office:value="-59.3331250152588" calcext:value-type="float">
            <text:p>-59,3331250152588</text:p>
          </table:table-cell>
          <table:table-cell office:value-type="float" office:value="-59.2649120063782" calcext:value-type="float">
            <text:p>-59,2649120063782</text:p>
          </table:table-cell>
          <table:table-cell office:value-type="float" office:value="-59.3435484390259" calcext:value-type="float">
            <text:p>-59,3435484390259</text:p>
          </table:table-cell>
          <table:table-cell office:value-type="float" office:value="-59.3921865692139" calcext:value-type="float">
            <text:p>-59,3921865692139</text:p>
          </table:table-cell>
          <table:table-cell office:value-type="float" office:value="-59.332183139801" calcext:value-type="float">
            <text:p>-59,332183139801</text:p>
          </table:table-cell>
          <table:table-cell office:value-type="float" office:value="-59.2611360778809" calcext:value-type="float">
            <text:p>-59,2611360778809</text:p>
          </table:table-cell>
          <table:table-cell office:value-type="float" office:value="-59.3443614311218" calcext:value-type="float">
            <text:p>-59,3443614311218</text:p>
          </table:table-cell>
          <table:table-cell office:value-type="float" office:value="-59.3940814933777" calcext:value-type="float">
            <text:p>-59,3940814933777</text:p>
          </table:table-cell>
          <table:table-cell office:value-type="float" office:value="-59.3349826202393" calcext:value-type="float">
            <text:p>-59,3349826202393</text:p>
          </table:table-cell>
          <table:table-cell office:value-type="float" office:value="-59.263768951416" calcext:value-type="float">
            <text:p>-59,263768951416</text:p>
          </table:table-cell>
          <table:table-cell office:value-type="float" office:value="-59.3459241790772" calcext:value-type="float">
            <text:p>-59,3459241790772</text:p>
          </table:table-cell>
          <table:table-cell office:value-type="float" office:value="-59.394737537384" calcext:value-type="float">
            <text:p>-59,394737537384</text:p>
          </table:table-cell>
          <table:table-cell office:value-type="float" office:value="-59.3335971183777" calcext:value-type="float">
            <text:p>-59,3335971183777</text:p>
          </table:table-cell>
          <table:table-cell office:value-type="float" office:value="-59.2647079620361" calcext:value-type="float">
            <text:p>-59,2647079620361</text:p>
          </table:table-cell>
          <table:table-cell office:value-type="float" office:value="-59.3458116569519" calcext:value-type="float">
            <text:p>-59,3458116569519</text:p>
          </table:table-cell>
          <table:table-cell office:value-type="float" office:value="-59.3949971694946" calcext:value-type="float">
            <text:p>-59,3949971694946</text:p>
          </table:table-cell>
          <table:table-cell office:value-type="float" office:value="-59.3353838691711" calcext:value-type="float">
            <text:p>-59,3353838691711</text:p>
          </table:table-cell>
          <table:table-cell office:value-type="float" office:value="-59.2638253936768" calcext:value-type="float">
            <text:p>-59,2638253936768</text:p>
          </table:table-cell>
          <table:table-cell office:value-type="float" office:value="-59.3408433113098" calcext:value-type="float">
            <text:p>-59,3408433113098</text:p>
          </table:table-cell>
          <table:table-cell office:value-type="float" office:value="-59.3934848632813" calcext:value-type="float">
            <text:p>-59,3934848632813</text:p>
          </table:table-cell>
          <table:table-cell office:value-type="float" office:value="-59.329180683136" calcext:value-type="float">
            <text:p>-59,329180683136</text:p>
          </table:table-cell>
          <table:table-cell office:value-type="float" office:value="-59.265006816864" calcext:value-type="float">
            <text:p>-59,265006816864</text:p>
          </table:table-cell>
          <table:table-cell office:value-type="float" office:value="-59.3454349021912" calcext:value-type="float">
            <text:p>-59,3454349021912</text:p>
          </table:table-cell>
          <table:table-cell office:value-type="float" office:value="-59.3936453437805" calcext:value-type="float">
            <text:p>-59,3936453437805</text:p>
          </table:table-cell>
          <table:table-cell office:value-type="float" office:value="-59.3324384994507" calcext:value-type="float">
            <text:p>-59,3324384994507</text:p>
          </table:table-cell>
          <table:table-cell office:value-type="float" office:value="-59.2666845321655" calcext:value-type="float">
            <text:p>-59,2666845321655</text:p>
          </table:table-cell>
          <table:table-cell office:value-type="float" office:value="-59.3427292175293" calcext:value-type="float">
            <text:p>-59,3427292175293</text:p>
          </table:table-cell>
          <table:table-cell office:value-type="float" office:value="-59.3921748847961" calcext:value-type="float">
            <text:p>-59,3921748847961</text:p>
          </table:table-cell>
          <table:table-cell office:value-type="float" office:value="-59.3296997261047" calcext:value-type="float">
            <text:p>-59,329699726104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9.2635963554382" calcext:value-type="float">
            <text:p>-59,2635963554382</text:p>
          </table:table-cell>
          <table:table-cell office:value-type="float" office:value="-59.3398095855713" calcext:value-type="float">
            <text:p>-59,3398095855713</text:p>
          </table:table-cell>
          <table:table-cell office:value-type="float" office:value="-59.3970723609924" calcext:value-type="float">
            <text:p>-59,3970723609924</text:p>
          </table:table-cell>
          <table:table-cell office:value-type="float" office:value="-59.3360413894653" calcext:value-type="float">
            <text:p>-59,3360413894653</text:p>
          </table:table-cell>
          <table:table-cell office:value-type="float" office:value="-59.2645168304443" calcext:value-type="float">
            <text:p>-59,2645168304443</text:p>
          </table:table-cell>
          <table:table-cell office:value-type="float" office:value="-59.3443333511353" calcext:value-type="float">
            <text:p>-59,3443333511353</text:p>
          </table:table-cell>
          <table:table-cell office:value-type="float" office:value="-59.393027507782" calcext:value-type="float">
            <text:p>-59,393027507782</text:p>
          </table:table-cell>
          <table:table-cell office:value-type="float" office:value="-59.3301948623657" calcext:value-type="float">
            <text:p>-59,3301948623657</text:p>
          </table:table-cell>
          <table:table-cell office:value-type="float" office:value="-59.262204498291" calcext:value-type="float">
            <text:p>-59,262204498291</text:p>
          </table:table-cell>
          <table:table-cell office:value-type="float" office:value="-59.3397662086487" calcext:value-type="float">
            <text:p>-59,3397662086487</text:p>
          </table:table-cell>
          <table:table-cell office:value-type="float" office:value="-59.3920658073425" calcext:value-type="float">
            <text:p>-59,3920658073425</text:p>
          </table:table-cell>
          <table:table-cell office:value-type="float" office:value="-59.3294080924988" calcext:value-type="float">
            <text:p>-59,3294080924988</text:p>
          </table:table-cell>
          <table:table-cell office:value-type="float" office:value="-59.2632232818604" calcext:value-type="float">
            <text:p>-59,2632232818604</text:p>
          </table:table-cell>
          <table:table-cell office:value-type="float" office:value="-59.3432935256958" calcext:value-type="float">
            <text:p>-59,3432935256958</text:p>
          </table:table-cell>
          <table:table-cell office:value-type="float" office:value="-59.3973227500916" calcext:value-type="float">
            <text:p>-59,3973227500916</text:p>
          </table:table-cell>
          <table:table-cell office:value-type="float" office:value="-59.3297350845337" calcext:value-type="float">
            <text:p>-59,3297350845337</text:p>
          </table:table-cell>
          <table:table-cell office:value-type="float" office:value="-59.2640780296326" calcext:value-type="float">
            <text:p>-59,2640780296326</text:p>
          </table:table-cell>
          <table:table-cell office:value-type="float" office:value="-59.3432983322144" calcext:value-type="float">
            <text:p>-59,3432983322144</text:p>
          </table:table-cell>
          <table:table-cell office:value-type="float" office:value="-59.3987818145752" calcext:value-type="float">
            <text:p>-59,3987818145752</text:p>
          </table:table-cell>
          <table:table-cell office:value-type="float" office:value="-59.3326662216187" calcext:value-type="float">
            <text:p>-59,3326662216187</text:p>
          </table:table-cell>
          <table:table-cell office:value-type="float" office:value="-59.2687693328857" calcext:value-type="float">
            <text:p>-59,2687693328857</text:p>
          </table:table-cell>
          <table:table-cell office:value-type="float" office:value="-59.3488452911377" calcext:value-type="float">
            <text:p>-59,3488452911377</text:p>
          </table:table-cell>
          <table:table-cell office:value-type="float" office:value="-59.3968665275574" calcext:value-type="float">
            <text:p>-59,3968665275574</text:p>
          </table:table-cell>
          <table:table-cell office:value-type="float" office:value="-59.3355432548523" calcext:value-type="float">
            <text:p>-59,3355432548523</text:p>
          </table:table-cell>
          <table:table-cell office:value-type="float" office:value="-59.2618706283569" calcext:value-type="float">
            <text:p>-59,2618706283569</text:p>
          </table:table-cell>
          <table:table-cell office:value-type="float" office:value="-59.341800075531" calcext:value-type="float">
            <text:p>-59,341800075531</text:p>
          </table:table-cell>
          <table:table-cell office:value-type="float" office:value="-59.3935048942566" calcext:value-type="float">
            <text:p>-59,3935048942566</text:p>
          </table:table-cell>
          <table:table-cell office:value-type="float" office:value="-59.3324927330017" calcext:value-type="float">
            <text:p>-59,3324927330017</text:p>
          </table:table-cell>
          <table:table-cell office:value-type="float" office:value="-59.263410861969" calcext:value-type="float">
            <text:p>-59,263410861969</text:p>
          </table:table-cell>
          <table:table-cell office:value-type="float" office:value="-59.3425221786499" calcext:value-type="float">
            <text:p>-59,3425221786499</text:p>
          </table:table-cell>
          <table:table-cell office:value-type="float" office:value="-59.3912052993774" calcext:value-type="float">
            <text:p>-59,3912052993774</text:p>
          </table:table-cell>
          <table:table-cell office:value-type="float" office:value="-59.3298153915405" calcext:value-type="float">
            <text:p>-59,3298153915405</text:p>
          </table:table-cell>
          <table:table-cell office:value-type="float" office:value="-59.2615835838318" calcext:value-type="float">
            <text:p>-59,2615835838318</text:p>
          </table:table-cell>
          <table:table-cell office:value-type="float" office:value="-59.3415458374023" calcext:value-type="float">
            <text:p>-59,3415458374023</text:p>
          </table:table-cell>
          <table:table-cell office:value-type="float" office:value="-59.3903182640076" calcext:value-type="float">
            <text:p>-59,3903182640076</text:p>
          </table:table-cell>
          <table:table-cell office:value-type="float" office:value="-59.3295135650635" calcext:value-type="float">
            <text:p>-59,3295135650635</text:p>
          </table:table-cell>
          <table:table-cell office:value-type="float" office:value="-59.2647801437378" calcext:value-type="float">
            <text:p>-59,2647801437378</text:p>
          </table:table-cell>
          <table:table-cell office:value-type="float" office:value="-59.3409063034058" calcext:value-type="float">
            <text:p>-59,3409063034058</text:p>
          </table:table-cell>
          <table:table-cell office:value-type="float" office:value="-59.3915286941528" calcext:value-type="float">
            <text:p>-59,3915286941528</text:p>
          </table:table-cell>
          <table:table-cell office:value-type="float" office:value="-59.3297169418335" calcext:value-type="float">
            <text:p>-59,329716941833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9.2555233840942" calcext:value-type="float">
            <text:p>-59,2555233840942</text:p>
          </table:table-cell>
          <table:table-cell office:value-type="float" office:value="-59.3392644119263" calcext:value-type="float">
            <text:p>-59,3392644119263</text:p>
          </table:table-cell>
          <table:table-cell office:value-type="float" office:value="-59.3998119850159" calcext:value-type="float">
            <text:p>-59,3998119850159</text:p>
          </table:table-cell>
          <table:table-cell office:value-type="float" office:value="-59.3378432617188" calcext:value-type="float">
            <text:p>-59,3378432617188</text:p>
          </table:table-cell>
          <table:table-cell office:value-type="float" office:value="-59.2617013397217" calcext:value-type="float">
            <text:p>-59,2617013397217</text:p>
          </table:table-cell>
          <table:table-cell office:value-type="float" office:value="-59.3402318687439" calcext:value-type="float">
            <text:p>-59,3402318687439</text:p>
          </table:table-cell>
          <table:table-cell office:value-type="float" office:value="-59.3920649223328" calcext:value-type="float">
            <text:p>-59,3920649223328</text:p>
          </table:table-cell>
          <table:table-cell office:value-type="float" office:value="-59.3363534851074" calcext:value-type="float">
            <text:p>-59,3363534851074</text:p>
          </table:table-cell>
          <table:table-cell office:value-type="float" office:value="-59.2659560127258" calcext:value-type="float">
            <text:p>-59,2659560127258</text:p>
          </table:table-cell>
          <table:table-cell office:value-type="float" office:value="-59.3480730628967" calcext:value-type="float">
            <text:p>-59,3480730628967</text:p>
          </table:table-cell>
          <table:table-cell office:value-type="float" office:value="-59.3993524551392" calcext:value-type="float">
            <text:p>-59,3993524551392</text:p>
          </table:table-cell>
          <table:table-cell office:value-type="float" office:value="-59.3347068901062" calcext:value-type="float">
            <text:p>-59,3347068901062</text:p>
          </table:table-cell>
          <table:table-cell office:value-type="float" office:value="-59.2687039375305" calcext:value-type="float">
            <text:p>-59,2687039375305</text:p>
          </table:table-cell>
          <table:table-cell office:value-type="float" office:value="-59.3486558990479" calcext:value-type="float">
            <text:p>-59,3486558990479</text:p>
          </table:table-cell>
          <table:table-cell office:value-type="float" office:value="-59.4023100395203" calcext:value-type="float">
            <text:p>-59,4023100395203</text:p>
          </table:table-cell>
          <table:table-cell office:value-type="float" office:value="-59.3360484390259" calcext:value-type="float">
            <text:p>-59,3360484390259</text:p>
          </table:table-cell>
          <table:table-cell office:value-type="float" office:value="-59.2646002464294" calcext:value-type="float">
            <text:p>-59,2646002464294</text:p>
          </table:table-cell>
          <table:table-cell office:value-type="float" office:value="-59.347341632843" calcext:value-type="float">
            <text:p>-59,347341632843</text:p>
          </table:table-cell>
          <table:table-cell office:value-type="float" office:value="-59.3950139350891" calcext:value-type="float">
            <text:p>-59,3950139350891</text:p>
          </table:table-cell>
          <table:table-cell office:value-type="float" office:value="-59.335326423645" calcext:value-type="float">
            <text:p>-59,335326423645</text:p>
          </table:table-cell>
          <table:table-cell office:value-type="float" office:value="-59.2652884597778" calcext:value-type="float">
            <text:p>-59,2652884597778</text:p>
          </table:table-cell>
          <table:table-cell office:value-type="float" office:value="-59.3446486854553" calcext:value-type="float">
            <text:p>-59,3446486854553</text:p>
          </table:table-cell>
          <table:table-cell office:value-type="float" office:value="-59.3942118835449" calcext:value-type="float">
            <text:p>-59,3942118835449</text:p>
          </table:table-cell>
          <table:table-cell office:value-type="float" office:value="-59.3326130638123" calcext:value-type="float">
            <text:p>-59,3326130638123</text:p>
          </table:table-cell>
          <table:table-cell office:value-type="float" office:value="-59.2658823699951" calcext:value-type="float">
            <text:p>-59,2658823699951</text:p>
          </table:table-cell>
          <table:table-cell office:value-type="float" office:value="-59.345712677002" calcext:value-type="float">
            <text:p>-59,345712677002</text:p>
          </table:table-cell>
          <table:table-cell office:value-type="float" office:value="-59.3972210159302" calcext:value-type="float">
            <text:p>-59,3972210159302</text:p>
          </table:table-cell>
          <table:table-cell office:value-type="float" office:value="-59.335106552124" calcext:value-type="float">
            <text:p>-59,335106552124</text:p>
          </table:table-cell>
          <table:table-cell office:value-type="float" office:value="-59.2680490684509" calcext:value-type="float">
            <text:p>-59,2680490684509</text:p>
          </table:table-cell>
          <table:table-cell office:value-type="float" office:value="-59.3477166595459" calcext:value-type="float">
            <text:p>-59,3477166595459</text:p>
          </table:table-cell>
          <table:table-cell office:value-type="float" office:value="-59.3973328590393" calcext:value-type="float">
            <text:p>-59,3973328590393</text:p>
          </table:table-cell>
          <table:table-cell office:value-type="float" office:value="-59.3360663490295" calcext:value-type="float">
            <text:p>-59,3360663490295</text:p>
          </table:table-cell>
          <table:table-cell office:value-type="float" office:value="-59.2680253562927" calcext:value-type="float">
            <text:p>-59,2680253562927</text:p>
          </table:table-cell>
          <table:table-cell office:value-type="float" office:value="-59.3463054046631" calcext:value-type="float">
            <text:p>-59,3463054046631</text:p>
          </table:table-cell>
          <table:table-cell office:value-type="float" office:value="-59.3954871368408" calcext:value-type="float">
            <text:p>-59,3954871368408</text:p>
          </table:table-cell>
          <table:table-cell office:value-type="float" office:value="-59.3339294967651" calcext:value-type="float">
            <text:p>-59,3339294967651</text:p>
          </table:table-cell>
          <table:table-cell office:value-type="float" office:value="-59.267697013855" calcext:value-type="float">
            <text:p>-59,267697013855</text:p>
          </table:table-cell>
          <table:table-cell office:value-type="float" office:value="-59.3460561714172" calcext:value-type="float">
            <text:p>-59,3460561714172</text:p>
          </table:table-cell>
          <table:table-cell office:value-type="float" office:value="-59.3933671073914" calcext:value-type="float">
            <text:p>-59,3933671073914</text:p>
          </table:table-cell>
          <table:table-cell office:value-type="float" office:value="-59.330303401947" calcext:value-type="float">
            <text:p>-59,33030340194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9.2690456924439" calcext:value-type="float">
            <text:p>-59,2690456924439</text:p>
          </table:table-cell>
          <table:table-cell office:value-type="float" office:value="-59.3407342224121" calcext:value-type="float">
            <text:p>-59,3407342224121</text:p>
          </table:table-cell>
          <table:table-cell office:value-type="float" office:value="-59.4065406303406" calcext:value-type="float">
            <text:p>-59,4065406303406</text:p>
          </table:table-cell>
          <table:table-cell office:value-type="float" office:value="-59.3268667106628" calcext:value-type="float">
            <text:p>-59,3268667106628</text:p>
          </table:table-cell>
          <table:table-cell office:value-type="float" office:value="-59.2614963951111" calcext:value-type="float">
            <text:p>-59,2614963951111</text:p>
          </table:table-cell>
          <table:table-cell office:value-type="float" office:value="-59.3409683799744" calcext:value-type="float">
            <text:p>-59,3409683799744</text:p>
          </table:table-cell>
          <table:table-cell office:value-type="float" office:value="-59.3909853134155" calcext:value-type="float">
            <text:p>-59,3909853134155</text:p>
          </table:table-cell>
          <table:table-cell office:value-type="float" office:value="-59.3266882400513" calcext:value-type="float">
            <text:p>-59,3266882400513</text:p>
          </table:table-cell>
          <table:table-cell office:value-type="float" office:value="-59.2624789848328" calcext:value-type="float">
            <text:p>-59,2624789848328</text:p>
          </table:table-cell>
          <table:table-cell office:value-type="float" office:value="-59.3378490219116" calcext:value-type="float">
            <text:p>-59,3378490219116</text:p>
          </table:table-cell>
          <table:table-cell office:value-type="float" office:value="-59.3921303977966" calcext:value-type="float">
            <text:p>-59,3921303977966</text:p>
          </table:table-cell>
          <table:table-cell office:value-type="float" office:value="-59.3291661567688" calcext:value-type="float">
            <text:p>-59,3291661567688</text:p>
          </table:table-cell>
          <table:table-cell office:value-type="float" office:value="-59.2638126296997" calcext:value-type="float">
            <text:p>-59,2638126296997</text:p>
          </table:table-cell>
          <table:table-cell office:value-type="float" office:value="-59.3444762382507" calcext:value-type="float">
            <text:p>-59,3444762382507</text:p>
          </table:table-cell>
          <table:table-cell office:value-type="float" office:value="-59.4007806549072" calcext:value-type="float">
            <text:p>-59,4007806549072</text:p>
          </table:table-cell>
          <table:table-cell office:value-type="float" office:value="-59.3373392868042" calcext:value-type="float">
            <text:p>-59,3373392868042</text:p>
          </table:table-cell>
          <table:table-cell office:value-type="float" office:value="-59.264095703125" calcext:value-type="float">
            <text:p>-59,264095703125</text:p>
          </table:table-cell>
          <table:table-cell office:value-type="float" office:value="-59.3458009147644" calcext:value-type="float">
            <text:p>-59,3458009147644</text:p>
          </table:table-cell>
          <table:table-cell office:value-type="float" office:value="-59.3916659584045" calcext:value-type="float">
            <text:p>-59,3916659584045</text:p>
          </table:table-cell>
          <table:table-cell office:value-type="float" office:value="-59.332602432251" calcext:value-type="float">
            <text:p>-59,332602432251</text:p>
          </table:table-cell>
          <table:table-cell office:value-type="float" office:value="-59.2651597442627" calcext:value-type="float">
            <text:p>-59,2651597442627</text:p>
          </table:table-cell>
          <table:table-cell office:value-type="float" office:value="-59.343883304596" calcext:value-type="float">
            <text:p>-59,343883304596</text:p>
          </table:table-cell>
          <table:table-cell office:value-type="float" office:value="-59.3947036209107" calcext:value-type="float">
            <text:p>-59,3947036209107</text:p>
          </table:table-cell>
          <table:table-cell office:value-type="float" office:value="-59.3339065322876" calcext:value-type="float">
            <text:p>-59,3339065322876</text:p>
          </table:table-cell>
          <table:table-cell office:value-type="float" office:value="-59.2651824073792" calcext:value-type="float">
            <text:p>-59,2651824073792</text:p>
          </table:table-cell>
          <table:table-cell office:value-type="float" office:value="-59.3449541282654" calcext:value-type="float">
            <text:p>-59,3449541282654</text:p>
          </table:table-cell>
          <table:table-cell office:value-type="float" office:value="-59.395558429718" calcext:value-type="float">
            <text:p>-59,395558429718</text:p>
          </table:table-cell>
          <table:table-cell office:value-type="float" office:value="-59.3342355651855" calcext:value-type="float">
            <text:p>-59,3342355651855</text:p>
          </table:table-cell>
          <table:table-cell office:value-type="float" office:value="-59.2621324462891" calcext:value-type="float">
            <text:p>-59,2621324462891</text:p>
          </table:table-cell>
          <table:table-cell office:value-type="float" office:value="-59.3446133422852" calcext:value-type="float">
            <text:p>-59,3446133422852</text:p>
          </table:table-cell>
          <table:table-cell office:value-type="float" office:value="-59.3960074539185" calcext:value-type="float">
            <text:p>-59,3960074539185</text:p>
          </table:table-cell>
          <table:table-cell office:value-type="float" office:value="-59.3326193618774" calcext:value-type="float">
            <text:p>-59,3326193618774</text:p>
          </table:table-cell>
          <table:table-cell office:value-type="float" office:value="-59.265170124054" calcext:value-type="float">
            <text:p>-59,265170124054</text:p>
          </table:table-cell>
          <table:table-cell office:value-type="float" office:value="-59.3433729057312" calcext:value-type="float">
            <text:p>-59,3433729057312</text:p>
          </table:table-cell>
          <table:table-cell office:value-type="float" office:value="-59.3932586936951" calcext:value-type="float">
            <text:p>-59,3932586936951</text:p>
          </table:table-cell>
          <table:table-cell office:value-type="float" office:value="-59.3319592475891" calcext:value-type="float">
            <text:p>-59,3319592475891</text:p>
          </table:table-cell>
          <table:table-cell office:value-type="float" office:value="-59.2594915428162" calcext:value-type="float">
            <text:p>-59,2594915428162</text:p>
          </table:table-cell>
          <table:table-cell office:value-type="float" office:value="-59.3388642272949" calcext:value-type="float">
            <text:p>-59,3388642272949</text:p>
          </table:table-cell>
          <table:table-cell office:value-type="float" office:value="-59.3919829368591" calcext:value-type="float">
            <text:p>-59,3919829368591</text:p>
          </table:table-cell>
          <table:table-cell office:value-type="float" office:value="-59.3283004875183" calcext:value-type="float">
            <text:p>-59,328300487518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9.2622431716919" calcext:value-type="float">
            <text:p>-59,2622431716919</text:p>
          </table:table-cell>
          <table:table-cell office:value-type="float" office:value="-59.3369189300537" calcext:value-type="float">
            <text:p>-59,3369189300537</text:p>
          </table:table-cell>
          <table:table-cell office:value-type="float" office:value="-59.3923665504456" calcext:value-type="float">
            <text:p>-59,3923665504456</text:p>
          </table:table-cell>
          <table:table-cell office:value-type="float" office:value="-59.3293413658142" calcext:value-type="float">
            <text:p>-59,3293413658142</text:p>
          </table:table-cell>
          <table:table-cell office:value-type="float" office:value="-59.2611417541504" calcext:value-type="float">
            <text:p>-59,2611417541504</text:p>
          </table:table-cell>
          <table:table-cell office:value-type="float" office:value="-59.3466608467102" calcext:value-type="float">
            <text:p>-59,3466608467102</text:p>
          </table:table-cell>
          <table:table-cell office:value-type="float" office:value="-59.3955300750732" calcext:value-type="float">
            <text:p>-59,3955300750732</text:p>
          </table:table-cell>
          <table:table-cell office:value-type="float" office:value="-59.3349116783142" calcext:value-type="float">
            <text:p>-59,3349116783142</text:p>
          </table:table-cell>
          <table:table-cell office:value-type="float" office:value="-59.2656028823853" calcext:value-type="float">
            <text:p>-59,2656028823853</text:p>
          </table:table-cell>
          <table:table-cell office:value-type="float" office:value="-59.3470070343018" calcext:value-type="float">
            <text:p>-59,3470070343018</text:p>
          </table:table-cell>
          <table:table-cell office:value-type="float" office:value="-59.3866990852356" calcext:value-type="float">
            <text:p>-59,3866990852356</text:p>
          </table:table-cell>
          <table:table-cell office:value-type="float" office:value="-59.3417956314087" calcext:value-type="float">
            <text:p>-59,3417956314087</text:p>
          </table:table-cell>
          <table:table-cell office:value-type="float" office:value="-59.259742275238" calcext:value-type="float">
            <text:p>-59,259742275238</text:p>
          </table:table-cell>
          <table:table-cell office:value-type="float" office:value="-59.3470801239014" calcext:value-type="float">
            <text:p>-59,3470801239014</text:p>
          </table:table-cell>
          <table:table-cell office:value-type="float" office:value="-59.3911553039551" calcext:value-type="float">
            <text:p>-59,3911553039551</text:p>
          </table:table-cell>
          <table:table-cell office:value-type="float" office:value="-59.3356911392212" calcext:value-type="float">
            <text:p>-59,3356911392212</text:p>
          </table:table-cell>
          <table:table-cell office:value-type="float" office:value="-59.260947719574" calcext:value-type="float">
            <text:p>-59,260947719574</text:p>
          </table:table-cell>
          <table:table-cell office:value-type="float" office:value="-59.3403939781189" calcext:value-type="float">
            <text:p>-59,3403939781189</text:p>
          </table:table-cell>
          <table:table-cell office:value-type="float" office:value="-59.3924330177307" calcext:value-type="float">
            <text:p>-59,3924330177307</text:p>
          </table:table-cell>
          <table:table-cell office:value-type="float" office:value="-59.3308184623718" calcext:value-type="float">
            <text:p>-59,3308184623718</text:p>
          </table:table-cell>
          <table:table-cell office:value-type="float" office:value="-59.2626114234924" calcext:value-type="float">
            <text:p>-59,2626114234924</text:p>
          </table:table-cell>
          <table:table-cell office:value-type="float" office:value="-59.3451402626038" calcext:value-type="float">
            <text:p>-59,3451402626038</text:p>
          </table:table-cell>
          <table:table-cell office:value-type="float" office:value="-59.3925309295654" calcext:value-type="float">
            <text:p>-59,3925309295654</text:p>
          </table:table-cell>
          <table:table-cell office:value-type="float" office:value="-59.3326972236633" calcext:value-type="float">
            <text:p>-59,3326972236633</text:p>
          </table:table-cell>
          <table:table-cell office:value-type="float" office:value="-59.2632163505554" calcext:value-type="float">
            <text:p>-59,2632163505554</text:p>
          </table:table-cell>
          <table:table-cell office:value-type="float" office:value="-59.3434476280212" calcext:value-type="float">
            <text:p>-59,3434476280212</text:p>
          </table:table-cell>
          <table:table-cell office:value-type="float" office:value="-59.3943806762695" calcext:value-type="float">
            <text:p>-59,3943806762695</text:p>
          </table:table-cell>
          <table:table-cell office:value-type="float" office:value="-59.3333689956665" calcext:value-type="float">
            <text:p>-59,3333689956665</text:p>
          </table:table-cell>
          <table:table-cell office:value-type="float" office:value="-59.2593670845032" calcext:value-type="float">
            <text:p>-59,2593670845032</text:p>
          </table:table-cell>
          <table:table-cell office:value-type="float" office:value="-59.3383273277283" calcext:value-type="float">
            <text:p>-59,3383273277283</text:p>
          </table:table-cell>
          <table:table-cell office:value-type="float" office:value="-59.3873872718811" calcext:value-type="float">
            <text:p>-59,3873872718811</text:p>
          </table:table-cell>
          <table:table-cell office:value-type="float" office:value="-59.3255998878479" calcext:value-type="float">
            <text:p>-59,3255998878479</text:p>
          </table:table-cell>
          <table:table-cell office:value-type="float" office:value="-59.2626694717407" calcext:value-type="float">
            <text:p>-59,2626694717407</text:p>
          </table:table-cell>
          <table:table-cell office:value-type="float" office:value="-59.3423009300232" calcext:value-type="float">
            <text:p>-59,3423009300232</text:p>
          </table:table-cell>
          <table:table-cell office:value-type="float" office:value="-59.3908428459168" calcext:value-type="float">
            <text:p>-59,3908428459168</text:p>
          </table:table-cell>
          <table:table-cell office:value-type="float" office:value="-59.3279005622864" calcext:value-type="float">
            <text:p>-59,3279005622864</text:p>
          </table:table-cell>
          <table:table-cell office:value-type="float" office:value="-59.2603481674194" calcext:value-type="float">
            <text:p>-59,2603481674194</text:p>
          </table:table-cell>
          <table:table-cell office:value-type="float" office:value="-59.33776171875" calcext:value-type="float">
            <text:p>-59,33776171875</text:p>
          </table:table-cell>
          <table:table-cell office:value-type="float" office:value="-59.3877037544251" calcext:value-type="float">
            <text:p>-59,3877037544251</text:p>
          </table:table-cell>
          <table:table-cell office:value-type="float" office:value="-59.3256089134216" calcext:value-type="float">
            <text:p>-59,325608913421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9.2548032913208" calcext:value-type="float">
            <text:p>-59,2548032913208</text:p>
          </table:table-cell>
          <table:table-cell office:value-type="float" office:value="-59.3438197784424" calcext:value-type="float">
            <text:p>-59,3438197784424</text:p>
          </table:table-cell>
          <table:table-cell office:value-type="float" office:value="-59.3848671951294" calcext:value-type="float">
            <text:p>-59,3848671951294</text:p>
          </table:table-cell>
          <table:table-cell office:value-type="float" office:value="-59.3371519737244" calcext:value-type="float">
            <text:p>-59,3371519737244</text:p>
          </table:table-cell>
          <table:table-cell office:value-type="float" office:value="-59.2591948547363" calcext:value-type="float">
            <text:p>-59,2591948547363</text:p>
          </table:table-cell>
          <table:table-cell office:value-type="float" office:value="-59.3484411468506" calcext:value-type="float">
            <text:p>-59,3484411468506</text:p>
          </table:table-cell>
          <table:table-cell office:value-type="float" office:value="-59.3938557701111" calcext:value-type="float">
            <text:p>-59,3938557701111</text:p>
          </table:table-cell>
          <table:table-cell office:value-type="float" office:value="-59.3307477264404" calcext:value-type="float">
            <text:p>-59,3307477264404</text:p>
          </table:table-cell>
          <table:table-cell office:value-type="float" office:value="-59.265660572052" calcext:value-type="float">
            <text:p>-59,265660572052</text:p>
          </table:table-cell>
          <table:table-cell office:value-type="float" office:value="-59.3378442687988" calcext:value-type="float">
            <text:p>-59,3378442687988</text:p>
          </table:table-cell>
          <table:table-cell office:value-type="float" office:value="-59.3909368095398" calcext:value-type="float">
            <text:p>-59,3909368095398</text:p>
          </table:table-cell>
          <table:table-cell office:value-type="float" office:value="-59.3274427146912" calcext:value-type="float">
            <text:p>-59,3274427146912</text:p>
          </table:table-cell>
          <table:table-cell office:value-type="float" office:value="-59.2572878074646" calcext:value-type="float">
            <text:p>-59,2572878074646</text:p>
          </table:table-cell>
          <table:table-cell office:value-type="float" office:value="-59.3341675758362" calcext:value-type="float">
            <text:p>-59,3341675758362</text:p>
          </table:table-cell>
          <table:table-cell office:value-type="float" office:value="-59.3858797264099" calcext:value-type="float">
            <text:p>-59,3858797264099</text:p>
          </table:table-cell>
          <table:table-cell office:value-type="float" office:value="-59.3267237167358" calcext:value-type="float">
            <text:p>-59,3267237167358</text:p>
          </table:table-cell>
          <table:table-cell office:value-type="float" office:value="-59.259362236023" calcext:value-type="float">
            <text:p>-59,259362236023</text:p>
          </table:table-cell>
          <table:table-cell office:value-type="float" office:value="-59.3397482337952" calcext:value-type="float">
            <text:p>-59,3397482337952</text:p>
          </table:table-cell>
          <table:table-cell office:value-type="float" office:value="-59.388601890564" calcext:value-type="float">
            <text:p>-59,388601890564</text:p>
          </table:table-cell>
          <table:table-cell office:value-type="float" office:value="-59.3268584518433" calcext:value-type="float">
            <text:p>-59,3268584518433</text:p>
          </table:table-cell>
          <table:table-cell office:value-type="float" office:value="-59.2578571052551" calcext:value-type="float">
            <text:p>-59,2578571052551</text:p>
          </table:table-cell>
          <table:table-cell office:value-type="float" office:value="-59.3393756828308" calcext:value-type="float">
            <text:p>-59,3393756828308</text:p>
          </table:table-cell>
          <table:table-cell office:value-type="float" office:value="-59.3915304870606" calcext:value-type="float">
            <text:p>-59,3915304870606</text:p>
          </table:table-cell>
          <table:table-cell office:value-type="float" office:value="-59.3294301376343" calcext:value-type="float">
            <text:p>-59,3294301376343</text:p>
          </table:table-cell>
          <table:table-cell office:value-type="float" office:value="-59.258826007843" calcext:value-type="float">
            <text:p>-59,258826007843</text:p>
          </table:table-cell>
          <table:table-cell office:value-type="float" office:value="-59.3422953109741" calcext:value-type="float">
            <text:p>-59,3422953109741</text:p>
          </table:table-cell>
          <table:table-cell office:value-type="float" office:value="-59.3927198066711" calcext:value-type="float">
            <text:p>-59,3927198066711</text:p>
          </table:table-cell>
          <table:table-cell office:value-type="float" office:value="-59.3297038154602" calcext:value-type="float">
            <text:p>-59,3297038154602</text:p>
          </table:table-cell>
          <table:table-cell office:value-type="float" office:value="-59.2578778991699" calcext:value-type="float">
            <text:p>-59,2578778991699</text:p>
          </table:table-cell>
          <table:table-cell office:value-type="float" office:value="-59.3377158813477" calcext:value-type="float">
            <text:p>-59,3377158813477</text:p>
          </table:table-cell>
          <table:table-cell office:value-type="float" office:value="-59.3847829208374" calcext:value-type="float">
            <text:p>-59,3847829208374</text:p>
          </table:table-cell>
          <table:table-cell office:value-type="float" office:value="-59.3260791625977" calcext:value-type="float">
            <text:p>-59,3260791625977</text:p>
          </table:table-cell>
          <table:table-cell office:value-type="float" office:value="-59.2597237663269" calcext:value-type="float">
            <text:p>-59,2597237663269</text:p>
          </table:table-cell>
          <table:table-cell office:value-type="float" office:value="-59.3378981971741" calcext:value-type="float">
            <text:p>-59,3378981971741</text:p>
          </table:table-cell>
          <table:table-cell office:value-type="float" office:value="-59.3871050033569" calcext:value-type="float">
            <text:p>-59,3871050033569</text:p>
          </table:table-cell>
          <table:table-cell office:value-type="float" office:value="-59.3279670906067" calcext:value-type="float">
            <text:p>-59,3279670906067</text:p>
          </table:table-cell>
          <table:table-cell office:value-type="float" office:value="-59.2586947860718" calcext:value-type="float">
            <text:p>-59,2586947860718</text:p>
          </table:table-cell>
          <table:table-cell office:value-type="float" office:value="-59.3393138198853" calcext:value-type="float">
            <text:p>-59,3393138198853</text:p>
          </table:table-cell>
          <table:table-cell office:value-type="float" office:value="-59.3886519584656" calcext:value-type="float">
            <text:p>-59,3886519584656</text:p>
          </table:table-cell>
          <table:table-cell office:value-type="float" office:value="-59.3263907165527" calcext:value-type="float">
            <text:p>-59,326390716552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9.2644823989868" calcext:value-type="float">
            <text:p>-59,2644823989868</text:p>
          </table:table-cell>
          <table:table-cell office:value-type="float" office:value="-59.3437432441711" calcext:value-type="float">
            <text:p>-59,3437432441711</text:p>
          </table:table-cell>
          <table:table-cell office:value-type="float" office:value="-59.3878849258423" calcext:value-type="float">
            <text:p>-59,3878849258423</text:p>
          </table:table-cell>
          <table:table-cell office:value-type="float" office:value="-59.3377849693298" calcext:value-type="float">
            <text:p>-59,3377849693298</text:p>
          </table:table-cell>
          <table:table-cell office:value-type="float" office:value="-59.2610090065002" calcext:value-type="float">
            <text:p>-59,2610090065002</text:p>
          </table:table-cell>
          <table:table-cell office:value-type="float" office:value="-59.336711139679" calcext:value-type="float">
            <text:p>-59,336711139679</text:p>
          </table:table-cell>
          <table:table-cell office:value-type="float" office:value="-59.3932656707764" calcext:value-type="float">
            <text:p>-59,3932656707764</text:p>
          </table:table-cell>
          <table:table-cell office:value-type="float" office:value="-59.3275885505676" calcext:value-type="float">
            <text:p>-59,3275885505676</text:p>
          </table:table-cell>
          <table:table-cell office:value-type="float" office:value="-59.2735159873962" calcext:value-type="float">
            <text:p>-59,2735159873962</text:p>
          </table:table-cell>
          <table:table-cell office:value-type="float" office:value="-59.3379147377014" calcext:value-type="float">
            <text:p>-59,3379147377014</text:p>
          </table:table-cell>
          <table:table-cell office:value-type="float" office:value="-59.391663482666" calcext:value-type="float">
            <text:p>-59,391663482666</text:p>
          </table:table-cell>
          <table:table-cell office:value-type="float" office:value="-59.3278358039856" calcext:value-type="float">
            <text:p>-59,3278358039856</text:p>
          </table:table-cell>
          <table:table-cell office:value-type="float" office:value="-59.2643876571655" calcext:value-type="float">
            <text:p>-59,2643876571655</text:p>
          </table:table-cell>
          <table:table-cell office:value-type="float" office:value="-59.3431045074463" calcext:value-type="float">
            <text:p>-59,3431045074463</text:p>
          </table:table-cell>
          <table:table-cell office:value-type="float" office:value="-59.3921639060974" calcext:value-type="float">
            <text:p>-59,3921639060974</text:p>
          </table:table-cell>
          <table:table-cell office:value-type="float" office:value="-59.3299029388428" calcext:value-type="float">
            <text:p>-59,3299029388428</text:p>
          </table:table-cell>
          <table:table-cell office:value-type="float" office:value="-59.2579633140564" calcext:value-type="float">
            <text:p>-59,2579633140564</text:p>
          </table:table-cell>
          <table:table-cell office:value-type="float" office:value="-59.3384406776428" calcext:value-type="float">
            <text:p>-59,3384406776428</text:p>
          </table:table-cell>
          <table:table-cell office:value-type="float" office:value="-59.3870346221924" calcext:value-type="float">
            <text:p>-59,3870346221924</text:p>
          </table:table-cell>
          <table:table-cell office:value-type="float" office:value="-59.3251925582886" calcext:value-type="float">
            <text:p>-59,3251925582886</text:p>
          </table:table-cell>
          <table:table-cell office:value-type="float" office:value="-59.2666722297669" calcext:value-type="float">
            <text:p>-59,2666722297669</text:p>
          </table:table-cell>
          <table:table-cell office:value-type="float" office:value="-59.3454040184021" calcext:value-type="float">
            <text:p>-59,3454040184021</text:p>
          </table:table-cell>
          <table:table-cell office:value-type="float" office:value="-59.3942830657959" calcext:value-type="float">
            <text:p>-59,3942830657959</text:p>
          </table:table-cell>
          <table:table-cell office:value-type="float" office:value="-59.3398361206055" calcext:value-type="float">
            <text:p>-59,3398361206055</text:p>
          </table:table-cell>
          <table:table-cell office:value-type="float" office:value="-59.2655941314697" calcext:value-type="float">
            <text:p>-59,2655941314697</text:p>
          </table:table-cell>
          <table:table-cell office:value-type="float" office:value="-59.3406260948181" calcext:value-type="float">
            <text:p>-59,3406260948181</text:p>
          </table:table-cell>
          <table:table-cell office:value-type="float" office:value="-59.3939321975708" calcext:value-type="float">
            <text:p>-59,3939321975708</text:p>
          </table:table-cell>
          <table:table-cell office:value-type="float" office:value="-59.3304576683044" calcext:value-type="float">
            <text:p>-59,3304576683044</text:p>
          </table:table-cell>
          <table:table-cell office:value-type="float" office:value="-59.264065776825" calcext:value-type="float">
            <text:p>-59,264065776825</text:p>
          </table:table-cell>
          <table:table-cell office:value-type="float" office:value="-59.3439175453186" calcext:value-type="float">
            <text:p>-59,3439175453186</text:p>
          </table:table-cell>
          <table:table-cell office:value-type="float" office:value="-59.3903477668762" calcext:value-type="float">
            <text:p>-59,3903477668762</text:p>
          </table:table-cell>
          <table:table-cell office:value-type="float" office:value="-59.3332363853455" calcext:value-type="float">
            <text:p>-59,3332363853455</text:p>
          </table:table-cell>
          <table:table-cell office:value-type="float" office:value="-59.262934841156" calcext:value-type="float">
            <text:p>-59,262934841156</text:p>
          </table:table-cell>
          <table:table-cell office:value-type="float" office:value="-59.3408398284912" calcext:value-type="float">
            <text:p>-59,3408398284912</text:p>
          </table:table-cell>
          <table:table-cell office:value-type="float" office:value="-59.3894219779968" calcext:value-type="float">
            <text:p>-59,3894219779968</text:p>
          </table:table-cell>
          <table:table-cell office:value-type="float" office:value="-59.327259929657" calcext:value-type="float">
            <text:p>-59,327259929657</text:p>
          </table:table-cell>
          <table:table-cell office:value-type="float" office:value="-59.2594324874878" calcext:value-type="float">
            <text:p>-59,2594324874878</text:p>
          </table:table-cell>
          <table:table-cell office:value-type="float" office:value="-59.3385873985291" calcext:value-type="float">
            <text:p>-59,3385873985291</text:p>
          </table:table-cell>
          <table:table-cell office:value-type="float" office:value="-59.3886675224304" calcext:value-type="float">
            <text:p>-59,3886675224304</text:p>
          </table:table-cell>
          <table:table-cell office:value-type="float" office:value="-59.3267276763916" calcext:value-type="float">
            <text:p>-59,3267276763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rednia</text:p>
          </table:table-cell>
          <table:table-cell office:value-type="float" office:value="-59.2867977" calcext:value-type="float">
            <text:p>-59,2867977</text:p>
          </table:table-cell>
          <table:table-cell office:value-type="float" office:value="-59.365961" calcext:value-type="float">
            <text:p>-59,365961</text:p>
          </table:table-cell>
          <table:table-cell office:value-type="float" office:value="-59.4175326" calcext:value-type="float">
            <text:p>-59,4175326</text:p>
          </table:table-cell>
          <table:table-cell office:value-type="float" office:value="-59.3562211" calcext:value-type="float">
            <text:p>-59,3562211</text:p>
          </table:table-cell>
          <table:table-cell office:value-type="float" office:value="-59.2864991" calcext:value-type="float">
            <text:p>-59,2864991</text:p>
          </table:table-cell>
          <table:table-cell office:value-type="float" office:value="-59.3670476" calcext:value-type="float">
            <text:p>-59,3670476</text:p>
          </table:table-cell>
          <table:table-cell office:value-type="float" office:value="-59.4185519" calcext:value-type="float">
            <text:p>-59,4185519</text:p>
          </table:table-cell>
          <table:table-cell office:value-type="float" office:value="-59.3552876" calcext:value-type="float">
            <text:p>-59,3552876</text:p>
          </table:table-cell>
          <table:table-cell office:value-type="float" office:value="-59.2872007" calcext:value-type="float">
            <text:p>-59,2872007</text:p>
          </table:table-cell>
          <table:table-cell office:value-type="float" office:value="-59.3664382" calcext:value-type="float">
            <text:p>-59,3664382</text:p>
          </table:table-cell>
          <table:table-cell office:value-type="float" office:value="-59.4164428" calcext:value-type="float">
            <text:p>-59,4164428</text:p>
          </table:table-cell>
          <table:table-cell office:value-type="float" office:value="-59.3563647" calcext:value-type="float">
            <text:p>-59,3563647</text:p>
          </table:table-cell>
          <table:table-cell office:value-type="float" office:value="-59.2863941" calcext:value-type="float">
            <text:p>-59,2863941</text:p>
          </table:table-cell>
          <table:table-cell office:value-type="float" office:value="-59.36653" calcext:value-type="float">
            <text:p>-59,36653</text:p>
          </table:table-cell>
          <table:table-cell office:value-type="float" office:value="-59.4172347" calcext:value-type="float">
            <text:p>-59,4172347</text:p>
          </table:table-cell>
          <table:table-cell office:value-type="float" office:value="-59.3554439" calcext:value-type="float">
            <text:p>-59,3554439</text:p>
          </table:table-cell>
          <table:table-cell office:value-type="float" office:value="-59.2868042" calcext:value-type="float">
            <text:p>-59,2868042</text:p>
          </table:table-cell>
          <table:table-cell office:value-type="float" office:value="-59.3668799" calcext:value-type="float">
            <text:p>-59,3668799</text:p>
          </table:table-cell>
          <table:table-cell office:value-type="float" office:value="-59.4174672" calcext:value-type="float">
            <text:p>-59,4174672</text:p>
          </table:table-cell>
          <table:table-cell office:value-type="float" office:value="-59.3559407" calcext:value-type="float">
            <text:p>-59,3559407</text:p>
          </table:table-cell>
          <table:table-cell office:value-type="float" office:value="-59.2863274" calcext:value-type="float">
            <text:p>-59,2863274</text:p>
          </table:table-cell>
          <table:table-cell office:value-type="float" office:value="-59.3665563" calcext:value-type="float">
            <text:p>-59,3665563</text:p>
          </table:table-cell>
          <table:table-cell office:value-type="float" office:value="-59.4169174" calcext:value-type="float">
            <text:p>-59,4169174</text:p>
          </table:table-cell>
          <table:table-cell office:value-type="float" office:value="-59.3557505" calcext:value-type="float">
            <text:p>-59,3557505</text:p>
          </table:table-cell>
          <table:table-cell office:value-type="float" office:value="-59.2866532" calcext:value-type="float">
            <text:p>-59,2866532</text:p>
          </table:table-cell>
          <table:table-cell office:value-type="float" office:value="-59.3663116" calcext:value-type="float">
            <text:p>-59,3663116</text:p>
          </table:table-cell>
          <table:table-cell office:value-type="float" office:value="-59.4170411" calcext:value-type="float">
            <text:p>-59,4170411</text:p>
          </table:table-cell>
          <table:table-cell office:value-type="float" office:value="-59.3556764" calcext:value-type="float">
            <text:p>-59,3556764</text:p>
          </table:table-cell>
          <table:table-cell office:value-type="float" office:value="-59.2860885" calcext:value-type="float">
            <text:p>-59,2860885</text:p>
          </table:table-cell>
          <table:table-cell office:value-type="float" office:value="-59.3658699" calcext:value-type="float">
            <text:p>-59,3658699</text:p>
          </table:table-cell>
          <table:table-cell office:value-type="float" office:value="-59.4163151" calcext:value-type="float">
            <text:p>-59,4163151</text:p>
          </table:table-cell>
          <table:table-cell office:value-type="float" office:value="-59.3548066" calcext:value-type="float">
            <text:p>-59,3548066</text:p>
          </table:table-cell>
          <table:table-cell office:value-type="float" office:value="-59.2857602" calcext:value-type="float">
            <text:p>-59,2857602</text:p>
          </table:table-cell>
          <table:table-cell office:value-type="float" office:value="-59.3652373" calcext:value-type="float">
            <text:p>-59,3652373</text:p>
          </table:table-cell>
          <table:table-cell office:value-type="float" office:value="-59.4155499" calcext:value-type="float">
            <text:p>-59,4155499</text:p>
          </table:table-cell>
          <table:table-cell office:value-type="float" office:value="-59.3541559" calcext:value-type="float">
            <text:p>-59,3541559</text:p>
          </table:table-cell>
          <table:table-cell office:value-type="float" office:value="-59.2850931" calcext:value-type="float">
            <text:p>-59,2850931</text:p>
          </table:table-cell>
          <table:table-cell office:value-type="float" office:value="-59.3639278" calcext:value-type="float">
            <text:p>-59,3639278</text:p>
          </table:table-cell>
          <table:table-cell office:value-type="float" office:value="-59.4139501" calcext:value-type="float">
            <text:p>-59,4139501</text:p>
          </table:table-cell>
          <table:table-cell office:value-type="float" office:value="-59.3523198" calcext:value-type="float">
            <text:p>-59,3523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chylenie standardowe</text:p>
          </table:table-cell>
          <table:table-cell office:value-type="float" office:value="0.0191888" calcext:value-type="float">
            <text:p>0,0191888</text:p>
          </table:table-cell>
          <table:table-cell office:value-type="float" office:value="0.0193765" calcext:value-type="float">
            <text:p>0,0193765</text:p>
          </table:table-cell>
          <table:table-cell office:value-type="float" office:value="0.0201788" calcext:value-type="float">
            <text:p>0,0201788</text:p>
          </table:table-cell>
          <table:table-cell office:value-type="float" office:value="0.0189442" calcext:value-type="float">
            <text:p>0,0189442</text:p>
          </table:table-cell>
          <table:table-cell office:value-type="float" office:value="0.0187364" calcext:value-type="float">
            <text:p>0,0187364</text:p>
          </table:table-cell>
          <table:table-cell office:value-type="float" office:value="0.0185489" calcext:value-type="float">
            <text:p>0,0185489</text:p>
          </table:table-cell>
          <table:table-cell office:value-type="float" office:value="0.0192847" calcext:value-type="float">
            <text:p>0,0192847</text:p>
          </table:table-cell>
          <table:table-cell office:value-type="float" office:value="0.0185013" calcext:value-type="float">
            <text:p>0,0185013</text:p>
          </table:table-cell>
          <table:table-cell office:value-type="float" office:value="0.0189149" calcext:value-type="float">
            <text:p>0,0189149</text:p>
          </table:table-cell>
          <table:table-cell office:value-type="float" office:value="0.0185584" calcext:value-type="float">
            <text:p>0,0185584</text:p>
          </table:table-cell>
          <table:table-cell office:value-type="float" office:value="0.0185233" calcext:value-type="float">
            <text:p>0,0185233</text:p>
          </table:table-cell>
          <table:table-cell office:value-type="float" office:value="0.0190468" calcext:value-type="float">
            <text:p>0,0190468</text:p>
          </table:table-cell>
          <table:table-cell office:value-type="float" office:value="0.0184116" calcext:value-type="float">
            <text:p>0,0184116</text:p>
          </table:table-cell>
          <table:table-cell office:value-type="float" office:value="0.0182441" calcext:value-type="float">
            <text:p>0,0182441</text:p>
          </table:table-cell>
          <table:table-cell office:value-type="float" office:value="0.0186377" calcext:value-type="float">
            <text:p>0,0186377</text:p>
          </table:table-cell>
          <table:table-cell office:value-type="float" office:value="0.0191054" calcext:value-type="float">
            <text:p>0,0191054</text:p>
          </table:table-cell>
          <table:table-cell office:value-type="float" office:value="0.0191246" calcext:value-type="float">
            <text:p>0,0191246</text:p>
          </table:table-cell>
          <table:table-cell office:value-type="float" office:value="0.0182885" calcext:value-type="float">
            <text:p>0,0182885</text:p>
          </table:table-cell>
          <table:table-cell office:value-type="float" office:value="0.0186447" calcext:value-type="float">
            <text:p>0,0186447</text:p>
          </table:table-cell>
          <table:table-cell office:value-type="float" office:value="0.0188479" calcext:value-type="float">
            <text:p>0,0188479</text:p>
          </table:table-cell>
          <table:table-cell office:value-type="float" office:value="0.0180801" calcext:value-type="float">
            <text:p>0,0180801</text:p>
          </table:table-cell>
          <table:table-cell office:value-type="float" office:value="0.0179272" calcext:value-type="float">
            <text:p>0,0179272</text:p>
          </table:table-cell>
          <table:table-cell office:value-type="float" office:value="0.0182446" calcext:value-type="float">
            <text:p>0,0182446</text:p>
          </table:table-cell>
          <table:table-cell office:value-type="float" office:value="0.0183107" calcext:value-type="float">
            <text:p>0,0183107</text:p>
          </table:table-cell>
          <table:table-cell office:value-type="float" office:value="0.0182372" calcext:value-type="float">
            <text:p>0,0182372</text:p>
          </table:table-cell>
          <table:table-cell office:value-type="float" office:value="0.0181672" calcext:value-type="float">
            <text:p>0,0181672</text:p>
          </table:table-cell>
          <table:table-cell office:value-type="float" office:value="0.018753" calcext:value-type="float">
            <text:p>0,018753</text:p>
          </table:table-cell>
          <table:table-cell office:value-type="float" office:value="0.0182641" calcext:value-type="float">
            <text:p>0,0182641</text:p>
          </table:table-cell>
          <table:table-cell office:value-type="float" office:value="0.0182755" calcext:value-type="float">
            <text:p>0,0182755</text:p>
          </table:table-cell>
          <table:table-cell office:value-type="float" office:value="0.0180513" calcext:value-type="float">
            <text:p>0,0180513</text:p>
          </table:table-cell>
          <table:table-cell office:value-type="float" office:value="0.0184396" calcext:value-type="float">
            <text:p>0,0184396</text:p>
          </table:table-cell>
          <table:table-cell office:value-type="float" office:value="0.0183512" calcext:value-type="float">
            <text:p>0,0183512</text:p>
          </table:table-cell>
          <table:table-cell office:value-type="float" office:value="0.0178144" calcext:value-type="float">
            <text:p>0,0178144</text:p>
          </table:table-cell>
          <table:table-cell office:value-type="float" office:value="0.0180277" calcext:value-type="float">
            <text:p>0,0180277</text:p>
          </table:table-cell>
          <table:table-cell office:value-type="float" office:value="0.0186926" calcext:value-type="float">
            <text:p>0,0186926</text:p>
          </table:table-cell>
          <table:table-cell office:value-type="float" office:value="0.0186064" calcext:value-type="float">
            <text:p>0,0186064</text:p>
          </table:table-cell>
          <table:table-cell office:value-type="float" office:value="0.0177044" calcext:value-type="float">
            <text:p>0,0177044</text:p>
          </table:table-cell>
          <table:table-cell office:value-type="float" office:value="0.017982" calcext:value-type="float">
            <text:p>0,017982</text:p>
          </table:table-cell>
          <table:table-cell office:value-type="float" office:value="0.0184027" calcext:value-type="float">
            <text:p>0,0184027</text:p>
          </table:table-cell>
          <table:table-cell office:value-type="float" office:value="0.0181044" calcext:value-type="float">
            <text:p>0,0181044</text:p>
          </table:table-cell>
          <table:table-cell table:number-columns-repeated="4"/>
        </table:table-row>
        <table:table-row table:style-name="ro1" table:number-rows-repeated="16">
          <table:table-cell table:number-columns-repeated="45"/>
        </table:table-row>
        <table:table-row table:style-name="ro1">
          <table:table-cell/>
          <table:table-cell office:value-type="string" calcext:value-type="string">
            <text:p><text:s/>all off</text:p>
          </table:table-cell>
          <table:table-cell office:value-type="string" calcext:value-type="string">
            <text:p>87 el on</text:p>
          </table:table-cell>
          <table:table-cell office:value-type="string" calcext:value-type="string">
            <text:p>206 el on</text:p>
          </table:table-cell>
          <table:table-cell office:value-type="string" calcext:value-type="string">
            <text:p>44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7 el on</text:p>
          </table:table-cell>
          <table:table-cell office:value-type="string" calcext:value-type="string">
            <text:p>206 el on</text:p>
          </table:table-cell>
          <table:table-cell office:value-type="string" calcext:value-type="string">
            <text:p>44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7 el on</text:p>
          </table:table-cell>
          <table:table-cell office:value-type="string" calcext:value-type="string">
            <text:p>206 el on</text:p>
          </table:table-cell>
          <table:table-cell office:value-type="string" calcext:value-type="string">
            <text:p>44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8 el on</text:p>
          </table:table-cell>
          <table:table-cell office:value-type="string" calcext:value-type="string">
            <text:p>207 el on</text:p>
          </table:table-cell>
          <table:table-cell office:value-type="string" calcext:value-type="string">
            <text:p>45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8 el on</text:p>
          </table:table-cell>
          <table:table-cell office:value-type="string" calcext:value-type="string">
            <text:p>207 el on</text:p>
          </table:table-cell>
          <table:table-cell office:value-type="string" calcext:value-type="string">
            <text:p>45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8 el on</text:p>
          </table:table-cell>
          <table:table-cell office:value-type="string" calcext:value-type="string">
            <text:p>207 el on</text:p>
          </table:table-cell>
          <table:table-cell office:value-type="string" calcext:value-type="string">
            <text:p>45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9 el on</text:p>
          </table:table-cell>
          <table:table-cell office:value-type="string" calcext:value-type="string">
            <text:p>208 el on</text:p>
          </table:table-cell>
          <table:table-cell office:value-type="string" calcext:value-type="string">
            <text:p>46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9 el on</text:p>
          </table:table-cell>
          <table:table-cell office:value-type="string" calcext:value-type="string">
            <text:p>208 el on</text:p>
          </table:table-cell>
          <table:table-cell office:value-type="string" calcext:value-type="string">
            <text:p>46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89 el on</text:p>
          </table:table-cell>
          <table:table-cell office:value-type="string" calcext:value-type="string">
            <text:p>208 el on</text:p>
          </table:table-cell>
          <table:table-cell office:value-type="string" calcext:value-type="string">
            <text:p>46 el on</text:p>
          </table:table-cell>
          <table:table-cell office:value-type="string" calcext:value-type="string">
            <text:p><text:s/>all off</text:p>
          </table:table-cell>
          <table:table-cell office:value-type="string" calcext:value-type="string">
            <text:p>90 el on</text:p>
          </table:table-cell>
          <table:table-cell office:value-type="string" calcext:value-type="string">
            <text:p>209 el on</text:p>
          </table:table-cell>
          <table:table-cell office:value-type="string" calcext:value-type="string">
            <text:p>47 el o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rednia</text:p>
          </table:table-cell>
          <table:table-cell office:value-type="float" office:value="-59.2867977484512" calcext:value-type="float">
            <text:p>-59,2867977484512</text:p>
          </table:table-cell>
          <table:table-cell office:value-type="float" office:value="-59.3659610173035" calcext:value-type="float">
            <text:p>-59,3659610173035</text:p>
          </table:table-cell>
          <table:table-cell office:value-type="float" office:value="-59.4175325859833" calcext:value-type="float">
            <text:p>-59,4175325859833</text:p>
          </table:table-cell>
          <table:table-cell office:value-type="float" office:value="-59.3562210547256" calcext:value-type="float">
            <text:p>-59,3562210547256</text:p>
          </table:table-cell>
          <table:table-cell office:value-type="float" office:value="-59.2864991421127" calcext:value-type="float">
            <text:p>-59,2864991421127</text:p>
          </table:table-cell>
          <table:table-cell office:value-type="float" office:value="-59.367047578125" calcext:value-type="float">
            <text:p>-59,367047578125</text:p>
          </table:table-cell>
          <table:table-cell office:value-type="float" office:value="-59.4185519330978" calcext:value-type="float">
            <text:p>-59,4185519330978</text:p>
          </table:table-cell>
          <table:table-cell office:value-type="float" office:value="-59.3552875521469" calcext:value-type="float">
            <text:p>-59,3552875521469</text:p>
          </table:table-cell>
          <table:table-cell office:value-type="float" office:value="-59.2872007430267" calcext:value-type="float">
            <text:p>-59,2872007430267</text:p>
          </table:table-cell>
          <table:table-cell office:value-type="float" office:value="-59.3664381676865" calcext:value-type="float">
            <text:p>-59,3664381676865</text:p>
          </table:table-cell>
          <table:table-cell office:value-type="float" office:value="-59.4164428281403" calcext:value-type="float">
            <text:p>-59,4164428281403</text:p>
          </table:table-cell>
          <table:table-cell office:value-type="float" office:value="-59.3563646697617" calcext:value-type="float">
            <text:p>-59,3563646697617</text:p>
          </table:table-cell>
          <table:table-cell office:value-type="float" office:value="-59.2863940772247" calcext:value-type="float">
            <text:p>-59,2863940772247</text:p>
          </table:table-cell>
          <table:table-cell office:value-type="float" office:value="-59.3665300397491" calcext:value-type="float">
            <text:p>-59,3665300397491</text:p>
          </table:table-cell>
          <table:table-cell office:value-type="float" office:value="-59.4172346665192" calcext:value-type="float">
            <text:p>-59,4172346665192</text:p>
          </table:table-cell>
          <table:table-cell office:value-type="float" office:value="-59.3554438928223" calcext:value-type="float">
            <text:p>-59,3554438928223</text:p>
          </table:table-cell>
          <table:table-cell office:value-type="float" office:value="-59.2868042016602" calcext:value-type="float">
            <text:p>-59,2868042016602</text:p>
          </table:table-cell>
          <table:table-cell office:value-type="float" office:value="-59.3668798741531" calcext:value-type="float">
            <text:p>-59,3668798741531</text:p>
          </table:table-cell>
          <table:table-cell office:value-type="float" office:value="-59.4174671790695" calcext:value-type="float">
            <text:p>-59,4174671790695</text:p>
          </table:table-cell>
          <table:table-cell office:value-type="float" office:value="-59.3559407325745" calcext:value-type="float">
            <text:p>-59,3559407325745</text:p>
          </table:table-cell>
          <table:table-cell office:value-type="float" office:value="-59.2863273890686" calcext:value-type="float">
            <text:p>-59,2863273890686</text:p>
          </table:table-cell>
          <table:table-cell office:value-type="float" office:value="-59.3665562513733" calcext:value-type="float">
            <text:p>-59,3665562513733</text:p>
          </table:table-cell>
          <table:table-cell office:value-type="float" office:value="-59.4169174464035" calcext:value-type="float">
            <text:p>-59,4169174464035</text:p>
          </table:table-cell>
          <table:table-cell office:value-type="float" office:value="-59.3557505136108" calcext:value-type="float">
            <text:p>-59,3557505136108</text:p>
          </table:table-cell>
          <table:table-cell office:value-type="float" office:value="-59.2866532151413" calcext:value-type="float">
            <text:p>-59,2866532151413</text:p>
          </table:table-cell>
          <table:table-cell office:value-type="float" office:value="-59.3663115707016" calcext:value-type="float">
            <text:p>-59,3663115707016</text:p>
          </table:table-cell>
          <table:table-cell office:value-type="float" office:value="-59.4170411404038" calcext:value-type="float">
            <text:p>-59,4170411404038</text:p>
          </table:table-cell>
          <table:table-cell office:value-type="float" office:value="-59.355676420784" calcext:value-type="float">
            <text:p>-59,355676420784</text:p>
          </table:table-cell>
          <table:table-cell office:value-type="float" office:value="-59.2860884672546" calcext:value-type="float">
            <text:p>-59,2860884672546</text:p>
          </table:table-cell>
          <table:table-cell office:value-type="float" office:value="-59.3658698764801" calcext:value-type="float">
            <text:p>-59,3658698764801</text:p>
          </table:table-cell>
          <table:table-cell office:value-type="float" office:value="-59.4163150641251" calcext:value-type="float">
            <text:p>-59,4163150641251</text:p>
          </table:table-cell>
          <table:table-cell office:value-type="float" office:value="-59.3548065579605" calcext:value-type="float">
            <text:p>-59,3548065579605</text:p>
          </table:table-cell>
          <table:table-cell office:value-type="float" office:value="-59.2857601649857" calcext:value-type="float">
            <text:p>-59,2857601649857</text:p>
          </table:table-cell>
          <table:table-cell office:value-type="float" office:value="-59.3652372672272" calcext:value-type="float">
            <text:p>-59,3652372672272</text:p>
          </table:table-cell>
          <table:table-cell office:value-type="float" office:value="-59.415549887352" calcext:value-type="float">
            <text:p>-59,415549887352</text:p>
          </table:table-cell>
          <table:table-cell office:value-type="float" office:value="-59.3541558924484" calcext:value-type="float">
            <text:p>-59,3541558924484</text:p>
          </table:table-cell>
          <table:table-cell office:value-type="float" office:value="-59.2850930805588" calcext:value-type="float">
            <text:p>-59,2850930805588</text:p>
          </table:table-cell>
          <table:table-cell office:value-type="float" office:value="-59.3639278253555" calcext:value-type="float">
            <text:p>-59,3639278253555</text:p>
          </table:table-cell>
          <table:table-cell office:value-type="float" office:value="-59.4139501322174" calcext:value-type="float">
            <text:p>-59,4139501322174</text:p>
          </table:table-cell>
          <table:table-cell office:value-type="float" office:value="-59.3523197928619" calcext:value-type="float">
            <text:p>-59,3523197928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chylenie standardowe</text:p>
          </table:table-cell>
          <table:table-cell office:value-type="float" office:value="0.0191888498008628" calcext:value-type="float">
            <text:p>0,0191888498008628</text:p>
          </table:table-cell>
          <table:table-cell office:value-type="float" office:value="0.0193765049134629" calcext:value-type="float">
            <text:p>0,0193765049134629</text:p>
          </table:table-cell>
          <table:table-cell office:value-type="float" office:value="0.020178814596506" calcext:value-type="float">
            <text:p>0,020178814596506</text:p>
          </table:table-cell>
          <table:table-cell office:value-type="float" office:value="0.0189441983926603" calcext:value-type="float">
            <text:p>0,0189441983926603</text:p>
          </table:table-cell>
          <table:table-cell office:value-type="float" office:value="0.0187363765828416" calcext:value-type="float">
            <text:p>0,0187363765828416</text:p>
          </table:table-cell>
          <table:table-cell office:value-type="float" office:value="0.0185488565815239" calcext:value-type="float">
            <text:p>0,0185488565815239</text:p>
          </table:table-cell>
          <table:table-cell office:value-type="float" office:value="0.019284671842717" calcext:value-type="float">
            <text:p>0,019284671842717</text:p>
          </table:table-cell>
          <table:table-cell office:value-type="float" office:value="0.0185013434001075" calcext:value-type="float">
            <text:p>0,0185013434001075</text:p>
          </table:table-cell>
          <table:table-cell office:value-type="float" office:value="0.0189148907358793" calcext:value-type="float">
            <text:p>0,0189148907358793</text:p>
          </table:table-cell>
          <table:table-cell office:value-type="float" office:value="0.0185583878376335" calcext:value-type="float">
            <text:p>0,0185583878376335</text:p>
          </table:table-cell>
          <table:table-cell office:value-type="float" office:value="0.0185232589550461" calcext:value-type="float">
            <text:p>0,0185232589550461</text:p>
          </table:table-cell>
          <table:table-cell office:value-type="float" office:value="0.0190468203226698" calcext:value-type="float">
            <text:p>0,0190468203226698</text:p>
          </table:table-cell>
          <table:table-cell office:value-type="float" office:value="0.0184115795875516" calcext:value-type="float">
            <text:p>0,0184115795875516</text:p>
          </table:table-cell>
          <table:table-cell office:value-type="float" office:value="0.0182440692635433" calcext:value-type="float">
            <text:p>0,0182440692635433</text:p>
          </table:table-cell>
          <table:table-cell office:value-type="float" office:value="0.0186377141835343" calcext:value-type="float">
            <text:p>0,0186377141835343</text:p>
          </table:table-cell>
          <table:table-cell office:value-type="float" office:value="0.0191053791767717" calcext:value-type="float">
            <text:p>0,0191053791767717</text:p>
          </table:table-cell>
          <table:table-cell office:value-type="float" office:value="0.0191246378669598" calcext:value-type="float">
            <text:p>0,0191246378669598</text:p>
          </table:table-cell>
          <table:table-cell office:value-type="float" office:value="0.0182885488752781" calcext:value-type="float">
            <text:p>0,0182885488752781</text:p>
          </table:table-cell>
          <table:table-cell office:value-type="float" office:value="0.0186447056460396" calcext:value-type="float">
            <text:p>0,0186447056460396</text:p>
          </table:table-cell>
          <table:table-cell office:value-type="float" office:value="0.0188479072362488" calcext:value-type="float">
            <text:p>0,0188479072362488</text:p>
          </table:table-cell>
          <table:table-cell office:value-type="float" office:value="0.0180801218231422" calcext:value-type="float">
            <text:p>0,0180801218231422</text:p>
          </table:table-cell>
          <table:table-cell office:value-type="float" office:value="0.0179272251362908" calcext:value-type="float">
            <text:p>0,0179272251362908</text:p>
          </table:table-cell>
          <table:table-cell office:value-type="float" office:value="0.0182446097401362" calcext:value-type="float">
            <text:p>0,0182446097401362</text:p>
          </table:table-cell>
          <table:table-cell office:value-type="float" office:value="0.0183106582273735" calcext:value-type="float">
            <text:p>0,0183106582273735</text:p>
          </table:table-cell>
          <table:table-cell office:value-type="float" office:value="0.0182371864600578" calcext:value-type="float">
            <text:p>0,0182371864600578</text:p>
          </table:table-cell>
          <table:table-cell office:value-type="float" office:value="0.0181672248084818" calcext:value-type="float">
            <text:p>0,0181672248084818</text:p>
          </table:table-cell>
          <table:table-cell office:value-type="float" office:value="0.0187529675540116" calcext:value-type="float">
            <text:p>0,0187529675540116</text:p>
          </table:table-cell>
          <table:table-cell office:value-type="float" office:value="0.0182640735539161" calcext:value-type="float">
            <text:p>0,0182640735539161</text:p>
          </table:table-cell>
          <table:table-cell office:value-type="float" office:value="0.0182754979823266" calcext:value-type="float">
            <text:p>0,0182754979823266</text:p>
          </table:table-cell>
          <table:table-cell office:value-type="float" office:value="0.018051283443465" calcext:value-type="float">
            <text:p>0,018051283443465</text:p>
          </table:table-cell>
          <table:table-cell office:value-type="float" office:value="0.0184395548749811" calcext:value-type="float">
            <text:p>0,0184395548749811</text:p>
          </table:table-cell>
          <table:table-cell office:value-type="float" office:value="0.0183512360740816" calcext:value-type="float">
            <text:p>0,0183512360740816</text:p>
          </table:table-cell>
          <table:table-cell office:value-type="float" office:value="0.0178143508791499" calcext:value-type="float">
            <text:p>0,0178143508791499</text:p>
          </table:table-cell>
          <table:table-cell office:value-type="float" office:value="0.0180277179054186" calcext:value-type="float">
            <text:p>0,0180277179054186</text:p>
          </table:table-cell>
          <table:table-cell office:value-type="float" office:value="0.0186926325755343" calcext:value-type="float">
            <text:p>0,0186926325755343</text:p>
          </table:table-cell>
          <table:table-cell office:value-type="float" office:value="0.0186064194992694" calcext:value-type="float">
            <text:p>0,0186064194992694</text:p>
          </table:table-cell>
          <table:table-cell office:value-type="float" office:value="0.0177043668228562" calcext:value-type="float">
            <text:p>0,0177043668228562</text:p>
          </table:table-cell>
          <table:table-cell office:value-type="float" office:value="0.0179819869679898" calcext:value-type="float">
            <text:p>0,0179819869679898</text:p>
          </table:table-cell>
          <table:table-cell office:value-type="float" office:value="0.0184026717988287" calcext:value-type="float">
            <text:p>0,0184026717988287</text:p>
          </table:table-cell>
          <table:table-cell office:value-type="float" office:value="0.0181043794369288" calcext:value-type="float">
            <text:p>0,01810437943692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4401" meta:object-count="0"/>
    <meta:generator>LibreOffice/24.2.5.2$Windows_X86_64 LibreOffice_project/bffef4ea93e59bebbeaf7f431bb02b1a39ee8a59</meta:generator>
  </office:meta>
</office:document-meta>
</file>